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61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8.52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9.07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14.78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8.59mm"/>
    </style:style>
    <style:style style:name="co17" style:family="table-column">
      <style:table-column-properties fo:break-before="auto" style:column-width="19.14mm"/>
    </style:style>
    <style:style style:name="co18" style:family="table-column">
      <style:table-column-properties fo:break-before="auto" style:column-width="15.06mm"/>
    </style:style>
    <style:style style:name="co19" style:family="table-column">
      <style:table-column-properties fo:break-before="auto" style:column-width="16.14mm"/>
    </style:style>
    <style:style style:name="co20" style:family="table-column">
      <style:table-column-properties fo:break-before="auto" style:column-width="17.52mm"/>
    </style:style>
    <style:style style:name="co21" style:family="table-column">
      <style:table-column-properties fo:break-before="auto" style:column-width="40.01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12.61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21.59mm"/>
    </style:style>
    <style:style style:name="co26" style:family="table-column">
      <style:table-column-properties fo:break-before="auto" style:column-width="24.32mm"/>
    </style:style>
    <style:style style:name="co27" style:family="table-column">
      <style:table-column-properties fo:break-before="auto" style:column-width="20.5mm"/>
    </style:style>
    <style:style style:name="co28" style:family="table-column">
      <style:table-column-properties fo:break-before="auto" style:column-width="24.99mm"/>
    </style:style>
    <style:style style:name="co29" style:family="table-column">
      <style:table-column-properties fo:break-before="auto" style:column-width="8.38mm"/>
    </style:style>
    <style:style style:name="co30" style:family="table-column">
      <style:table-column-properties fo:break-before="auto" style:column-width="12.29mm"/>
    </style:style>
    <style:style style:name="co31" style:family="table-column">
      <style:table-column-properties fo:break-before="auto" style:column-width="23.28mm"/>
    </style:style>
    <style:style style:name="co32" style:family="table-column">
      <style:table-column-properties fo:break-before="auto" style:column-width="5.5mm"/>
    </style:style>
    <style:style style:name="co33" style:family="table-column">
      <style:table-column-properties fo:break-before="auto" style:column-width="6.28mm"/>
    </style:style>
    <style:style style:name="co34" style:family="table-column">
      <style:table-column-properties fo:break-before="auto" style:column-width="7.07mm"/>
    </style:style>
    <style:style style:name="co35" style:family="table-column">
      <style:table-column-properties fo:break-before="auto" style:column-width="2.08mm"/>
    </style:style>
    <style:style style:name="co36" style:family="table-column">
      <style:table-column-properties fo:break-before="auto" style:column-width="30.59mm"/>
    </style:style>
    <style:style style:name="co37" style:family="table-column">
      <style:table-column-properties fo:break-before="auto" style:column-width="5.59mm"/>
    </style:style>
    <style:style style:name="co38" style:family="table-column">
      <style:table-column-properties fo:break-before="auto" style:column-width="5.33mm"/>
    </style:style>
    <style:style style:name="co39" style:family="table-column">
      <style:table-column-properties fo:break-before="auto" style:column-width="5.08mm"/>
    </style:style>
    <style:style style:name="co40" style:family="table-column">
      <style:table-column-properties fo:break-before="auto" style:column-width="7.39mm"/>
    </style:style>
    <style:style style:name="co41" style:family="table-column">
      <style:table-column-properties fo:break-before="auto" style:column-width="9.45mm"/>
    </style:style>
    <style:style style:name="co42" style:family="table-column">
      <style:table-column-properties fo:break-before="auto" style:column-width="1.57mm"/>
    </style:style>
    <style:style style:name="co43" style:family="table-column">
      <style:table-column-properties fo:break-before="auto" style:column-width="2.36mm"/>
    </style:style>
    <style:style style:name="co44" style:family="table-column">
      <style:table-column-properties fo:break-before="auto" style:column-width="7.58mm"/>
    </style:style>
    <style:style style:name="co45" style:family="table-column">
      <style:table-column-properties fo:break-before="auto" style:column-width="25.12mm"/>
    </style:style>
    <style:style style:name="co46" style:family="table-column">
      <style:table-column-properties fo:break-before="auto" style:column-width="6.01mm"/>
    </style:style>
    <style:style style:name="co47" style:family="table-column">
      <style:table-column-properties fo:break-before="auto" style:column-width="4.18mm"/>
    </style:style>
    <style:style style:name="co48" style:family="table-column">
      <style:table-column-properties fo:break-before="auto" style:column-width="14.66mm"/>
    </style:style>
    <style:style style:name="co49" style:family="table-column">
      <style:table-column-properties fo:break-before="auto" style:column-width="24.85mm"/>
    </style:style>
    <style:style style:name="co50" style:family="table-column">
      <style:table-column-properties fo:break-before="auto" style:column-width="9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d3d3d3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3d3d3" style:cell-protect="protected formula-hidden" style:print-content="true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0">
      <style:table-cell-properties fo:background-color="#d3d3d3" style:cell-protect="protected formula-hidden" style:print-content="true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d3d3d3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2">
      <style:table-cell-properties fo:background-color="#d3d3d3" style:cell-protect="protected formula-hidden" style:print-content="true" style:text-align-source="fix" style:repeat-content="false"/>
      <style:paragraph-properties fo:text-align="center" fo:margin-left="0mm"/>
    </style:style>
    <style:style style:name="ce42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43" style:family="table-cell" style:parent-style-name="Excel_20_Built-in_20_Normal">
      <style:table-cell-properties fo:background-color="#ffff00" style:text-align-source="fix" style:repeat-content="false"/>
      <style:paragraph-properties fo:text-align="center" fo:margin-left="0mm"/>
    </style:style>
    <style:style style:name="ce44" style:family="table-cell" style:parent-style-name="Excel_20_Built-in_20_Hyperlink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47" style:family="table-cell" style:parent-style-name="Excel_20_Built-in_20_Hyperlink" style:data-style-name="N0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B2"/>
    </style:style>
    <style:style style:name="ce48" style:family="table-cell" style:parent-style-name="Excel_20_Built-in_20_Hyperlink" style:data-style-name="N0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B2"/>
    </style:style>
    <style:style style:name="ce49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50" style:family="table-cell" style:parent-style-name="Excel_20_Built-in_20_Hyperlink" style:data-style-name="N1">
      <style:table-cell-properties fo:background-color="#a9d18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51" style:family="table-cell" style:parent-style-name="Excel_20_Built-in_20_Normal" style:data-style-name="N116">
      <style:table-cell-properties fo:background-color="#ffff0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Q$5]=&quot;Black and White&quot;)" style:apply-style-name="ConditionalStyle_5f_204" style:base-cell-address="'Calendario e Tabellone'.A1"/>
    </style:style>
    <style:style style:name="ce53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4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5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56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15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5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113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4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114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68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114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114">
      <style:table-cell-properties fo:border-bottom="0.06pt solid #3366ff" fo:background-color="#c5e0b4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114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4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4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14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76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77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7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80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8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82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D4];&quot;_win&quot;);1;0))" style:apply-style-name="ConditionalStyle_5f_227" style:base-cell-address="'Calendario e Tabellone'.D5"/>
    </style:style>
    <style:style style:name="ce83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8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8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8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8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8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9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91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93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94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ackground-color="#c5e0b4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07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0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0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10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I5];&quot;_win&quot;);1;0))" style:apply-style-name="ConditionalStyle_5f_226" style:base-cell-address="'Calendario e Tabellone'.D5"/>
    </style:style>
    <style:style style:name="ce111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23];&quot;_win&quot;);1;0))" style:apply-style-name="ConditionalStyle_5f_224" style:base-cell-address="'Calendario e Tabellone'.I23"/>
    </style:style>
    <style:style style:name="ce11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36];&quot;_win&quot;);1;0))" style:apply-style-name="ConditionalStyle_5f_186" style:base-cell-address="'Calendario e Tabellone'.I36"/>
    </style:style>
    <style:style style:name="ce11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14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1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1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11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27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12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8" style:base-cell-address="'Calendario e Tabellone'.L5"/>
    </style:style>
    <style:style style:name="ce12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6" style:base-cell-address="'Calendario e Tabellone'.L6"/>
    </style:style>
    <style:style style:name="ce130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7" style:base-cell-address="'Calendario e Tabellone'.L7"/>
    </style:style>
    <style:style style:name="ce131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13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1" style:base-cell-address="'Calendario e Tabellone'.L10"/>
    </style:style>
    <style:style style:name="ce13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9" style:base-cell-address="'Calendario e Tabellone'.L11"/>
    </style:style>
    <style:style style:name="ce134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0" style:base-cell-address="'Calendario e Tabellone'.L12"/>
    </style:style>
    <style:style style:name="ce135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13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4" style:base-cell-address="'Calendario e Tabellone'.L15"/>
    </style:style>
    <style:style style:name="ce13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2" style:base-cell-address="'Calendario e Tabellone'.L16"/>
    </style:style>
    <style:style style:name="ce138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3" style:base-cell-address="'Calendario e Tabellone'.L17"/>
    </style:style>
    <style:style style:name="ce139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14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7" style:base-cell-address="'Calendario e Tabellone'.L20"/>
    </style:style>
    <style:style style:name="ce14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5" style:base-cell-address="'Calendario e Tabellone'.L21"/>
    </style:style>
    <style:style style:name="ce142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6" style:base-cell-address="'Calendario e Tabellone'.L22"/>
    </style:style>
    <style:style style:name="ce143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14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14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34" style:base-cell-address="'Calendario e Tabellone'.L26"/>
    </style:style>
    <style:style style:name="ce14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5" style:base-cell-address="'Calendario e Tabellone'.L27"/>
    </style:style>
    <style:style style:name="ce147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0" style:base-cell-address="'Calendario e Tabellone'.L30"/>
    </style:style>
    <style:style style:name="ce14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9" style:base-cell-address="'Calendario e Tabellone'.L31"/>
    </style:style>
    <style:style style:name="ce150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8" style:base-cell-address="'Calendario e Tabellone'.L32"/>
    </style:style>
    <style:style style:name="ce151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1" style:base-cell-address="'Calendario e Tabellone'.L34"/>
    </style:style>
    <style:style style:name="ce152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4" style:base-cell-address="'Calendario e Tabellone'.L42"/>
    </style:style>
    <style:style style:name="ce154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" style:base-cell-address="'Calendario e Tabellone'.L43"/>
    </style:style>
    <style:style style:name="ce1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57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158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159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7" style:base-cell-address="'Calendario e Tabellone'.M6"/>
    </style:style>
    <style:style style:name="ce16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8" style:base-cell-address="'Calendario e Tabellone'.M7"/>
    </style:style>
    <style:style style:name="ce16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9" style:base-cell-address="'Calendario e Tabellone'.M8"/>
    </style:style>
    <style:style style:name="ce162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16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1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6" style:base-cell-address="'Calendario e Tabellone'.M11"/>
    </style:style>
    <style:style style:name="ce1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7" style:base-cell-address="'Calendario e Tabellone'.M12"/>
    </style:style>
    <style:style style:name="ce1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8" style:base-cell-address="'Calendario e Tabellone'.M13"/>
    </style:style>
    <style:style style:name="ce167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168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169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5" style:base-cell-address="'Calendario e Tabellone'.M16"/>
    </style:style>
    <style:style style:name="ce17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6" style:base-cell-address="'Calendario e Tabellone'.M17"/>
    </style:style>
    <style:style style:name="ce1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7" style:base-cell-address="'Calendario e Tabellone'.M18"/>
    </style:style>
    <style:style style:name="ce172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1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17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4" style:base-cell-address="'Calendario e Tabellone'.M21"/>
    </style:style>
    <style:style style:name="ce1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5" style:base-cell-address="'Calendario e Tabellone'.M22"/>
    </style:style>
    <style:style style:name="ce17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6" style:base-cell-address="'Calendario e Tabellone'.M23"/>
    </style:style>
    <style:style style:name="ce177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179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5" style:base-cell-address="'Calendario e Tabellone'.M26"/>
    </style:style>
    <style:style style:name="ce1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4" style:base-cell-address="'Calendario e Tabellone'.M27"/>
    </style:style>
    <style:style style:name="ce18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5" style:base-cell-address="'Calendario e Tabellone'.M28"/>
    </style:style>
    <style:style style:name="ce182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18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1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1" style:base-cell-address="'Calendario e Tabellone'.M32"/>
    </style:style>
    <style:style style:name="ce1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2" style:base-cell-address="'Calendario e Tabellone'.M33"/>
    </style:style>
    <style:style style:name="ce187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0" style:base-cell-address="'Calendario e Tabellone'.M34"/>
    </style:style>
    <style:style style:name="ce188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" style:base-cell-address="'Calendario e Tabellone'.M42"/>
    </style:style>
    <style:style style:name="ce190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" style:base-cell-address="'Calendario e Tabellone'.M43"/>
    </style:style>
    <style:style style:name="ce19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1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4" style:base-cell-address="'Calendario e Tabellone'.N7"/>
    </style:style>
    <style:style style:name="ce1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3" style:base-cell-address="'Calendario e Tabellone'.N8"/>
    </style:style>
    <style:style style:name="ce19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19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3" style:base-cell-address="'Calendario e Tabellone'.N12"/>
    </style:style>
    <style:style style:name="ce19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2" style:base-cell-address="'Calendario e Tabellone'.N13"/>
    </style:style>
    <style:style style:name="ce19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19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2" style:base-cell-address="'Calendario e Tabellone'.N17"/>
    </style:style>
    <style:style style:name="ce19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1" style:base-cell-address="'Calendario e Tabellone'.N18"/>
    </style:style>
    <style:style style:name="ce20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20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1" style:base-cell-address="'Calendario e Tabellone'.N22"/>
    </style:style>
    <style:style style:name="ce20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0" style:base-cell-address="'Calendario e Tabellone'.N23"/>
    </style:style>
    <style:style style:name="ce203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20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20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3" style:base-cell-address="'Calendario e Tabellone'.N27"/>
    </style:style>
    <style:style style:name="ce20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2" style:base-cell-address="'Calendario e Tabellone'.N28"/>
    </style:style>
    <style:style style:name="ce20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208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89" style:base-cell-address="'Calendario e Tabellone'.N34"/>
    </style:style>
    <style:style style:name="ce20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210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21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2" style:base-cell-address="'Calendario e Tabellone'.O7"/>
    </style:style>
    <style:style style:name="ce21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1" style:base-cell-address="'Calendario e Tabellone'.O12"/>
    </style:style>
    <style:style style:name="ce21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0" style:base-cell-address="'Calendario e Tabellone'.O17"/>
    </style:style>
    <style:style style:name="ce21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9" style:base-cell-address="'Calendario e Tabellone'.O22"/>
    </style:style>
    <style:style style:name="ce21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1" style:base-cell-address="'Calendario e Tabellone'.O27"/>
    </style:style>
    <style:style style:name="ce21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21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21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21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22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221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222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223" style:family="table-cell" style:parent-style-name="Excel_20_Built-in_20_Normal" style:data-style-name="N119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224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225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226" style:family="table-cell" style:parent-style-name="Excel_20_Built-in_20_Normal" style:data-style-name="N119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227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228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229" style:family="table-cell" style:parent-style-name="Excel_20_Built-in_20_Normal" style:data-style-name="N119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230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231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232" style:family="table-cell" style:parent-style-name="Excel_20_Built-in_20_Normal" style:data-style-name="N119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233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234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235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236" style:family="table-cell" style:parent-style-name="Excel_20_Built-in_20_Normal" style:data-style-name="N119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237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239" style:family="table-cell" style:parent-style-name="Excel_20_Built-in_20_Normal" style:data-style-name="N119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240" style:family="table-cell" style:parent-style-name="Excel_20_Built-in_20_Normal" style:data-style-name="N119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241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2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43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4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5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7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51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3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9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200" style:base-cell-address="'Calendario e Tabellone'.X7"/>
    </style:style>
    <style:style style:name="ce26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99" style:base-cell-address="'Calendario e Tabellone'.X8"/>
    </style:style>
    <style:style style:name="ce261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26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2]=#REF!;1;0))" style:apply-style-name="ConditionalStyle_5f_219" style:base-cell-address="'Calendario e Tabellone'.X12"/>
      <style:map style:condition="is-true-formula(IF([.$AX11]=#REF!;1;0))" style:apply-style-name="ConditionalStyle_5f_218" style:base-cell-address="'Calendario e Tabellone'.X12"/>
    </style:style>
    <style:style style:name="ce263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6]=#REF!;1;0))" style:apply-style-name="ConditionalStyle_5f_211" style:base-cell-address="'Calendario e Tabellone'.X16"/>
      <style:map style:condition="is-true-formula(IF([.$AX15]=#REF!;1;0))" style:apply-style-name="ConditionalStyle_5f_210" style:base-cell-address="'Calendario e Tabellone'.X16"/>
    </style:style>
    <style:style style:name="ce26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0]=#REF!;1;0))" style:apply-style-name="ConditionalStyle_5f_198" style:base-cell-address="'Calendario e Tabellone'.X20"/>
      <style:map style:condition="is-true-formula(IF([.$AX19]=#REF!;1;0))" style:apply-style-name="ConditionalStyle_5f_197" style:base-cell-address="'Calendario e Tabellone'.X20"/>
    </style:style>
    <style:style style:name="ce26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4]=#REF!;1;0))" style:apply-style-name="ConditionalStyle_5f_215" style:base-cell-address="'Calendario e Tabellone'.X24"/>
      <style:map style:condition="is-true-formula(IF([.$AX23]=#REF!;1;0))" style:apply-style-name="ConditionalStyle_5f_214" style:base-cell-address="'Calendario e Tabellone'.X24"/>
    </style:style>
    <style:style style:name="ce26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26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26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2]=#REF!;1;0))" style:apply-style-name="ConditionalStyle_5f_217" style:base-cell-address="'Calendario e Tabellone'.X32"/>
      <style:map style:condition="is-true-formula(IF([.$AX31]=#REF!;1;0))" style:apply-style-name="ConditionalStyle_5f_216" style:base-cell-address="'Calendario e Tabellone'.X32"/>
    </style:style>
    <style:style style:name="ce26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5]=#REF!;1;0))" style:apply-style-name="ConditionalStyle_5f_196" style:base-cell-address="'Calendario e Tabellone'.X35"/>
      <style:map style:condition="is-true-formula(IF([.$AX36]=#REF!;1;0))" style:apply-style-name="ConditionalStyle_5f_195" style:base-cell-address="'Calendario e Tabellone'.X35"/>
    </style:style>
    <style:style style:name="ce27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6]=#REF!;1;0))" style:apply-style-name="ConditionalStyle_5f_194" style:base-cell-address="'Calendario e Tabellone'.X36"/>
      <style:map style:condition="is-true-formula(IF([.$AX35]=#REF!;1;0))" style:apply-style-name="ConditionalStyle_5f_193" style:base-cell-address="'Calendario e Tabellone'.X36"/>
    </style:style>
    <style:style style:name="ce271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4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5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Y7"/>
    </style:style>
    <style:style style:name="ce27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Y8"/>
    </style:style>
    <style:style style:name="ce27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4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28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4" style:base-cell-address="'Calendario e Tabellone'.AC9"/>
    </style:style>
    <style:style style:name="ce29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3" style:base-cell-address="'Calendario e Tabellone'.AC10"/>
    </style:style>
    <style:style style:name="ce292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2" style:base-cell-address="'Calendario e Tabellone'.AC17"/>
    </style:style>
    <style:style style:name="ce293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1" style:base-cell-address="'Calendario e Tabellone'.AC18"/>
    </style:style>
    <style:style style:name="ce294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0" style:base-cell-address="'Calendario e Tabellone'.AC25"/>
    </style:style>
    <style:style style:name="ce295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9" style:base-cell-address="'Calendario e Tabellone'.AC26"/>
    </style:style>
    <style:style style:name="ce29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8" style:base-cell-address="'Calendario e Tabellone'.AC33"/>
    </style:style>
    <style:style style:name="ce2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7" style:base-cell-address="'Calendario e Tabellone'.AC34"/>
    </style:style>
    <style:style style:name="ce298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D9"/>
    </style:style>
    <style:style style:name="ce29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D10"/>
    </style:style>
    <style:style style:name="ce30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D17"/>
    </style:style>
    <style:style style:name="ce30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D18"/>
    </style:style>
    <style:style style:name="ce30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D25"/>
    </style:style>
    <style:style style:name="ce30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D26"/>
    </style:style>
    <style:style style:name="ce304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D33"/>
    </style:style>
    <style:style style:name="ce305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D34"/>
    </style:style>
    <style:style style:name="ce30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309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2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6" style:base-cell-address="'Calendario e Tabellone'.AH13"/>
    </style:style>
    <style:style style:name="ce313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5" style:base-cell-address="'Calendario e Tabellone'.AH14"/>
    </style:style>
    <style:style style:name="ce314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4" style:base-cell-address="'Calendario e Tabellone'.AH29"/>
    </style:style>
    <style:style style:name="ce315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3" style:base-cell-address="'Calendario e Tabellone'.AH30"/>
    </style:style>
    <style:style style:name="ce31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I13"/>
    </style:style>
    <style:style style:name="ce31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I14"/>
    </style:style>
    <style:style style:name="ce318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I29"/>
    </style:style>
    <style:style style:name="ce31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I30"/>
    </style:style>
    <style:style style:name="ce32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2" style:base-cell-address="'Calendario e Tabellone'.AM20"/>
    </style:style>
    <style:style style:name="ce325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1" style:base-cell-address="'Calendario e Tabellone'.AM21"/>
    </style:style>
    <style:style style:name="ce32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N20"/>
    </style:style>
    <style:style style:name="ce32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N21"/>
    </style:style>
    <style:style style:name="ce32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O26"/>
    </style:style>
    <style:style style:name="ce329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2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3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Y19"/>
    </style:style>
    <style:style style:name="ce334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Y24"/>
    </style:style>
    <style:style style:name="ce335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6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339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0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1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343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quadr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ome Squadra</text:p>
          </table:table-cell>
          <table:table-cell table:style-name="ce1" office:value-type="string" calcext:value-type="string">
            <text:p>Girone</text:p>
          </table:table-cell>
          <table:table-cell table:style-name="ce1" office:value-type="string" calcext:value-type="string">
            <text:p>IDG</text:p>
          </table:table-cell>
          <table:table-cell table:style-name="ce7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eoni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anter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igri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hepardi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Giaguari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uma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Linci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erval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Elefanti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Giraffe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ppopotami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guane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ccodrilli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itoni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quile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Falchi</text:p>
          </table:table-cell>
          <table:table-cell table:style-name="ce6" office:value-type="string" calcext:value-type="string">
            <text:p>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Bisonti</text:p>
          </table:table-cell>
          <table:table-cell table:style-name="ce6" office:value-type="string" calcext:value-type="string">
            <text:p>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Bufali</text:p>
          </table:table-cell>
          <table:table-cell table:style-name="ce6" office:value-type="string" calcext:value-type="string">
            <text:p>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ervi</text:p>
          </table:table-cell>
          <table:table-cell table:style-name="ce6" office:value-type="string" calcext:value-type="string">
            <text:p>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Cinghiali</text:p>
          </table:table-cell>
          <table:table-cell table:style-name="ce6" office:value-type="string" calcext:value-type="string">
            <text:p>E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Balen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Gabbiani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Delfini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Fenicotteri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strici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Gorilla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Muli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Orche</text:p>
          </table:table-cell>
          <table:table-cell table:style-name="ce6" office:value-type="string" calcext:value-type="string">
            <text:p>G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Piranha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Scorpioni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Tonni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Zebre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mpi" table:style-name="ta1">
        <table:table-column table:style-name="co6" table:default-cell-style-name="ce2"/>
        <table:table-column table:style-name="co7" table:default-cell-style-name="ce4"/>
        <table:table-column table:style-name="co5" table:number-columns-repeated="6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7"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mpo Rosso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mpo Giallo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ambo Blu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ampo Nero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 Gironi" table:style-name="ta1"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9"/>
        <table:table-column table:style-name="co11" table:default-cell-style-name="ce2"/>
        <table:table-column table:style-name="co10" table:default-cell-style-name="ce11"/>
        <table:table-column table:style-name="co12" table:default-cell-style-name="ce2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4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6" table:default-cell-style-name="ce13"/>
        <table:table-column table:style-name="co17" table:default-cell-style-name="ce13"/>
        <table:table-column table:style-name="co14" table:default-cell-style-name="ce13"/>
        <table:table-column table:style-name="co5" table:number-columns-repeated="45" table:default-cell-style-name="Default"/>
        <table:table-row table:style-name="ro1">
          <table:table-cell table:style-name="ce1" office:value-type="string" calcext:value-type="string">
            <text:p>Gara n.</text:p>
          </table:table-cell>
          <table:table-cell table:style-name="ce1" office:value-type="string" calcext:value-type="string">
            <text:p>Girone</text:p>
          </table:table-cell>
          <table:table-cell table:style-name="ce1" office:value-type="string" calcext:value-type="string">
            <text:p>Def</text:p>
          </table:table-cell>
          <table:table-cell table:style-name="ce8" office:value-type="string" calcext:value-type="string">
            <text:p>Partita (A</text:p>
          </table:table-cell>
          <table:table-cell table:style-name="ce1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10" office:value-type="string" calcext:value-type="string">
            <text:p>B)</text:p>
          </table:table-cell>
          <table:table-cell table:style-name="ce1" office:value-type="string" calcext:value-type="string">
            <text:p>Risultato</text:p>
          </table:table-cell>
          <table:table-cell table:style-name="ce12" office:value-type="string" calcext:value-type="string">
            <text:p>Vinta A</text:p>
          </table:table-cell>
          <table:table-cell table:style-name="ce12" office:value-type="string" calcext:value-type="string">
            <text:p>Persa A</text:p>
          </table:table-cell>
          <table:table-cell table:style-name="ce12" office:value-type="string" calcext:value-type="string">
            <text:p>Forfait A</text:p>
          </table:table-cell>
          <table:table-cell table:style-name="ce12" office:value-type="string" calcext:value-type="string">
            <text:p>Punti F.A</text:p>
          </table:table-cell>
          <table:table-cell table:style-name="ce12" office:value-type="string" calcext:value-type="string">
            <text:p>Punti S.A</text:p>
          </table:table-cell>
          <table:table-cell table:style-name="ce12" office:value-type="string" calcext:value-type="string">
            <text:p>Diff.C.A</text:p>
          </table:table-cell>
          <table:table-cell table:style-name="ce12" office:value-type="string" calcext:value-type="string">
            <text:p>Vinta B</text:p>
          </table:table-cell>
          <table:table-cell table:style-name="ce12" office:value-type="string" calcext:value-type="string">
            <text:p>Persa B</text:p>
          </table:table-cell>
          <table:table-cell table:style-name="ce12" office:value-type="string" calcext:value-type="string">
            <text:p>Forfait B</text:p>
          </table:table-cell>
          <table:table-cell table:style-name="ce12" office:value-type="string" calcext:value-type="string">
            <text:p>Punti F.B</text:p>
          </table:table-cell>
          <table:table-cell table:style-name="ce12" office:value-type="string" calcext:value-type="string">
            <text:p>Punti S.B</text:p>
          </table:table-cell>
          <table:table-cell table:style-name="ce12" office:value-type="string" calcext:value-type="string">
            <text:p>Diff.C.B</text:p>
          </table:table-cell>
          <table:table-cell/>
          <table:table-cell table:style-name="ce7" table:number-columns-repeated="44"/>
        </table:table-row>
        <table:table-row table:style-name="ro1">
          <table:table-cell table:number-columns-repeated="12"/>
          <table:table-cell table:style-name="ce15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IF(FIND([.B3];&quot;ABCDEFGH&quot;;1)&gt;0;INDEX([$Squadre.A$3:$Squadre.D$34];MATCH(1;([$Squadre.C$3:$Squadre.C$34]=[.B3])*([$Squadre.D$3:$Squadre.D$34]=INT([.C3]/10));0);2)&amp;&quot; (&quot;&amp;INDEX([$Squadre.A$3:$Squadre.D$34];MATCH(1;([$Squadre.C$3:$Squadre.C$34]=[.B3])*([$Squadre.D$3:$Squadre.D$34]=INT([.C3]/10));0);1)&amp;&quot;)&quot;;&quot;DA SISTEMARE&quot;)" office:value-type="string" office:string-value="Leoni (1)" calcext:value-type="string">
            <text:p>Leoni (1)</text:p>
          </table:table-cell>
          <table:table-cell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formula="of:=IF(FIND([.B3];&quot;ABCDEFGH&quot;;1)&gt;0;INDEX([$Squadre.A$3:$Squadre.D$34];MATCH(1;([$Squadre.C$3:$Squadre.C$34]=[.B3])*([$Squadre.D$3:$Squadre.D$34]=[.C3]-10*INT([.C3]/10));0);2)&amp;&quot; (&quot;&amp;INDEX([$Squadre.A$3:$Squadre.D$34];MATCH(1;([$Squadre.C$3:$Squadre.C$34]=[.B3])*([$Squadre.D$3:$Squadre.D$34]=[.C3]-10*INT([.C3]/10));0);1)&amp;&quot;)&quot;;&quot;DA SISTEMARE&quot;)" office:value-type="string" office:string-value="Pantere (2)" calcext:value-type="string">
            <text:p>Pantere (2)</text:p>
          </table:table-cell>
          <table:table-cell table:style-name="ce6" office:value-type="string" calcext:value-type="string">
            <text:p>72-49</text:p>
          </table:table-cell>
          <table:table-cell table:style-name="ce14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14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14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14" table:formula="of:=IF([.$G3]=&quot;&quot;;&quot;&quot;;IF(FIND(&quot;-&quot;;[.$G3])=0;&quot;&quot;;NUMBERVALUE(MID([.$G3];1;FIND(&quot;-&quot;;[.$G3])-1))))" office:value-type="float" office:value="72" calcext:value-type="float">
            <text:p>72</text:p>
          </table:table-cell>
          <table:table-cell table:style-name="ce14" table:formula="of:=IF([.$G3]=&quot;&quot;;&quot;&quot;;IF(FIND(&quot;-&quot;;[.$G3])=0;&quot;&quot;;NUMBERVALUE(MID([.$G3];FIND(&quot;-&quot;;[.$G3])+1;LEN([.$G3])-FIND(&quot;-&quot;;[.$G3])))))" office:value-type="float" office:value="49" calcext:value-type="float">
            <text:p>49</text:p>
          </table:table-cell>
          <table:table-cell table:style-name="ce16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23" calcext:value-type="float">
            <text:p>+23</text:p>
          </table:table-cell>
          <table:table-cell table:style-name="ce14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14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14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14" table:formula="of:=IF([.$G3]=&quot;&quot;;&quot;&quot;;IF(FIND(&quot;-&quot;;[.$G3])=0;&quot;&quot;;NUMBERVALUE(MID([.$G3];FIND(&quot;-&quot;;[.$G3])+1;LEN([.$G3])-FIND(&quot;-&quot;;[.$G3])))))" office:value-type="float" office:value="49" calcext:value-type="float">
            <text:p>49</text:p>
          </table:table-cell>
          <table:table-cell table:style-name="ce14" table:formula="of:=IF([.$G3]=&quot;&quot;;&quot;&quot;;IF(FIND(&quot;-&quot;;[.$G3])=0;&quot;&quot;;NUMBERVALUE(MID([.$G3];1;FIND(&quot;-&quot;;[.$G3])-1))))" office:value-type="float" office:value="72" calcext:value-type="float">
            <text:p>72</text:p>
          </table:table-cell>
          <table:table-cell table:style-name="ce16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23" calcext:value-type="float">
            <text:p>-23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formula="of:=IF(FIND([.B4];&quot;ABCDEFGH&quot;;1)&gt;0;INDEX([$Squadre.A$3:$Squadre.D$34];MATCH(1;([$Squadre.C$3:$Squadre.C$34]=[.B4])*([$Squadre.D$3:$Squadre.D$34]=INT([.C4]/10));0);2)&amp;&quot; (&quot;&amp;INDEX([$Squadre.A$3:$Squadre.D$34];MATCH(1;([$Squadre.C$3:$Squadre.C$34]=[.B4])*([$Squadre.D$3:$Squadre.D$34]=INT([.C4]/10));0);1)&amp;&quot;)&quot;;&quot;DA SISTEMARE&quot;)" office:value-type="string" office:string-value="Leoni (1)" calcext:value-type="string">
            <text:p>Leoni (1)</text:p>
          </table:table-cell>
          <table:table-cell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formula="of:=IF(FIND([.B4];&quot;ABCDEFGH&quot;;1)&gt;0;INDEX([$Squadre.A$3:$Squadre.D$34];MATCH(1;([$Squadre.C$3:$Squadre.C$34]=[.B4])*([$Squadre.D$3:$Squadre.D$34]=[.C4]-10*INT([.C4]/10));0);2)&amp;&quot; (&quot;&amp;INDEX([$Squadre.A$3:$Squadre.D$34];MATCH(1;([$Squadre.C$3:$Squadre.C$34]=[.B4])*([$Squadre.D$3:$Squadre.D$34]=[.C4]-10*INT([.C4]/10));0);1)&amp;&quot;)&quot;;&quot;DA SISTEMARE&quot;)" office:value-type="string" office:string-value="Tigri (3)" calcext:value-type="string">
            <text:p>Tigri (3)</text:p>
          </table:table-cell>
          <table:table-cell table:style-name="ce6" office:value-type="string" calcext:value-type="string">
            <text:p>90-22</text:p>
          </table:table-cell>
          <table:table-cell table:style-name="ce14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1" calcext:value-type="float">
            <text:p>1</text:p>
          </table:table-cell>
          <table:table-cell table:style-name="ce14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0" calcext:value-type="float">
            <text:p>0</text:p>
          </table:table-cell>
          <table:table-cell table:style-name="ce14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14" table:formula="of:=IF([.$G4]=&quot;&quot;;&quot;&quot;;IF(FIND(&quot;-&quot;;[.$G4])=0;&quot;&quot;;NUMBERVALUE(MID([.$G4];1;FIND(&quot;-&quot;;[.$G4])-1))))" office:value-type="float" office:value="90" calcext:value-type="float">
            <text:p>90</text:p>
          </table:table-cell>
          <table:table-cell table:style-name="ce14" table:formula="of:=IF([.$G4]=&quot;&quot;;&quot;&quot;;IF(FIND(&quot;-&quot;;[.$G4])=0;&quot;&quot;;NUMBERVALUE(MID([.$G4];FIND(&quot;-&quot;;[.$G4])+1;LEN([.$G4])-FIND(&quot;-&quot;;[.$G4])))))" office:value-type="float" office:value="22" calcext:value-type="float">
            <text:p>22</text:p>
          </table:table-cell>
          <table:table-cell table:style-name="ce16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68" calcext:value-type="float">
            <text:p>+68</text:p>
          </table:table-cell>
          <table:table-cell table:style-name="ce14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0" calcext:value-type="float">
            <text:p>0</text:p>
          </table:table-cell>
          <table:table-cell table:style-name="ce14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1" calcext:value-type="float">
            <text:p>1</text:p>
          </table:table-cell>
          <table:table-cell table:style-name="ce14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14" table:formula="of:=IF([.$G4]=&quot;&quot;;&quot;&quot;;IF(FIND(&quot;-&quot;;[.$G4])=0;&quot;&quot;;NUMBERVALUE(MID([.$G4];FIND(&quot;-&quot;;[.$G4])+1;LEN([.$G4])-FIND(&quot;-&quot;;[.$G4])))))" office:value-type="float" office:value="22" calcext:value-type="float">
            <text:p>22</text:p>
          </table:table-cell>
          <table:table-cell table:style-name="ce14" table:formula="of:=IF([.$G4]=&quot;&quot;;&quot;&quot;;IF(FIND(&quot;-&quot;;[.$G4])=0;&quot;&quot;;NUMBERVALUE(MID([.$G4];1;FIND(&quot;-&quot;;[.$G4])-1))))" office:value-type="float" office:value="90" calcext:value-type="float">
            <text:p>90</text:p>
          </table:table-cell>
          <table:table-cell table:style-name="ce16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-68" calcext:value-type="float">
            <text:p>-68</text:p>
          </table:table-cell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formula="of:=IF(FIND([.B5];&quot;ABCDEFGH&quot;;1)&gt;0;INDEX([$Squadre.A$3:$Squadre.D$34];MATCH(1;([$Squadre.C$3:$Squadre.C$34]=[.B5])*([$Squadre.D$3:$Squadre.D$34]=INT([.C5]/10));0);2)&amp;&quot; (&quot;&amp;INDEX([$Squadre.A$3:$Squadre.D$34];MATCH(1;([$Squadre.C$3:$Squadre.C$34]=[.B5])*([$Squadre.D$3:$Squadre.D$34]=INT([.C5]/10));0);1)&amp;&quot;)&quot;;&quot;DA SISTEMARE&quot;)" office:value-type="string" office:string-value="Leoni (1)" calcext:value-type="string">
            <text:p>Leoni (1)</text:p>
          </table:table-cell>
          <table:table-cell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formula="of:=IF(FIND([.B5];&quot;ABCDEFGH&quot;;1)&gt;0;INDEX([$Squadre.A$3:$Squadre.D$34];MATCH(1;([$Squadre.C$3:$Squadre.C$34]=[.B5])*([$Squadre.D$3:$Squadre.D$34]=[.C5]-10*INT([.C5]/10));0);2)&amp;&quot; (&quot;&amp;INDEX([$Squadre.A$3:$Squadre.D$34];MATCH(1;([$Squadre.C$3:$Squadre.C$34]=[.B5])*([$Squadre.D$3:$Squadre.D$34]=[.C5]-10*INT([.C5]/10));0);1)&amp;&quot;)&quot;;&quot;DA SISTEMARE&quot;)" office:value-type="string" office:string-value="Ghepardi (4)" calcext:value-type="string">
            <text:p>Ghepardi (4)</text:p>
          </table:table-cell>
          <table:table-cell table:style-name="ce6" office:value-type="string" calcext:value-type="string">
            <text:p>25-82</text:p>
          </table:table-cell>
          <table:table-cell table:style-name="ce14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0" calcext:value-type="float">
            <text:p>0</text:p>
          </table:table-cell>
          <table:table-cell table:style-name="ce14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1" calcext:value-type="float">
            <text:p>1</text:p>
          </table:table-cell>
          <table:table-cell table:style-name="ce14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14" table:formula="of:=IF([.$G5]=&quot;&quot;;&quot;&quot;;IF(FIND(&quot;-&quot;;[.$G5])=0;&quot;&quot;;NUMBERVALUE(MID([.$G5];1;FIND(&quot;-&quot;;[.$G5])-1))))" office:value-type="float" office:value="25" calcext:value-type="float">
            <text:p>25</text:p>
          </table:table-cell>
          <table:table-cell table:style-name="ce14" table:formula="of:=IF([.$G5]=&quot;&quot;;&quot;&quot;;IF(FIND(&quot;-&quot;;[.$G5])=0;&quot;&quot;;NUMBERVALUE(MID([.$G5];FIND(&quot;-&quot;;[.$G5])+1;LEN([.$G5])-FIND(&quot;-&quot;;[.$G5])))))" office:value-type="float" office:value="82" calcext:value-type="float">
            <text:p>82</text:p>
          </table:table-cell>
          <table:table-cell table:style-name="ce16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-57" calcext:value-type="float">
            <text:p>-57</text:p>
          </table:table-cell>
          <table:table-cell table:style-name="ce14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1" calcext:value-type="float">
            <text:p>1</text:p>
          </table:table-cell>
          <table:table-cell table:style-name="ce14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0" calcext:value-type="float">
            <text:p>0</text:p>
          </table:table-cell>
          <table:table-cell table:style-name="ce14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14" table:formula="of:=IF([.$G5]=&quot;&quot;;&quot;&quot;;IF(FIND(&quot;-&quot;;[.$G5])=0;&quot;&quot;;NUMBERVALUE(MID([.$G5];FIND(&quot;-&quot;;[.$G5])+1;LEN([.$G5])-FIND(&quot;-&quot;;[.$G5])))))" office:value-type="float" office:value="82" calcext:value-type="float">
            <text:p>82</text:p>
          </table:table-cell>
          <table:table-cell table:style-name="ce14" table:formula="of:=IF([.$G5]=&quot;&quot;;&quot;&quot;;IF(FIND(&quot;-&quot;;[.$G5])=0;&quot;&quot;;NUMBERVALUE(MID([.$G5];1;FIND(&quot;-&quot;;[.$G5])-1))))" office:value-type="float" office:value="25" calcext:value-type="float">
            <text:p>25</text:p>
          </table:table-cell>
          <table:table-cell table:style-name="ce16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57" calcext:value-type="float">
            <text:p>+57</text:p>
          </table:table-cell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formula="of:=IF(FIND([.B6];&quot;ABCDEFGH&quot;;1)&gt;0;INDEX([$Squadre.A$3:$Squadre.D$34];MATCH(1;([$Squadre.C$3:$Squadre.C$34]=[.B6])*([$Squadre.D$3:$Squadre.D$34]=INT([.C6]/10));0);2)&amp;&quot; (&quot;&amp;INDEX([$Squadre.A$3:$Squadre.D$34];MATCH(1;([$Squadre.C$3:$Squadre.C$34]=[.B6])*([$Squadre.D$3:$Squadre.D$34]=INT([.C6]/10));0);1)&amp;&quot;)&quot;;&quot;DA SISTEMARE&quot;)" office:value-type="string" office:string-value="Pantere (2)" calcext:value-type="string">
            <text:p>Pantere (2)</text:p>
          </table:table-cell>
          <table:table-cell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formula="of:=IF(FIND([.B6];&quot;ABCDEFGH&quot;;1)&gt;0;INDEX([$Squadre.A$3:$Squadre.D$34];MATCH(1;([$Squadre.C$3:$Squadre.C$34]=[.B6])*([$Squadre.D$3:$Squadre.D$34]=[.C6]-10*INT([.C6]/10));0);2)&amp;&quot; (&quot;&amp;INDEX([$Squadre.A$3:$Squadre.D$34];MATCH(1;([$Squadre.C$3:$Squadre.C$34]=[.B6])*([$Squadre.D$3:$Squadre.D$34]=[.C6]-10*INT([.C6]/10));0);1)&amp;&quot;)&quot;;&quot;DA SISTEMARE&quot;)" office:value-type="string" office:string-value="Tigri (3)" calcext:value-type="string">
            <text:p>Tigri (3)</text:p>
          </table:table-cell>
          <table:table-cell table:style-name="ce6" office:value-type="string" calcext:value-type="string">
            <text:p>93-30</text:p>
          </table:table-cell>
          <table:table-cell table:style-name="ce14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14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14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14" table:formula="of:=IF([.$G6]=&quot;&quot;;&quot;&quot;;IF(FIND(&quot;-&quot;;[.$G6])=0;&quot;&quot;;NUMBERVALUE(MID([.$G6];1;FIND(&quot;-&quot;;[.$G6])-1))))" office:value-type="float" office:value="93" calcext:value-type="float">
            <text:p>93</text:p>
          </table:table-cell>
          <table:table-cell table:style-name="ce14" table:formula="of:=IF([.$G6]=&quot;&quot;;&quot;&quot;;IF(FIND(&quot;-&quot;;[.$G6])=0;&quot;&quot;;NUMBERVALUE(MID([.$G6];FIND(&quot;-&quot;;[.$G6])+1;LEN([.$G6])-FIND(&quot;-&quot;;[.$G6])))))" office:value-type="float" office:value="30" calcext:value-type="float">
            <text:p>30</text:p>
          </table:table-cell>
          <table:table-cell table:style-name="ce16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63" calcext:value-type="float">
            <text:p>+63</text:p>
          </table:table-cell>
          <table:table-cell table:style-name="ce14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14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14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14" table:formula="of:=IF([.$G6]=&quot;&quot;;&quot;&quot;;IF(FIND(&quot;-&quot;;[.$G6])=0;&quot;&quot;;NUMBERVALUE(MID([.$G6];FIND(&quot;-&quot;;[.$G6])+1;LEN([.$G6])-FIND(&quot;-&quot;;[.$G6])))))" office:value-type="float" office:value="30" calcext:value-type="float">
            <text:p>30</text:p>
          </table:table-cell>
          <table:table-cell table:style-name="ce14" table:formula="of:=IF([.$G6]=&quot;&quot;;&quot;&quot;;IF(FIND(&quot;-&quot;;[.$G6])=0;&quot;&quot;;NUMBERVALUE(MID([.$G6];1;FIND(&quot;-&quot;;[.$G6])-1))))" office:value-type="float" office:value="93" calcext:value-type="float">
            <text:p>93</text:p>
          </table:table-cell>
          <table:table-cell table:style-name="ce16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63" calcext:value-type="float">
            <text:p>-63</text:p>
          </table:table-cell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table:formula="of:=IF(FIND([.B7];&quot;ABCDEFGH&quot;;1)&gt;0;INDEX([$Squadre.A$3:$Squadre.D$34];MATCH(1;([$Squadre.C$3:$Squadre.C$34]=[.B7])*([$Squadre.D$3:$Squadre.D$34]=INT([.C7]/10));0);2)&amp;&quot; (&quot;&amp;INDEX([$Squadre.A$3:$Squadre.D$34];MATCH(1;([$Squadre.C$3:$Squadre.C$34]=[.B7])*([$Squadre.D$3:$Squadre.D$34]=INT([.C7]/10));0);1)&amp;&quot;)&quot;;&quot;DA SISTEMARE&quot;)" office:value-type="string" office:string-value="Pantere (2)" calcext:value-type="string">
            <text:p>Pantere (2)</text:p>
          </table:table-cell>
          <table:table-cell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formula="of:=IF(FIND([.B7];&quot;ABCDEFGH&quot;;1)&gt;0;INDEX([$Squadre.A$3:$Squadre.D$34];MATCH(1;([$Squadre.C$3:$Squadre.C$34]=[.B7])*([$Squadre.D$3:$Squadre.D$34]=[.C7]-10*INT([.C7]/10));0);2)&amp;&quot; (&quot;&amp;INDEX([$Squadre.A$3:$Squadre.D$34];MATCH(1;([$Squadre.C$3:$Squadre.C$34]=[.B7])*([$Squadre.D$3:$Squadre.D$34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6" office:value-type="string" calcext:value-type="string">
            <text:p>57-21</text:p>
          </table:table-cell>
          <table:table-cell table:style-name="ce14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14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14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14" table:formula="of:=IF([.$G7]=&quot;&quot;;&quot;&quot;;IF(FIND(&quot;-&quot;;[.$G7])=0;&quot;&quot;;NUMBERVALUE(MID([.$G7];1;FIND(&quot;-&quot;;[.$G7])-1))))" office:value-type="float" office:value="57" calcext:value-type="float">
            <text:p>57</text:p>
          </table:table-cell>
          <table:table-cell table:style-name="ce14" table:formula="of:=IF([.$G7]=&quot;&quot;;&quot;&quot;;IF(FIND(&quot;-&quot;;[.$G7])=0;&quot;&quot;;NUMBERVALUE(MID([.$G7];FIND(&quot;-&quot;;[.$G7])+1;LEN([.$G7])-FIND(&quot;-&quot;;[.$G7])))))" office:value-type="float" office:value="21" calcext:value-type="float">
            <text:p>21</text:p>
          </table:table-cell>
          <table:table-cell table:style-name="ce16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6" calcext:value-type="float">
            <text:p>+36</text:p>
          </table:table-cell>
          <table:table-cell table:style-name="ce14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14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14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14" table:formula="of:=IF([.$G7]=&quot;&quot;;&quot;&quot;;IF(FIND(&quot;-&quot;;[.$G7])=0;&quot;&quot;;NUMBERVALUE(MID([.$G7];FIND(&quot;-&quot;;[.$G7])+1;LEN([.$G7])-FIND(&quot;-&quot;;[.$G7])))))" office:value-type="float" office:value="21" calcext:value-type="float">
            <text:p>21</text:p>
          </table:table-cell>
          <table:table-cell table:style-name="ce14" table:formula="of:=IF([.$G7]=&quot;&quot;;&quot;&quot;;IF(FIND(&quot;-&quot;;[.$G7])=0;&quot;&quot;;NUMBERVALUE(MID([.$G7];1;FIND(&quot;-&quot;;[.$G7])-1))))" office:value-type="float" office:value="57" calcext:value-type="float">
            <text:p>57</text:p>
          </table:table-cell>
          <table:table-cell table:style-name="ce16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6" calcext:value-type="float">
            <text:p>-36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table:formula="of:=IF(FIND([.B8];&quot;ABCDEFGH&quot;;1)&gt;0;INDEX([$Squadre.A$3:$Squadre.D$34];MATCH(1;([$Squadre.C$3:$Squadre.C$34]=[.B8])*([$Squadre.D$3:$Squadre.D$34]=INT([.C8]/10));0);2)&amp;&quot; (&quot;&amp;INDEX([$Squadre.A$3:$Squadre.D$34];MATCH(1;([$Squadre.C$3:$Squadre.C$34]=[.B8])*([$Squadre.D$3:$Squadre.D$34]=INT([.C8]/10));0);1)&amp;&quot;)&quot;;&quot;DA SISTEMARE&quot;)" office:value-type="string" office:string-value="Tigri (3)" calcext:value-type="string">
            <text:p>Tigri (3)</text:p>
          </table:table-cell>
          <table:table-cell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formula="of:=IF(FIND([.B8];&quot;ABCDEFGH&quot;;1)&gt;0;INDEX([$Squadre.A$3:$Squadre.D$34];MATCH(1;([$Squadre.C$3:$Squadre.C$34]=[.B8])*([$Squadre.D$3:$Squadre.D$34]=[.C8]-10*INT([.C8]/10));0);2)&amp;&quot; (&quot;&amp;INDEX([$Squadre.A$3:$Squadre.D$34];MATCH(1;([$Squadre.C$3:$Squadre.C$34]=[.B8])*([$Squadre.D$3:$Squadre.D$34]=[.C8]-10*INT([.C8]/10));0);1)&amp;&quot;)&quot;;&quot;DA SISTEMARE&quot;)" office:value-type="string" office:string-value="Ghepardi (4)" calcext:value-type="string">
            <text:p>Ghepardi (4)</text:p>
          </table:table-cell>
          <table:table-cell table:style-name="ce6" office:value-type="string" calcext:value-type="string">
            <text:p>79-48</text:p>
          </table:table-cell>
          <table:table-cell table:style-name="ce14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1" calcext:value-type="float">
            <text:p>1</text:p>
          </table:table-cell>
          <table:table-cell table:style-name="ce14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0" calcext:value-type="float">
            <text:p>0</text:p>
          </table:table-cell>
          <table:table-cell table:style-name="ce14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14" table:formula="of:=IF([.$G8]=&quot;&quot;;&quot;&quot;;IF(FIND(&quot;-&quot;;[.$G8])=0;&quot;&quot;;NUMBERVALUE(MID([.$G8];1;FIND(&quot;-&quot;;[.$G8])-1))))" office:value-type="float" office:value="79" calcext:value-type="float">
            <text:p>79</text:p>
          </table:table-cell>
          <table:table-cell table:style-name="ce14" table:formula="of:=IF([.$G8]=&quot;&quot;;&quot;&quot;;IF(FIND(&quot;-&quot;;[.$G8])=0;&quot;&quot;;NUMBERVALUE(MID([.$G8];FIND(&quot;-&quot;;[.$G8])+1;LEN([.$G8])-FIND(&quot;-&quot;;[.$G8])))))" office:value-type="float" office:value="48" calcext:value-type="float">
            <text:p>48</text:p>
          </table:table-cell>
          <table:table-cell table:style-name="ce16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31" calcext:value-type="float">
            <text:p>+31</text:p>
          </table:table-cell>
          <table:table-cell table:style-name="ce1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0" calcext:value-type="float">
            <text:p>0</text:p>
          </table:table-cell>
          <table:table-cell table:style-name="ce1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1" calcext:value-type="float">
            <text:p>1</text:p>
          </table:table-cell>
          <table:table-cell table:style-name="ce1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14" table:formula="of:=IF([.$G8]=&quot;&quot;;&quot;&quot;;IF(FIND(&quot;-&quot;;[.$G8])=0;&quot;&quot;;NUMBERVALUE(MID([.$G8];FIND(&quot;-&quot;;[.$G8])+1;LEN([.$G8])-FIND(&quot;-&quot;;[.$G8])))))" office:value-type="float" office:value="48" calcext:value-type="float">
            <text:p>48</text:p>
          </table:table-cell>
          <table:table-cell table:style-name="ce14" table:formula="of:=IF([.$G8]=&quot;&quot;;&quot;&quot;;IF(FIND(&quot;-&quot;;[.$G8])=0;&quot;&quot;;NUMBERVALUE(MID([.$G8];1;FIND(&quot;-&quot;;[.$G8])-1))))" office:value-type="float" office:value="79" calcext:value-type="float">
            <text:p>79</text:p>
          </table:table-cell>
          <table:table-cell table:style-name="ce16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-31" calcext:value-type="float">
            <text:p>-31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IF(FIND([.B9];&quot;ABCDEFGH&quot;;1)&gt;0;INDEX([$Squadre.A$3:$Squadre.D$34];MATCH(1;([$Squadre.C$3:$Squadre.C$34]=[.B9])*([$Squadre.D$3:$Squadre.D$34]=INT([.C9]/10));0);2)&amp;&quot; (&quot;&amp;INDEX([$Squadre.A$3:$Squadre.D$34];MATCH(1;([$Squadre.C$3:$Squadre.C$34]=[.B9])*([$Squadre.D$3:$Squadre.D$34]=INT([.C9]/10));0);1)&amp;&quot;)&quot;;&quot;DA SISTEMARE&quot;)" office:value-type="string" office:string-value="Giaguari (5)" calcext:value-type="string">
            <text:p>Giaguari (5)</text:p>
          </table:table-cell>
          <table:table-cell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formula="of:=IF(FIND([.B9];&quot;ABCDEFGH&quot;;1)&gt;0;INDEX([$Squadre.A$3:$Squadre.D$34];MATCH(1;([$Squadre.C$3:$Squadre.C$34]=[.B9])*([$Squadre.D$3:$Squadre.D$34]=[.C9]-10*INT([.C9]/10));0);2)&amp;&quot; (&quot;&amp;INDEX([$Squadre.A$3:$Squadre.D$34];MATCH(1;([$Squadre.C$3:$Squadre.C$34]=[.B9])*([$Squadre.D$3:$Squadre.D$34]=[.C9]-10*INT([.C9]/10));0);1)&amp;&quot;)&quot;;&quot;DA SISTEMARE&quot;)" office:value-type="string" office:string-value="Puma (6)" calcext:value-type="string">
            <text:p>Puma (6)</text:p>
          </table:table-cell>
          <table:table-cell table:style-name="ce6" office:value-type="string" calcext:value-type="string">
            <text:p>51-67</text:p>
          </table:table-cell>
          <table:table-cell table:style-name="ce14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14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14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14" table:formula="of:=IF([.$G9]=&quot;&quot;;&quot;&quot;;IF(FIND(&quot;-&quot;;[.$G9])=0;&quot;&quot;;NUMBERVALUE(MID([.$G9];1;FIND(&quot;-&quot;;[.$G9])-1))))" office:value-type="float" office:value="51" calcext:value-type="float">
            <text:p>51</text:p>
          </table:table-cell>
          <table:table-cell table:style-name="ce14" table:formula="of:=IF([.$G9]=&quot;&quot;;&quot;&quot;;IF(FIND(&quot;-&quot;;[.$G9])=0;&quot;&quot;;NUMBERVALUE(MID([.$G9];FIND(&quot;-&quot;;[.$G9])+1;LEN([.$G9])-FIND(&quot;-&quot;;[.$G9])))))" office:value-type="float" office:value="67" calcext:value-type="float">
            <text:p>67</text:p>
          </table:table-cell>
          <table:table-cell table:style-name="ce16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16" calcext:value-type="float">
            <text:p>-16</text:p>
          </table:table-cell>
          <table:table-cell table:style-name="ce14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14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14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14" table:formula="of:=IF([.$G9]=&quot;&quot;;&quot;&quot;;IF(FIND(&quot;-&quot;;[.$G9])=0;&quot;&quot;;NUMBERVALUE(MID([.$G9];FIND(&quot;-&quot;;[.$G9])+1;LEN([.$G9])-FIND(&quot;-&quot;;[.$G9])))))" office:value-type="float" office:value="67" calcext:value-type="float">
            <text:p>67</text:p>
          </table:table-cell>
          <table:table-cell table:style-name="ce14" table:formula="of:=IF([.$G9]=&quot;&quot;;&quot;&quot;;IF(FIND(&quot;-&quot;;[.$G9])=0;&quot;&quot;;NUMBERVALUE(MID([.$G9];1;FIND(&quot;-&quot;;[.$G9])-1))))" office:value-type="float" office:value="51" calcext:value-type="float">
            <text:p>51</text:p>
          </table:table-cell>
          <table:table-cell table:style-name="ce16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16" calcext:value-type="float">
            <text:p>+16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table:formula="of:=IF(FIND([.B10];&quot;ABCDEFGH&quot;;1)&gt;0;INDEX([$Squadre.A$3:$Squadre.D$34];MATCH(1;([$Squadre.C$3:$Squadre.C$34]=[.B10])*([$Squadre.D$3:$Squadre.D$34]=INT([.C10]/10));0);2)&amp;&quot; (&quot;&amp;INDEX([$Squadre.A$3:$Squadre.D$34];MATCH(1;([$Squadre.C$3:$Squadre.C$34]=[.B10])*([$Squadre.D$3:$Squadre.D$34]=INT([.C10]/10));0);1)&amp;&quot;)&quot;;&quot;DA SISTEMARE&quot;)" office:value-type="string" office:string-value="Giaguari (5)" calcext:value-type="string">
            <text:p>Giaguari (5)</text:p>
          </table:table-cell>
          <table:table-cell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formula="of:=IF(FIND([.B10];&quot;ABCDEFGH&quot;;1)&gt;0;INDEX([$Squadre.A$3:$Squadre.D$34];MATCH(1;([$Squadre.C$3:$Squadre.C$34]=[.B10])*([$Squadre.D$3:$Squadre.D$34]=[.C10]-10*INT([.C10]/10));0);2)&amp;&quot; (&quot;&amp;INDEX([$Squadre.A$3:$Squadre.D$34];MATCH(1;([$Squadre.C$3:$Squadre.C$34]=[.B10])*([$Squadre.D$3:$Squadre.D$34]=[.C10]-10*INT([.C10]/10));0);1)&amp;&quot;)&quot;;&quot;DA SISTEMARE&quot;)" office:value-type="string" office:string-value="Linci (7)" calcext:value-type="string">
            <text:p>Linci (7)</text:p>
          </table:table-cell>
          <table:table-cell table:style-name="ce6" office:value-type="string" calcext:value-type="string">
            <text:p>47-56</text:p>
          </table:table-cell>
          <table:table-cell table:style-name="ce14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14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14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14" table:formula="of:=IF([.$G10]=&quot;&quot;;&quot;&quot;;IF(FIND(&quot;-&quot;;[.$G10])=0;&quot;&quot;;NUMBERVALUE(MID([.$G10];1;FIND(&quot;-&quot;;[.$G10])-1))))" office:value-type="float" office:value="47" calcext:value-type="float">
            <text:p>47</text:p>
          </table:table-cell>
          <table:table-cell table:style-name="ce14" table:formula="of:=IF([.$G10]=&quot;&quot;;&quot;&quot;;IF(FIND(&quot;-&quot;;[.$G10])=0;&quot;&quot;;NUMBERVALUE(MID([.$G10];FIND(&quot;-&quot;;[.$G10])+1;LEN([.$G10])-FIND(&quot;-&quot;;[.$G10])))))" office:value-type="float" office:value="56" calcext:value-type="float">
            <text:p>56</text:p>
          </table:table-cell>
          <table:table-cell table:style-name="ce16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9" calcext:value-type="float">
            <text:p>-9</text:p>
          </table:table-cell>
          <table:table-cell table:style-name="ce14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14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14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14" table:formula="of:=IF([.$G10]=&quot;&quot;;&quot;&quot;;IF(FIND(&quot;-&quot;;[.$G10])=0;&quot;&quot;;NUMBERVALUE(MID([.$G10];FIND(&quot;-&quot;;[.$G10])+1;LEN([.$G10])-FIND(&quot;-&quot;;[.$G10])))))" office:value-type="float" office:value="56" calcext:value-type="float">
            <text:p>56</text:p>
          </table:table-cell>
          <table:table-cell table:style-name="ce14" table:formula="of:=IF([.$G10]=&quot;&quot;;&quot;&quot;;IF(FIND(&quot;-&quot;;[.$G10])=0;&quot;&quot;;NUMBERVALUE(MID([.$G10];1;FIND(&quot;-&quot;;[.$G10])-1))))" office:value-type="float" office:value="47" calcext:value-type="float">
            <text:p>47</text:p>
          </table:table-cell>
          <table:table-cell table:style-name="ce16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9" calcext:value-type="float">
            <text:p>+9</text:p>
          </table:table-cell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table:formula="of:=IF(FIND([.B11];&quot;ABCDEFGH&quot;;1)&gt;0;INDEX([$Squadre.A$3:$Squadre.D$34];MATCH(1;([$Squadre.C$3:$Squadre.C$34]=[.B11])*([$Squadre.D$3:$Squadre.D$34]=INT([.C11]/10));0);2)&amp;&quot; (&quot;&amp;INDEX([$Squadre.A$3:$Squadre.D$34];MATCH(1;([$Squadre.C$3:$Squadre.C$34]=[.B11])*([$Squadre.D$3:$Squadre.D$34]=INT([.C11]/10));0);1)&amp;&quot;)&quot;;&quot;DA SISTEMARE&quot;)" office:value-type="string" office:string-value="Giaguari (5)" calcext:value-type="string">
            <text:p>Giaguari (5)</text:p>
          </table:table-cell>
          <table:table-cell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formula="of:=IF(FIND([.B11];&quot;ABCDEFGH&quot;;1)&gt;0;INDEX([$Squadre.A$3:$Squadre.D$34];MATCH(1;([$Squadre.C$3:$Squadre.C$34]=[.B11])*([$Squadre.D$3:$Squadre.D$34]=[.C11]-10*INT([.C11]/10));0);2)&amp;&quot; (&quot;&amp;INDEX([$Squadre.A$3:$Squadre.D$34];MATCH(1;([$Squadre.C$3:$Squadre.C$34]=[.B11])*([$Squadre.D$3:$Squadre.D$34]=[.C11]-10*INT([.C11]/10));0);1)&amp;&quot;)&quot;;&quot;DA SISTEMARE&quot;)" office:value-type="string" office:string-value="Serval (8)" calcext:value-type="string">
            <text:p>Serval (8)</text:p>
          </table:table-cell>
          <table:table-cell table:style-name="ce6" office:value-type="string" calcext:value-type="string">
            <text:p>76-94</text:p>
          </table:table-cell>
          <table:table-cell table:style-name="ce14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14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14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14" table:formula="of:=IF([.$G11]=&quot;&quot;;&quot;&quot;;IF(FIND(&quot;-&quot;;[.$G11])=0;&quot;&quot;;NUMBERVALUE(MID([.$G11];1;FIND(&quot;-&quot;;[.$G11])-1))))" office:value-type="float" office:value="76" calcext:value-type="float">
            <text:p>76</text:p>
          </table:table-cell>
          <table:table-cell table:style-name="ce14" table:formula="of:=IF([.$G11]=&quot;&quot;;&quot;&quot;;IF(FIND(&quot;-&quot;;[.$G11])=0;&quot;&quot;;NUMBERVALUE(MID([.$G11];FIND(&quot;-&quot;;[.$G11])+1;LEN([.$G11])-FIND(&quot;-&quot;;[.$G11])))))" office:value-type="float" office:value="94" calcext:value-type="float">
            <text:p>94</text:p>
          </table:table-cell>
          <table:table-cell table:style-name="ce16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18" calcext:value-type="float">
            <text:p>-18</text:p>
          </table:table-cell>
          <table:table-cell table:style-name="ce14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14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14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14" table:formula="of:=IF([.$G11]=&quot;&quot;;&quot;&quot;;IF(FIND(&quot;-&quot;;[.$G11])=0;&quot;&quot;;NUMBERVALUE(MID([.$G11];FIND(&quot;-&quot;;[.$G11])+1;LEN([.$G11])-FIND(&quot;-&quot;;[.$G11])))))" office:value-type="float" office:value="94" calcext:value-type="float">
            <text:p>94</text:p>
          </table:table-cell>
          <table:table-cell table:style-name="ce14" table:formula="of:=IF([.$G11]=&quot;&quot;;&quot;&quot;;IF(FIND(&quot;-&quot;;[.$G11])=0;&quot;&quot;;NUMBERVALUE(MID([.$G11];1;FIND(&quot;-&quot;;[.$G11])-1))))" office:value-type="float" office:value="76" calcext:value-type="float">
            <text:p>76</text:p>
          </table:table-cell>
          <table:table-cell table:style-name="ce16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18" calcext:value-type="float">
            <text:p>+18</text:p>
          </table:table-cell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table:formula="of:=IF(FIND([.B12];&quot;ABCDEFGH&quot;;1)&gt;0;INDEX([$Squadre.A$3:$Squadre.D$34];MATCH(1;([$Squadre.C$3:$Squadre.C$34]=[.B12])*([$Squadre.D$3:$Squadre.D$34]=INT([.C12]/10));0);2)&amp;&quot; (&quot;&amp;INDEX([$Squadre.A$3:$Squadre.D$34];MATCH(1;([$Squadre.C$3:$Squadre.C$34]=[.B12])*([$Squadre.D$3:$Squadre.D$34]=INT([.C12]/10));0);1)&amp;&quot;)&quot;;&quot;DA SISTEMARE&quot;)" office:value-type="string" office:string-value="Puma (6)" calcext:value-type="string">
            <text:p>Puma (6)</text:p>
          </table:table-cell>
          <table:table-cell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formula="of:=IF(FIND([.B12];&quot;ABCDEFGH&quot;;1)&gt;0;INDEX([$Squadre.A$3:$Squadre.D$34];MATCH(1;([$Squadre.C$3:$Squadre.C$34]=[.B12])*([$Squadre.D$3:$Squadre.D$34]=[.C12]-10*INT([.C12]/10));0);2)&amp;&quot; (&quot;&amp;INDEX([$Squadre.A$3:$Squadre.D$34];MATCH(1;([$Squadre.C$3:$Squadre.C$34]=[.B12])*([$Squadre.D$3:$Squadre.D$34]=[.C12]-10*INT([.C12]/10));0);1)&amp;&quot;)&quot;;&quot;DA SISTEMARE&quot;)" office:value-type="string" office:string-value="Linci (7)" calcext:value-type="string">
            <text:p>Linci (7)</text:p>
          </table:table-cell>
          <table:table-cell table:style-name="ce6" office:value-type="string" calcext:value-type="string">
            <text:p>72-97</text:p>
          </table:table-cell>
          <table:table-cell table:style-name="ce14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14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14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14" table:formula="of:=IF([.$G12]=&quot;&quot;;&quot;&quot;;IF(FIND(&quot;-&quot;;[.$G12])=0;&quot;&quot;;NUMBERVALUE(MID([.$G12];1;FIND(&quot;-&quot;;[.$G12])-1))))" office:value-type="float" office:value="72" calcext:value-type="float">
            <text:p>72</text:p>
          </table:table-cell>
          <table:table-cell table:style-name="ce14" table:formula="of:=IF([.$G12]=&quot;&quot;;&quot;&quot;;IF(FIND(&quot;-&quot;;[.$G12])=0;&quot;&quot;;NUMBERVALUE(MID([.$G12];FIND(&quot;-&quot;;[.$G12])+1;LEN([.$G12])-FIND(&quot;-&quot;;[.$G12])))))" office:value-type="float" office:value="97" calcext:value-type="float">
            <text:p>97</text:p>
          </table:table-cell>
          <table:table-cell table:style-name="ce16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5" calcext:value-type="float">
            <text:p>-25</text:p>
          </table:table-cell>
          <table:table-cell table:style-name="ce14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14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14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14" table:formula="of:=IF([.$G12]=&quot;&quot;;&quot;&quot;;IF(FIND(&quot;-&quot;;[.$G12])=0;&quot;&quot;;NUMBERVALUE(MID([.$G12];FIND(&quot;-&quot;;[.$G12])+1;LEN([.$G12])-FIND(&quot;-&quot;;[.$G12])))))" office:value-type="float" office:value="97" calcext:value-type="float">
            <text:p>97</text:p>
          </table:table-cell>
          <table:table-cell table:style-name="ce14" table:formula="of:=IF([.$G12]=&quot;&quot;;&quot;&quot;;IF(FIND(&quot;-&quot;;[.$G12])=0;&quot;&quot;;NUMBERVALUE(MID([.$G12];1;FIND(&quot;-&quot;;[.$G12])-1))))" office:value-type="float" office:value="72" calcext:value-type="float">
            <text:p>72</text:p>
          </table:table-cell>
          <table:table-cell table:style-name="ce16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5" calcext:value-type="float">
            <text:p>+25</text:p>
          </table:table-cell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table:formula="of:=IF(FIND([.B13];&quot;ABCDEFGH&quot;;1)&gt;0;INDEX([$Squadre.A$3:$Squadre.D$34];MATCH(1;([$Squadre.C$3:$Squadre.C$34]=[.B13])*([$Squadre.D$3:$Squadre.D$34]=INT([.C13]/10));0);2)&amp;&quot; (&quot;&amp;INDEX([$Squadre.A$3:$Squadre.D$34];MATCH(1;([$Squadre.C$3:$Squadre.C$34]=[.B13])*([$Squadre.D$3:$Squadre.D$34]=INT([.C13]/10));0);1)&amp;&quot;)&quot;;&quot;DA SISTEMARE&quot;)" office:value-type="string" office:string-value="Puma (6)" calcext:value-type="string">
            <text:p>Puma (6)</text:p>
          </table:table-cell>
          <table:table-cell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formula="of:=IF(FIND([.B13];&quot;ABCDEFGH&quot;;1)&gt;0;INDEX([$Squadre.A$3:$Squadre.D$34];MATCH(1;([$Squadre.C$3:$Squadre.C$34]=[.B13])*([$Squadre.D$3:$Squadre.D$34]=[.C13]-10*INT([.C13]/10));0);2)&amp;&quot; (&quot;&amp;INDEX([$Squadre.A$3:$Squadre.D$34];MATCH(1;([$Squadre.C$3:$Squadre.C$34]=[.B13])*([$Squadre.D$3:$Squadre.D$34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6" office:value-type="string" calcext:value-type="string">
            <text:p>45-68</text:p>
          </table:table-cell>
          <table:table-cell table:style-name="ce14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14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14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14" table:formula="of:=IF([.$G13]=&quot;&quot;;&quot;&quot;;IF(FIND(&quot;-&quot;;[.$G13])=0;&quot;&quot;;NUMBERVALUE(MID([.$G13];1;FIND(&quot;-&quot;;[.$G13])-1))))" office:value-type="float" office:value="45" calcext:value-type="float">
            <text:p>45</text:p>
          </table:table-cell>
          <table:table-cell table:style-name="ce14" table:formula="of:=IF([.$G13]=&quot;&quot;;&quot;&quot;;IF(FIND(&quot;-&quot;;[.$G13])=0;&quot;&quot;;NUMBERVALUE(MID([.$G13];FIND(&quot;-&quot;;[.$G13])+1;LEN([.$G13])-FIND(&quot;-&quot;;[.$G13])))))" office:value-type="float" office:value="68" calcext:value-type="float">
            <text:p>68</text:p>
          </table:table-cell>
          <table:table-cell table:style-name="ce16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-23" calcext:value-type="float">
            <text:p>-23</text:p>
          </table:table-cell>
          <table:table-cell table:style-name="ce14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14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14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14" table:formula="of:=IF([.$G13]=&quot;&quot;;&quot;&quot;;IF(FIND(&quot;-&quot;;[.$G13])=0;&quot;&quot;;NUMBERVALUE(MID([.$G13];FIND(&quot;-&quot;;[.$G13])+1;LEN([.$G13])-FIND(&quot;-&quot;;[.$G13])))))" office:value-type="float" office:value="68" calcext:value-type="float">
            <text:p>68</text:p>
          </table:table-cell>
          <table:table-cell table:style-name="ce14" table:formula="of:=IF([.$G13]=&quot;&quot;;&quot;&quot;;IF(FIND(&quot;-&quot;;[.$G13])=0;&quot;&quot;;NUMBERVALUE(MID([.$G13];1;FIND(&quot;-&quot;;[.$G13])-1))))" office:value-type="float" office:value="45" calcext:value-type="float">
            <text:p>45</text:p>
          </table:table-cell>
          <table:table-cell table:style-name="ce16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23" calcext:value-type="float">
            <text:p>+23</text:p>
          </table:table-cell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table:formula="of:=IF(FIND([.B14];&quot;ABCDEFGH&quot;;1)&gt;0;INDEX([$Squadre.A$3:$Squadre.D$34];MATCH(1;([$Squadre.C$3:$Squadre.C$34]=[.B14])*([$Squadre.D$3:$Squadre.D$34]=INT([.C14]/10));0);2)&amp;&quot; (&quot;&amp;INDEX([$Squadre.A$3:$Squadre.D$34];MATCH(1;([$Squadre.C$3:$Squadre.C$34]=[.B14])*([$Squadre.D$3:$Squadre.D$34]=INT([.C14]/10));0);1)&amp;&quot;)&quot;;&quot;DA SISTEMARE&quot;)" office:value-type="string" office:string-value="Linci (7)" calcext:value-type="string">
            <text:p>Linci (7)</text:p>
          </table:table-cell>
          <table:table-cell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formula="of:=IF(FIND([.B14];&quot;ABCDEFGH&quot;;1)&gt;0;INDEX([$Squadre.A$3:$Squadre.D$34];MATCH(1;([$Squadre.C$3:$Squadre.C$34]=[.B14])*([$Squadre.D$3:$Squadre.D$34]=[.C14]-10*INT([.C14]/10));0);2)&amp;&quot; (&quot;&amp;INDEX([$Squadre.A$3:$Squadre.D$34];MATCH(1;([$Squadre.C$3:$Squadre.C$34]=[.B14])*([$Squadre.D$3:$Squadre.D$34]=[.C14]-10*INT([.C14]/10));0);1)&amp;&quot;)&quot;;&quot;DA SISTEMARE&quot;)" office:value-type="string" office:string-value="Serval (8)" calcext:value-type="string">
            <text:p>Serval (8)</text:p>
          </table:table-cell>
          <table:table-cell table:style-name="ce6" office:value-type="string" calcext:value-type="string">
            <text:p>88-62</text:p>
          </table:table-cell>
          <table:table-cell table:style-name="ce14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14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14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14" table:formula="of:=IF([.$G14]=&quot;&quot;;&quot;&quot;;IF(FIND(&quot;-&quot;;[.$G14])=0;&quot;&quot;;NUMBERVALUE(MID([.$G14];1;FIND(&quot;-&quot;;[.$G14])-1))))" office:value-type="float" office:value="88" calcext:value-type="float">
            <text:p>88</text:p>
          </table:table-cell>
          <table:table-cell table:style-name="ce14" table:formula="of:=IF([.$G14]=&quot;&quot;;&quot;&quot;;IF(FIND(&quot;-&quot;;[.$G14])=0;&quot;&quot;;NUMBERVALUE(MID([.$G14];FIND(&quot;-&quot;;[.$G14])+1;LEN([.$G14])-FIND(&quot;-&quot;;[.$G14])))))" office:value-type="float" office:value="62" calcext:value-type="float">
            <text:p>62</text:p>
          </table:table-cell>
          <table:table-cell table:style-name="ce16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26" calcext:value-type="float">
            <text:p>+26</text:p>
          </table:table-cell>
          <table:table-cell table:style-name="ce1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1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1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14" table:formula="of:=IF([.$G14]=&quot;&quot;;&quot;&quot;;IF(FIND(&quot;-&quot;;[.$G14])=0;&quot;&quot;;NUMBERVALUE(MID([.$G14];FIND(&quot;-&quot;;[.$G14])+1;LEN([.$G14])-FIND(&quot;-&quot;;[.$G14])))))" office:value-type="float" office:value="62" calcext:value-type="float">
            <text:p>62</text:p>
          </table:table-cell>
          <table:table-cell table:style-name="ce14" table:formula="of:=IF([.$G14]=&quot;&quot;;&quot;&quot;;IF(FIND(&quot;-&quot;;[.$G14])=0;&quot;&quot;;NUMBERVALUE(MID([.$G14];1;FIND(&quot;-&quot;;[.$G14])-1))))" office:value-type="float" office:value="88" calcext:value-type="float">
            <text:p>88</text:p>
          </table:table-cell>
          <table:table-cell table:style-name="ce16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IF(FIND([.B15];&quot;ABCDEFGH&quot;;1)&gt;0;INDEX([$Squadre.A$3:$Squadre.D$34];MATCH(1;([$Squadre.C$3:$Squadre.C$34]=[.B15])*([$Squadre.D$3:$Squadre.D$34]=INT([.C15]/10));0);2)&amp;&quot; (&quot;&amp;INDEX([$Squadre.A$3:$Squadre.D$34];MATCH(1;([$Squadre.C$3:$Squadre.C$34]=[.B15])*([$Squadre.D$3:$Squadre.D$34]=INT([.C15]/10));0);1)&amp;&quot;)&quot;;&quot;DA SISTEMARE&quot;)" office:value-type="string" office:string-value="Elefanti (9)" calcext:value-type="string">
            <text:p>Elefanti (9)</text:p>
          </table:table-cell>
          <table:table-cell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formula="of:=IF(FIND([.B15];&quot;ABCDEFGH&quot;;1)&gt;0;INDEX([$Squadre.A$3:$Squadre.D$34];MATCH(1;([$Squadre.C$3:$Squadre.C$34]=[.B15])*([$Squadre.D$3:$Squadre.D$34]=[.C15]-10*INT([.C15]/10));0);2)&amp;&quot; (&quot;&amp;INDEX([$Squadre.A$3:$Squadre.D$34];MATCH(1;([$Squadre.C$3:$Squadre.C$34]=[.B15])*([$Squadre.D$3:$Squadre.D$34]=[.C15]-10*INT([.C15]/10));0);1)&amp;&quot;)&quot;;&quot;DA SISTEMARE&quot;)" office:value-type="string" office:string-value="Giraffe (10)" calcext:value-type="string">
            <text:p>Giraffe (10)</text:p>
          </table:table-cell>
          <table:table-cell table:style-name="ce6" office:value-type="string" calcext:value-type="string">
            <text:p>31-100</text:p>
          </table:table-cell>
          <table:table-cell table:style-name="ce14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14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14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14" table:formula="of:=IF([.$G15]=&quot;&quot;;&quot;&quot;;IF(FIND(&quot;-&quot;;[.$G15])=0;&quot;&quot;;NUMBERVALUE(MID([.$G15];1;FIND(&quot;-&quot;;[.$G15])-1))))" office:value-type="float" office:value="31" calcext:value-type="float">
            <text:p>31</text:p>
          </table:table-cell>
          <table:table-cell table:style-name="ce14" table:formula="of:=IF([.$G15]=&quot;&quot;;&quot;&quot;;IF(FIND(&quot;-&quot;;[.$G15])=0;&quot;&quot;;NUMBERVALUE(MID([.$G15];FIND(&quot;-&quot;;[.$G15])+1;LEN([.$G15])-FIND(&quot;-&quot;;[.$G15])))))" office:value-type="float" office:value="100" calcext:value-type="float">
            <text:p>100</text:p>
          </table:table-cell>
          <table:table-cell table:style-name="ce16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69" calcext:value-type="float">
            <text:p>-69</text:p>
          </table:table-cell>
          <table:table-cell table:style-name="ce14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14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14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14" table:formula="of:=IF([.$G15]=&quot;&quot;;&quot;&quot;;IF(FIND(&quot;-&quot;;[.$G15])=0;&quot;&quot;;NUMBERVALUE(MID([.$G15];FIND(&quot;-&quot;;[.$G15])+1;LEN([.$G15])-FIND(&quot;-&quot;;[.$G15])))))" office:value-type="float" office:value="100" calcext:value-type="float">
            <text:p>100</text:p>
          </table:table-cell>
          <table:table-cell table:style-name="ce14" table:formula="of:=IF([.$G15]=&quot;&quot;;&quot;&quot;;IF(FIND(&quot;-&quot;;[.$G15])=0;&quot;&quot;;NUMBERVALUE(MID([.$G15];1;FIND(&quot;-&quot;;[.$G15])-1))))" office:value-type="float" office:value="31" calcext:value-type="float">
            <text:p>31</text:p>
          </table:table-cell>
          <table:table-cell table:style-name="ce16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69" calcext:value-type="float">
            <text:p>+69</text:p>
          </table:table-cell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table:formula="of:=IF(FIND([.B16];&quot;ABCDEFGH&quot;;1)&gt;0;INDEX([$Squadre.A$3:$Squadre.D$34];MATCH(1;([$Squadre.C$3:$Squadre.C$34]=[.B16])*([$Squadre.D$3:$Squadre.D$34]=INT([.C16]/10));0);2)&amp;&quot; (&quot;&amp;INDEX([$Squadre.A$3:$Squadre.D$34];MATCH(1;([$Squadre.C$3:$Squadre.C$34]=[.B16])*([$Squadre.D$3:$Squadre.D$34]=INT([.C16]/10));0);1)&amp;&quot;)&quot;;&quot;DA SISTEMARE&quot;)" office:value-type="string" office:string-value="Elefanti (9)" calcext:value-type="string">
            <text:p>Elefanti (9)</text:p>
          </table:table-cell>
          <table:table-cell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formula="of:=IF(FIND([.B16];&quot;ABCDEFGH&quot;;1)&gt;0;INDEX([$Squadre.A$3:$Squadre.D$34];MATCH(1;([$Squadre.C$3:$Squadre.C$34]=[.B16])*([$Squadre.D$3:$Squadre.D$34]=[.C16]-10*INT([.C16]/10));0);2)&amp;&quot; (&quot;&amp;INDEX([$Squadre.A$3:$Squadre.D$34];MATCH(1;([$Squadre.C$3:$Squadre.C$34]=[.B16])*([$Squadre.D$3:$Squadre.D$34]=[.C16]-10*INT([.C16]/10));0);1)&amp;&quot;)&quot;;&quot;DA SISTEMARE&quot;)" office:value-type="string" office:string-value="Ippopotami (11)" calcext:value-type="string">
            <text:p>Ippopotami (11)</text:p>
          </table:table-cell>
          <table:table-cell table:style-name="ce6" office:value-type="string" calcext:value-type="string">
            <text:p>66-95</text:p>
          </table:table-cell>
          <table:table-cell table:style-name="ce14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14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14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14" table:formula="of:=IF([.$G16]=&quot;&quot;;&quot;&quot;;IF(FIND(&quot;-&quot;;[.$G16])=0;&quot;&quot;;NUMBERVALUE(MID([.$G16];1;FIND(&quot;-&quot;;[.$G16])-1))))" office:value-type="float" office:value="66" calcext:value-type="float">
            <text:p>66</text:p>
          </table:table-cell>
          <table:table-cell table:style-name="ce14" table:formula="of:=IF([.$G16]=&quot;&quot;;&quot;&quot;;IF(FIND(&quot;-&quot;;[.$G16])=0;&quot;&quot;;NUMBERVALUE(MID([.$G16];FIND(&quot;-&quot;;[.$G16])+1;LEN([.$G16])-FIND(&quot;-&quot;;[.$G16])))))" office:value-type="float" office:value="95" calcext:value-type="float">
            <text:p>95</text:p>
          </table:table-cell>
          <table:table-cell table:style-name="ce16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-29" calcext:value-type="float">
            <text:p>-29</text:p>
          </table:table-cell>
          <table:table-cell table:style-name="ce14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14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14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14" table:formula="of:=IF([.$G16]=&quot;&quot;;&quot;&quot;;IF(FIND(&quot;-&quot;;[.$G16])=0;&quot;&quot;;NUMBERVALUE(MID([.$G16];FIND(&quot;-&quot;;[.$G16])+1;LEN([.$G16])-FIND(&quot;-&quot;;[.$G16])))))" office:value-type="float" office:value="95" calcext:value-type="float">
            <text:p>95</text:p>
          </table:table-cell>
          <table:table-cell table:style-name="ce14" table:formula="of:=IF([.$G16]=&quot;&quot;;&quot;&quot;;IF(FIND(&quot;-&quot;;[.$G16])=0;&quot;&quot;;NUMBERVALUE(MID([.$G16];1;FIND(&quot;-&quot;;[.$G16])-1))))" office:value-type="float" office:value="66" calcext:value-type="float">
            <text:p>66</text:p>
          </table:table-cell>
          <table:table-cell table:style-name="ce16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29" calcext:value-type="float">
            <text:p>+29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formula="of:=IF(FIND([.B17];&quot;ABCDEFGH&quot;;1)&gt;0;INDEX([$Squadre.A$3:$Squadre.D$34];MATCH(1;([$Squadre.C$3:$Squadre.C$34]=[.B17])*([$Squadre.D$3:$Squadre.D$34]=INT([.C17]/10));0);2)&amp;&quot; (&quot;&amp;INDEX([$Squadre.A$3:$Squadre.D$34];MATCH(1;([$Squadre.C$3:$Squadre.C$34]=[.B17])*([$Squadre.D$3:$Squadre.D$34]=INT([.C17]/10));0);1)&amp;&quot;)&quot;;&quot;DA SISTEMARE&quot;)" office:value-type="string" office:string-value="Elefanti (9)" calcext:value-type="string">
            <text:p>Elefanti (9)</text:p>
          </table:table-cell>
          <table:table-cell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formula="of:=IF(FIND([.B17];&quot;ABCDEFGH&quot;;1)&gt;0;INDEX([$Squadre.A$3:$Squadre.D$34];MATCH(1;([$Squadre.C$3:$Squadre.C$34]=[.B17])*([$Squadre.D$3:$Squadre.D$34]=[.C17]-10*INT([.C17]/10));0);2)&amp;&quot; (&quot;&amp;INDEX([$Squadre.A$3:$Squadre.D$34];MATCH(1;([$Squadre.C$3:$Squadre.C$34]=[.B17])*([$Squadre.D$3:$Squadre.D$34]=[.C17]-10*INT([.C17]/10));0);1)&amp;&quot;)&quot;;&quot;DA SISTEMARE&quot;)" office:value-type="string" office:string-value="Iguane (12)" calcext:value-type="string">
            <text:p>Iguane (12)</text:p>
          </table:table-cell>
          <table:table-cell table:style-name="ce6" office:value-type="string" calcext:value-type="string">
            <text:p>57-42</text:p>
          </table:table-cell>
          <table:table-cell table:style-name="ce14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14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14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14" table:formula="of:=IF([.$G17]=&quot;&quot;;&quot;&quot;;IF(FIND(&quot;-&quot;;[.$G17])=0;&quot;&quot;;NUMBERVALUE(MID([.$G17];1;FIND(&quot;-&quot;;[.$G17])-1))))" office:value-type="float" office:value="57" calcext:value-type="float">
            <text:p>57</text:p>
          </table:table-cell>
          <table:table-cell table:style-name="ce14" table:formula="of:=IF([.$G17]=&quot;&quot;;&quot;&quot;;IF(FIND(&quot;-&quot;;[.$G17])=0;&quot;&quot;;NUMBERVALUE(MID([.$G17];FIND(&quot;-&quot;;[.$G17])+1;LEN([.$G17])-FIND(&quot;-&quot;;[.$G17])))))" office:value-type="float" office:value="42" calcext:value-type="float">
            <text:p>42</text:p>
          </table:table-cell>
          <table:table-cell table:style-name="ce16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15" calcext:value-type="float">
            <text:p>+15</text:p>
          </table:table-cell>
          <table:table-cell table:style-name="ce14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14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14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14" table:formula="of:=IF([.$G17]=&quot;&quot;;&quot;&quot;;IF(FIND(&quot;-&quot;;[.$G17])=0;&quot;&quot;;NUMBERVALUE(MID([.$G17];FIND(&quot;-&quot;;[.$G17])+1;LEN([.$G17])-FIND(&quot;-&quot;;[.$G17])))))" office:value-type="float" office:value="42" calcext:value-type="float">
            <text:p>42</text:p>
          </table:table-cell>
          <table:table-cell table:style-name="ce14" table:formula="of:=IF([.$G17]=&quot;&quot;;&quot;&quot;;IF(FIND(&quot;-&quot;;[.$G17])=0;&quot;&quot;;NUMBERVALUE(MID([.$G17];1;FIND(&quot;-&quot;;[.$G17])-1))))" office:value-type="float" office:value="57" calcext:value-type="float">
            <text:p>57</text:p>
          </table:table-cell>
          <table:table-cell table:style-name="ce16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15" calcext:value-type="float">
            <text:p>-15</text:p>
          </table:table-cell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table:formula="of:=IF(FIND([.B18];&quot;ABCDEFGH&quot;;1)&gt;0;INDEX([$Squadre.A$3:$Squadre.D$34];MATCH(1;([$Squadre.C$3:$Squadre.C$34]=[.B18])*([$Squadre.D$3:$Squadre.D$34]=INT([.C18]/10));0);2)&amp;&quot; (&quot;&amp;INDEX([$Squadre.A$3:$Squadre.D$34];MATCH(1;([$Squadre.C$3:$Squadre.C$34]=[.B18])*([$Squadre.D$3:$Squadre.D$34]=INT([.C18]/10));0);1)&amp;&quot;)&quot;;&quot;DA SISTEMARE&quot;)" office:value-type="string" office:string-value="Giraffe (10)" calcext:value-type="string">
            <text:p>Giraffe (10)</text:p>
          </table:table-cell>
          <table:table-cell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formula="of:=IF(FIND([.B18];&quot;ABCDEFGH&quot;;1)&gt;0;INDEX([$Squadre.A$3:$Squadre.D$34];MATCH(1;([$Squadre.C$3:$Squadre.C$34]=[.B18])*([$Squadre.D$3:$Squadre.D$34]=[.C18]-10*INT([.C18]/10));0);2)&amp;&quot; (&quot;&amp;INDEX([$Squadre.A$3:$Squadre.D$34];MATCH(1;([$Squadre.C$3:$Squadre.C$34]=[.B18])*([$Squadre.D$3:$Squadre.D$34]=[.C18]-10*INT([.C18]/10));0);1)&amp;&quot;)&quot;;&quot;DA SISTEMARE&quot;)" office:value-type="string" office:string-value="Ippopotami (11)" calcext:value-type="string">
            <text:p>Ippopotami (11)</text:p>
          </table:table-cell>
          <table:table-cell table:style-name="ce6" office:value-type="string" calcext:value-type="string">
            <text:p>98-89</text:p>
          </table:table-cell>
          <table:table-cell table:style-name="ce14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14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14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14" table:formula="of:=IF([.$G18]=&quot;&quot;;&quot;&quot;;IF(FIND(&quot;-&quot;;[.$G18])=0;&quot;&quot;;NUMBERVALUE(MID([.$G18];1;FIND(&quot;-&quot;;[.$G18])-1))))" office:value-type="float" office:value="98" calcext:value-type="float">
            <text:p>98</text:p>
          </table:table-cell>
          <table:table-cell table:style-name="ce14" table:formula="of:=IF([.$G18]=&quot;&quot;;&quot;&quot;;IF(FIND(&quot;-&quot;;[.$G18])=0;&quot;&quot;;NUMBERVALUE(MID([.$G18];FIND(&quot;-&quot;;[.$G18])+1;LEN([.$G18])-FIND(&quot;-&quot;;[.$G18])))))" office:value-type="float" office:value="89" calcext:value-type="float">
            <text:p>89</text:p>
          </table:table-cell>
          <table:table-cell table:style-name="ce16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9" calcext:value-type="float">
            <text:p>+9</text:p>
          </table:table-cell>
          <table:table-cell table:style-name="ce14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14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14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14" table:formula="of:=IF([.$G18]=&quot;&quot;;&quot;&quot;;IF(FIND(&quot;-&quot;;[.$G18])=0;&quot;&quot;;NUMBERVALUE(MID([.$G18];FIND(&quot;-&quot;;[.$G18])+1;LEN([.$G18])-FIND(&quot;-&quot;;[.$G18])))))" office:value-type="float" office:value="89" calcext:value-type="float">
            <text:p>89</text:p>
          </table:table-cell>
          <table:table-cell table:style-name="ce14" table:formula="of:=IF([.$G18]=&quot;&quot;;&quot;&quot;;IF(FIND(&quot;-&quot;;[.$G18])=0;&quot;&quot;;NUMBERVALUE(MID([.$G18];1;FIND(&quot;-&quot;;[.$G18])-1))))" office:value-type="float" office:value="98" calcext:value-type="float">
            <text:p>98</text:p>
          </table:table-cell>
          <table:table-cell table:style-name="ce16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9" calcext:value-type="float">
            <text:p>-9</text:p>
          </table:table-cell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table:formula="of:=IF(FIND([.B19];&quot;ABCDEFGH&quot;;1)&gt;0;INDEX([$Squadre.A$3:$Squadre.D$34];MATCH(1;([$Squadre.C$3:$Squadre.C$34]=[.B19])*([$Squadre.D$3:$Squadre.D$34]=INT([.C19]/10));0);2)&amp;&quot; (&quot;&amp;INDEX([$Squadre.A$3:$Squadre.D$34];MATCH(1;([$Squadre.C$3:$Squadre.C$34]=[.B19])*([$Squadre.D$3:$Squadre.D$34]=INT([.C19]/10));0);1)&amp;&quot;)&quot;;&quot;DA SISTEMARE&quot;)" office:value-type="string" office:string-value="Giraffe (10)" calcext:value-type="string">
            <text:p>Giraffe (10)</text:p>
          </table:table-cell>
          <table:table-cell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formula="of:=IF(FIND([.B19];&quot;ABCDEFGH&quot;;1)&gt;0;INDEX([$Squadre.A$3:$Squadre.D$34];MATCH(1;([$Squadre.C$3:$Squadre.C$34]=[.B19])*([$Squadre.D$3:$Squadre.D$34]=[.C19]-10*INT([.C19]/10));0);2)&amp;&quot; (&quot;&amp;INDEX([$Squadre.A$3:$Squadre.D$34];MATCH(1;([$Squadre.C$3:$Squadre.C$34]=[.B19])*([$Squadre.D$3:$Squadre.D$34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6" office:value-type="string" calcext:value-type="string">
            <text:p>60-34</text:p>
          </table:table-cell>
          <table:table-cell table:style-name="ce14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14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14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14" table:formula="of:=IF([.$G19]=&quot;&quot;;&quot;&quot;;IF(FIND(&quot;-&quot;;[.$G19])=0;&quot;&quot;;NUMBERVALUE(MID([.$G19];1;FIND(&quot;-&quot;;[.$G19])-1))))" office:value-type="float" office:value="60" calcext:value-type="float">
            <text:p>60</text:p>
          </table:table-cell>
          <table:table-cell table:style-name="ce14" table:formula="of:=IF([.$G19]=&quot;&quot;;&quot;&quot;;IF(FIND(&quot;-&quot;;[.$G19])=0;&quot;&quot;;NUMBERVALUE(MID([.$G19];FIND(&quot;-&quot;;[.$G19])+1;LEN([.$G19])-FIND(&quot;-&quot;;[.$G19])))))" office:value-type="float" office:value="34" calcext:value-type="float">
            <text:p>34</text:p>
          </table:table-cell>
          <table:table-cell table:style-name="ce16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26" calcext:value-type="float">
            <text:p>+26</text:p>
          </table:table-cell>
          <table:table-cell table:style-name="ce14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14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14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14" table:formula="of:=IF([.$G19]=&quot;&quot;;&quot;&quot;;IF(FIND(&quot;-&quot;;[.$G19])=0;&quot;&quot;;NUMBERVALUE(MID([.$G19];FIND(&quot;-&quot;;[.$G19])+1;LEN([.$G19])-FIND(&quot;-&quot;;[.$G19])))))" office:value-type="float" office:value="34" calcext:value-type="float">
            <text:p>34</text:p>
          </table:table-cell>
          <table:table-cell table:style-name="ce14" table:formula="of:=IF([.$G19]=&quot;&quot;;&quot;&quot;;IF(FIND(&quot;-&quot;;[.$G19])=0;&quot;&quot;;NUMBERVALUE(MID([.$G19];1;FIND(&quot;-&quot;;[.$G19])-1))))" office:value-type="float" office:value="60" calcext:value-type="float">
            <text:p>60</text:p>
          </table:table-cell>
          <table:table-cell table:style-name="ce16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table:formula="of:=IF(FIND([.B20];&quot;ABCDEFGH&quot;;1)&gt;0;INDEX([$Squadre.A$3:$Squadre.D$34];MATCH(1;([$Squadre.C$3:$Squadre.C$34]=[.B20])*([$Squadre.D$3:$Squadre.D$34]=INT([.C20]/10));0);2)&amp;&quot; (&quot;&amp;INDEX([$Squadre.A$3:$Squadre.D$34];MATCH(1;([$Squadre.C$3:$Squadre.C$34]=[.B20])*([$Squadre.D$3:$Squadre.D$34]=INT([.C20]/10));0);1)&amp;&quot;)&quot;;&quot;DA SISTEMARE&quot;)" office:value-type="string" office:string-value="Ippopotami (11)" calcext:value-type="string">
            <text:p>Ippopotami (11)</text:p>
          </table:table-cell>
          <table:table-cell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formula="of:=IF(FIND([.B20];&quot;ABCDEFGH&quot;;1)&gt;0;INDEX([$Squadre.A$3:$Squadre.D$34];MATCH(1;([$Squadre.C$3:$Squadre.C$34]=[.B20])*([$Squadre.D$3:$Squadre.D$34]=[.C20]-10*INT([.C20]/10));0);2)&amp;&quot; (&quot;&amp;INDEX([$Squadre.A$3:$Squadre.D$34];MATCH(1;([$Squadre.C$3:$Squadre.C$34]=[.B20])*([$Squadre.D$3:$Squadre.D$34]=[.C20]-10*INT([.C20]/10));0);1)&amp;&quot;)&quot;;&quot;DA SISTEMARE&quot;)" office:value-type="string" office:string-value="Iguane (12)" calcext:value-type="string">
            <text:p>Iguane (12)</text:p>
          </table:table-cell>
          <table:table-cell table:style-name="ce6" office:value-type="string" calcext:value-type="string">
            <text:p>96-25</text:p>
          </table:table-cell>
          <table:table-cell table:style-name="ce14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14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14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1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14" table:formula="of:=IF([.$G20]=&quot;&quot;;&quot;&quot;;IF(FIND(&quot;-&quot;;[.$G20])=0;&quot;&quot;;NUMBERVALUE(MID([.$G20];FIND(&quot;-&quot;;[.$G20])+1;LEN([.$G20])-FIND(&quot;-&quot;;[.$G20])))))" office:value-type="float" office:value="25" calcext:value-type="float">
            <text:p>25</text:p>
          </table:table-cell>
          <table:table-cell table:style-name="ce16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71" calcext:value-type="float">
            <text:p>+71</text:p>
          </table:table-cell>
          <table:table-cell table:style-name="ce1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1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1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14" table:formula="of:=IF([.$G20]=&quot;&quot;;&quot;&quot;;IF(FIND(&quot;-&quot;;[.$G20])=0;&quot;&quot;;NUMBERVALUE(MID([.$G20];FIND(&quot;-&quot;;[.$G20])+1;LEN([.$G20])-FIND(&quot;-&quot;;[.$G20])))))" office:value-type="float" office:value="25" calcext:value-type="float">
            <text:p>25</text:p>
          </table:table-cell>
          <table:table-cell table:style-name="ce1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16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71" calcext:value-type="float">
            <text:p>-71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IF(FIND([.B21];&quot;ABCDEFGH&quot;;1)&gt;0;INDEX([$Squadre.A$3:$Squadre.D$34];MATCH(1;([$Squadre.C$3:$Squadre.C$34]=[.B21])*([$Squadre.D$3:$Squadre.D$34]=INT([.C21]/10));0);2)&amp;&quot; (&quot;&amp;INDEX([$Squadre.A$3:$Squadre.D$34];MATCH(1;([$Squadre.C$3:$Squadre.C$34]=[.B21])*([$Squadre.D$3:$Squadre.D$34]=INT([.C21]/10));0);1)&amp;&quot;)&quot;;&quot;DA SISTEMARE&quot;)" office:value-type="string" office:string-value="Coccodrilli (13)" calcext:value-type="string">
            <text:p>Coccodrilli (13)</text:p>
          </table:table-cell>
          <table:table-cell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formula="of:=IF(FIND([.B21];&quot;ABCDEFGH&quot;;1)&gt;0;INDEX([$Squadre.A$3:$Squadre.D$34];MATCH(1;([$Squadre.C$3:$Squadre.C$34]=[.B21])*([$Squadre.D$3:$Squadre.D$34]=[.C21]-10*INT([.C21]/10));0);2)&amp;&quot; (&quot;&amp;INDEX([$Squadre.A$3:$Squadre.D$34];MATCH(1;([$Squadre.C$3:$Squadre.C$34]=[.B21])*([$Squadre.D$3:$Squadre.D$34]=[.C21]-10*INT([.C21]/10));0);1)&amp;&quot;)&quot;;&quot;DA SISTEMARE&quot;)" office:value-type="string" office:string-value="Pitoni (14)" calcext:value-type="string">
            <text:p>Pitoni (14)</text:p>
          </table:table-cell>
          <table:table-cell table:style-name="ce6" office:value-type="string" calcext:value-type="string">
            <text:p>96-68</text:p>
          </table:table-cell>
          <table:table-cell table:style-name="ce14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14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14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14" table:formula="of:=IF([.$G21]=&quot;&quot;;&quot;&quot;;IF(FIND(&quot;-&quot;;[.$G21])=0;&quot;&quot;;NUMBERVALUE(MID([.$G21];1;FIND(&quot;-&quot;;[.$G21])-1))))" office:value-type="float" office:value="96" calcext:value-type="float">
            <text:p>96</text:p>
          </table:table-cell>
          <table:table-cell table:style-name="ce14" table:formula="of:=IF([.$G21]=&quot;&quot;;&quot;&quot;;IF(FIND(&quot;-&quot;;[.$G21])=0;&quot;&quot;;NUMBERVALUE(MID([.$G21];FIND(&quot;-&quot;;[.$G21])+1;LEN([.$G21])-FIND(&quot;-&quot;;[.$G21])))))" office:value-type="float" office:value="68" calcext:value-type="float">
            <text:p>68</text:p>
          </table:table-cell>
          <table:table-cell table:style-name="ce16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28" calcext:value-type="float">
            <text:p>+28</text:p>
          </table:table-cell>
          <table:table-cell table:style-name="ce14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14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14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14" table:formula="of:=IF([.$G21]=&quot;&quot;;&quot;&quot;;IF(FIND(&quot;-&quot;;[.$G21])=0;&quot;&quot;;NUMBERVALUE(MID([.$G21];FIND(&quot;-&quot;;[.$G21])+1;LEN([.$G21])-FIND(&quot;-&quot;;[.$G21])))))" office:value-type="float" office:value="68" calcext:value-type="float">
            <text:p>68</text:p>
          </table:table-cell>
          <table:table-cell table:style-name="ce14" table:formula="of:=IF([.$G21]=&quot;&quot;;&quot;&quot;;IF(FIND(&quot;-&quot;;[.$G21])=0;&quot;&quot;;NUMBERVALUE(MID([.$G21];1;FIND(&quot;-&quot;;[.$G21])-1))))" office:value-type="float" office:value="96" calcext:value-type="float">
            <text:p>96</text:p>
          </table:table-cell>
          <table:table-cell table:style-name="ce16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-28" calcext:value-type="float">
            <text:p>-28</text:p>
          </table:table-cell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formula="of:=IF(FIND([.B22];&quot;ABCDEFGH&quot;;1)&gt;0;INDEX([$Squadre.A$3:$Squadre.D$34];MATCH(1;([$Squadre.C$3:$Squadre.C$34]=[.B22])*([$Squadre.D$3:$Squadre.D$34]=INT([.C22]/10));0);2)&amp;&quot; (&quot;&amp;INDEX([$Squadre.A$3:$Squadre.D$34];MATCH(1;([$Squadre.C$3:$Squadre.C$34]=[.B22])*([$Squadre.D$3:$Squadre.D$34]=INT([.C22]/10));0);1)&amp;&quot;)&quot;;&quot;DA SISTEMARE&quot;)" office:value-type="string" office:string-value="Coccodrilli (13)" calcext:value-type="string">
            <text:p>Coccodrilli (13)</text:p>
          </table:table-cell>
          <table:table-cell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formula="of:=IF(FIND([.B22];&quot;ABCDEFGH&quot;;1)&gt;0;INDEX([$Squadre.A$3:$Squadre.D$34];MATCH(1;([$Squadre.C$3:$Squadre.C$34]=[.B22])*([$Squadre.D$3:$Squadre.D$34]=[.C22]-10*INT([.C22]/10));0);2)&amp;&quot; (&quot;&amp;INDEX([$Squadre.A$3:$Squadre.D$34];MATCH(1;([$Squadre.C$3:$Squadre.C$34]=[.B22])*([$Squadre.D$3:$Squadre.D$34]=[.C22]-10*INT([.C22]/10));0);1)&amp;&quot;)&quot;;&quot;DA SISTEMARE&quot;)" office:value-type="string" office:string-value="Aquile (15)" calcext:value-type="string">
            <text:p>Aquile (15)</text:p>
          </table:table-cell>
          <table:table-cell table:style-name="ce6" office:value-type="string" calcext:value-type="string">
            <text:p>21-29</text:p>
          </table:table-cell>
          <table:table-cell table:style-name="ce14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14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14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14" table:formula="of:=IF([.$G22]=&quot;&quot;;&quot;&quot;;IF(FIND(&quot;-&quot;;[.$G22])=0;&quot;&quot;;NUMBERVALUE(MID([.$G22];1;FIND(&quot;-&quot;;[.$G22])-1))))" office:value-type="float" office:value="21" calcext:value-type="float">
            <text:p>21</text:p>
          </table:table-cell>
          <table:table-cell table:style-name="ce14" table:formula="of:=IF([.$G22]=&quot;&quot;;&quot;&quot;;IF(FIND(&quot;-&quot;;[.$G22])=0;&quot;&quot;;NUMBERVALUE(MID([.$G22];FIND(&quot;-&quot;;[.$G22])+1;LEN([.$G22])-FIND(&quot;-&quot;;[.$G22])))))" office:value-type="float" office:value="29" calcext:value-type="float">
            <text:p>29</text:p>
          </table:table-cell>
          <table:table-cell table:style-name="ce16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8" calcext:value-type="float">
            <text:p>-8</text:p>
          </table:table-cell>
          <table:table-cell table:style-name="ce14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14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14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14" table:formula="of:=IF([.$G22]=&quot;&quot;;&quot;&quot;;IF(FIND(&quot;-&quot;;[.$G22])=0;&quot;&quot;;NUMBERVALUE(MID([.$G22];FIND(&quot;-&quot;;[.$G22])+1;LEN([.$G22])-FIND(&quot;-&quot;;[.$G22])))))" office:value-type="float" office:value="29" calcext:value-type="float">
            <text:p>29</text:p>
          </table:table-cell>
          <table:table-cell table:style-name="ce14" table:formula="of:=IF([.$G22]=&quot;&quot;;&quot;&quot;;IF(FIND(&quot;-&quot;;[.$G22])=0;&quot;&quot;;NUMBERVALUE(MID([.$G22];1;FIND(&quot;-&quot;;[.$G22])-1))))" office:value-type="float" office:value="21" calcext:value-type="float">
            <text:p>21</text:p>
          </table:table-cell>
          <table:table-cell table:style-name="ce16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8" calcext:value-type="float">
            <text:p>+8</text:p>
          </table:table-cell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table:formula="of:=IF(FIND([.B23];&quot;ABCDEFGH&quot;;1)&gt;0;INDEX([$Squadre.A$3:$Squadre.D$34];MATCH(1;([$Squadre.C$3:$Squadre.C$34]=[.B23])*([$Squadre.D$3:$Squadre.D$34]=INT([.C23]/10));0);2)&amp;&quot; (&quot;&amp;INDEX([$Squadre.A$3:$Squadre.D$34];MATCH(1;([$Squadre.C$3:$Squadre.C$34]=[.B23])*([$Squadre.D$3:$Squadre.D$34]=INT([.C23]/10));0);1)&amp;&quot;)&quot;;&quot;DA SISTEMARE&quot;)" office:value-type="string" office:string-value="Coccodrilli (13)" calcext:value-type="string">
            <text:p>Coccodrilli (13)</text:p>
          </table:table-cell>
          <table:table-cell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formula="of:=IF(FIND([.B23];&quot;ABCDEFGH&quot;;1)&gt;0;INDEX([$Squadre.A$3:$Squadre.D$34];MATCH(1;([$Squadre.C$3:$Squadre.C$34]=[.B23])*([$Squadre.D$3:$Squadre.D$34]=[.C23]-10*INT([.C23]/10));0);2)&amp;&quot; (&quot;&amp;INDEX([$Squadre.A$3:$Squadre.D$34];MATCH(1;([$Squadre.C$3:$Squadre.C$34]=[.B23])*([$Squadre.D$3:$Squadre.D$34]=[.C23]-10*INT([.C23]/10));0);1)&amp;&quot;)&quot;;&quot;DA SISTEMARE&quot;)" office:value-type="string" office:string-value="Falchi (16)" calcext:value-type="string">
            <text:p>Falchi (16)</text:p>
          </table:table-cell>
          <table:table-cell table:style-name="ce6" office:value-type="string" calcext:value-type="string">
            <text:p>54-64</text:p>
          </table:table-cell>
          <table:table-cell table:style-name="ce14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14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14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14" table:formula="of:=IF([.$G23]=&quot;&quot;;&quot;&quot;;IF(FIND(&quot;-&quot;;[.$G23])=0;&quot;&quot;;NUMBERVALUE(MID([.$G23];1;FIND(&quot;-&quot;;[.$G23])-1))))" office:value-type="float" office:value="54" calcext:value-type="float">
            <text:p>54</text:p>
          </table:table-cell>
          <table:table-cell table:style-name="ce14" table:formula="of:=IF([.$G23]=&quot;&quot;;&quot;&quot;;IF(FIND(&quot;-&quot;;[.$G23])=0;&quot;&quot;;NUMBERVALUE(MID([.$G23];FIND(&quot;-&quot;;[.$G23])+1;LEN([.$G23])-FIND(&quot;-&quot;;[.$G23])))))" office:value-type="float" office:value="64" calcext:value-type="float">
            <text:p>64</text:p>
          </table:table-cell>
          <table:table-cell table:style-name="ce16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-10" calcext:value-type="float">
            <text:p>-10</text:p>
          </table:table-cell>
          <table:table-cell table:style-name="ce14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14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14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14" table:formula="of:=IF([.$G23]=&quot;&quot;;&quot;&quot;;IF(FIND(&quot;-&quot;;[.$G23])=0;&quot;&quot;;NUMBERVALUE(MID([.$G23];FIND(&quot;-&quot;;[.$G23])+1;LEN([.$G23])-FIND(&quot;-&quot;;[.$G23])))))" office:value-type="float" office:value="64" calcext:value-type="float">
            <text:p>64</text:p>
          </table:table-cell>
          <table:table-cell table:style-name="ce14" table:formula="of:=IF([.$G23]=&quot;&quot;;&quot;&quot;;IF(FIND(&quot;-&quot;;[.$G23])=0;&quot;&quot;;NUMBERVALUE(MID([.$G23];1;FIND(&quot;-&quot;;[.$G23])-1))))" office:value-type="float" office:value="54" calcext:value-type="float">
            <text:p>54</text:p>
          </table:table-cell>
          <table:table-cell table:style-name="ce16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10" calcext:value-type="float">
            <text:p>+10</text:p>
          </table:table-cell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formula="of:=IF(FIND([.B24];&quot;ABCDEFGH&quot;;1)&gt;0;INDEX([$Squadre.A$3:$Squadre.D$34];MATCH(1;([$Squadre.C$3:$Squadre.C$34]=[.B24])*([$Squadre.D$3:$Squadre.D$34]=INT([.C24]/10));0);2)&amp;&quot; (&quot;&amp;INDEX([$Squadre.A$3:$Squadre.D$34];MATCH(1;([$Squadre.C$3:$Squadre.C$34]=[.B24])*([$Squadre.D$3:$Squadre.D$34]=INT([.C24]/10));0);1)&amp;&quot;)&quot;;&quot;DA SISTEMARE&quot;)" office:value-type="string" office:string-value="Pitoni (14)" calcext:value-type="string">
            <text:p>Pitoni (14)</text:p>
          </table:table-cell>
          <table:table-cell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formula="of:=IF(FIND([.B24];&quot;ABCDEFGH&quot;;1)&gt;0;INDEX([$Squadre.A$3:$Squadre.D$34];MATCH(1;([$Squadre.C$3:$Squadre.C$34]=[.B24])*([$Squadre.D$3:$Squadre.D$34]=[.C24]-10*INT([.C24]/10));0);2)&amp;&quot; (&quot;&amp;INDEX([$Squadre.A$3:$Squadre.D$34];MATCH(1;([$Squadre.C$3:$Squadre.C$34]=[.B24])*([$Squadre.D$3:$Squadre.D$34]=[.C24]-10*INT([.C24]/10));0);1)&amp;&quot;)&quot;;&quot;DA SISTEMARE&quot;)" office:value-type="string" office:string-value="Aquile (15)" calcext:value-type="string">
            <text:p>Aquile (15)</text:p>
          </table:table-cell>
          <table:table-cell table:style-name="ce6" office:value-type="string" calcext:value-type="string">
            <text:p>67-53</text:p>
          </table:table-cell>
          <table:table-cell table:style-name="ce14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14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14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14" table:formula="of:=IF([.$G24]=&quot;&quot;;&quot;&quot;;IF(FIND(&quot;-&quot;;[.$G24])=0;&quot;&quot;;NUMBERVALUE(MID([.$G24];1;FIND(&quot;-&quot;;[.$G24])-1))))" office:value-type="float" office:value="67" calcext:value-type="float">
            <text:p>67</text:p>
          </table:table-cell>
          <table:table-cell table:style-name="ce14" table:formula="of:=IF([.$G24]=&quot;&quot;;&quot;&quot;;IF(FIND(&quot;-&quot;;[.$G24])=0;&quot;&quot;;NUMBERVALUE(MID([.$G24];FIND(&quot;-&quot;;[.$G24])+1;LEN([.$G24])-FIND(&quot;-&quot;;[.$G24])))))" office:value-type="float" office:value="53" calcext:value-type="float">
            <text:p>53</text:p>
          </table:table-cell>
          <table:table-cell table:style-name="ce16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14" calcext:value-type="float">
            <text:p>+14</text:p>
          </table:table-cell>
          <table:table-cell table:style-name="ce14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14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14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14" table:formula="of:=IF([.$G24]=&quot;&quot;;&quot;&quot;;IF(FIND(&quot;-&quot;;[.$G24])=0;&quot;&quot;;NUMBERVALUE(MID([.$G24];FIND(&quot;-&quot;;[.$G24])+1;LEN([.$G24])-FIND(&quot;-&quot;;[.$G24])))))" office:value-type="float" office:value="53" calcext:value-type="float">
            <text:p>53</text:p>
          </table:table-cell>
          <table:table-cell table:style-name="ce14" table:formula="of:=IF([.$G24]=&quot;&quot;;&quot;&quot;;IF(FIND(&quot;-&quot;;[.$G24])=0;&quot;&quot;;NUMBERVALUE(MID([.$G24];1;FIND(&quot;-&quot;;[.$G24])-1))))" office:value-type="float" office:value="67" calcext:value-type="float">
            <text:p>67</text:p>
          </table:table-cell>
          <table:table-cell table:style-name="ce16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14" calcext:value-type="float">
            <text:p>-14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formula="of:=IF(FIND([.B25];&quot;ABCDEFGH&quot;;1)&gt;0;INDEX([$Squadre.A$3:$Squadre.D$34];MATCH(1;([$Squadre.C$3:$Squadre.C$34]=[.B25])*([$Squadre.D$3:$Squadre.D$34]=INT([.C25]/10));0);2)&amp;&quot; (&quot;&amp;INDEX([$Squadre.A$3:$Squadre.D$34];MATCH(1;([$Squadre.C$3:$Squadre.C$34]=[.B25])*([$Squadre.D$3:$Squadre.D$34]=INT([.C25]/10));0);1)&amp;&quot;)&quot;;&quot;DA SISTEMARE&quot;)" office:value-type="string" office:string-value="Pitoni (14)" calcext:value-type="string">
            <text:p>Pitoni (14)</text:p>
          </table:table-cell>
          <table:table-cell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formula="of:=IF(FIND([.B25];&quot;ABCDEFGH&quot;;1)&gt;0;INDEX([$Squadre.A$3:$Squadre.D$34];MATCH(1;([$Squadre.C$3:$Squadre.C$34]=[.B25])*([$Squadre.D$3:$Squadre.D$34]=[.C25]-10*INT([.C25]/10));0);2)&amp;&quot; (&quot;&amp;INDEX([$Squadre.A$3:$Squadre.D$34];MATCH(1;([$Squadre.C$3:$Squadre.C$34]=[.B25])*([$Squadre.D$3:$Squadre.D$34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6" office:value-type="string" calcext:value-type="string">
            <text:p>83-57</text:p>
          </table:table-cell>
          <table:table-cell table:style-name="ce14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14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14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14" table:formula="of:=IF([.$G25]=&quot;&quot;;&quot;&quot;;IF(FIND(&quot;-&quot;;[.$G25])=0;&quot;&quot;;NUMBERVALUE(MID([.$G25];1;FIND(&quot;-&quot;;[.$G25])-1))))" office:value-type="float" office:value="83" calcext:value-type="float">
            <text:p>83</text:p>
          </table:table-cell>
          <table:table-cell table:style-name="ce14" table:formula="of:=IF([.$G25]=&quot;&quot;;&quot;&quot;;IF(FIND(&quot;-&quot;;[.$G25])=0;&quot;&quot;;NUMBERVALUE(MID([.$G25];FIND(&quot;-&quot;;[.$G25])+1;LEN([.$G25])-FIND(&quot;-&quot;;[.$G25])))))" office:value-type="float" office:value="57" calcext:value-type="float">
            <text:p>57</text:p>
          </table:table-cell>
          <table:table-cell table:style-name="ce16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6" calcext:value-type="float">
            <text:p>+26</text:p>
          </table:table-cell>
          <table:table-cell table:style-name="ce14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14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14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14" table:formula="of:=IF([.$G25]=&quot;&quot;;&quot;&quot;;IF(FIND(&quot;-&quot;;[.$G25])=0;&quot;&quot;;NUMBERVALUE(MID([.$G25];FIND(&quot;-&quot;;[.$G25])+1;LEN([.$G25])-FIND(&quot;-&quot;;[.$G25])))))" office:value-type="float" office:value="57" calcext:value-type="float">
            <text:p>57</text:p>
          </table:table-cell>
          <table:table-cell table:style-name="ce14" table:formula="of:=IF([.$G25]=&quot;&quot;;&quot;&quot;;IF(FIND(&quot;-&quot;;[.$G25])=0;&quot;&quot;;NUMBERVALUE(MID([.$G25];1;FIND(&quot;-&quot;;[.$G25])-1))))" office:value-type="float" office:value="83" calcext:value-type="float">
            <text:p>83</text:p>
          </table:table-cell>
          <table:table-cell table:style-name="ce16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table:formula="of:=IF(FIND([.B26];&quot;ABCDEFGH&quot;;1)&gt;0;INDEX([$Squadre.A$3:$Squadre.D$34];MATCH(1;([$Squadre.C$3:$Squadre.C$34]=[.B26])*([$Squadre.D$3:$Squadre.D$34]=INT([.C26]/10));0);2)&amp;&quot; (&quot;&amp;INDEX([$Squadre.A$3:$Squadre.D$34];MATCH(1;([$Squadre.C$3:$Squadre.C$34]=[.B26])*([$Squadre.D$3:$Squadre.D$34]=INT([.C26]/10));0);1)&amp;&quot;)&quot;;&quot;DA SISTEMARE&quot;)" office:value-type="string" office:string-value="Aquile (15)" calcext:value-type="string">
            <text:p>Aquile (15)</text:p>
          </table:table-cell>
          <table:table-cell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formula="of:=IF(FIND([.B26];&quot;ABCDEFGH&quot;;1)&gt;0;INDEX([$Squadre.A$3:$Squadre.D$34];MATCH(1;([$Squadre.C$3:$Squadre.C$34]=[.B26])*([$Squadre.D$3:$Squadre.D$34]=[.C26]-10*INT([.C26]/10));0);2)&amp;&quot; (&quot;&amp;INDEX([$Squadre.A$3:$Squadre.D$34];MATCH(1;([$Squadre.C$3:$Squadre.C$34]=[.B26])*([$Squadre.D$3:$Squadre.D$34]=[.C26]-10*INT([.C26]/10));0);1)&amp;&quot;)&quot;;&quot;DA SISTEMARE&quot;)" office:value-type="string" office:string-value="Falchi (16)" calcext:value-type="string">
            <text:p>Falchi (16)</text:p>
          </table:table-cell>
          <table:table-cell table:style-name="ce6" office:value-type="string" calcext:value-type="string">
            <text:p>72-52</text:p>
          </table:table-cell>
          <table:table-cell table:style-name="ce14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14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14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14" table:formula="of:=IF([.$G26]=&quot;&quot;;&quot;&quot;;IF(FIND(&quot;-&quot;;[.$G26])=0;&quot;&quot;;NUMBERVALUE(MID([.$G26];1;FIND(&quot;-&quot;;[.$G26])-1))))" office:value-type="float" office:value="72" calcext:value-type="float">
            <text:p>72</text:p>
          </table:table-cell>
          <table:table-cell table:style-name="ce14" table:formula="of:=IF([.$G26]=&quot;&quot;;&quot;&quot;;IF(FIND(&quot;-&quot;;[.$G26])=0;&quot;&quot;;NUMBERVALUE(MID([.$G26];FIND(&quot;-&quot;;[.$G26])+1;LEN([.$G26])-FIND(&quot;-&quot;;[.$G26])))))" office:value-type="float" office:value="52" calcext:value-type="float">
            <text:p>52</text:p>
          </table:table-cell>
          <table:table-cell table:style-name="ce16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20" calcext:value-type="float">
            <text:p>+20</text:p>
          </table:table-cell>
          <table:table-cell table:style-name="ce1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1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1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14" table:formula="of:=IF([.$G26]=&quot;&quot;;&quot;&quot;;IF(FIND(&quot;-&quot;;[.$G26])=0;&quot;&quot;;NUMBERVALUE(MID([.$G26];FIND(&quot;-&quot;;[.$G26])+1;LEN([.$G26])-FIND(&quot;-&quot;;[.$G26])))))" office:value-type="float" office:value="52" calcext:value-type="float">
            <text:p>52</text:p>
          </table:table-cell>
          <table:table-cell table:style-name="ce14" table:formula="of:=IF([.$G26]=&quot;&quot;;&quot;&quot;;IF(FIND(&quot;-&quot;;[.$G26])=0;&quot;&quot;;NUMBERVALUE(MID([.$G26];1;FIND(&quot;-&quot;;[.$G26])-1))))" office:value-type="float" office:value="72" calcext:value-type="float">
            <text:p>72</text:p>
          </table:table-cell>
          <table:table-cell table:style-name="ce16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IF(FIND([.B27];&quot;ABCDEFGH&quot;;1)&gt;0;INDEX([$Squadre.A$3:$Squadre.D$34];MATCH(1;([$Squadre.C$3:$Squadre.C$34]=[.B27])*([$Squadre.D$3:$Squadre.D$34]=INT([.C27]/10));0);2)&amp;&quot; (&quot;&amp;INDEX([$Squadre.A$3:$Squadre.D$34];MATCH(1;([$Squadre.C$3:$Squadre.C$34]=[.B27])*([$Squadre.D$3:$Squadre.D$34]=INT([.C27]/10));0);1)&amp;&quot;)&quot;;&quot;DA SISTEMARE&quot;)" office:value-type="string" office:string-value="Bisonti (17)" calcext:value-type="string">
            <text:p>Bisonti (17)</text:p>
          </table:table-cell>
          <table:table-cell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formula="of:=IF(FIND([.B27];&quot;ABCDEFGH&quot;;1)&gt;0;INDEX([$Squadre.A$3:$Squadre.D$34];MATCH(1;([$Squadre.C$3:$Squadre.C$34]=[.B27])*([$Squadre.D$3:$Squadre.D$34]=[.C27]-10*INT([.C27]/10));0);2)&amp;&quot; (&quot;&amp;INDEX([$Squadre.A$3:$Squadre.D$34];MATCH(1;([$Squadre.C$3:$Squadre.C$34]=[.B27])*([$Squadre.D$3:$Squadre.D$34]=[.C27]-10*INT([.C27]/10));0);1)&amp;&quot;)&quot;;&quot;DA SISTEMARE&quot;)" office:value-type="string" office:string-value="Bufali (18)" calcext:value-type="string">
            <text:p>Bufali (18)</text:p>
          </table:table-cell>
          <table:table-cell table:style-name="ce6" office:value-type="string" calcext:value-type="string">
            <text:p>86-97</text:p>
          </table:table-cell>
          <table:table-cell table:style-name="ce14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14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14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14" table:formula="of:=IF([.$G27]=&quot;&quot;;&quot;&quot;;IF(FIND(&quot;-&quot;;[.$G27])=0;&quot;&quot;;NUMBERVALUE(MID([.$G27];1;FIND(&quot;-&quot;;[.$G27])-1))))" office:value-type="float" office:value="86" calcext:value-type="float">
            <text:p>86</text:p>
          </table:table-cell>
          <table:table-cell table:style-name="ce14" table:formula="of:=IF([.$G27]=&quot;&quot;;&quot;&quot;;IF(FIND(&quot;-&quot;;[.$G27])=0;&quot;&quot;;NUMBERVALUE(MID([.$G27];FIND(&quot;-&quot;;[.$G27])+1;LEN([.$G27])-FIND(&quot;-&quot;;[.$G27])))))" office:value-type="float" office:value="97" calcext:value-type="float">
            <text:p>97</text:p>
          </table:table-cell>
          <table:table-cell table:style-name="ce16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-11" calcext:value-type="float">
            <text:p>-11</text:p>
          </table:table-cell>
          <table:table-cell table:style-name="ce14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14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14" table:formula="of:=IF([.$G27]=&quot;&quot;;&quot;&quot;;IF(FIND(&quot;-&quot;;[.$G27])=0;&quot;&quot;;1*([.$G27]=&quot;20-0&quot;)))" office:value-type="float" office:value="0" calcext:value-type="float">
            <text:p>0</text:p>
          </table:table-cell>
          <table:table-cell table:style-name="ce14" table:formula="of:=IF([.$G27]=&quot;&quot;;&quot;&quot;;IF(FIND(&quot;-&quot;;[.$G27])=0;&quot;&quot;;NUMBERVALUE(MID([.$G27];FIND(&quot;-&quot;;[.$G27])+1;LEN([.$G27])-FIND(&quot;-&quot;;[.$G27])))))" office:value-type="float" office:value="97" calcext:value-type="float">
            <text:p>97</text:p>
          </table:table-cell>
          <table:table-cell table:style-name="ce14" table:formula="of:=IF([.$G27]=&quot;&quot;;&quot;&quot;;IF(FIND(&quot;-&quot;;[.$G27])=0;&quot;&quot;;NUMBERVALUE(MID([.$G27];1;FIND(&quot;-&quot;;[.$G27])-1))))" office:value-type="float" office:value="86" calcext:value-type="float">
            <text:p>86</text:p>
          </table:table-cell>
          <table:table-cell table:style-name="ce16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11" calcext:value-type="float">
            <text:p>+11</text:p>
          </table:table-cell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table:formula="of:=IF(FIND([.B28];&quot;ABCDEFGH&quot;;1)&gt;0;INDEX([$Squadre.A$3:$Squadre.D$34];MATCH(1;([$Squadre.C$3:$Squadre.C$34]=[.B28])*([$Squadre.D$3:$Squadre.D$34]=INT([.C28]/10));0);2)&amp;&quot; (&quot;&amp;INDEX([$Squadre.A$3:$Squadre.D$34];MATCH(1;([$Squadre.C$3:$Squadre.C$34]=[.B28])*([$Squadre.D$3:$Squadre.D$34]=INT([.C28]/10));0);1)&amp;&quot;)&quot;;&quot;DA SISTEMARE&quot;)" office:value-type="string" office:string-value="Bisonti (17)" calcext:value-type="string">
            <text:p>Bisonti (17)</text:p>
          </table:table-cell>
          <table:table-cell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formula="of:=IF(FIND([.B28];&quot;ABCDEFGH&quot;;1)&gt;0;INDEX([$Squadre.A$3:$Squadre.D$34];MATCH(1;([$Squadre.C$3:$Squadre.C$34]=[.B28])*([$Squadre.D$3:$Squadre.D$34]=[.C28]-10*INT([.C28]/10));0);2)&amp;&quot; (&quot;&amp;INDEX([$Squadre.A$3:$Squadre.D$34];MATCH(1;([$Squadre.C$3:$Squadre.C$34]=[.B28])*([$Squadre.D$3:$Squadre.D$34]=[.C28]-10*INT([.C28]/10));0);1)&amp;&quot;)&quot;;&quot;DA SISTEMARE&quot;)" office:value-type="string" office:string-value="Cervi (19)" calcext:value-type="string">
            <text:p>Cervi (19)</text:p>
          </table:table-cell>
          <table:table-cell table:style-name="ce6" office:value-type="string" calcext:value-type="string">
            <text:p>20-0</text:p>
          </table:table-cell>
          <table:table-cell table:style-name="ce14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14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14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14" table:formula="of:=IF([.$G28]=&quot;&quot;;&quot;&quot;;IF(FIND(&quot;-&quot;;[.$G28])=0;&quot;&quot;;NUMBERVALUE(MID([.$G28];1;FIND(&quot;-&quot;;[.$G28])-1))))" office:value-type="float" office:value="20" calcext:value-type="float">
            <text:p>20</text:p>
          </table:table-cell>
          <table:table-cell table:style-name="ce14" table:formula="of:=IF([.$G28]=&quot;&quot;;&quot;&quot;;IF(FIND(&quot;-&quot;;[.$G28])=0;&quot;&quot;;NUMBERVALUE(MID([.$G28];FIND(&quot;-&quot;;[.$G28])+1;LEN([.$G28])-FIND(&quot;-&quot;;[.$G28])))))" office:value-type="float" office:value="0" calcext:value-type="float">
            <text:p>0</text:p>
          </table:table-cell>
          <table:table-cell table:style-name="ce16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20" calcext:value-type="float">
            <text:p>+20</text:p>
          </table:table-cell>
          <table:table-cell table:style-name="ce14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14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14" table:formula="of:=IF([.$G28]=&quot;&quot;;&quot;&quot;;IF(FIND(&quot;-&quot;;[.$G28])=0;&quot;&quot;;1*([.$G28]=&quot;20-0&quot;)))" office:value-type="float" office:value="1" calcext:value-type="float">
            <text:p>1</text:p>
          </table:table-cell>
          <table:table-cell table:style-name="ce14" table:formula="of:=IF([.$G28]=&quot;&quot;;&quot;&quot;;IF(FIND(&quot;-&quot;;[.$G28])=0;&quot;&quot;;NUMBERVALUE(MID([.$G28];FIND(&quot;-&quot;;[.$G28])+1;LEN([.$G28])-FIND(&quot;-&quot;;[.$G28])))))" office:value-type="float" office:value="0" calcext:value-type="float">
            <text:p>0</text:p>
          </table:table-cell>
          <table:table-cell table:style-name="ce14" table:formula="of:=IF([.$G28]=&quot;&quot;;&quot;&quot;;IF(FIND(&quot;-&quot;;[.$G28])=0;&quot;&quot;;NUMBERVALUE(MID([.$G28];1;FIND(&quot;-&quot;;[.$G28])-1))))" office:value-type="float" office:value="20" calcext:value-type="float">
            <text:p>20</text:p>
          </table:table-cell>
          <table:table-cell table:style-name="ce16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formula="of:=IF(FIND([.B29];&quot;ABCDEFGH&quot;;1)&gt;0;INDEX([$Squadre.A$3:$Squadre.D$34];MATCH(1;([$Squadre.C$3:$Squadre.C$34]=[.B29])*([$Squadre.D$3:$Squadre.D$34]=INT([.C29]/10));0);2)&amp;&quot; (&quot;&amp;INDEX([$Squadre.A$3:$Squadre.D$34];MATCH(1;([$Squadre.C$3:$Squadre.C$34]=[.B29])*([$Squadre.D$3:$Squadre.D$34]=INT([.C29]/10));0);1)&amp;&quot;)&quot;;&quot;DA SISTEMARE&quot;)" office:value-type="string" office:string-value="Bisonti (17)" calcext:value-type="string">
            <text:p>Bisonti (17)</text:p>
          </table:table-cell>
          <table:table-cell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formula="of:=IF(FIND([.B29];&quot;ABCDEFGH&quot;;1)&gt;0;INDEX([$Squadre.A$3:$Squadre.D$34];MATCH(1;([$Squadre.C$3:$Squadre.C$34]=[.B29])*([$Squadre.D$3:$Squadre.D$34]=[.C29]-10*INT([.C29]/10));0);2)&amp;&quot; (&quot;&amp;INDEX([$Squadre.A$3:$Squadre.D$34];MATCH(1;([$Squadre.C$3:$Squadre.C$34]=[.B29])*([$Squadre.D$3:$Squadre.D$34]=[.C29]-10*INT([.C29]/10));0);1)&amp;&quot;)&quot;;&quot;DA SISTEMARE&quot;)" office:value-type="string" office:string-value="Cinghiali (20)" calcext:value-type="string">
            <text:p>Cinghiali (20)</text:p>
          </table:table-cell>
          <table:table-cell table:style-name="ce6" office:value-type="string" calcext:value-type="string">
            <text:p>42-82</text:p>
          </table:table-cell>
          <table:table-cell table:style-name="ce14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14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14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14" table:formula="of:=IF([.$G29]=&quot;&quot;;&quot;&quot;;IF(FIND(&quot;-&quot;;[.$G29])=0;&quot;&quot;;NUMBERVALUE(MID([.$G29];1;FIND(&quot;-&quot;;[.$G29])-1))))" office:value-type="float" office:value="42" calcext:value-type="float">
            <text:p>42</text:p>
          </table:table-cell>
          <table:table-cell table:style-name="ce14" table:formula="of:=IF([.$G29]=&quot;&quot;;&quot;&quot;;IF(FIND(&quot;-&quot;;[.$G29])=0;&quot;&quot;;NUMBERVALUE(MID([.$G29];FIND(&quot;-&quot;;[.$G29])+1;LEN([.$G29])-FIND(&quot;-&quot;;[.$G29])))))" office:value-type="float" office:value="82" calcext:value-type="float">
            <text:p>82</text:p>
          </table:table-cell>
          <table:table-cell table:style-name="ce16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-40" calcext:value-type="float">
            <text:p>-40</text:p>
          </table:table-cell>
          <table:table-cell table:style-name="ce14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14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14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14" table:formula="of:=IF([.$G29]=&quot;&quot;;&quot;&quot;;IF(FIND(&quot;-&quot;;[.$G29])=0;&quot;&quot;;NUMBERVALUE(MID([.$G29];FIND(&quot;-&quot;;[.$G29])+1;LEN([.$G29])-FIND(&quot;-&quot;;[.$G29])))))" office:value-type="float" office:value="82" calcext:value-type="float">
            <text:p>82</text:p>
          </table:table-cell>
          <table:table-cell table:style-name="ce14" table:formula="of:=IF([.$G29]=&quot;&quot;;&quot;&quot;;IF(FIND(&quot;-&quot;;[.$G29])=0;&quot;&quot;;NUMBERVALUE(MID([.$G29];1;FIND(&quot;-&quot;;[.$G29])-1))))" office:value-type="float" office:value="42" calcext:value-type="float">
            <text:p>42</text:p>
          </table:table-cell>
          <table:table-cell table:style-name="ce16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40" calcext:value-type="float">
            <text:p>+40</text:p>
          </table:table-cell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23" calcext:value-type="float">
            <text:p>23</text:p>
          </table:table-cell>
          <table:table-cell table:formula="of:=IF(FIND([.B30];&quot;ABCDEFGH&quot;;1)&gt;0;INDEX([$Squadre.A$3:$Squadre.D$34];MATCH(1;([$Squadre.C$3:$Squadre.C$34]=[.B30])*([$Squadre.D$3:$Squadre.D$34]=INT([.C30]/10));0);2)&amp;&quot; (&quot;&amp;INDEX([$Squadre.A$3:$Squadre.D$34];MATCH(1;([$Squadre.C$3:$Squadre.C$34]=[.B30])*([$Squadre.D$3:$Squadre.D$34]=INT([.C30]/10));0);1)&amp;&quot;)&quot;;&quot;DA SISTEMARE&quot;)" office:value-type="string" office:string-value="Bufali (18)" calcext:value-type="string">
            <text:p>Bufali (18)</text:p>
          </table:table-cell>
          <table:table-cell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formula="of:=IF(FIND([.B30];&quot;ABCDEFGH&quot;;1)&gt;0;INDEX([$Squadre.A$3:$Squadre.D$34];MATCH(1;([$Squadre.C$3:$Squadre.C$34]=[.B30])*([$Squadre.D$3:$Squadre.D$34]=[.C30]-10*INT([.C30]/10));0);2)&amp;&quot; (&quot;&amp;INDEX([$Squadre.A$3:$Squadre.D$34];MATCH(1;([$Squadre.C$3:$Squadre.C$34]=[.B30])*([$Squadre.D$3:$Squadre.D$34]=[.C30]-10*INT([.C30]/10));0);1)&amp;&quot;)&quot;;&quot;DA SISTEMARE&quot;)" office:value-type="string" office:string-value="Cervi (19)" calcext:value-type="string">
            <text:p>Cervi (19)</text:p>
          </table:table-cell>
          <table:table-cell table:style-name="ce6" office:value-type="string" calcext:value-type="string">
            <text:p>66-49</text:p>
          </table:table-cell>
          <table:table-cell table:style-name="ce14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14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14" table:formula="of:=IF([.$G30]=&quot;&quot;;&quot;&quot;;IF(FIND(&quot;-&quot;;[.$G30])=0;&quot;&quot;;1*([.$G30]=&quot;0-20&quot;)))" office:value-type="float" office:value="0" calcext:value-type="float">
            <text:p>0</text:p>
          </table:table-cell>
          <table:table-cell table:style-name="ce14" table:formula="of:=IF([.$G30]=&quot;&quot;;&quot;&quot;;IF(FIND(&quot;-&quot;;[.$G30])=0;&quot;&quot;;NUMBERVALUE(MID([.$G30];1;FIND(&quot;-&quot;;[.$G30])-1))))" office:value-type="float" office:value="66" calcext:value-type="float">
            <text:p>66</text:p>
          </table:table-cell>
          <table:table-cell table:style-name="ce14" table:formula="of:=IF([.$G30]=&quot;&quot;;&quot;&quot;;IF(FIND(&quot;-&quot;;[.$G30])=0;&quot;&quot;;NUMBERVALUE(MID([.$G30];FIND(&quot;-&quot;;[.$G30])+1;LEN([.$G30])-FIND(&quot;-&quot;;[.$G30])))))" office:value-type="float" office:value="49" calcext:value-type="float">
            <text:p>49</text:p>
          </table:table-cell>
          <table:table-cell table:style-name="ce16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17" calcext:value-type="float">
            <text:p>+17</text:p>
          </table:table-cell>
          <table:table-cell table:style-name="ce14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14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14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14" table:formula="of:=IF([.$G30]=&quot;&quot;;&quot;&quot;;IF(FIND(&quot;-&quot;;[.$G30])=0;&quot;&quot;;NUMBERVALUE(MID([.$G30];FIND(&quot;-&quot;;[.$G30])+1;LEN([.$G30])-FIND(&quot;-&quot;;[.$G30])))))" office:value-type="float" office:value="49" calcext:value-type="float">
            <text:p>49</text:p>
          </table:table-cell>
          <table:table-cell table:style-name="ce14" table:formula="of:=IF([.$G30]=&quot;&quot;;&quot;&quot;;IF(FIND(&quot;-&quot;;[.$G30])=0;&quot;&quot;;NUMBERVALUE(MID([.$G30];1;FIND(&quot;-&quot;;[.$G30])-1))))" office:value-type="float" office:value="66" calcext:value-type="float">
            <text:p>66</text:p>
          </table:table-cell>
          <table:table-cell table:style-name="ce16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-17" calcext:value-type="float">
            <text:p>-17</text:p>
          </table:table-cell>
          <table:table-cell table:number-columns-repeated="4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float" office:value="24" calcext:value-type="float">
            <text:p>24</text:p>
          </table:table-cell>
          <table:table-cell table:formula="of:=IF(FIND([.B31];&quot;ABCDEFGH&quot;;1)&gt;0;INDEX([$Squadre.A$3:$Squadre.D$34];MATCH(1;([$Squadre.C$3:$Squadre.C$34]=[.B31])*([$Squadre.D$3:$Squadre.D$34]=INT([.C31]/10));0);2)&amp;&quot; (&quot;&amp;INDEX([$Squadre.A$3:$Squadre.D$34];MATCH(1;([$Squadre.C$3:$Squadre.C$34]=[.B31])*([$Squadre.D$3:$Squadre.D$34]=INT([.C31]/10));0);1)&amp;&quot;)&quot;;&quot;DA SISTEMARE&quot;)" office:value-type="string" office:string-value="Bufali (18)" calcext:value-type="string">
            <text:p>Bufali (18)</text:p>
          </table:table-cell>
          <table:table-cell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formula="of:=IF(FIND([.B31];&quot;ABCDEFGH&quot;;1)&gt;0;INDEX([$Squadre.A$3:$Squadre.D$34];MATCH(1;([$Squadre.C$3:$Squadre.C$34]=[.B31])*([$Squadre.D$3:$Squadre.D$34]=[.C31]-10*INT([.C31]/10));0);2)&amp;&quot; (&quot;&amp;INDEX([$Squadre.A$3:$Squadre.D$34];MATCH(1;([$Squadre.C$3:$Squadre.C$34]=[.B31])*([$Squadre.D$3:$Squadre.D$34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6" office:value-type="string" calcext:value-type="string">
            <text:p>0-20</text:p>
          </table:table-cell>
          <table:table-cell table:style-name="ce14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14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14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14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14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16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14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14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14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14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14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16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34" calcext:value-type="float">
            <text:p>34</text:p>
          </table:table-cell>
          <table:table-cell table:formula="of:=IF(FIND([.B32];&quot;ABCDEFGH&quot;;1)&gt;0;INDEX([$Squadre.A$3:$Squadre.D$34];MATCH(1;([$Squadre.C$3:$Squadre.C$34]=[.B32])*([$Squadre.D$3:$Squadre.D$34]=INT([.C32]/10));0);2)&amp;&quot; (&quot;&amp;INDEX([$Squadre.A$3:$Squadre.D$34];MATCH(1;([$Squadre.C$3:$Squadre.C$34]=[.B32])*([$Squadre.D$3:$Squadre.D$34]=INT([.C32]/10));0);1)&amp;&quot;)&quot;;&quot;DA SISTEMARE&quot;)" office:value-type="string" office:string-value="Cervi (19)" calcext:value-type="string">
            <text:p>Cervi (19)</text:p>
          </table:table-cell>
          <table:table-cell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formula="of:=IF(FIND([.B32];&quot;ABCDEFGH&quot;;1)&gt;0;INDEX([$Squadre.A$3:$Squadre.D$34];MATCH(1;([$Squadre.C$3:$Squadre.C$34]=[.B32])*([$Squadre.D$3:$Squadre.D$34]=[.C32]-10*INT([.C32]/10));0);2)&amp;&quot; (&quot;&amp;INDEX([$Squadre.A$3:$Squadre.D$34];MATCH(1;([$Squadre.C$3:$Squadre.C$34]=[.B32])*([$Squadre.D$3:$Squadre.D$34]=[.C32]-10*INT([.C32]/10));0);1)&amp;&quot;)&quot;;&quot;DA SISTEMARE&quot;)" office:value-type="string" office:string-value="Cinghiali (20)" calcext:value-type="string">
            <text:p>Cinghiali (20)</text:p>
          </table:table-cell>
          <table:table-cell table:style-name="ce6" office:value-type="string" calcext:value-type="string">
            <text:p>0-20</text:p>
          </table:table-cell>
          <table:table-cell table:style-name="ce14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14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14" table:formula="of:=IF([.$G32]=&quot;&quot;;&quot;&quot;;IF(FIND(&quot;-&quot;;[.$G32])=0;&quot;&quot;;1*([.$G32]=&quot;0-20&quot;)))" office:value-type="float" office:value="1" calcext:value-type="float">
            <text:p>1</text:p>
          </table:table-cell>
          <table:table-cell table:style-name="ce14" table:formula="of:=IF([.$G32]=&quot;&quot;;&quot;&quot;;IF(FIND(&quot;-&quot;;[.$G32])=0;&quot;&quot;;NUMBERVALUE(MID([.$G32];1;FIND(&quot;-&quot;;[.$G32])-1))))" office:value-type="float" office:value="0" calcext:value-type="float">
            <text:p>0</text:p>
          </table:table-cell>
          <table:table-cell table:style-name="ce14" table:formula="of:=IF([.$G32]=&quot;&quot;;&quot;&quot;;IF(FIND(&quot;-&quot;;[.$G32])=0;&quot;&quot;;NUMBERVALUE(MID([.$G32];FIND(&quot;-&quot;;[.$G32])+1;LEN([.$G32])-FIND(&quot;-&quot;;[.$G32])))))" office:value-type="float" office:value="20" calcext:value-type="float">
            <text:p>20</text:p>
          </table:table-cell>
          <table:table-cell table:style-name="ce16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-20" calcext:value-type="float">
            <text:p>-20</text:p>
          </table:table-cell>
          <table:table-cell table:style-name="ce1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1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1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14" table:formula="of:=IF([.$G32]=&quot;&quot;;&quot;&quot;;IF(FIND(&quot;-&quot;;[.$G32])=0;&quot;&quot;;NUMBERVALUE(MID([.$G32];FIND(&quot;-&quot;;[.$G32])+1;LEN([.$G32])-FIND(&quot;-&quot;;[.$G32])))))" office:value-type="float" office:value="20" calcext:value-type="float">
            <text:p>20</text:p>
          </table:table-cell>
          <table:table-cell table:style-name="ce14" table:formula="of:=IF([.$G32]=&quot;&quot;;&quot;&quot;;IF(FIND(&quot;-&quot;;[.$G32])=0;&quot;&quot;;NUMBERVALUE(MID([.$G32];1;FIND(&quot;-&quot;;[.$G32])-1))))" office:value-type="float" office:value="0" calcext:value-type="float">
            <text:p>0</text:p>
          </table:table-cell>
          <table:table-cell table:style-name="ce16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IF(FIND([.B33];&quot;ABCDEFGH&quot;;1)&gt;0;INDEX([$Squadre.A$3:$Squadre.D$34];MATCH(1;([$Squadre.C$3:$Squadre.C$34]=[.B33])*([$Squadre.D$3:$Squadre.D$34]=INT([.C33]/10));0);2)&amp;&quot; (&quot;&amp;INDEX([$Squadre.A$3:$Squadre.D$34];MATCH(1;([$Squadre.C$3:$Squadre.C$34]=[.B33])*([$Squadre.D$3:$Squadre.D$34]=INT([.C33]/10));0);1)&amp;&quot;)&quot;;&quot;DA SISTEMARE&quot;)" office:value-type="string" office:string-value="Balene (21)" calcext:value-type="string">
            <text:p>Balene (21)</text:p>
          </table:table-cell>
          <table:table-cell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formula="of:=IF(FIND([.B33];&quot;ABCDEFGH&quot;;1)&gt;0;INDEX([$Squadre.A$3:$Squadre.D$34];MATCH(1;([$Squadre.C$3:$Squadre.C$34]=[.B33])*([$Squadre.D$3:$Squadre.D$34]=[.C33]-10*INT([.C33]/10));0);2)&amp;&quot; (&quot;&amp;INDEX([$Squadre.A$3:$Squadre.D$34];MATCH(1;([$Squadre.C$3:$Squadre.C$34]=[.B33])*([$Squadre.D$3:$Squadre.D$34]=[.C33]-10*INT([.C33]/10));0);1)&amp;&quot;)&quot;;&quot;DA SISTEMARE&quot;)" office:value-type="string" office:string-value="Gabbiani (22)" calcext:value-type="string">
            <text:p>Gabbiani (22)</text:p>
          </table:table-cell>
          <table:table-cell table:style-name="ce6" office:value-type="string" calcext:value-type="string">
            <text:p>61-41</text:p>
          </table:table-cell>
          <table:table-cell table:style-name="ce14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14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14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14" table:formula="of:=IF([.$G33]=&quot;&quot;;&quot;&quot;;IF(FIND(&quot;-&quot;;[.$G33])=0;&quot;&quot;;NUMBERVALUE(MID([.$G33];1;FIND(&quot;-&quot;;[.$G33])-1))))" office:value-type="float" office:value="61" calcext:value-type="float">
            <text:p>61</text:p>
          </table:table-cell>
          <table:table-cell table:style-name="ce14" table:formula="of:=IF([.$G33]=&quot;&quot;;&quot;&quot;;IF(FIND(&quot;-&quot;;[.$G33])=0;&quot;&quot;;NUMBERVALUE(MID([.$G33];FIND(&quot;-&quot;;[.$G33])+1;LEN([.$G33])-FIND(&quot;-&quot;;[.$G33])))))" office:value-type="float" office:value="41" calcext:value-type="float">
            <text:p>41</text:p>
          </table:table-cell>
          <table:table-cell table:style-name="ce16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20" calcext:value-type="float">
            <text:p>+20</text:p>
          </table:table-cell>
          <table:table-cell table:style-name="ce14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14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14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14" table:formula="of:=IF([.$G33]=&quot;&quot;;&quot;&quot;;IF(FIND(&quot;-&quot;;[.$G33])=0;&quot;&quot;;NUMBERVALUE(MID([.$G33];FIND(&quot;-&quot;;[.$G33])+1;LEN([.$G33])-FIND(&quot;-&quot;;[.$G33])))))" office:value-type="float" office:value="41" calcext:value-type="float">
            <text:p>41</text:p>
          </table:table-cell>
          <table:table-cell table:style-name="ce14" table:formula="of:=IF([.$G33]=&quot;&quot;;&quot;&quot;;IF(FIND(&quot;-&quot;;[.$G33])=0;&quot;&quot;;NUMBERVALUE(MID([.$G33];1;FIND(&quot;-&quot;;[.$G33])-1))))" office:value-type="float" office:value="61" calcext:value-type="float">
            <text:p>61</text:p>
          </table:table-cell>
          <table:table-cell table:style-name="ce16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formula="of:=IF(FIND([.B34];&quot;ABCDEFGH&quot;;1)&gt;0;INDEX([$Squadre.A$3:$Squadre.D$34];MATCH(1;([$Squadre.C$3:$Squadre.C$34]=[.B34])*([$Squadre.D$3:$Squadre.D$34]=INT([.C34]/10));0);2)&amp;&quot; (&quot;&amp;INDEX([$Squadre.A$3:$Squadre.D$34];MATCH(1;([$Squadre.C$3:$Squadre.C$34]=[.B34])*([$Squadre.D$3:$Squadre.D$34]=INT([.C34]/10));0);1)&amp;&quot;)&quot;;&quot;DA SISTEMARE&quot;)" office:value-type="string" office:string-value="Balene (21)" calcext:value-type="string">
            <text:p>Balene (21)</text:p>
          </table:table-cell>
          <table:table-cell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formula="of:=IF(FIND([.B34];&quot;ABCDEFGH&quot;;1)&gt;0;INDEX([$Squadre.A$3:$Squadre.D$34];MATCH(1;([$Squadre.C$3:$Squadre.C$34]=[.B34])*([$Squadre.D$3:$Squadre.D$34]=[.C34]-10*INT([.C34]/10));0);2)&amp;&quot; (&quot;&amp;INDEX([$Squadre.A$3:$Squadre.D$34];MATCH(1;([$Squadre.C$3:$Squadre.C$34]=[.B34])*([$Squadre.D$3:$Squadre.D$34]=[.C34]-10*INT([.C34]/10));0);1)&amp;&quot;)&quot;;&quot;DA SISTEMARE&quot;)" office:value-type="string" office:string-value="Delfini (23)" calcext:value-type="string">
            <text:p>Delfini (23)</text:p>
          </table:table-cell>
          <table:table-cell table:style-name="ce6" office:value-type="string" calcext:value-type="string">
            <text:p>64-24</text:p>
          </table:table-cell>
          <table:table-cell table:style-name="ce14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14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14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14" table:formula="of:=IF([.$G34]=&quot;&quot;;&quot;&quot;;IF(FIND(&quot;-&quot;;[.$G34])=0;&quot;&quot;;NUMBERVALUE(MID([.$G34];1;FIND(&quot;-&quot;;[.$G34])-1))))" office:value-type="float" office:value="64" calcext:value-type="float">
            <text:p>64</text:p>
          </table:table-cell>
          <table:table-cell table:style-name="ce14" table:formula="of:=IF([.$G34]=&quot;&quot;;&quot;&quot;;IF(FIND(&quot;-&quot;;[.$G34])=0;&quot;&quot;;NUMBERVALUE(MID([.$G34];FIND(&quot;-&quot;;[.$G34])+1;LEN([.$G34])-FIND(&quot;-&quot;;[.$G34])))))" office:value-type="float" office:value="24" calcext:value-type="float">
            <text:p>24</text:p>
          </table:table-cell>
          <table:table-cell table:style-name="ce16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40" calcext:value-type="float">
            <text:p>+40</text:p>
          </table:table-cell>
          <table:table-cell table:style-name="ce14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14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14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14" table:formula="of:=IF([.$G34]=&quot;&quot;;&quot;&quot;;IF(FIND(&quot;-&quot;;[.$G34])=0;&quot;&quot;;NUMBERVALUE(MID([.$G34];FIND(&quot;-&quot;;[.$G34])+1;LEN([.$G34])-FIND(&quot;-&quot;;[.$G34])))))" office:value-type="float" office:value="24" calcext:value-type="float">
            <text:p>24</text:p>
          </table:table-cell>
          <table:table-cell table:style-name="ce14" table:formula="of:=IF([.$G34]=&quot;&quot;;&quot;&quot;;IF(FIND(&quot;-&quot;;[.$G34])=0;&quot;&quot;;NUMBERVALUE(MID([.$G34];1;FIND(&quot;-&quot;;[.$G34])-1))))" office:value-type="float" office:value="64" calcext:value-type="float">
            <text:p>64</text:p>
          </table:table-cell>
          <table:table-cell table:style-name="ce16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40" calcext:value-type="float">
            <text:p>-40</text:p>
          </table:table-cell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formula="of:=IF(FIND([.B35];&quot;ABCDEFGH&quot;;1)&gt;0;INDEX([$Squadre.A$3:$Squadre.D$34];MATCH(1;([$Squadre.C$3:$Squadre.C$34]=[.B35])*([$Squadre.D$3:$Squadre.D$34]=INT([.C35]/10));0);2)&amp;&quot; (&quot;&amp;INDEX([$Squadre.A$3:$Squadre.D$34];MATCH(1;([$Squadre.C$3:$Squadre.C$34]=[.B35])*([$Squadre.D$3:$Squadre.D$34]=INT([.C35]/10));0);1)&amp;&quot;)&quot;;&quot;DA SISTEMARE&quot;)" office:value-type="string" office:string-value="Balene (21)" calcext:value-type="string">
            <text:p>Balene (21)</text:p>
          </table:table-cell>
          <table:table-cell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formula="of:=IF(FIND([.B35];&quot;ABCDEFGH&quot;;1)&gt;0;INDEX([$Squadre.A$3:$Squadre.D$34];MATCH(1;([$Squadre.C$3:$Squadre.C$34]=[.B35])*([$Squadre.D$3:$Squadre.D$34]=[.C35]-10*INT([.C35]/10));0);2)&amp;&quot; (&quot;&amp;INDEX([$Squadre.A$3:$Squadre.D$34];MATCH(1;([$Squadre.C$3:$Squadre.C$34]=[.B35])*([$Squadre.D$3:$Squadre.D$34]=[.C35]-10*INT([.C35]/10));0);1)&amp;&quot;)&quot;;&quot;DA SISTEMARE&quot;)" office:value-type="string" office:string-value="Fenicotteri (24)" calcext:value-type="string">
            <text:p>Fenicotteri (24)</text:p>
          </table:table-cell>
          <table:table-cell table:style-name="ce6" office:value-type="string" calcext:value-type="string">
            <text:p>24-23</text:p>
          </table:table-cell>
          <table:table-cell table:style-name="ce14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14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14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14" table:formula="of:=IF([.$G35]=&quot;&quot;;&quot;&quot;;IF(FIND(&quot;-&quot;;[.$G35])=0;&quot;&quot;;NUMBERVALUE(MID([.$G35];1;FIND(&quot;-&quot;;[.$G35])-1))))" office:value-type="float" office:value="24" calcext:value-type="float">
            <text:p>24</text:p>
          </table:table-cell>
          <table:table-cell table:style-name="ce14" table:formula="of:=IF([.$G35]=&quot;&quot;;&quot;&quot;;IF(FIND(&quot;-&quot;;[.$G35])=0;&quot;&quot;;NUMBERVALUE(MID([.$G35];FIND(&quot;-&quot;;[.$G35])+1;LEN([.$G35])-FIND(&quot;-&quot;;[.$G35])))))" office:value-type="float" office:value="23" calcext:value-type="float">
            <text:p>23</text:p>
          </table:table-cell>
          <table:table-cell table:style-name="ce16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1" calcext:value-type="float">
            <text:p>+1</text:p>
          </table:table-cell>
          <table:table-cell table:style-name="ce14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14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14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14" table:formula="of:=IF([.$G35]=&quot;&quot;;&quot;&quot;;IF(FIND(&quot;-&quot;;[.$G35])=0;&quot;&quot;;NUMBERVALUE(MID([.$G35];FIND(&quot;-&quot;;[.$G35])+1;LEN([.$G35])-FIND(&quot;-&quot;;[.$G35])))))" office:value-type="float" office:value="23" calcext:value-type="float">
            <text:p>23</text:p>
          </table:table-cell>
          <table:table-cell table:style-name="ce14" table:formula="of:=IF([.$G35]=&quot;&quot;;&quot;&quot;;IF(FIND(&quot;-&quot;;[.$G35])=0;&quot;&quot;;NUMBERVALUE(MID([.$G35];1;FIND(&quot;-&quot;;[.$G35])-1))))" office:value-type="float" office:value="24" calcext:value-type="float">
            <text:p>24</text:p>
          </table:table-cell>
          <table:table-cell table:style-name="ce16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1" calcext:value-type="float">
            <text:p>-1</text:p>
          </table:table-cell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table:formula="of:=IF(FIND([.B36];&quot;ABCDEFGH&quot;;1)&gt;0;INDEX([$Squadre.A$3:$Squadre.D$34];MATCH(1;([$Squadre.C$3:$Squadre.C$34]=[.B36])*([$Squadre.D$3:$Squadre.D$34]=INT([.C36]/10));0);2)&amp;&quot; (&quot;&amp;INDEX([$Squadre.A$3:$Squadre.D$34];MATCH(1;([$Squadre.C$3:$Squadre.C$34]=[.B36])*([$Squadre.D$3:$Squadre.D$34]=INT([.C36]/10));0);1)&amp;&quot;)&quot;;&quot;DA SISTEMARE&quot;)" office:value-type="string" office:string-value="Gabbiani (22)" calcext:value-type="string">
            <text:p>Gabbiani (22)</text:p>
          </table:table-cell>
          <table:table-cell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formula="of:=IF(FIND([.B36];&quot;ABCDEFGH&quot;;1)&gt;0;INDEX([$Squadre.A$3:$Squadre.D$34];MATCH(1;([$Squadre.C$3:$Squadre.C$34]=[.B36])*([$Squadre.D$3:$Squadre.D$34]=[.C36]-10*INT([.C36]/10));0);2)&amp;&quot; (&quot;&amp;INDEX([$Squadre.A$3:$Squadre.D$34];MATCH(1;([$Squadre.C$3:$Squadre.C$34]=[.B36])*([$Squadre.D$3:$Squadre.D$34]=[.C36]-10*INT([.C36]/10));0);1)&amp;&quot;)&quot;;&quot;DA SISTEMARE&quot;)" office:value-type="string" office:string-value="Delfini (23)" calcext:value-type="string">
            <text:p>Delfini (23)</text:p>
          </table:table-cell>
          <table:table-cell table:style-name="ce6" office:value-type="string" calcext:value-type="string">
            <text:p>94-38</text:p>
          </table:table-cell>
          <table:table-cell table:style-name="ce14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14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14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14" table:formula="of:=IF([.$G36]=&quot;&quot;;&quot;&quot;;IF(FIND(&quot;-&quot;;[.$G36])=0;&quot;&quot;;NUMBERVALUE(MID([.$G36];1;FIND(&quot;-&quot;;[.$G36])-1))))" office:value-type="float" office:value="94" calcext:value-type="float">
            <text:p>94</text:p>
          </table:table-cell>
          <table:table-cell table:style-name="ce14" table:formula="of:=IF([.$G36]=&quot;&quot;;&quot;&quot;;IF(FIND(&quot;-&quot;;[.$G36])=0;&quot;&quot;;NUMBERVALUE(MID([.$G36];FIND(&quot;-&quot;;[.$G36])+1;LEN([.$G36])-FIND(&quot;-&quot;;[.$G36])))))" office:value-type="float" office:value="38" calcext:value-type="float">
            <text:p>38</text:p>
          </table:table-cell>
          <table:table-cell table:style-name="ce16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56" calcext:value-type="float">
            <text:p>+56</text:p>
          </table:table-cell>
          <table:table-cell table:style-name="ce14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14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14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14" table:formula="of:=IF([.$G36]=&quot;&quot;;&quot;&quot;;IF(FIND(&quot;-&quot;;[.$G36])=0;&quot;&quot;;NUMBERVALUE(MID([.$G36];FIND(&quot;-&quot;;[.$G36])+1;LEN([.$G36])-FIND(&quot;-&quot;;[.$G36])))))" office:value-type="float" office:value="38" calcext:value-type="float">
            <text:p>38</text:p>
          </table:table-cell>
          <table:table-cell table:style-name="ce14" table:formula="of:=IF([.$G36]=&quot;&quot;;&quot;&quot;;IF(FIND(&quot;-&quot;;[.$G36])=0;&quot;&quot;;NUMBERVALUE(MID([.$G36];1;FIND(&quot;-&quot;;[.$G36])-1))))" office:value-type="float" office:value="94" calcext:value-type="float">
            <text:p>94</text:p>
          </table:table-cell>
          <table:table-cell table:style-name="ce16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56" calcext:value-type="float">
            <text:p>-56</text:p>
          </table:table-cell>
          <table:table-cell table:number-columns-repeated="4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formula="of:=IF(FIND([.B37];&quot;ABCDEFGH&quot;;1)&gt;0;INDEX([$Squadre.A$3:$Squadre.D$34];MATCH(1;([$Squadre.C$3:$Squadre.C$34]=[.B37])*([$Squadre.D$3:$Squadre.D$34]=INT([.C37]/10));0);2)&amp;&quot; (&quot;&amp;INDEX([$Squadre.A$3:$Squadre.D$34];MATCH(1;([$Squadre.C$3:$Squadre.C$34]=[.B37])*([$Squadre.D$3:$Squadre.D$34]=INT([.C37]/10));0);1)&amp;&quot;)&quot;;&quot;DA SISTEMARE&quot;)" office:value-type="string" office:string-value="Gabbiani (22)" calcext:value-type="string">
            <text:p>Gabbiani (22)</text:p>
          </table:table-cell>
          <table:table-cell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formula="of:=IF(FIND([.B37];&quot;ABCDEFGH&quot;;1)&gt;0;INDEX([$Squadre.A$3:$Squadre.D$34];MATCH(1;([$Squadre.C$3:$Squadre.C$34]=[.B37])*([$Squadre.D$3:$Squadre.D$34]=[.C37]-10*INT([.C37]/10));0);2)&amp;&quot; (&quot;&amp;INDEX([$Squadre.A$3:$Squadre.D$34];MATCH(1;([$Squadre.C$3:$Squadre.C$34]=[.B37])*([$Squadre.D$3:$Squadre.D$34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6" office:value-type="string" calcext:value-type="string">
            <text:p>41-35</text:p>
          </table:table-cell>
          <table:table-cell table:style-name="ce14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14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14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14" table:formula="of:=IF([.$G37]=&quot;&quot;;&quot;&quot;;IF(FIND(&quot;-&quot;;[.$G37])=0;&quot;&quot;;NUMBERVALUE(MID([.$G37];1;FIND(&quot;-&quot;;[.$G37])-1))))" office:value-type="float" office:value="41" calcext:value-type="float">
            <text:p>41</text:p>
          </table:table-cell>
          <table:table-cell table:style-name="ce14" table:formula="of:=IF([.$G37]=&quot;&quot;;&quot;&quot;;IF(FIND(&quot;-&quot;;[.$G37])=0;&quot;&quot;;NUMBERVALUE(MID([.$G37];FIND(&quot;-&quot;;[.$G37])+1;LEN([.$G37])-FIND(&quot;-&quot;;[.$G37])))))" office:value-type="float" office:value="35" calcext:value-type="float">
            <text:p>35</text:p>
          </table:table-cell>
          <table:table-cell table:style-name="ce16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6" calcext:value-type="float">
            <text:p>+6</text:p>
          </table:table-cell>
          <table:table-cell table:style-name="ce14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14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14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14" table:formula="of:=IF([.$G37]=&quot;&quot;;&quot;&quot;;IF(FIND(&quot;-&quot;;[.$G37])=0;&quot;&quot;;NUMBERVALUE(MID([.$G37];FIND(&quot;-&quot;;[.$G37])+1;LEN([.$G37])-FIND(&quot;-&quot;;[.$G37])))))" office:value-type="float" office:value="35" calcext:value-type="float">
            <text:p>35</text:p>
          </table:table-cell>
          <table:table-cell table:style-name="ce14" table:formula="of:=IF([.$G37]=&quot;&quot;;&quot;&quot;;IF(FIND(&quot;-&quot;;[.$G37])=0;&quot;&quot;;NUMBERVALUE(MID([.$G37];1;FIND(&quot;-&quot;;[.$G37])-1))))" office:value-type="float" office:value="41" calcext:value-type="float">
            <text:p>41</text:p>
          </table:table-cell>
          <table:table-cell table:style-name="ce16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6" calcext:value-type="float">
            <text:p>-6</text:p>
          </table:table-cell>
          <table:table-cell table:number-columns-repeated="4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formula="of:=IF(FIND([.B38];&quot;ABCDEFGH&quot;;1)&gt;0;INDEX([$Squadre.A$3:$Squadre.D$34];MATCH(1;([$Squadre.C$3:$Squadre.C$34]=[.B38])*([$Squadre.D$3:$Squadre.D$34]=INT([.C38]/10));0);2)&amp;&quot; (&quot;&amp;INDEX([$Squadre.A$3:$Squadre.D$34];MATCH(1;([$Squadre.C$3:$Squadre.C$34]=[.B38])*([$Squadre.D$3:$Squadre.D$34]=INT([.C38]/10));0);1)&amp;&quot;)&quot;;&quot;DA SISTEMARE&quot;)" office:value-type="string" office:string-value="Delfini (23)" calcext:value-type="string">
            <text:p>Delfini (23)</text:p>
          </table:table-cell>
          <table:table-cell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formula="of:=IF(FIND([.B38];&quot;ABCDEFGH&quot;;1)&gt;0;INDEX([$Squadre.A$3:$Squadre.D$34];MATCH(1;([$Squadre.C$3:$Squadre.C$34]=[.B38])*([$Squadre.D$3:$Squadre.D$34]=[.C38]-10*INT([.C38]/10));0);2)&amp;&quot; (&quot;&amp;INDEX([$Squadre.A$3:$Squadre.D$34];MATCH(1;([$Squadre.C$3:$Squadre.C$34]=[.B38])*([$Squadre.D$3:$Squadre.D$34]=[.C38]-10*INT([.C38]/10));0);1)&amp;&quot;)&quot;;&quot;DA SISTEMARE&quot;)" office:value-type="string" office:string-value="Fenicotteri (24)" calcext:value-type="string">
            <text:p>Fenicotteri (24)</text:p>
          </table:table-cell>
          <table:table-cell table:style-name="ce6" office:value-type="string" calcext:value-type="string">
            <text:p>72-46</text:p>
          </table:table-cell>
          <table:table-cell table:style-name="ce14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14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14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14" table:formula="of:=IF([.$G38]=&quot;&quot;;&quot;&quot;;IF(FIND(&quot;-&quot;;[.$G38])=0;&quot;&quot;;NUMBERVALUE(MID([.$G38];1;FIND(&quot;-&quot;;[.$G38])-1))))" office:value-type="float" office:value="72" calcext:value-type="float">
            <text:p>72</text:p>
          </table:table-cell>
          <table:table-cell table:style-name="ce14" table:formula="of:=IF([.$G38]=&quot;&quot;;&quot;&quot;;IF(FIND(&quot;-&quot;;[.$G38])=0;&quot;&quot;;NUMBERVALUE(MID([.$G38];FIND(&quot;-&quot;;[.$G38])+1;LEN([.$G38])-FIND(&quot;-&quot;;[.$G38])))))" office:value-type="float" office:value="46" calcext:value-type="float">
            <text:p>46</text:p>
          </table:table-cell>
          <table:table-cell table:style-name="ce16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6" calcext:value-type="float">
            <text:p>+26</text:p>
          </table:table-cell>
          <table:table-cell table:style-name="ce1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1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1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14" table:formula="of:=IF([.$G38]=&quot;&quot;;&quot;&quot;;IF(FIND(&quot;-&quot;;[.$G38])=0;&quot;&quot;;NUMBERVALUE(MID([.$G38];FIND(&quot;-&quot;;[.$G38])+1;LEN([.$G38])-FIND(&quot;-&quot;;[.$G38])))))" office:value-type="float" office:value="46" calcext:value-type="float">
            <text:p>46</text:p>
          </table:table-cell>
          <table:table-cell table:style-name="ce14" table:formula="of:=IF([.$G38]=&quot;&quot;;&quot;&quot;;IF(FIND(&quot;-&quot;;[.$G38])=0;&quot;&quot;;NUMBERVALUE(MID([.$G38];1;FIND(&quot;-&quot;;[.$G38])-1))))" office:value-type="float" office:value="72" calcext:value-type="float">
            <text:p>72</text:p>
          </table:table-cell>
          <table:table-cell table:style-name="ce16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IF(FIND([.B39];&quot;ABCDEFGH&quot;;1)&gt;0;INDEX([$Squadre.A$3:$Squadre.D$34];MATCH(1;([$Squadre.C$3:$Squadre.C$34]=[.B39])*([$Squadre.D$3:$Squadre.D$34]=INT([.C39]/10));0);2)&amp;&quot; (&quot;&amp;INDEX([$Squadre.A$3:$Squadre.D$34];MATCH(1;([$Squadre.C$3:$Squadre.C$34]=[.B39])*([$Squadre.D$3:$Squadre.D$34]=INT([.C39]/10));0);1)&amp;&quot;)&quot;;&quot;DA SISTEMARE&quot;)" office:value-type="string" office:string-value="Istrici (25)" calcext:value-type="string">
            <text:p>Istrici (25)</text:p>
          </table:table-cell>
          <table:table-cell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formula="of:=IF(FIND([.B39];&quot;ABCDEFGH&quot;;1)&gt;0;INDEX([$Squadre.A$3:$Squadre.D$34];MATCH(1;([$Squadre.C$3:$Squadre.C$34]=[.B39])*([$Squadre.D$3:$Squadre.D$34]=[.C39]-10*INT([.C39]/10));0);2)&amp;&quot; (&quot;&amp;INDEX([$Squadre.A$3:$Squadre.D$34];MATCH(1;([$Squadre.C$3:$Squadre.C$34]=[.B39])*([$Squadre.D$3:$Squadre.D$34]=[.C39]-10*INT([.C39]/10));0);1)&amp;&quot;)&quot;;&quot;DA SISTEMARE&quot;)" office:value-type="string" office:string-value="Gorilla (26)" calcext:value-type="string">
            <text:p>Gorilla (26)</text:p>
          </table:table-cell>
          <table:table-cell table:style-name="ce6" office:value-type="string" calcext:value-type="string">
            <text:p>57-55</text:p>
          </table:table-cell>
          <table:table-cell table:style-name="ce14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14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14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14" table:formula="of:=IF([.$G39]=&quot;&quot;;&quot;&quot;;IF(FIND(&quot;-&quot;;[.$G39])=0;&quot;&quot;;NUMBERVALUE(MID([.$G39];1;FIND(&quot;-&quot;;[.$G39])-1))))" office:value-type="float" office:value="57" calcext:value-type="float">
            <text:p>57</text:p>
          </table:table-cell>
          <table:table-cell table:style-name="ce14" table:formula="of:=IF([.$G39]=&quot;&quot;;&quot;&quot;;IF(FIND(&quot;-&quot;;[.$G39])=0;&quot;&quot;;NUMBERVALUE(MID([.$G39];FIND(&quot;-&quot;;[.$G39])+1;LEN([.$G39])-FIND(&quot;-&quot;;[.$G39])))))" office:value-type="float" office:value="55" calcext:value-type="float">
            <text:p>55</text:p>
          </table:table-cell>
          <table:table-cell table:style-name="ce16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2" calcext:value-type="float">
            <text:p>+2</text:p>
          </table:table-cell>
          <table:table-cell table:style-name="ce14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14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14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14" table:formula="of:=IF([.$G39]=&quot;&quot;;&quot;&quot;;IF(FIND(&quot;-&quot;;[.$G39])=0;&quot;&quot;;NUMBERVALUE(MID([.$G39];FIND(&quot;-&quot;;[.$G39])+1;LEN([.$G39])-FIND(&quot;-&quot;;[.$G39])))))" office:value-type="float" office:value="55" calcext:value-type="float">
            <text:p>55</text:p>
          </table:table-cell>
          <table:table-cell table:style-name="ce14" table:formula="of:=IF([.$G39]=&quot;&quot;;&quot;&quot;;IF(FIND(&quot;-&quot;;[.$G39])=0;&quot;&quot;;NUMBERVALUE(MID([.$G39];1;FIND(&quot;-&quot;;[.$G39])-1))))" office:value-type="float" office:value="57" calcext:value-type="float">
            <text:p>57</text:p>
          </table:table-cell>
          <table:table-cell table:style-name="ce16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2" calcext:value-type="float">
            <text:p>-2</text:p>
          </table:table-cell>
          <table:table-cell table:number-columns-repeated="4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table:formula="of:=IF(FIND([.B40];&quot;ABCDEFGH&quot;;1)&gt;0;INDEX([$Squadre.A$3:$Squadre.D$34];MATCH(1;([$Squadre.C$3:$Squadre.C$34]=[.B40])*([$Squadre.D$3:$Squadre.D$34]=INT([.C40]/10));0);2)&amp;&quot; (&quot;&amp;INDEX([$Squadre.A$3:$Squadre.D$34];MATCH(1;([$Squadre.C$3:$Squadre.C$34]=[.B40])*([$Squadre.D$3:$Squadre.D$34]=INT([.C40]/10));0);1)&amp;&quot;)&quot;;&quot;DA SISTEMARE&quot;)" office:value-type="string" office:string-value="Istrici (25)" calcext:value-type="string">
            <text:p>Istrici (25)</text:p>
          </table:table-cell>
          <table:table-cell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formula="of:=IF(FIND([.B40];&quot;ABCDEFGH&quot;;1)&gt;0;INDEX([$Squadre.A$3:$Squadre.D$34];MATCH(1;([$Squadre.C$3:$Squadre.C$34]=[.B40])*([$Squadre.D$3:$Squadre.D$34]=[.C40]-10*INT([.C40]/10));0);2)&amp;&quot; (&quot;&amp;INDEX([$Squadre.A$3:$Squadre.D$34];MATCH(1;([$Squadre.C$3:$Squadre.C$34]=[.B40])*([$Squadre.D$3:$Squadre.D$34]=[.C40]-10*INT([.C40]/10));0);1)&amp;&quot;)&quot;;&quot;DA SISTEMARE&quot;)" office:value-type="string" office:string-value="Muli (27)" calcext:value-type="string">
            <text:p>Muli (27)</text:p>
          </table:table-cell>
          <table:table-cell table:style-name="ce6" office:value-type="string" calcext:value-type="string">
            <text:p>48-36</text:p>
          </table:table-cell>
          <table:table-cell table:style-name="ce14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14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14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14" table:formula="of:=IF([.$G40]=&quot;&quot;;&quot;&quot;;IF(FIND(&quot;-&quot;;[.$G40])=0;&quot;&quot;;NUMBERVALUE(MID([.$G40];1;FIND(&quot;-&quot;;[.$G40])-1))))" office:value-type="float" office:value="48" calcext:value-type="float">
            <text:p>48</text:p>
          </table:table-cell>
          <table:table-cell table:style-name="ce14" table:formula="of:=IF([.$G40]=&quot;&quot;;&quot;&quot;;IF(FIND(&quot;-&quot;;[.$G40])=0;&quot;&quot;;NUMBERVALUE(MID([.$G40];FIND(&quot;-&quot;;[.$G40])+1;LEN([.$G40])-FIND(&quot;-&quot;;[.$G40])))))" office:value-type="float" office:value="36" calcext:value-type="float">
            <text:p>36</text:p>
          </table:table-cell>
          <table:table-cell table:style-name="ce16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2" calcext:value-type="float">
            <text:p>+12</text:p>
          </table:table-cell>
          <table:table-cell table:style-name="ce14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14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14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14" table:formula="of:=IF([.$G40]=&quot;&quot;;&quot;&quot;;IF(FIND(&quot;-&quot;;[.$G40])=0;&quot;&quot;;NUMBERVALUE(MID([.$G40];FIND(&quot;-&quot;;[.$G40])+1;LEN([.$G40])-FIND(&quot;-&quot;;[.$G40])))))" office:value-type="float" office:value="36" calcext:value-type="float">
            <text:p>36</text:p>
          </table:table-cell>
          <table:table-cell table:style-name="ce14" table:formula="of:=IF([.$G40]=&quot;&quot;;&quot;&quot;;IF(FIND(&quot;-&quot;;[.$G40])=0;&quot;&quot;;NUMBERVALUE(MID([.$G40];1;FIND(&quot;-&quot;;[.$G40])-1))))" office:value-type="float" office:value="48" calcext:value-type="float">
            <text:p>48</text:p>
          </table:table-cell>
          <table:table-cell table:style-name="ce16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2" calcext:value-type="float">
            <text:p>-12</text:p>
          </table:table-cell>
          <table:table-cell table:number-columns-repeated="4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table:formula="of:=IF(FIND([.B41];&quot;ABCDEFGH&quot;;1)&gt;0;INDEX([$Squadre.A$3:$Squadre.D$34];MATCH(1;([$Squadre.C$3:$Squadre.C$34]=[.B41])*([$Squadre.D$3:$Squadre.D$34]=INT([.C41]/10));0);2)&amp;&quot; (&quot;&amp;INDEX([$Squadre.A$3:$Squadre.D$34];MATCH(1;([$Squadre.C$3:$Squadre.C$34]=[.B41])*([$Squadre.D$3:$Squadre.D$34]=INT([.C41]/10));0);1)&amp;&quot;)&quot;;&quot;DA SISTEMARE&quot;)" office:value-type="string" office:string-value="Istrici (25)" calcext:value-type="string">
            <text:p>Istrici (25)</text:p>
          </table:table-cell>
          <table:table-cell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formula="of:=IF(FIND([.B41];&quot;ABCDEFGH&quot;;1)&gt;0;INDEX([$Squadre.A$3:$Squadre.D$34];MATCH(1;([$Squadre.C$3:$Squadre.C$34]=[.B41])*([$Squadre.D$3:$Squadre.D$34]=[.C41]-10*INT([.C41]/10));0);2)&amp;&quot; (&quot;&amp;INDEX([$Squadre.A$3:$Squadre.D$34];MATCH(1;([$Squadre.C$3:$Squadre.C$34]=[.B41])*([$Squadre.D$3:$Squadre.D$34]=[.C41]-10*INT([.C41]/10));0);1)&amp;&quot;)&quot;;&quot;DA SISTEMARE&quot;)" office:value-type="string" office:string-value="Orche (28)" calcext:value-type="string">
            <text:p>Orche (28)</text:p>
          </table:table-cell>
          <table:table-cell table:style-name="ce6" office:value-type="string" calcext:value-type="string">
            <text:p>32-31</text:p>
          </table:table-cell>
          <table:table-cell table:style-name="ce14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14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14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14" table:formula="of:=IF([.$G41]=&quot;&quot;;&quot;&quot;;IF(FIND(&quot;-&quot;;[.$G41])=0;&quot;&quot;;NUMBERVALUE(MID([.$G41];1;FIND(&quot;-&quot;;[.$G41])-1))))" office:value-type="float" office:value="32" calcext:value-type="float">
            <text:p>32</text:p>
          </table:table-cell>
          <table:table-cell table:style-name="ce14" table:formula="of:=IF([.$G41]=&quot;&quot;;&quot;&quot;;IF(FIND(&quot;-&quot;;[.$G41])=0;&quot;&quot;;NUMBERVALUE(MID([.$G41];FIND(&quot;-&quot;;[.$G41])+1;LEN([.$G41])-FIND(&quot;-&quot;;[.$G41])))))" office:value-type="float" office:value="31" calcext:value-type="float">
            <text:p>31</text:p>
          </table:table-cell>
          <table:table-cell table:style-name="ce16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1" calcext:value-type="float">
            <text:p>+1</text:p>
          </table:table-cell>
          <table:table-cell table:style-name="ce14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14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14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14" table:formula="of:=IF([.$G41]=&quot;&quot;;&quot;&quot;;IF(FIND(&quot;-&quot;;[.$G41])=0;&quot;&quot;;NUMBERVALUE(MID([.$G41];FIND(&quot;-&quot;;[.$G41])+1;LEN([.$G41])-FIND(&quot;-&quot;;[.$G41])))))" office:value-type="float" office:value="31" calcext:value-type="float">
            <text:p>31</text:p>
          </table:table-cell>
          <table:table-cell table:style-name="ce14" table:formula="of:=IF([.$G41]=&quot;&quot;;&quot;&quot;;IF(FIND(&quot;-&quot;;[.$G41])=0;&quot;&quot;;NUMBERVALUE(MID([.$G41];1;FIND(&quot;-&quot;;[.$G41])-1))))" office:value-type="float" office:value="32" calcext:value-type="float">
            <text:p>32</text:p>
          </table:table-cell>
          <table:table-cell table:style-name="ce16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-1" calcext:value-type="float">
            <text:p>-1</text:p>
          </table:table-cell>
          <table:table-cell table:number-columns-repeated="4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table:formula="of:=IF(FIND([.B42];&quot;ABCDEFGH&quot;;1)&gt;0;INDEX([$Squadre.A$3:$Squadre.D$34];MATCH(1;([$Squadre.C$3:$Squadre.C$34]=[.B42])*([$Squadre.D$3:$Squadre.D$34]=INT([.C42]/10));0);2)&amp;&quot; (&quot;&amp;INDEX([$Squadre.A$3:$Squadre.D$34];MATCH(1;([$Squadre.C$3:$Squadre.C$34]=[.B42])*([$Squadre.D$3:$Squadre.D$34]=INT([.C42]/10));0);1)&amp;&quot;)&quot;;&quot;DA SISTEMARE&quot;)" office:value-type="string" office:string-value="Gorilla (26)" calcext:value-type="string">
            <text:p>Gorilla (26)</text:p>
          </table:table-cell>
          <table:table-cell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formula="of:=IF(FIND([.B42];&quot;ABCDEFGH&quot;;1)&gt;0;INDEX([$Squadre.A$3:$Squadre.D$34];MATCH(1;([$Squadre.C$3:$Squadre.C$34]=[.B42])*([$Squadre.D$3:$Squadre.D$34]=[.C42]-10*INT([.C42]/10));0);2)&amp;&quot; (&quot;&amp;INDEX([$Squadre.A$3:$Squadre.D$34];MATCH(1;([$Squadre.C$3:$Squadre.C$34]=[.B42])*([$Squadre.D$3:$Squadre.D$34]=[.C42]-10*INT([.C42]/10));0);1)&amp;&quot;)&quot;;&quot;DA SISTEMARE&quot;)" office:value-type="string" office:string-value="Muli (27)" calcext:value-type="string">
            <text:p>Muli (27)</text:p>
          </table:table-cell>
          <table:table-cell table:style-name="ce6" office:value-type="string" calcext:value-type="string">
            <text:p>56-58</text:p>
          </table:table-cell>
          <table:table-cell table:style-name="ce14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14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14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14" table:formula="of:=IF([.$G42]=&quot;&quot;;&quot;&quot;;IF(FIND(&quot;-&quot;;[.$G42])=0;&quot;&quot;;NUMBERVALUE(MID([.$G42];1;FIND(&quot;-&quot;;[.$G42])-1))))" office:value-type="float" office:value="56" calcext:value-type="float">
            <text:p>56</text:p>
          </table:table-cell>
          <table:table-cell table:style-name="ce14" table:formula="of:=IF([.$G42]=&quot;&quot;;&quot;&quot;;IF(FIND(&quot;-&quot;;[.$G42])=0;&quot;&quot;;NUMBERVALUE(MID([.$G42];FIND(&quot;-&quot;;[.$G42])+1;LEN([.$G42])-FIND(&quot;-&quot;;[.$G42])))))" office:value-type="float" office:value="58" calcext:value-type="float">
            <text:p>58</text:p>
          </table:table-cell>
          <table:table-cell table:style-name="ce16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2" calcext:value-type="float">
            <text:p>-2</text:p>
          </table:table-cell>
          <table:table-cell table:style-name="ce14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14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14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14" table:formula="of:=IF([.$G42]=&quot;&quot;;&quot;&quot;;IF(FIND(&quot;-&quot;;[.$G42])=0;&quot;&quot;;NUMBERVALUE(MID([.$G42];FIND(&quot;-&quot;;[.$G42])+1;LEN([.$G42])-FIND(&quot;-&quot;;[.$G42])))))" office:value-type="float" office:value="58" calcext:value-type="float">
            <text:p>58</text:p>
          </table:table-cell>
          <table:table-cell table:style-name="ce14" table:formula="of:=IF([.$G42]=&quot;&quot;;&quot;&quot;;IF(FIND(&quot;-&quot;;[.$G42])=0;&quot;&quot;;NUMBERVALUE(MID([.$G42];1;FIND(&quot;-&quot;;[.$G42])-1))))" office:value-type="float" office:value="56" calcext:value-type="float">
            <text:p>56</text:p>
          </table:table-cell>
          <table:table-cell table:style-name="ce16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2" calcext:value-type="float">
            <text:p>+2</text:p>
          </table:table-cell>
          <table:table-cell table:number-columns-repeated="4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table:formula="of:=IF(FIND([.B43];&quot;ABCDEFGH&quot;;1)&gt;0;INDEX([$Squadre.A$3:$Squadre.D$34];MATCH(1;([$Squadre.C$3:$Squadre.C$34]=[.B43])*([$Squadre.D$3:$Squadre.D$34]=INT([.C43]/10));0);2)&amp;&quot; (&quot;&amp;INDEX([$Squadre.A$3:$Squadre.D$34];MATCH(1;([$Squadre.C$3:$Squadre.C$34]=[.B43])*([$Squadre.D$3:$Squadre.D$34]=INT([.C43]/10));0);1)&amp;&quot;)&quot;;&quot;DA SISTEMARE&quot;)" office:value-type="string" office:string-value="Gorilla (26)" calcext:value-type="string">
            <text:p>Gorilla (26)</text:p>
          </table:table-cell>
          <table:table-cell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formula="of:=IF(FIND([.B43];&quot;ABCDEFGH&quot;;1)&gt;0;INDEX([$Squadre.A$3:$Squadre.D$34];MATCH(1;([$Squadre.C$3:$Squadre.C$34]=[.B43])*([$Squadre.D$3:$Squadre.D$34]=[.C43]-10*INT([.C43]/10));0);2)&amp;&quot; (&quot;&amp;INDEX([$Squadre.A$3:$Squadre.D$34];MATCH(1;([$Squadre.C$3:$Squadre.C$34]=[.B43])*([$Squadre.D$3:$Squadre.D$34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6" office:value-type="string" calcext:value-type="string">
            <text:p>50-64</text:p>
          </table:table-cell>
          <table:table-cell table:style-name="ce14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14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14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14" table:formula="of:=IF([.$G43]=&quot;&quot;;&quot;&quot;;IF(FIND(&quot;-&quot;;[.$G43])=0;&quot;&quot;;NUMBERVALUE(MID([.$G43];1;FIND(&quot;-&quot;;[.$G43])-1))))" office:value-type="float" office:value="50" calcext:value-type="float">
            <text:p>50</text:p>
          </table:table-cell>
          <table:table-cell table:style-name="ce14" table:formula="of:=IF([.$G43]=&quot;&quot;;&quot;&quot;;IF(FIND(&quot;-&quot;;[.$G43])=0;&quot;&quot;;NUMBERVALUE(MID([.$G43];FIND(&quot;-&quot;;[.$G43])+1;LEN([.$G43])-FIND(&quot;-&quot;;[.$G43])))))" office:value-type="float" office:value="64" calcext:value-type="float">
            <text:p>64</text:p>
          </table:table-cell>
          <table:table-cell table:style-name="ce16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14" calcext:value-type="float">
            <text:p>-14</text:p>
          </table:table-cell>
          <table:table-cell table:style-name="ce14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14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14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14" table:formula="of:=IF([.$G43]=&quot;&quot;;&quot;&quot;;IF(FIND(&quot;-&quot;;[.$G43])=0;&quot;&quot;;NUMBERVALUE(MID([.$G43];FIND(&quot;-&quot;;[.$G43])+1;LEN([.$G43])-FIND(&quot;-&quot;;[.$G43])))))" office:value-type="float" office:value="64" calcext:value-type="float">
            <text:p>64</text:p>
          </table:table-cell>
          <table:table-cell table:style-name="ce14" table:formula="of:=IF([.$G43]=&quot;&quot;;&quot;&quot;;IF(FIND(&quot;-&quot;;[.$G43])=0;&quot;&quot;;NUMBERVALUE(MID([.$G43];1;FIND(&quot;-&quot;;[.$G43])-1))))" office:value-type="float" office:value="50" calcext:value-type="float">
            <text:p>50</text:p>
          </table:table-cell>
          <table:table-cell table:style-name="ce16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  <table:table-cell table:formula="of:=IF(FIND([.B44];&quot;ABCDEFGH&quot;;1)&gt;0;INDEX([$Squadre.A$3:$Squadre.D$34];MATCH(1;([$Squadre.C$3:$Squadre.C$34]=[.B44])*([$Squadre.D$3:$Squadre.D$34]=INT([.C44]/10));0);2)&amp;&quot; (&quot;&amp;INDEX([$Squadre.A$3:$Squadre.D$34];MATCH(1;([$Squadre.C$3:$Squadre.C$34]=[.B44])*([$Squadre.D$3:$Squadre.D$34]=INT([.C44]/10));0);1)&amp;&quot;)&quot;;&quot;DA SISTEMARE&quot;)" office:value-type="string" office:string-value="Muli (27)" calcext:value-type="string">
            <text:p>Muli (27)</text:p>
          </table:table-cell>
          <table:table-cell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formula="of:=IF(FIND([.B44];&quot;ABCDEFGH&quot;;1)&gt;0;INDEX([$Squadre.A$3:$Squadre.D$34];MATCH(1;([$Squadre.C$3:$Squadre.C$34]=[.B44])*([$Squadre.D$3:$Squadre.D$34]=[.C44]-10*INT([.C44]/10));0);2)&amp;&quot; (&quot;&amp;INDEX([$Squadre.A$3:$Squadre.D$34];MATCH(1;([$Squadre.C$3:$Squadre.C$34]=[.B44])*([$Squadre.D$3:$Squadre.D$34]=[.C44]-10*INT([.C44]/10));0);1)&amp;&quot;)&quot;;&quot;DA SISTEMARE&quot;)" office:value-type="string" office:string-value="Orche (28)" calcext:value-type="string">
            <text:p>Orche (28)</text:p>
          </table:table-cell>
          <table:table-cell table:style-name="ce6" office:value-type="string" calcext:value-type="string">
            <text:p>49-88</text:p>
          </table:table-cell>
          <table:table-cell table:style-name="ce14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14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14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14" table:formula="of:=IF([.$G44]=&quot;&quot;;&quot;&quot;;IF(FIND(&quot;-&quot;;[.$G44])=0;&quot;&quot;;NUMBERVALUE(MID([.$G44];1;FIND(&quot;-&quot;;[.$G44])-1))))" office:value-type="float" office:value="49" calcext:value-type="float">
            <text:p>49</text:p>
          </table:table-cell>
          <table:table-cell table:style-name="ce14" table:formula="of:=IF([.$G44]=&quot;&quot;;&quot;&quot;;IF(FIND(&quot;-&quot;;[.$G44])=0;&quot;&quot;;NUMBERVALUE(MID([.$G44];FIND(&quot;-&quot;;[.$G44])+1;LEN([.$G44])-FIND(&quot;-&quot;;[.$G44])))))" office:value-type="float" office:value="88" calcext:value-type="float">
            <text:p>88</text:p>
          </table:table-cell>
          <table:table-cell table:style-name="ce16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39" calcext:value-type="float">
            <text:p>-39</text:p>
          </table:table-cell>
          <table:table-cell table:style-name="ce1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1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1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14" table:formula="of:=IF([.$G44]=&quot;&quot;;&quot;&quot;;IF(FIND(&quot;-&quot;;[.$G44])=0;&quot;&quot;;NUMBERVALUE(MID([.$G44];FIND(&quot;-&quot;;[.$G44])+1;LEN([.$G44])-FIND(&quot;-&quot;;[.$G44])))))" office:value-type="float" office:value="88" calcext:value-type="float">
            <text:p>88</text:p>
          </table:table-cell>
          <table:table-cell table:style-name="ce14" table:formula="of:=IF([.$G44]=&quot;&quot;;&quot;&quot;;IF(FIND(&quot;-&quot;;[.$G44])=0;&quot;&quot;;NUMBERVALUE(MID([.$G44];1;FIND(&quot;-&quot;;[.$G44])-1))))" office:value-type="float" office:value="49" calcext:value-type="float">
            <text:p>49</text:p>
          </table:table-cell>
          <table:table-cell table:style-name="ce16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39" calcext:value-type="float">
            <text:p>+39</text:p>
          </table:table-cell>
          <table:table-cell table:number-columns-repeated="4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IF(FIND([.B45];&quot;ABCDEFGH&quot;;1)&gt;0;INDEX([$Squadre.A$3:$Squadre.D$34];MATCH(1;([$Squadre.C$3:$Squadre.C$34]=[.B45])*([$Squadre.D$3:$Squadre.D$34]=INT([.C45]/10));0);2)&amp;&quot; (&quot;&amp;INDEX([$Squadre.A$3:$Squadre.D$34];MATCH(1;([$Squadre.C$3:$Squadre.C$34]=[.B45])*([$Squadre.D$3:$Squadre.D$34]=INT([.C45]/10));0);1)&amp;&quot;)&quot;;&quot;DA SISTEMARE&quot;)" office:value-type="string" office:string-value="Piranha (29)" calcext:value-type="string">
            <text:p>Piranha (29)</text:p>
          </table:table-cell>
          <table:table-cell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formula="of:=IF(FIND([.B45];&quot;ABCDEFGH&quot;;1)&gt;0;INDEX([$Squadre.A$3:$Squadre.D$34];MATCH(1;([$Squadre.C$3:$Squadre.C$34]=[.B45])*([$Squadre.D$3:$Squadre.D$34]=[.C45]-10*INT([.C45]/10));0);2)&amp;&quot; (&quot;&amp;INDEX([$Squadre.A$3:$Squadre.D$34];MATCH(1;([$Squadre.C$3:$Squadre.C$34]=[.B45])*([$Squadre.D$3:$Squadre.D$34]=[.C45]-10*INT([.C45]/10));0);1)&amp;&quot;)&quot;;&quot;DA SISTEMARE&quot;)" office:value-type="string" office:string-value="Scorpioni (30)" calcext:value-type="string">
            <text:p>Scorpioni (30)</text:p>
          </table:table-cell>
          <table:table-cell table:style-name="ce6" office:value-type="string" calcext:value-type="string">
            <text:p>28-93</text:p>
          </table:table-cell>
          <table:table-cell table:style-name="ce14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14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14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14" table:formula="of:=IF([.$G45]=&quot;&quot;;&quot;&quot;;IF(FIND(&quot;-&quot;;[.$G45])=0;&quot;&quot;;NUMBERVALUE(MID([.$G45];1;FIND(&quot;-&quot;;[.$G45])-1))))" office:value-type="float" office:value="28" calcext:value-type="float">
            <text:p>28</text:p>
          </table:table-cell>
          <table:table-cell table:style-name="ce14" table:formula="of:=IF([.$G45]=&quot;&quot;;&quot;&quot;;IF(FIND(&quot;-&quot;;[.$G45])=0;&quot;&quot;;NUMBERVALUE(MID([.$G45];FIND(&quot;-&quot;;[.$G45])+1;LEN([.$G45])-FIND(&quot;-&quot;;[.$G45])))))" office:value-type="float" office:value="93" calcext:value-type="float">
            <text:p>93</text:p>
          </table:table-cell>
          <table:table-cell table:style-name="ce16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-65" calcext:value-type="float">
            <text:p>-65</text:p>
          </table:table-cell>
          <table:table-cell table:style-name="ce14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14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14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14" table:formula="of:=IF([.$G45]=&quot;&quot;;&quot;&quot;;IF(FIND(&quot;-&quot;;[.$G45])=0;&quot;&quot;;NUMBERVALUE(MID([.$G45];FIND(&quot;-&quot;;[.$G45])+1;LEN([.$G45])-FIND(&quot;-&quot;;[.$G45])))))" office:value-type="float" office:value="93" calcext:value-type="float">
            <text:p>93</text:p>
          </table:table-cell>
          <table:table-cell table:style-name="ce14" table:formula="of:=IF([.$G45]=&quot;&quot;;&quot;&quot;;IF(FIND(&quot;-&quot;;[.$G45])=0;&quot;&quot;;NUMBERVALUE(MID([.$G45];1;FIND(&quot;-&quot;;[.$G45])-1))))" office:value-type="float" office:value="28" calcext:value-type="float">
            <text:p>28</text:p>
          </table:table-cell>
          <table:table-cell table:style-name="ce16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65" calcext:value-type="float">
            <text:p>+65</text:p>
          </table:table-cell>
          <table:table-cell table:number-columns-repeated="4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table:formula="of:=IF(FIND([.B46];&quot;ABCDEFGH&quot;;1)&gt;0;INDEX([$Squadre.A$3:$Squadre.D$34];MATCH(1;([$Squadre.C$3:$Squadre.C$34]=[.B46])*([$Squadre.D$3:$Squadre.D$34]=INT([.C46]/10));0);2)&amp;&quot; (&quot;&amp;INDEX([$Squadre.A$3:$Squadre.D$34];MATCH(1;([$Squadre.C$3:$Squadre.C$34]=[.B46])*([$Squadre.D$3:$Squadre.D$34]=INT([.C46]/10));0);1)&amp;&quot;)&quot;;&quot;DA SISTEMARE&quot;)" office:value-type="string" office:string-value="Piranha (29)" calcext:value-type="string">
            <text:p>Piranha (29)</text:p>
          </table:table-cell>
          <table:table-cell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formula="of:=IF(FIND([.B46];&quot;ABCDEFGH&quot;;1)&gt;0;INDEX([$Squadre.A$3:$Squadre.D$34];MATCH(1;([$Squadre.C$3:$Squadre.C$34]=[.B46])*([$Squadre.D$3:$Squadre.D$34]=[.C46]-10*INT([.C46]/10));0);2)&amp;&quot; (&quot;&amp;INDEX([$Squadre.A$3:$Squadre.D$34];MATCH(1;([$Squadre.C$3:$Squadre.C$34]=[.B46])*([$Squadre.D$3:$Squadre.D$34]=[.C46]-10*INT([.C46]/10));0);1)&amp;&quot;)&quot;;&quot;DA SISTEMARE&quot;)" office:value-type="string" office:string-value="Tonni (31)" calcext:value-type="string">
            <text:p>Tonni (31)</text:p>
          </table:table-cell>
          <table:table-cell table:style-name="ce6" office:value-type="string" calcext:value-type="string">
            <text:p>75-49</text:p>
          </table:table-cell>
          <table:table-cell table:style-name="ce14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14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14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14" table:formula="of:=IF([.$G46]=&quot;&quot;;&quot;&quot;;IF(FIND(&quot;-&quot;;[.$G46])=0;&quot;&quot;;NUMBERVALUE(MID([.$G46];1;FIND(&quot;-&quot;;[.$G46])-1))))" office:value-type="float" office:value="75" calcext:value-type="float">
            <text:p>75</text:p>
          </table:table-cell>
          <table:table-cell table:style-name="ce14" table:formula="of:=IF([.$G46]=&quot;&quot;;&quot;&quot;;IF(FIND(&quot;-&quot;;[.$G46])=0;&quot;&quot;;NUMBERVALUE(MID([.$G46];FIND(&quot;-&quot;;[.$G46])+1;LEN([.$G46])-FIND(&quot;-&quot;;[.$G46])))))" office:value-type="float" office:value="49" calcext:value-type="float">
            <text:p>49</text:p>
          </table:table-cell>
          <table:table-cell table:style-name="ce16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26" calcext:value-type="float">
            <text:p>+26</text:p>
          </table:table-cell>
          <table:table-cell table:style-name="ce14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14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14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14" table:formula="of:=IF([.$G46]=&quot;&quot;;&quot;&quot;;IF(FIND(&quot;-&quot;;[.$G46])=0;&quot;&quot;;NUMBERVALUE(MID([.$G46];FIND(&quot;-&quot;;[.$G46])+1;LEN([.$G46])-FIND(&quot;-&quot;;[.$G46])))))" office:value-type="float" office:value="49" calcext:value-type="float">
            <text:p>49</text:p>
          </table:table-cell>
          <table:table-cell table:style-name="ce14" table:formula="of:=IF([.$G46]=&quot;&quot;;&quot;&quot;;IF(FIND(&quot;-&quot;;[.$G46])=0;&quot;&quot;;NUMBERVALUE(MID([.$G46];1;FIND(&quot;-&quot;;[.$G46])-1))))" office:value-type="float" office:value="75" calcext:value-type="float">
            <text:p>75</text:p>
          </table:table-cell>
          <table:table-cell table:style-name="ce16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table:formula="of:=IF(FIND([.B47];&quot;ABCDEFGH&quot;;1)&gt;0;INDEX([$Squadre.A$3:$Squadre.D$34];MATCH(1;([$Squadre.C$3:$Squadre.C$34]=[.B47])*([$Squadre.D$3:$Squadre.D$34]=INT([.C47]/10));0);2)&amp;&quot; (&quot;&amp;INDEX([$Squadre.A$3:$Squadre.D$34];MATCH(1;([$Squadre.C$3:$Squadre.C$34]=[.B47])*([$Squadre.D$3:$Squadre.D$34]=INT([.C47]/10));0);1)&amp;&quot;)&quot;;&quot;DA SISTEMARE&quot;)" office:value-type="string" office:string-value="Piranha (29)" calcext:value-type="string">
            <text:p>Piranha (29)</text:p>
          </table:table-cell>
          <table:table-cell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formula="of:=IF(FIND([.B47];&quot;ABCDEFGH&quot;;1)&gt;0;INDEX([$Squadre.A$3:$Squadre.D$34];MATCH(1;([$Squadre.C$3:$Squadre.C$34]=[.B47])*([$Squadre.D$3:$Squadre.D$34]=[.C47]-10*INT([.C47]/10));0);2)&amp;&quot; (&quot;&amp;INDEX([$Squadre.A$3:$Squadre.D$34];MATCH(1;([$Squadre.C$3:$Squadre.C$34]=[.B47])*([$Squadre.D$3:$Squadre.D$34]=[.C47]-10*INT([.C47]/10));0);1)&amp;&quot;)&quot;;&quot;DA SISTEMARE&quot;)" office:value-type="string" office:string-value="Zebre (32)" calcext:value-type="string">
            <text:p>Zebre (32)</text:p>
          </table:table-cell>
          <table:table-cell table:style-name="ce6" office:value-type="string" calcext:value-type="string">
            <text:p>86-73</text:p>
          </table:table-cell>
          <table:table-cell table:style-name="ce14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14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14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14" table:formula="of:=IF([.$G47]=&quot;&quot;;&quot;&quot;;IF(FIND(&quot;-&quot;;[.$G47])=0;&quot;&quot;;NUMBERVALUE(MID([.$G47];1;FIND(&quot;-&quot;;[.$G47])-1))))" office:value-type="float" office:value="86" calcext:value-type="float">
            <text:p>86</text:p>
          </table:table-cell>
          <table:table-cell table:style-name="ce14" table:formula="of:=IF([.$G47]=&quot;&quot;;&quot;&quot;;IF(FIND(&quot;-&quot;;[.$G47])=0;&quot;&quot;;NUMBERVALUE(MID([.$G47];FIND(&quot;-&quot;;[.$G47])+1;LEN([.$G47])-FIND(&quot;-&quot;;[.$G47])))))" office:value-type="float" office:value="73" calcext:value-type="float">
            <text:p>73</text:p>
          </table:table-cell>
          <table:table-cell table:style-name="ce16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13" calcext:value-type="float">
            <text:p>+13</text:p>
          </table:table-cell>
          <table:table-cell table:style-name="ce14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14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14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14" table:formula="of:=IF([.$G47]=&quot;&quot;;&quot;&quot;;IF(FIND(&quot;-&quot;;[.$G47])=0;&quot;&quot;;NUMBERVALUE(MID([.$G47];FIND(&quot;-&quot;;[.$G47])+1;LEN([.$G47])-FIND(&quot;-&quot;;[.$G47])))))" office:value-type="float" office:value="73" calcext:value-type="float">
            <text:p>73</text:p>
          </table:table-cell>
          <table:table-cell table:style-name="ce14" table:formula="of:=IF([.$G47]=&quot;&quot;;&quot;&quot;;IF(FIND(&quot;-&quot;;[.$G47])=0;&quot;&quot;;NUMBERVALUE(MID([.$G47];1;FIND(&quot;-&quot;;[.$G47])-1))))" office:value-type="float" office:value="86" calcext:value-type="float">
            <text:p>86</text:p>
          </table:table-cell>
          <table:table-cell table:style-name="ce16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-13" calcext:value-type="float">
            <text:p>-13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table:formula="of:=IF(FIND([.B48];&quot;ABCDEFGH&quot;;1)&gt;0;INDEX([$Squadre.A$3:$Squadre.D$34];MATCH(1;([$Squadre.C$3:$Squadre.C$34]=[.B48])*([$Squadre.D$3:$Squadre.D$34]=INT([.C48]/10));0);2)&amp;&quot; (&quot;&amp;INDEX([$Squadre.A$3:$Squadre.D$34];MATCH(1;([$Squadre.C$3:$Squadre.C$34]=[.B48])*([$Squadre.D$3:$Squadre.D$34]=INT([.C48]/10));0);1)&amp;&quot;)&quot;;&quot;DA SISTEMARE&quot;)" office:value-type="string" office:string-value="Scorpioni (30)" calcext:value-type="string">
            <text:p>Scorpioni (30)</text:p>
          </table:table-cell>
          <table:table-cell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formula="of:=IF(FIND([.B48];&quot;ABCDEFGH&quot;;1)&gt;0;INDEX([$Squadre.A$3:$Squadre.D$34];MATCH(1;([$Squadre.C$3:$Squadre.C$34]=[.B48])*([$Squadre.D$3:$Squadre.D$34]=[.C48]-10*INT([.C48]/10));0);2)&amp;&quot; (&quot;&amp;INDEX([$Squadre.A$3:$Squadre.D$34];MATCH(1;([$Squadre.C$3:$Squadre.C$34]=[.B48])*([$Squadre.D$3:$Squadre.D$34]=[.C48]-10*INT([.C48]/10));0);1)&amp;&quot;)&quot;;&quot;DA SISTEMARE&quot;)" office:value-type="string" office:string-value="Tonni (31)" calcext:value-type="string">
            <text:p>Tonni (31)</text:p>
          </table:table-cell>
          <table:table-cell table:style-name="ce6" office:value-type="string" calcext:value-type="string">
            <text:p>39-81</text:p>
          </table:table-cell>
          <table:table-cell table:style-name="ce14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14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14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14" table:formula="of:=IF([.$G48]=&quot;&quot;;&quot;&quot;;IF(FIND(&quot;-&quot;;[.$G48])=0;&quot;&quot;;NUMBERVALUE(MID([.$G48];1;FIND(&quot;-&quot;;[.$G48])-1))))" office:value-type="float" office:value="39" calcext:value-type="float">
            <text:p>39</text:p>
          </table:table-cell>
          <table:table-cell table:style-name="ce14" table:formula="of:=IF([.$G48]=&quot;&quot;;&quot;&quot;;IF(FIND(&quot;-&quot;;[.$G48])=0;&quot;&quot;;NUMBERVALUE(MID([.$G48];FIND(&quot;-&quot;;[.$G48])+1;LEN([.$G48])-FIND(&quot;-&quot;;[.$G48])))))" office:value-type="float" office:value="81" calcext:value-type="float">
            <text:p>81</text:p>
          </table:table-cell>
          <table:table-cell table:style-name="ce16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-42" calcext:value-type="float">
            <text:p>-42</text:p>
          </table:table-cell>
          <table:table-cell table:style-name="ce14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14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14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14" table:formula="of:=IF([.$G48]=&quot;&quot;;&quot;&quot;;IF(FIND(&quot;-&quot;;[.$G48])=0;&quot;&quot;;NUMBERVALUE(MID([.$G48];FIND(&quot;-&quot;;[.$G48])+1;LEN([.$G48])-FIND(&quot;-&quot;;[.$G48])))))" office:value-type="float" office:value="81" calcext:value-type="float">
            <text:p>81</text:p>
          </table:table-cell>
          <table:table-cell table:style-name="ce14" table:formula="of:=IF([.$G48]=&quot;&quot;;&quot;&quot;;IF(FIND(&quot;-&quot;;[.$G48])=0;&quot;&quot;;NUMBERVALUE(MID([.$G48];1;FIND(&quot;-&quot;;[.$G48])-1))))" office:value-type="float" office:value="39" calcext:value-type="float">
            <text:p>39</text:p>
          </table:table-cell>
          <table:table-cell table:style-name="ce16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42" calcext:value-type="float">
            <text:p>+42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table:formula="of:=IF(FIND([.B49];&quot;ABCDEFGH&quot;;1)&gt;0;INDEX([$Squadre.A$3:$Squadre.D$34];MATCH(1;([$Squadre.C$3:$Squadre.C$34]=[.B49])*([$Squadre.D$3:$Squadre.D$34]=INT([.C49]/10));0);2)&amp;&quot; (&quot;&amp;INDEX([$Squadre.A$3:$Squadre.D$34];MATCH(1;([$Squadre.C$3:$Squadre.C$34]=[.B49])*([$Squadre.D$3:$Squadre.D$34]=INT([.C49]/10));0);1)&amp;&quot;)&quot;;&quot;DA SISTEMARE&quot;)" office:value-type="string" office:string-value="Scorpioni (30)" calcext:value-type="string">
            <text:p>Scorpioni (30)</text:p>
          </table:table-cell>
          <table:table-cell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formula="of:=IF(FIND([.B49];&quot;ABCDEFGH&quot;;1)&gt;0;INDEX([$Squadre.A$3:$Squadre.D$34];MATCH(1;([$Squadre.C$3:$Squadre.C$34]=[.B49])*([$Squadre.D$3:$Squadre.D$34]=[.C49]-10*INT([.C49]/10));0);2)&amp;&quot; (&quot;&amp;INDEX([$Squadre.A$3:$Squadre.D$34];MATCH(1;([$Squadre.C$3:$Squadre.C$34]=[.B49])*([$Squadre.D$3:$Squadre.D$34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6" office:value-type="string" calcext:value-type="string">
            <text:p>82-74</text:p>
          </table:table-cell>
          <table:table-cell table:style-name="ce14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14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14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14" table:formula="of:=IF([.$G49]=&quot;&quot;;&quot;&quot;;IF(FIND(&quot;-&quot;;[.$G49])=0;&quot;&quot;;NUMBERVALUE(MID([.$G49];1;FIND(&quot;-&quot;;[.$G49])-1))))" office:value-type="float" office:value="82" calcext:value-type="float">
            <text:p>82</text:p>
          </table:table-cell>
          <table:table-cell table:style-name="ce14" table:formula="of:=IF([.$G49]=&quot;&quot;;&quot;&quot;;IF(FIND(&quot;-&quot;;[.$G49])=0;&quot;&quot;;NUMBERVALUE(MID([.$G49];FIND(&quot;-&quot;;[.$G49])+1;LEN([.$G49])-FIND(&quot;-&quot;;[.$G49])))))" office:value-type="float" office:value="74" calcext:value-type="float">
            <text:p>74</text:p>
          </table:table-cell>
          <table:table-cell table:style-name="ce16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8" calcext:value-type="float">
            <text:p>+8</text:p>
          </table:table-cell>
          <table:table-cell table:style-name="ce14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14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14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14" table:formula="of:=IF([.$G49]=&quot;&quot;;&quot;&quot;;IF(FIND(&quot;-&quot;;[.$G49])=0;&quot;&quot;;NUMBERVALUE(MID([.$G49];FIND(&quot;-&quot;;[.$G49])+1;LEN([.$G49])-FIND(&quot;-&quot;;[.$G49])))))" office:value-type="float" office:value="74" calcext:value-type="float">
            <text:p>74</text:p>
          </table:table-cell>
          <table:table-cell table:style-name="ce14" table:formula="of:=IF([.$G49]=&quot;&quot;;&quot;&quot;;IF(FIND(&quot;-&quot;;[.$G49])=0;&quot;&quot;;NUMBERVALUE(MID([.$G49];1;FIND(&quot;-&quot;;[.$G49])-1))))" office:value-type="float" office:value="82" calcext:value-type="float">
            <text:p>82</text:p>
          </table:table-cell>
          <table:table-cell table:style-name="ce16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-8" calcext:value-type="float">
            <text:p>-8</text:p>
          </table:table-cell>
          <table:table-cell table:number-columns-repeated="4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table:formula="of:=IF(FIND([.B50];&quot;ABCDEFGH&quot;;1)&gt;0;INDEX([$Squadre.A$3:$Squadre.D$34];MATCH(1;([$Squadre.C$3:$Squadre.C$34]=[.B50])*([$Squadre.D$3:$Squadre.D$34]=INT([.C50]/10));0);2)&amp;&quot; (&quot;&amp;INDEX([$Squadre.A$3:$Squadre.D$34];MATCH(1;([$Squadre.C$3:$Squadre.C$34]=[.B50])*([$Squadre.D$3:$Squadre.D$34]=INT([.C50]/10));0);1)&amp;&quot;)&quot;;&quot;DA SISTEMARE&quot;)" office:value-type="string" office:string-value="Tonni (31)" calcext:value-type="string">
            <text:p>Tonni (31)</text:p>
          </table:table-cell>
          <table:table-cell table:formula="of:=IF(AND([.D50]&lt;&gt;&quot;&quot;;[.F50]&lt;&gt;&quot;&quot;);&quot; vs &quot;;&quot;&quot;)" office:value-type="string" office:string-value=" vs " calcext:value-type="string">
            <text:p><text:s/>vs </text:p>
          </table:table-cell>
          <table:table-cell table:formula="of:=IF(FIND([.B50];&quot;ABCDEFGH&quot;;1)&gt;0;INDEX([$Squadre.A$3:$Squadre.D$34];MATCH(1;([$Squadre.C$3:$Squadre.C$34]=[.B50])*([$Squadre.D$3:$Squadre.D$34]=[.C50]-10*INT([.C50]/10));0);2)&amp;&quot; (&quot;&amp;INDEX([$Squadre.A$3:$Squadre.D$34];MATCH(1;([$Squadre.C$3:$Squadre.C$34]=[.B50])*([$Squadre.D$3:$Squadre.D$34]=[.C50]-10*INT([.C50]/10));0);1)&amp;&quot;)&quot;;&quot;DA SISTEMARE&quot;)" office:value-type="string" office:string-value="Zebre (32)" calcext:value-type="string">
            <text:p>Zebre (32)</text:p>
          </table:table-cell>
          <table:table-cell table:style-name="ce6" office:value-type="string" calcext:value-type="string">
            <text:p>55-69</text:p>
          </table:table-cell>
          <table:table-cell table:style-name="ce14" table:formula="of:=IF([.$G50]=&quot;&quot;;&quot;&quot;;IF(FIND(&quot;-&quot;;[.$G50])=0;&quot;&quot;;1*(NUMBERVALUE(MID([.$G50];1;FIND(&quot;-&quot;;[.$G50])-1))&gt;NUMBERVALUE(MID([.$G50];FIND(&quot;-&quot;;[.$G50])+1;LEN([.$G50])-FIND(&quot;-&quot;;[.$G50]))))))" office:value-type="float" office:value="0" calcext:value-type="float">
            <text:p>0</text:p>
          </table:table-cell>
          <table:table-cell table:style-name="ce14" table:formula="of:=IF([.$G50]=&quot;&quot;;&quot;&quot;;IF(FIND(&quot;-&quot;;[.$G50])=0;&quot;&quot;;1*NOT([.$G50]=&quot;0-20&quot;)*(NUMBERVALUE(MID([.$G50];1;FIND(&quot;-&quot;;[.$G50])-1))&lt;NUMBERVALUE(MID([.$G50];FIND(&quot;-&quot;;[.$G50])+1;LEN([.$G50])-FIND(&quot;-&quot;;[.$G50]))))))" office:value-type="float" office:value="1" calcext:value-type="float">
            <text:p>1</text:p>
          </table:table-cell>
          <table:table-cell table:style-name="ce14" table:formula="of:=IF([.$G50]=&quot;&quot;;&quot;&quot;;IF(FIND(&quot;-&quot;;[.$G50])=0;&quot;&quot;;1*([.$G50]=&quot;0-20&quot;)))" office:value-type="float" office:value="0" calcext:value-type="float">
            <text:p>0</text:p>
          </table:table-cell>
          <table:table-cell table:style-name="ce14" table:formula="of:=IF([.$G50]=&quot;&quot;;&quot;&quot;;IF(FIND(&quot;-&quot;;[.$G50])=0;&quot;&quot;;NUMBERVALUE(MID([.$G50];1;FIND(&quot;-&quot;;[.$G50])-1))))" office:value-type="float" office:value="55" calcext:value-type="float">
            <text:p>55</text:p>
          </table:table-cell>
          <table:table-cell table:style-name="ce14" table:formula="of:=IF([.$G50]=&quot;&quot;;&quot;&quot;;IF(FIND(&quot;-&quot;;[.$G50])=0;&quot;&quot;;NUMBERVALUE(MID([.$G50];FIND(&quot;-&quot;;[.$G50])+1;LEN([.$G50])-FIND(&quot;-&quot;;[.$G50])))))" office:value-type="float" office:value="69" calcext:value-type="float">
            <text:p>69</text:p>
          </table:table-cell>
          <table:table-cell table:style-name="ce16" table:formula="of:=IF([.$G50]=&quot;&quot;;&quot;&quot;;IF(FIND(&quot;-&quot;;[.$G50])=0;&quot;&quot;;NUMBERVALUE(MID([.$G50];1;FIND(&quot;-&quot;;[.$G50])-1))-NUMBERVALUE(MID([.$G50];FIND(&quot;-&quot;;[.$G50])+1;LEN([.$G50])-FIND(&quot;-&quot;;[.$G50])))))" office:value-type="float" office:value="-14" calcext:value-type="float">
            <text:p>-14</text:p>
          </table:table-cell>
          <table:table-cell table:style-name="ce14" table:formula="of:=IF([.$G50]=&quot;&quot;;&quot;&quot;;IF(FIND(&quot;-&quot;;[.$G50])=0;&quot;&quot;;1*(NUMBERVALUE(MID([.$G50];1;FIND(&quot;-&quot;;[.$G50])-1))&lt;NUMBERVALUE(MID([.$G50];FIND(&quot;-&quot;;[.$G50])+1;LEN([.$G50])-FIND(&quot;-&quot;;[.$G50]))))))" office:value-type="float" office:value="1" calcext:value-type="float">
            <text:p>1</text:p>
          </table:table-cell>
          <table:table-cell table:style-name="ce14" table:formula="of:=IF([.$G50]=&quot;&quot;;&quot;&quot;;IF(FIND(&quot;-&quot;;[.$G50])=0;&quot;&quot;;1*NOT([.$G50]=&quot;20-0&quot;)*(NUMBERVALUE(MID([.$G50];1;FIND(&quot;-&quot;;[.$G50])-1))&gt;NUMBERVALUE(MID([.$G50];FIND(&quot;-&quot;;[.$G50])+1;LEN([.$G50])-FIND(&quot;-&quot;;[.$G50]))))))" office:value-type="float" office:value="0" calcext:value-type="float">
            <text:p>0</text:p>
          </table:table-cell>
          <table:table-cell table:style-name="ce14" table:formula="of:=IF([.$G50]=&quot;&quot;;&quot;&quot;;IF(FIND(&quot;-&quot;;[.$G50])=0;&quot;&quot;;1*([.$G50]=&quot;20-0&quot;)))" office:value-type="float" office:value="0" calcext:value-type="float">
            <text:p>0</text:p>
          </table:table-cell>
          <table:table-cell table:style-name="ce14" table:formula="of:=IF([.$G50]=&quot;&quot;;&quot;&quot;;IF(FIND(&quot;-&quot;;[.$G50])=0;&quot;&quot;;NUMBERVALUE(MID([.$G50];FIND(&quot;-&quot;;[.$G50])+1;LEN([.$G50])-FIND(&quot;-&quot;;[.$G50])))))" office:value-type="float" office:value="69" calcext:value-type="float">
            <text:p>69</text:p>
          </table:table-cell>
          <table:table-cell table:style-name="ce14" table:formula="of:=IF([.$G50]=&quot;&quot;;&quot;&quot;;IF(FIND(&quot;-&quot;;[.$G50])=0;&quot;&quot;;NUMBERVALUE(MID([.$G50];1;FIND(&quot;-&quot;;[.$G50])-1))))" office:value-type="float" office:value="55" calcext:value-type="float">
            <text:p>55</text:p>
          </table:table-cell>
          <table:table-cell table:style-name="ce16" table:formula="of:=IF([.$G50]=&quot;&quot;;&quot;&quot;;IF(FIND(&quot;-&quot;;[.$G50])=0;&quot;&quot;;-NUMBERVALUE(MID([.$G50];1;FIND(&quot;-&quot;;[.$G50])-1))+NUMBERVALUE(MID([.$G50];FIND(&quot;-&quot;;[.$G50])+1;LEN([.$G50])-FIND(&quot;-&quot;;[.$G50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  <table:table-cell table:style-name="ce6"/>
          <table:table-cell table:style-name="ce14" table:formula="of:=IF([.$G51]=&quot;&quot;;&quot;&quot;;IF(FIND(&quot;-&quot;;[.$G51])=0;&quot;&quot;;1*(NUMBERVALUE(MID([.$G51];1;FIND(&quot;-&quot;;[.$G51])-1))&gt;NUMBERVALUE(MID([.$G51];FIND(&quot;-&quot;;[.$G51])+1;LEN([.$G51])-FIND(&quot;-&quot;;[.$G51]))))))">
            <text:p/>
          </table:table-cell>
          <table:table-cell table:style-name="ce14" table:formula="of:=IF([.$G51]=&quot;&quot;;&quot;&quot;;IF(FIND(&quot;-&quot;;[.$G51])=0;&quot;&quot;;1*NOT([.$G51]=&quot;0-20&quot;)*(NUMBERVALUE(MID([.$G51];1;FIND(&quot;-&quot;;[.$G51])-1))&lt;NUMBERVALUE(MID([.$G51];FIND(&quot;-&quot;;[.$G51])+1;LEN([.$G51])-FIND(&quot;-&quot;;[.$G51]))))))">
            <text:p/>
          </table:table-cell>
          <table:table-cell table:style-name="ce14" table:formula="of:=IF([.$G51]=&quot;&quot;;&quot;&quot;;IF(FIND(&quot;-&quot;;[.$G51])=0;&quot;&quot;;1*([.$G51]=&quot;0-20&quot;)))">
            <text:p/>
          </table:table-cell>
          <table:table-cell table:style-name="ce14" table:formula="of:=IF([.$G51]=&quot;&quot;;&quot;&quot;;IF(FIND(&quot;-&quot;;[.$G51])=0;&quot;&quot;;NUMBERVALUE(MID([.$G51];1;FIND(&quot;-&quot;;[.$G51])-1))))">
            <text:p/>
          </table:table-cell>
          <table:table-cell table:style-name="ce14"/>
          <table:table-cell table:style-name="ce16" table:formula="of:=IF([.$G51]=&quot;&quot;;&quot;&quot;;IF(FIND(&quot;-&quot;;[.$G51])=0;&quot;&quot;;NUMBERVALUE(MID([.$G51];1;FIND(&quot;-&quot;;[.$G51])-1))-NUMBERVALUE(MID([.$G51];FIND(&quot;-&quot;;[.$G51])+1;LEN([.$G51])-FIND(&quot;-&quot;;[.$G51])))))">
            <text:p/>
          </table:table-cell>
          <table:table-cell table:style-name="ce14" table:formula="of:=IF([.$G51]=&quot;&quot;;&quot;&quot;;IF(FIND(&quot;-&quot;;[.$G51])=0;&quot;&quot;;1*(NUMBERVALUE(MID([.$G51];1;FIND(&quot;-&quot;;[.$G51])-1))&lt;NUMBERVALUE(MID([.$G51];FIND(&quot;-&quot;;[.$G51])+1;LEN([.$G51])-FIND(&quot;-&quot;;[.$G51]))))))">
            <text:p/>
          </table:table-cell>
          <table:table-cell table:style-name="ce14" table:formula="of:=IF([.$G51]=&quot;&quot;;&quot;&quot;;IF(FIND(&quot;-&quot;;[.$G51])=0;&quot;&quot;;1*NOT([.$G51]=&quot;20-0&quot;)*(NUMBERVALUE(MID([.$G51];1;FIND(&quot;-&quot;;[.$G51])-1))&gt;NUMBERVALUE(MID([.$G51];FIND(&quot;-&quot;;[.$G51])+1;LEN([.$G51])-FIND(&quot;-&quot;;[.$G51]))))))">
            <text:p/>
          </table:table-cell>
          <table:table-cell table:style-name="ce14" table:formula="of:=IF([.$G51]=&quot;&quot;;&quot;&quot;;IF(FIND(&quot;-&quot;;[.$G51])=0;&quot;&quot;;1*([.$G51]=&quot;20-0&quot;)))">
            <text:p/>
          </table:table-cell>
          <table:table-cell table:style-name="ce14" table:formula="of:=IF([.$G51]=&quot;&quot;;&quot;&quot;;IF(FIND(&quot;-&quot;;[.$G51])=0;&quot;&quot;;NUMBERVALUE(MID([.$G51];FIND(&quot;-&quot;;[.$G51])+1;LEN([.$G51])-FIND(&quot;-&quot;;[.$G51])))))">
            <text:p/>
          </table:table-cell>
          <table:table-cell table:style-name="ce14"/>
          <table:table-cell table:style-name="ce16" table:formula="of:=IF([.$G51]=&quot;&quot;;&quot;&quot;;IF(FIND(&quot;-&quot;;[.$G51])=0;&quot;&quot;;-NUMBERVALUE(MID([.$G51];1;FIND(&quot;-&quot;;[.$G51])-1))+NUMBERVALUE(MID([.$G51];FIND(&quot;-&quot;;[.$G51])+1;LEN([.$G51])-FIND(&quot;-&quot;;[.$G51])))))">
            <text:p/>
          </table:table-cell>
          <table:table-cell table:number-columns-repeated="4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style-name="ce6"/>
          <table:table-cell table:style-name="ce14" table:formula="of:=IF([.$G52]=&quot;&quot;;&quot;&quot;;IF(FIND(&quot;-&quot;;[.$G52])=0;&quot;&quot;;1*(NUMBERVALUE(MID([.$G52];1;FIND(&quot;-&quot;;[.$G52])-1))&gt;NUMBERVALUE(MID([.$G52];FIND(&quot;-&quot;;[.$G52])+1;LEN([.$G52])-FIND(&quot;-&quot;;[.$G52]))))))">
            <text:p/>
          </table:table-cell>
          <table:table-cell table:style-name="ce14" table:formula="of:=IF([.$G52]=&quot;&quot;;&quot;&quot;;IF(FIND(&quot;-&quot;;[.$G52])=0;&quot;&quot;;1*NOT([.$G52]=&quot;0-20&quot;)*(NUMBERVALUE(MID([.$G52];1;FIND(&quot;-&quot;;[.$G52])-1))&lt;NUMBERVALUE(MID([.$G52];FIND(&quot;-&quot;;[.$G52])+1;LEN([.$G52])-FIND(&quot;-&quot;;[.$G52]))))))">
            <text:p/>
          </table:table-cell>
          <table:table-cell table:style-name="ce14" table:formula="of:=IF([.$G52]=&quot;&quot;;&quot;&quot;;IF(FIND(&quot;-&quot;;[.$G52])=0;&quot;&quot;;1*([.$G52]=&quot;0-20&quot;)))">
            <text:p/>
          </table:table-cell>
          <table:table-cell table:style-name="ce14" table:formula="of:=IF([.$G52]=&quot;&quot;;&quot;&quot;;IF(FIND(&quot;-&quot;;[.$G52])=0;&quot;&quot;;NUMBERVALUE(MID([.$G52];1;FIND(&quot;-&quot;;[.$G52])-1))))">
            <text:p/>
          </table:table-cell>
          <table:table-cell table:style-name="ce14"/>
          <table:table-cell table:style-name="ce16" table:formula="of:=IF([.$G52]=&quot;&quot;;&quot;&quot;;IF(FIND(&quot;-&quot;;[.$G52])=0;&quot;&quot;;NUMBERVALUE(MID([.$G52];1;FIND(&quot;-&quot;;[.$G52])-1))-NUMBERVALUE(MID([.$G52];FIND(&quot;-&quot;;[.$G52])+1;LEN([.$G52])-FIND(&quot;-&quot;;[.$G52])))))">
            <text:p/>
          </table:table-cell>
          <table:table-cell table:style-name="ce14" table:formula="of:=IF([.$G52]=&quot;&quot;;&quot;&quot;;IF(FIND(&quot;-&quot;;[.$G52])=0;&quot;&quot;;1*(NUMBERVALUE(MID([.$G52];1;FIND(&quot;-&quot;;[.$G52])-1))&lt;NUMBERVALUE(MID([.$G52];FIND(&quot;-&quot;;[.$G52])+1;LEN([.$G52])-FIND(&quot;-&quot;;[.$G52]))))))">
            <text:p/>
          </table:table-cell>
          <table:table-cell table:style-name="ce14" table:formula="of:=IF([.$G52]=&quot;&quot;;&quot;&quot;;IF(FIND(&quot;-&quot;;[.$G52])=0;&quot;&quot;;1*NOT([.$G52]=&quot;20-0&quot;)*(NUMBERVALUE(MID([.$G52];1;FIND(&quot;-&quot;;[.$G52])-1))&gt;NUMBERVALUE(MID([.$G52];FIND(&quot;-&quot;;[.$G52])+1;LEN([.$G52])-FIND(&quot;-&quot;;[.$G52]))))))">
            <text:p/>
          </table:table-cell>
          <table:table-cell table:style-name="ce14" table:formula="of:=IF([.$G52]=&quot;&quot;;&quot;&quot;;IF(FIND(&quot;-&quot;;[.$G52])=0;&quot;&quot;;1*([.$G52]=&quot;20-0&quot;)))">
            <text:p/>
          </table:table-cell>
          <table:table-cell table:style-name="ce14" table:formula="of:=IF([.$G52]=&quot;&quot;;&quot;&quot;;IF(FIND(&quot;-&quot;;[.$G52])=0;&quot;&quot;;NUMBERVALUE(MID([.$G52];FIND(&quot;-&quot;;[.$G52])+1;LEN([.$G52])-FIND(&quot;-&quot;;[.$G52])))))">
            <text:p/>
          </table:table-cell>
          <table:table-cell table:style-name="ce14"/>
          <table:table-cell table:style-name="ce16" table:formula="of:=IF([.$G52]=&quot;&quot;;&quot;&quot;;IF(FIND(&quot;-&quot;;[.$G52])=0;&quot;&quot;;-NUMBERVALUE(MID([.$G52];1;FIND(&quot;-&quot;;[.$G52])-1))+NUMBERVALUE(MID([.$G52];FIND(&quot;-&quot;;[.$G52])+1;LEN([.$G52])-FIND(&quot;-&quot;;[.$G52])))))">
            <text:p/>
          </table:table-cell>
          <table:table-cell table:number-columns-repeated="4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  <table:table-cell table:style-name="ce6"/>
          <table:table-cell table:style-name="ce14" table:formula="of:=IF([.$G53]=&quot;&quot;;&quot;&quot;;IF(FIND(&quot;-&quot;;[.$G53])=0;&quot;&quot;;1*(NUMBERVALUE(MID([.$G53];1;FIND(&quot;-&quot;;[.$G53])-1))&gt;NUMBERVALUE(MID([.$G53];FIND(&quot;-&quot;;[.$G53])+1;LEN([.$G53])-FIND(&quot;-&quot;;[.$G53]))))))">
            <text:p/>
          </table:table-cell>
          <table:table-cell table:style-name="ce14" table:formula="of:=IF([.$G53]=&quot;&quot;;&quot;&quot;;IF(FIND(&quot;-&quot;;[.$G53])=0;&quot;&quot;;1*NOT([.$G53]=&quot;0-20&quot;)*(NUMBERVALUE(MID([.$G53];1;FIND(&quot;-&quot;;[.$G53])-1))&lt;NUMBERVALUE(MID([.$G53];FIND(&quot;-&quot;;[.$G53])+1;LEN([.$G53])-FIND(&quot;-&quot;;[.$G53]))))))">
            <text:p/>
          </table:table-cell>
          <table:table-cell table:style-name="ce14" table:formula="of:=IF([.$G53]=&quot;&quot;;&quot;&quot;;IF(FIND(&quot;-&quot;;[.$G53])=0;&quot;&quot;;1*([.$G53]=&quot;0-20&quot;)))">
            <text:p/>
          </table:table-cell>
          <table:table-cell table:style-name="ce14" table:formula="of:=IF([.$G53]=&quot;&quot;;&quot;&quot;;IF(FIND(&quot;-&quot;;[.$G53])=0;&quot;&quot;;NUMBERVALUE(MID([.$G53];1;FIND(&quot;-&quot;;[.$G53])-1))))">
            <text:p/>
          </table:table-cell>
          <table:table-cell table:style-name="ce14"/>
          <table:table-cell table:style-name="ce16" table:formula="of:=IF([.$G53]=&quot;&quot;;&quot;&quot;;IF(FIND(&quot;-&quot;;[.$G53])=0;&quot;&quot;;NUMBERVALUE(MID([.$G53];1;FIND(&quot;-&quot;;[.$G53])-1))-NUMBERVALUE(MID([.$G53];FIND(&quot;-&quot;;[.$G53])+1;LEN([.$G53])-FIND(&quot;-&quot;;[.$G53])))))">
            <text:p/>
          </table:table-cell>
          <table:table-cell table:style-name="ce14" table:formula="of:=IF([.$G53]=&quot;&quot;;&quot;&quot;;IF(FIND(&quot;-&quot;;[.$G53])=0;&quot;&quot;;1*(NUMBERVALUE(MID([.$G53];1;FIND(&quot;-&quot;;[.$G53])-1))&lt;NUMBERVALUE(MID([.$G53];FIND(&quot;-&quot;;[.$G53])+1;LEN([.$G53])-FIND(&quot;-&quot;;[.$G53]))))))">
            <text:p/>
          </table:table-cell>
          <table:table-cell table:style-name="ce14" table:formula="of:=IF([.$G53]=&quot;&quot;;&quot;&quot;;IF(FIND(&quot;-&quot;;[.$G53])=0;&quot;&quot;;1*NOT([.$G53]=&quot;20-0&quot;)*(NUMBERVALUE(MID([.$G53];1;FIND(&quot;-&quot;;[.$G53])-1))&gt;NUMBERVALUE(MID([.$G53];FIND(&quot;-&quot;;[.$G53])+1;LEN([.$G53])-FIND(&quot;-&quot;;[.$G53]))))))">
            <text:p/>
          </table:table-cell>
          <table:table-cell table:style-name="ce14" table:formula="of:=IF([.$G53]=&quot;&quot;;&quot;&quot;;IF(FIND(&quot;-&quot;;[.$G53])=0;&quot;&quot;;1*([.$G53]=&quot;20-0&quot;)))">
            <text:p/>
          </table:table-cell>
          <table:table-cell table:style-name="ce14" table:formula="of:=IF([.$G53]=&quot;&quot;;&quot;&quot;;IF(FIND(&quot;-&quot;;[.$G53])=0;&quot;&quot;;NUMBERVALUE(MID([.$G53];FIND(&quot;-&quot;;[.$G53])+1;LEN([.$G53])-FIND(&quot;-&quot;;[.$G53])))))">
            <text:p/>
          </table:table-cell>
          <table:table-cell table:style-name="ce14"/>
          <table:table-cell table:style-name="ce16" table:formula="of:=IF([.$G53]=&quot;&quot;;&quot;&quot;;IF(FIND(&quot;-&quot;;[.$G53])=0;&quot;&quot;;-NUMBERVALUE(MID([.$G53];1;FIND(&quot;-&quot;;[.$G53])-1))+NUMBERVALUE(MID([.$G53];FIND(&quot;-&quot;;[.$G53])+1;LEN([.$G53])-FIND(&quot;-&quot;;[.$G53])))))">
            <text:p/>
          </table:table-cell>
          <table:table-cell table:number-columns-repeated="4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  <table:table-cell table:style-name="ce6"/>
          <table:table-cell table:style-name="ce14" table:formula="of:=IF([.$G54]=&quot;&quot;;&quot;&quot;;IF(FIND(&quot;-&quot;;[.$G54])=0;&quot;&quot;;1*(NUMBERVALUE(MID([.$G54];1;FIND(&quot;-&quot;;[.$G54])-1))&gt;NUMBERVALUE(MID([.$G54];FIND(&quot;-&quot;;[.$G54])+1;LEN([.$G54])-FIND(&quot;-&quot;;[.$G54]))))))">
            <text:p/>
          </table:table-cell>
          <table:table-cell table:style-name="ce14" table:formula="of:=IF([.$G54]=&quot;&quot;;&quot;&quot;;IF(FIND(&quot;-&quot;;[.$G54])=0;&quot;&quot;;1*NOT([.$G54]=&quot;0-20&quot;)*(NUMBERVALUE(MID([.$G54];1;FIND(&quot;-&quot;;[.$G54])-1))&lt;NUMBERVALUE(MID([.$G54];FIND(&quot;-&quot;;[.$G54])+1;LEN([.$G54])-FIND(&quot;-&quot;;[.$G54]))))))">
            <text:p/>
          </table:table-cell>
          <table:table-cell table:style-name="ce14" table:formula="of:=IF([.$G54]=&quot;&quot;;&quot;&quot;;IF(FIND(&quot;-&quot;;[.$G54])=0;&quot;&quot;;1*([.$G54]=&quot;0-20&quot;)))">
            <text:p/>
          </table:table-cell>
          <table:table-cell table:style-name="ce14" table:formula="of:=IF([.$G54]=&quot;&quot;;&quot;&quot;;IF(FIND(&quot;-&quot;;[.$G54])=0;&quot;&quot;;NUMBERVALUE(MID([.$G54];1;FIND(&quot;-&quot;;[.$G54])-1))))">
            <text:p/>
          </table:table-cell>
          <table:table-cell table:style-name="ce14"/>
          <table:table-cell table:style-name="ce16" table:formula="of:=IF([.$G54]=&quot;&quot;;&quot;&quot;;IF(FIND(&quot;-&quot;;[.$G54])=0;&quot;&quot;;NUMBERVALUE(MID([.$G54];1;FIND(&quot;-&quot;;[.$G54])-1))-NUMBERVALUE(MID([.$G54];FIND(&quot;-&quot;;[.$G54])+1;LEN([.$G54])-FIND(&quot;-&quot;;[.$G54])))))">
            <text:p/>
          </table:table-cell>
          <table:table-cell table:style-name="ce14" table:formula="of:=IF([.$G54]=&quot;&quot;;&quot;&quot;;IF(FIND(&quot;-&quot;;[.$G54])=0;&quot;&quot;;1*(NUMBERVALUE(MID([.$G54];1;FIND(&quot;-&quot;;[.$G54])-1))&lt;NUMBERVALUE(MID([.$G54];FIND(&quot;-&quot;;[.$G54])+1;LEN([.$G54])-FIND(&quot;-&quot;;[.$G54]))))))">
            <text:p/>
          </table:table-cell>
          <table:table-cell table:style-name="ce14" table:formula="of:=IF([.$G54]=&quot;&quot;;&quot;&quot;;IF(FIND(&quot;-&quot;;[.$G54])=0;&quot;&quot;;1*NOT([.$G54]=&quot;20-0&quot;)*(NUMBERVALUE(MID([.$G54];1;FIND(&quot;-&quot;;[.$G54])-1))&gt;NUMBERVALUE(MID([.$G54];FIND(&quot;-&quot;;[.$G54])+1;LEN([.$G54])-FIND(&quot;-&quot;;[.$G54]))))))">
            <text:p/>
          </table:table-cell>
          <table:table-cell table:style-name="ce14" table:formula="of:=IF([.$G54]=&quot;&quot;;&quot;&quot;;IF(FIND(&quot;-&quot;;[.$G54])=0;&quot;&quot;;1*([.$G54]=&quot;20-0&quot;)))">
            <text:p/>
          </table:table-cell>
          <table:table-cell table:style-name="ce14" table:formula="of:=IF([.$G54]=&quot;&quot;;&quot;&quot;;IF(FIND(&quot;-&quot;;[.$G54])=0;&quot;&quot;;NUMBERVALUE(MID([.$G54];FIND(&quot;-&quot;;[.$G54])+1;LEN([.$G54])-FIND(&quot;-&quot;;[.$G54])))))">
            <text:p/>
          </table:table-cell>
          <table:table-cell table:style-name="ce14"/>
          <table:table-cell table:style-name="ce16" table:formula="of:=IF([.$G54]=&quot;&quot;;&quot;&quot;;IF(FIND(&quot;-&quot;;[.$G54])=0;&quot;&quot;;-NUMBERVALUE(MID([.$G54];1;FIND(&quot;-&quot;;[.$G54])-1))+NUMBERVALUE(MID([.$G54];FIND(&quot;-&quot;;[.$G54])+1;LEN([.$G54])-FIND(&quot;-&quot;;[.$G54])))))">
            <text:p/>
          </table:table-cell>
          <table:table-cell table:number-columns-repeated="4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table:style-name="ce6"/>
          <table:table-cell table:style-name="ce14" table:formula="of:=IF([.$G55]=&quot;&quot;;&quot;&quot;;IF(FIND(&quot;-&quot;;[.$G55])=0;&quot;&quot;;1*(NUMBERVALUE(MID([.$G55];1;FIND(&quot;-&quot;;[.$G55])-1))&gt;NUMBERVALUE(MID([.$G55];FIND(&quot;-&quot;;[.$G55])+1;LEN([.$G55])-FIND(&quot;-&quot;;[.$G55]))))))">
            <text:p/>
          </table:table-cell>
          <table:table-cell table:style-name="ce14" table:formula="of:=IF([.$G55]=&quot;&quot;;&quot;&quot;;IF(FIND(&quot;-&quot;;[.$G55])=0;&quot;&quot;;1*NOT([.$G55]=&quot;0-20&quot;)*(NUMBERVALUE(MID([.$G55];1;FIND(&quot;-&quot;;[.$G55])-1))&lt;NUMBERVALUE(MID([.$G55];FIND(&quot;-&quot;;[.$G55])+1;LEN([.$G55])-FIND(&quot;-&quot;;[.$G55]))))))">
            <text:p/>
          </table:table-cell>
          <table:table-cell table:style-name="ce14" table:formula="of:=IF([.$G55]=&quot;&quot;;&quot;&quot;;IF(FIND(&quot;-&quot;;[.$G55])=0;&quot;&quot;;1*([.$G55]=&quot;0-20&quot;)))">
            <text:p/>
          </table:table-cell>
          <table:table-cell table:style-name="ce14" table:formula="of:=IF([.$G55]=&quot;&quot;;&quot;&quot;;IF(FIND(&quot;-&quot;;[.$G55])=0;&quot;&quot;;NUMBERVALUE(MID([.$G55];1;FIND(&quot;-&quot;;[.$G55])-1))))">
            <text:p/>
          </table:table-cell>
          <table:table-cell table:style-name="ce14"/>
          <table:table-cell table:style-name="ce16" table:formula="of:=IF([.$G55]=&quot;&quot;;&quot;&quot;;IF(FIND(&quot;-&quot;;[.$G55])=0;&quot;&quot;;NUMBERVALUE(MID([.$G55];1;FIND(&quot;-&quot;;[.$G55])-1))-NUMBERVALUE(MID([.$G55];FIND(&quot;-&quot;;[.$G55])+1;LEN([.$G55])-FIND(&quot;-&quot;;[.$G55])))))">
            <text:p/>
          </table:table-cell>
          <table:table-cell table:style-name="ce14" table:formula="of:=IF([.$G55]=&quot;&quot;;&quot;&quot;;IF(FIND(&quot;-&quot;;[.$G55])=0;&quot;&quot;;1*(NUMBERVALUE(MID([.$G55];1;FIND(&quot;-&quot;;[.$G55])-1))&lt;NUMBERVALUE(MID([.$G55];FIND(&quot;-&quot;;[.$G55])+1;LEN([.$G55])-FIND(&quot;-&quot;;[.$G55]))))))">
            <text:p/>
          </table:table-cell>
          <table:table-cell table:style-name="ce14" table:formula="of:=IF([.$G55]=&quot;&quot;;&quot;&quot;;IF(FIND(&quot;-&quot;;[.$G55])=0;&quot;&quot;;1*NOT([.$G55]=&quot;20-0&quot;)*(NUMBERVALUE(MID([.$G55];1;FIND(&quot;-&quot;;[.$G55])-1))&gt;NUMBERVALUE(MID([.$G55];FIND(&quot;-&quot;;[.$G55])+1;LEN([.$G55])-FIND(&quot;-&quot;;[.$G55]))))))">
            <text:p/>
          </table:table-cell>
          <table:table-cell table:style-name="ce14" table:formula="of:=IF([.$G55]=&quot;&quot;;&quot;&quot;;IF(FIND(&quot;-&quot;;[.$G55])=0;&quot;&quot;;1*([.$G55]=&quot;20-0&quot;)))">
            <text:p/>
          </table:table-cell>
          <table:table-cell table:style-name="ce14" table:formula="of:=IF([.$G55]=&quot;&quot;;&quot;&quot;;IF(FIND(&quot;-&quot;;[.$G55])=0;&quot;&quot;;NUMBERVALUE(MID([.$G55];FIND(&quot;-&quot;;[.$G55])+1;LEN([.$G55])-FIND(&quot;-&quot;;[.$G55])))))">
            <text:p/>
          </table:table-cell>
          <table:table-cell table:style-name="ce14"/>
          <table:table-cell table:style-name="ce16" table:formula="of:=IF([.$G55]=&quot;&quot;;&quot;&quot;;IF(FIND(&quot;-&quot;;[.$G55])=0;&quot;&quot;;-NUMBERVALUE(MID([.$G55];1;FIND(&quot;-&quot;;[.$G55])-1))+NUMBERVALUE(MID([.$G55];FIND(&quot;-&quot;;[.$G55])+1;LEN([.$G55])-FIND(&quot;-&quot;;[.$G55])))))">
            <text:p/>
          </table:table-cell>
          <table:table-cell table:number-columns-repeated="4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  <table:table-cell table:style-name="ce6"/>
          <table:table-cell table:style-name="ce14" table:formula="of:=IF([.$G56]=&quot;&quot;;&quot;&quot;;IF(FIND(&quot;-&quot;;[.$G56])=0;&quot;&quot;;1*(NUMBERVALUE(MID([.$G56];1;FIND(&quot;-&quot;;[.$G56])-1))&gt;NUMBERVALUE(MID([.$G56];FIND(&quot;-&quot;;[.$G56])+1;LEN([.$G56])-FIND(&quot;-&quot;;[.$G56]))))))">
            <text:p/>
          </table:table-cell>
          <table:table-cell table:style-name="ce14" table:formula="of:=IF([.$G56]=&quot;&quot;;&quot;&quot;;IF(FIND(&quot;-&quot;;[.$G56])=0;&quot;&quot;;1*NOT([.$G56]=&quot;0-20&quot;)*(NUMBERVALUE(MID([.$G56];1;FIND(&quot;-&quot;;[.$G56])-1))&lt;NUMBERVALUE(MID([.$G56];FIND(&quot;-&quot;;[.$G56])+1;LEN([.$G56])-FIND(&quot;-&quot;;[.$G56]))))))">
            <text:p/>
          </table:table-cell>
          <table:table-cell table:style-name="ce14" table:formula="of:=IF([.$G56]=&quot;&quot;;&quot;&quot;;IF(FIND(&quot;-&quot;;[.$G56])=0;&quot;&quot;;1*([.$G56]=&quot;0-20&quot;)))">
            <text:p/>
          </table:table-cell>
          <table:table-cell table:style-name="ce14" table:formula="of:=IF([.$G56]=&quot;&quot;;&quot;&quot;;IF(FIND(&quot;-&quot;;[.$G56])=0;&quot;&quot;;NUMBERVALUE(MID([.$G56];1;FIND(&quot;-&quot;;[.$G56])-1))))">
            <text:p/>
          </table:table-cell>
          <table:table-cell table:style-name="ce14"/>
          <table:table-cell table:style-name="ce16" table:formula="of:=IF([.$G56]=&quot;&quot;;&quot;&quot;;IF(FIND(&quot;-&quot;;[.$G56])=0;&quot;&quot;;NUMBERVALUE(MID([.$G56];1;FIND(&quot;-&quot;;[.$G56])-1))-NUMBERVALUE(MID([.$G56];FIND(&quot;-&quot;;[.$G56])+1;LEN([.$G56])-FIND(&quot;-&quot;;[.$G56])))))">
            <text:p/>
          </table:table-cell>
          <table:table-cell table:style-name="ce14" table:formula="of:=IF([.$G56]=&quot;&quot;;&quot;&quot;;IF(FIND(&quot;-&quot;;[.$G56])=0;&quot;&quot;;1*(NUMBERVALUE(MID([.$G56];1;FIND(&quot;-&quot;;[.$G56])-1))&lt;NUMBERVALUE(MID([.$G56];FIND(&quot;-&quot;;[.$G56])+1;LEN([.$G56])-FIND(&quot;-&quot;;[.$G56]))))))">
            <text:p/>
          </table:table-cell>
          <table:table-cell table:style-name="ce14" table:formula="of:=IF([.$G56]=&quot;&quot;;&quot;&quot;;IF(FIND(&quot;-&quot;;[.$G56])=0;&quot;&quot;;1*NOT([.$G56]=&quot;20-0&quot;)*(NUMBERVALUE(MID([.$G56];1;FIND(&quot;-&quot;;[.$G56])-1))&gt;NUMBERVALUE(MID([.$G56];FIND(&quot;-&quot;;[.$G56])+1;LEN([.$G56])-FIND(&quot;-&quot;;[.$G56]))))))">
            <text:p/>
          </table:table-cell>
          <table:table-cell table:style-name="ce14" table:formula="of:=IF([.$G56]=&quot;&quot;;&quot;&quot;;IF(FIND(&quot;-&quot;;[.$G56])=0;&quot;&quot;;1*([.$G56]=&quot;20-0&quot;)))">
            <text:p/>
          </table:table-cell>
          <table:table-cell table:style-name="ce14" table:formula="of:=IF([.$G56]=&quot;&quot;;&quot;&quot;;IF(FIND(&quot;-&quot;;[.$G56])=0;&quot;&quot;;NUMBERVALUE(MID([.$G56];FIND(&quot;-&quot;;[.$G56])+1;LEN([.$G56])-FIND(&quot;-&quot;;[.$G56])))))">
            <text:p/>
          </table:table-cell>
          <table:table-cell table:style-name="ce14"/>
          <table:table-cell table:style-name="ce16" table:formula="of:=IF([.$G56]=&quot;&quot;;&quot;&quot;;IF(FIND(&quot;-&quot;;[.$G56])=0;&quot;&quot;;-NUMBERVALUE(MID([.$G56];1;FIND(&quot;-&quot;;[.$G56])-1))+NUMBERVALUE(MID([.$G56];FIND(&quot;-&quot;;[.$G56])+1;LEN([.$G56])-FIND(&quot;-&quot;;[.$G56])))))">
            <text:p/>
          </table:table-cell>
          <table:table-cell table:number-columns-repeated="4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  <table:table-cell table:style-name="ce6"/>
          <table:table-cell table:style-name="ce14" table:formula="of:=IF([.$G57]=&quot;&quot;;&quot;&quot;;IF(FIND(&quot;-&quot;;[.$G57])=0;&quot;&quot;;1*(NUMBERVALUE(MID([.$G57];1;FIND(&quot;-&quot;;[.$G57])-1))&gt;NUMBERVALUE(MID([.$G57];FIND(&quot;-&quot;;[.$G57])+1;LEN([.$G57])-FIND(&quot;-&quot;;[.$G57]))))))">
            <text:p/>
          </table:table-cell>
          <table:table-cell table:style-name="ce14" table:formula="of:=IF([.$G57]=&quot;&quot;;&quot;&quot;;IF(FIND(&quot;-&quot;;[.$G57])=0;&quot;&quot;;1*NOT([.$G57]=&quot;0-20&quot;)*(NUMBERVALUE(MID([.$G57];1;FIND(&quot;-&quot;;[.$G57])-1))&lt;NUMBERVALUE(MID([.$G57];FIND(&quot;-&quot;;[.$G57])+1;LEN([.$G57])-FIND(&quot;-&quot;;[.$G57]))))))">
            <text:p/>
          </table:table-cell>
          <table:table-cell table:style-name="ce14" table:formula="of:=IF([.$G57]=&quot;&quot;;&quot;&quot;;IF(FIND(&quot;-&quot;;[.$G57])=0;&quot;&quot;;1*([.$G57]=&quot;0-20&quot;)))">
            <text:p/>
          </table:table-cell>
          <table:table-cell table:style-name="ce14" table:formula="of:=IF([.$G57]=&quot;&quot;;&quot;&quot;;IF(FIND(&quot;-&quot;;[.$G57])=0;&quot;&quot;;NUMBERVALUE(MID([.$G57];1;FIND(&quot;-&quot;;[.$G57])-1))))">
            <text:p/>
          </table:table-cell>
          <table:table-cell table:style-name="ce14"/>
          <table:table-cell table:style-name="ce16" table:formula="of:=IF([.$G57]=&quot;&quot;;&quot;&quot;;IF(FIND(&quot;-&quot;;[.$G57])=0;&quot;&quot;;NUMBERVALUE(MID([.$G57];1;FIND(&quot;-&quot;;[.$G57])-1))-NUMBERVALUE(MID([.$G57];FIND(&quot;-&quot;;[.$G57])+1;LEN([.$G57])-FIND(&quot;-&quot;;[.$G57])))))">
            <text:p/>
          </table:table-cell>
          <table:table-cell table:style-name="ce14" table:formula="of:=IF([.$G57]=&quot;&quot;;&quot;&quot;;IF(FIND(&quot;-&quot;;[.$G57])=0;&quot;&quot;;1*(NUMBERVALUE(MID([.$G57];1;FIND(&quot;-&quot;;[.$G57])-1))&lt;NUMBERVALUE(MID([.$G57];FIND(&quot;-&quot;;[.$G57])+1;LEN([.$G57])-FIND(&quot;-&quot;;[.$G57]))))))">
            <text:p/>
          </table:table-cell>
          <table:table-cell table:style-name="ce14" table:formula="of:=IF([.$G57]=&quot;&quot;;&quot;&quot;;IF(FIND(&quot;-&quot;;[.$G57])=0;&quot;&quot;;1*NOT([.$G57]=&quot;20-0&quot;)*(NUMBERVALUE(MID([.$G57];1;FIND(&quot;-&quot;;[.$G57])-1))&gt;NUMBERVALUE(MID([.$G57];FIND(&quot;-&quot;;[.$G57])+1;LEN([.$G57])-FIND(&quot;-&quot;;[.$G57]))))))">
            <text:p/>
          </table:table-cell>
          <table:table-cell table:style-name="ce14" table:formula="of:=IF([.$G57]=&quot;&quot;;&quot;&quot;;IF(FIND(&quot;-&quot;;[.$G57])=0;&quot;&quot;;1*([.$G57]=&quot;20-0&quot;)))">
            <text:p/>
          </table:table-cell>
          <table:table-cell table:style-name="ce14" table:formula="of:=IF([.$G57]=&quot;&quot;;&quot;&quot;;IF(FIND(&quot;-&quot;;[.$G57])=0;&quot;&quot;;NUMBERVALUE(MID([.$G57];FIND(&quot;-&quot;;[.$G57])+1;LEN([.$G57])-FIND(&quot;-&quot;;[.$G57])))))">
            <text:p/>
          </table:table-cell>
          <table:table-cell table:style-name="ce14"/>
          <table:table-cell table:style-name="ce16" table:formula="of:=IF([.$G57]=&quot;&quot;;&quot;&quot;;IF(FIND(&quot;-&quot;;[.$G57])=0;&quot;&quot;;-NUMBERVALUE(MID([.$G57];1;FIND(&quot;-&quot;;[.$G57])-1))+NUMBERVALUE(MID([.$G57];FIND(&quot;-&quot;;[.$G57])+1;LEN([.$G57])-FIND(&quot;-&quot;;[.$G57])))))">
            <text:p/>
          </table:table-cell>
          <table:table-cell table:number-columns-repeated="4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table:style-name="ce6"/>
          <table:table-cell table:style-name="ce14" table:formula="of:=IF([.$G58]=&quot;&quot;;&quot;&quot;;IF(FIND(&quot;-&quot;;[.$G58])=0;&quot;&quot;;1*(NUMBERVALUE(MID([.$G58];1;FIND(&quot;-&quot;;[.$G58])-1))&gt;NUMBERVALUE(MID([.$G58];FIND(&quot;-&quot;;[.$G58])+1;LEN([.$G58])-FIND(&quot;-&quot;;[.$G58]))))))">
            <text:p/>
          </table:table-cell>
          <table:table-cell table:style-name="ce14" table:formula="of:=IF([.$G58]=&quot;&quot;;&quot;&quot;;IF(FIND(&quot;-&quot;;[.$G58])=0;&quot;&quot;;1*NOT([.$G58]=&quot;0-20&quot;)*(NUMBERVALUE(MID([.$G58];1;FIND(&quot;-&quot;;[.$G58])-1))&lt;NUMBERVALUE(MID([.$G58];FIND(&quot;-&quot;;[.$G58])+1;LEN([.$G58])-FIND(&quot;-&quot;;[.$G58]))))))">
            <text:p/>
          </table:table-cell>
          <table:table-cell table:style-name="ce14" table:formula="of:=IF([.$G58]=&quot;&quot;;&quot;&quot;;IF(FIND(&quot;-&quot;;[.$G58])=0;&quot;&quot;;1*([.$G58]=&quot;0-20&quot;)))">
            <text:p/>
          </table:table-cell>
          <table:table-cell table:style-name="ce14" table:formula="of:=IF([.$G58]=&quot;&quot;;&quot;&quot;;IF(FIND(&quot;-&quot;;[.$G58])=0;&quot;&quot;;NUMBERVALUE(MID([.$G58];1;FIND(&quot;-&quot;;[.$G58])-1))))">
            <text:p/>
          </table:table-cell>
          <table:table-cell table:style-name="ce14"/>
          <table:table-cell table:style-name="ce16" table:formula="of:=IF([.$G58]=&quot;&quot;;&quot;&quot;;IF(FIND(&quot;-&quot;;[.$G58])=0;&quot;&quot;;NUMBERVALUE(MID([.$G58];1;FIND(&quot;-&quot;;[.$G58])-1))-NUMBERVALUE(MID([.$G58];FIND(&quot;-&quot;;[.$G58])+1;LEN([.$G58])-FIND(&quot;-&quot;;[.$G58])))))">
            <text:p/>
          </table:table-cell>
          <table:table-cell table:style-name="ce14" table:formula="of:=IF([.$G58]=&quot;&quot;;&quot;&quot;;IF(FIND(&quot;-&quot;;[.$G58])=0;&quot;&quot;;1*(NUMBERVALUE(MID([.$G58];1;FIND(&quot;-&quot;;[.$G58])-1))&lt;NUMBERVALUE(MID([.$G58];FIND(&quot;-&quot;;[.$G58])+1;LEN([.$G58])-FIND(&quot;-&quot;;[.$G58]))))))">
            <text:p/>
          </table:table-cell>
          <table:table-cell table:style-name="ce14" table:formula="of:=IF([.$G58]=&quot;&quot;;&quot;&quot;;IF(FIND(&quot;-&quot;;[.$G58])=0;&quot;&quot;;1*NOT([.$G58]=&quot;20-0&quot;)*(NUMBERVALUE(MID([.$G58];1;FIND(&quot;-&quot;;[.$G58])-1))&gt;NUMBERVALUE(MID([.$G58];FIND(&quot;-&quot;;[.$G58])+1;LEN([.$G58])-FIND(&quot;-&quot;;[.$G58]))))))">
            <text:p/>
          </table:table-cell>
          <table:table-cell table:style-name="ce14" table:formula="of:=IF([.$G58]=&quot;&quot;;&quot;&quot;;IF(FIND(&quot;-&quot;;[.$G58])=0;&quot;&quot;;1*([.$G58]=&quot;20-0&quot;)))">
            <text:p/>
          </table:table-cell>
          <table:table-cell table:style-name="ce14" table:formula="of:=IF([.$G58]=&quot;&quot;;&quot;&quot;;IF(FIND(&quot;-&quot;;[.$G58])=0;&quot;&quot;;NUMBERVALUE(MID([.$G58];FIND(&quot;-&quot;;[.$G58])+1;LEN([.$G58])-FIND(&quot;-&quot;;[.$G58])))))">
            <text:p/>
          </table:table-cell>
          <table:table-cell table:style-name="ce14"/>
          <table:table-cell table:style-name="ce16" table:formula="of:=IF([.$G58]=&quot;&quot;;&quot;&quot;;IF(FIND(&quot;-&quot;;[.$G58])=0;&quot;&quot;;-NUMBERVALUE(MID([.$G58];1;FIND(&quot;-&quot;;[.$G58])-1))+NUMBERVALUE(MID([.$G58];FIND(&quot;-&quot;;[.$G58])+1;LEN([.$G58])-FIND(&quot;-&quot;;[.$G58])))))">
            <text:p/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  <table:table-cell table:style-name="ce6"/>
          <table:table-cell table:style-name="ce14" table:formula="of:=IF([.$G59]=&quot;&quot;;&quot;&quot;;IF(FIND(&quot;-&quot;;[.$G59])=0;&quot;&quot;;1*(NUMBERVALUE(MID([.$G59];1;FIND(&quot;-&quot;;[.$G59])-1))&gt;NUMBERVALUE(MID([.$G59];FIND(&quot;-&quot;;[.$G59])+1;LEN([.$G59])-FIND(&quot;-&quot;;[.$G59]))))))">
            <text:p/>
          </table:table-cell>
          <table:table-cell table:style-name="ce14" table:formula="of:=IF([.$G59]=&quot;&quot;;&quot;&quot;;IF(FIND(&quot;-&quot;;[.$G59])=0;&quot;&quot;;1*NOT([.$G59]=&quot;0-20&quot;)*(NUMBERVALUE(MID([.$G59];1;FIND(&quot;-&quot;;[.$G59])-1))&lt;NUMBERVALUE(MID([.$G59];FIND(&quot;-&quot;;[.$G59])+1;LEN([.$G59])-FIND(&quot;-&quot;;[.$G59]))))))">
            <text:p/>
          </table:table-cell>
          <table:table-cell table:style-name="ce14" table:formula="of:=IF([.$G59]=&quot;&quot;;&quot;&quot;;IF(FIND(&quot;-&quot;;[.$G59])=0;&quot;&quot;;1*([.$G59]=&quot;0-20&quot;)))">
            <text:p/>
          </table:table-cell>
          <table:table-cell table:style-name="ce14" table:formula="of:=IF([.$G59]=&quot;&quot;;&quot;&quot;;IF(FIND(&quot;-&quot;;[.$G59])=0;&quot;&quot;;NUMBERVALUE(MID([.$G59];1;FIND(&quot;-&quot;;[.$G59])-1))))">
            <text:p/>
          </table:table-cell>
          <table:table-cell table:style-name="ce14"/>
          <table:table-cell table:style-name="ce16" table:formula="of:=IF([.$G59]=&quot;&quot;;&quot;&quot;;IF(FIND(&quot;-&quot;;[.$G59])=0;&quot;&quot;;NUMBERVALUE(MID([.$G59];1;FIND(&quot;-&quot;;[.$G59])-1))-NUMBERVALUE(MID([.$G59];FIND(&quot;-&quot;;[.$G59])+1;LEN([.$G59])-FIND(&quot;-&quot;;[.$G59])))))">
            <text:p/>
          </table:table-cell>
          <table:table-cell table:style-name="ce14" table:formula="of:=IF([.$G59]=&quot;&quot;;&quot;&quot;;IF(FIND(&quot;-&quot;;[.$G59])=0;&quot;&quot;;1*(NUMBERVALUE(MID([.$G59];1;FIND(&quot;-&quot;;[.$G59])-1))&lt;NUMBERVALUE(MID([.$G59];FIND(&quot;-&quot;;[.$G59])+1;LEN([.$G59])-FIND(&quot;-&quot;;[.$G59]))))))">
            <text:p/>
          </table:table-cell>
          <table:table-cell table:style-name="ce14" table:formula="of:=IF([.$G59]=&quot;&quot;;&quot;&quot;;IF(FIND(&quot;-&quot;;[.$G59])=0;&quot;&quot;;1*NOT([.$G59]=&quot;20-0&quot;)*(NUMBERVALUE(MID([.$G59];1;FIND(&quot;-&quot;;[.$G59])-1))&gt;NUMBERVALUE(MID([.$G59];FIND(&quot;-&quot;;[.$G59])+1;LEN([.$G59])-FIND(&quot;-&quot;;[.$G59]))))))">
            <text:p/>
          </table:table-cell>
          <table:table-cell table:style-name="ce14" table:formula="of:=IF([.$G59]=&quot;&quot;;&quot;&quot;;IF(FIND(&quot;-&quot;;[.$G59])=0;&quot;&quot;;1*([.$G59]=&quot;20-0&quot;)))">
            <text:p/>
          </table:table-cell>
          <table:table-cell table:style-name="ce14" table:formula="of:=IF([.$G59]=&quot;&quot;;&quot;&quot;;IF(FIND(&quot;-&quot;;[.$G59])=0;&quot;&quot;;NUMBERVALUE(MID([.$G59];FIND(&quot;-&quot;;[.$G59])+1;LEN([.$G59])-FIND(&quot;-&quot;;[.$G59])))))">
            <text:p/>
          </table:table-cell>
          <table:table-cell table:style-name="ce14"/>
          <table:table-cell table:style-name="ce16" table:formula="of:=IF([.$G59]=&quot;&quot;;&quot;&quot;;IF(FIND(&quot;-&quot;;[.$G59])=0;&quot;&quot;;-NUMBERVALUE(MID([.$G59];1;FIND(&quot;-&quot;;[.$G59])-1))+NUMBERVALUE(MID([.$G59];FIND(&quot;-&quot;;[.$G59])+1;LEN([.$G59])-FIND(&quot;-&quot;;[.$G59])))))">
            <text:p/>
          </table:table-cell>
          <table:table-cell table:number-columns-repeated="4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table:style-name="ce6"/>
          <table:table-cell table:style-name="ce14" table:formula="of:=IF([.$G60]=&quot;&quot;;&quot;&quot;;IF(FIND(&quot;-&quot;;[.$G60])=0;&quot;&quot;;1*(NUMBERVALUE(MID([.$G60];1;FIND(&quot;-&quot;;[.$G60])-1))&gt;NUMBERVALUE(MID([.$G60];FIND(&quot;-&quot;;[.$G60])+1;LEN([.$G60])-FIND(&quot;-&quot;;[.$G60]))))))">
            <text:p/>
          </table:table-cell>
          <table:table-cell table:style-name="ce14" table:formula="of:=IF([.$G60]=&quot;&quot;;&quot;&quot;;IF(FIND(&quot;-&quot;;[.$G60])=0;&quot;&quot;;1*NOT([.$G60]=&quot;0-20&quot;)*(NUMBERVALUE(MID([.$G60];1;FIND(&quot;-&quot;;[.$G60])-1))&lt;NUMBERVALUE(MID([.$G60];FIND(&quot;-&quot;;[.$G60])+1;LEN([.$G60])-FIND(&quot;-&quot;;[.$G60]))))))">
            <text:p/>
          </table:table-cell>
          <table:table-cell table:style-name="ce14" table:formula="of:=IF([.$G60]=&quot;&quot;;&quot;&quot;;IF(FIND(&quot;-&quot;;[.$G60])=0;&quot;&quot;;1*([.$G60]=&quot;0-20&quot;)))">
            <text:p/>
          </table:table-cell>
          <table:table-cell table:style-name="ce14" table:formula="of:=IF([.$G60]=&quot;&quot;;&quot;&quot;;IF(FIND(&quot;-&quot;;[.$G60])=0;&quot;&quot;;NUMBERVALUE(MID([.$G60];1;FIND(&quot;-&quot;;[.$G60])-1))))">
            <text:p/>
          </table:table-cell>
          <table:table-cell table:style-name="ce14"/>
          <table:table-cell table:style-name="ce16" table:formula="of:=IF([.$G60]=&quot;&quot;;&quot;&quot;;IF(FIND(&quot;-&quot;;[.$G60])=0;&quot;&quot;;NUMBERVALUE(MID([.$G60];1;FIND(&quot;-&quot;;[.$G60])-1))-NUMBERVALUE(MID([.$G60];FIND(&quot;-&quot;;[.$G60])+1;LEN([.$G60])-FIND(&quot;-&quot;;[.$G60])))))">
            <text:p/>
          </table:table-cell>
          <table:table-cell table:style-name="ce14" table:formula="of:=IF([.$G60]=&quot;&quot;;&quot;&quot;;IF(FIND(&quot;-&quot;;[.$G60])=0;&quot;&quot;;1*(NUMBERVALUE(MID([.$G60];1;FIND(&quot;-&quot;;[.$G60])-1))&lt;NUMBERVALUE(MID([.$G60];FIND(&quot;-&quot;;[.$G60])+1;LEN([.$G60])-FIND(&quot;-&quot;;[.$G60]))))))">
            <text:p/>
          </table:table-cell>
          <table:table-cell table:style-name="ce14" table:formula="of:=IF([.$G60]=&quot;&quot;;&quot;&quot;;IF(FIND(&quot;-&quot;;[.$G60])=0;&quot;&quot;;1*NOT([.$G60]=&quot;20-0&quot;)*(NUMBERVALUE(MID([.$G60];1;FIND(&quot;-&quot;;[.$G60])-1))&gt;NUMBERVALUE(MID([.$G60];FIND(&quot;-&quot;;[.$G60])+1;LEN([.$G60])-FIND(&quot;-&quot;;[.$G60]))))))">
            <text:p/>
          </table:table-cell>
          <table:table-cell table:style-name="ce14" table:formula="of:=IF([.$G60]=&quot;&quot;;&quot;&quot;;IF(FIND(&quot;-&quot;;[.$G60])=0;&quot;&quot;;1*([.$G60]=&quot;20-0&quot;)))">
            <text:p/>
          </table:table-cell>
          <table:table-cell table:style-name="ce14" table:formula="of:=IF([.$G60]=&quot;&quot;;&quot;&quot;;IF(FIND(&quot;-&quot;;[.$G60])=0;&quot;&quot;;NUMBERVALUE(MID([.$G60];FIND(&quot;-&quot;;[.$G60])+1;LEN([.$G60])-FIND(&quot;-&quot;;[.$G60])))))">
            <text:p/>
          </table:table-cell>
          <table:table-cell table:style-name="ce14"/>
          <table:table-cell table:style-name="ce16" table:formula="of:=IF([.$G60]=&quot;&quot;;&quot;&quot;;IF(FIND(&quot;-&quot;;[.$G60])=0;&quot;&quot;;-NUMBERVALUE(MID([.$G60];1;FIND(&quot;-&quot;;[.$G60])-1))+NUMBERVALUE(MID([.$G60];FIND(&quot;-&quot;;[.$G60])+1;LEN([.$G60])-FIND(&quot;-&quot;;[.$G60])))))">
            <text:p/>
          </table:table-cell>
          <table:table-cell table:number-columns-repeated="4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  <table:table-cell table:style-name="ce6"/>
          <table:table-cell table:style-name="ce14" table:formula="of:=IF([.$G61]=&quot;&quot;;&quot;&quot;;IF(FIND(&quot;-&quot;;[.$G61])=0;&quot;&quot;;1*(NUMBERVALUE(MID([.$G61];1;FIND(&quot;-&quot;;[.$G61])-1))&gt;NUMBERVALUE(MID([.$G61];FIND(&quot;-&quot;;[.$G61])+1;LEN([.$G61])-FIND(&quot;-&quot;;[.$G61]))))))">
            <text:p/>
          </table:table-cell>
          <table:table-cell table:style-name="ce14" table:formula="of:=IF([.$G61]=&quot;&quot;;&quot;&quot;;IF(FIND(&quot;-&quot;;[.$G61])=0;&quot;&quot;;1*NOT([.$G61]=&quot;0-20&quot;)*(NUMBERVALUE(MID([.$G61];1;FIND(&quot;-&quot;;[.$G61])-1))&lt;NUMBERVALUE(MID([.$G61];FIND(&quot;-&quot;;[.$G61])+1;LEN([.$G61])-FIND(&quot;-&quot;;[.$G61]))))))">
            <text:p/>
          </table:table-cell>
          <table:table-cell table:style-name="ce14" table:formula="of:=IF([.$G61]=&quot;&quot;;&quot;&quot;;IF(FIND(&quot;-&quot;;[.$G61])=0;&quot;&quot;;1*([.$G61]=&quot;0-20&quot;)))">
            <text:p/>
          </table:table-cell>
          <table:table-cell table:style-name="ce14" table:formula="of:=IF([.$G61]=&quot;&quot;;&quot;&quot;;IF(FIND(&quot;-&quot;;[.$G61])=0;&quot;&quot;;NUMBERVALUE(MID([.$G61];1;FIND(&quot;-&quot;;[.$G61])-1))))">
            <text:p/>
          </table:table-cell>
          <table:table-cell table:style-name="ce14"/>
          <table:table-cell table:style-name="ce16" table:formula="of:=IF([.$G61]=&quot;&quot;;&quot;&quot;;IF(FIND(&quot;-&quot;;[.$G61])=0;&quot;&quot;;NUMBERVALUE(MID([.$G61];1;FIND(&quot;-&quot;;[.$G61])-1))-NUMBERVALUE(MID([.$G61];FIND(&quot;-&quot;;[.$G61])+1;LEN([.$G61])-FIND(&quot;-&quot;;[.$G61])))))">
            <text:p/>
          </table:table-cell>
          <table:table-cell table:style-name="ce14" table:formula="of:=IF([.$G61]=&quot;&quot;;&quot;&quot;;IF(FIND(&quot;-&quot;;[.$G61])=0;&quot;&quot;;1*(NUMBERVALUE(MID([.$G61];1;FIND(&quot;-&quot;;[.$G61])-1))&lt;NUMBERVALUE(MID([.$G61];FIND(&quot;-&quot;;[.$G61])+1;LEN([.$G61])-FIND(&quot;-&quot;;[.$G61]))))))">
            <text:p/>
          </table:table-cell>
          <table:table-cell table:style-name="ce14" table:formula="of:=IF([.$G61]=&quot;&quot;;&quot;&quot;;IF(FIND(&quot;-&quot;;[.$G61])=0;&quot;&quot;;1*NOT([.$G61]=&quot;20-0&quot;)*(NUMBERVALUE(MID([.$G61];1;FIND(&quot;-&quot;;[.$G61])-1))&gt;NUMBERVALUE(MID([.$G61];FIND(&quot;-&quot;;[.$G61])+1;LEN([.$G61])-FIND(&quot;-&quot;;[.$G61]))))))">
            <text:p/>
          </table:table-cell>
          <table:table-cell table:style-name="ce14" table:formula="of:=IF([.$G61]=&quot;&quot;;&quot;&quot;;IF(FIND(&quot;-&quot;;[.$G61])=0;&quot;&quot;;1*([.$G61]=&quot;20-0&quot;)))">
            <text:p/>
          </table:table-cell>
          <table:table-cell table:style-name="ce14" table:formula="of:=IF([.$G61]=&quot;&quot;;&quot;&quot;;IF(FIND(&quot;-&quot;;[.$G61])=0;&quot;&quot;;NUMBERVALUE(MID([.$G61];FIND(&quot;-&quot;;[.$G61])+1;LEN([.$G61])-FIND(&quot;-&quot;;[.$G61])))))">
            <text:p/>
          </table:table-cell>
          <table:table-cell table:style-name="ce14"/>
          <table:table-cell table:style-name="ce16" table:formula="of:=IF([.$G61]=&quot;&quot;;&quot;&quot;;IF(FIND(&quot;-&quot;;[.$G61])=0;&quot;&quot;;-NUMBERVALUE(MID([.$G61];1;FIND(&quot;-&quot;;[.$G61])-1))+NUMBERVALUE(MID([.$G61];FIND(&quot;-&quot;;[.$G61])+1;LEN([.$G61])-FIND(&quot;-&quot;;[.$G61])))))">
            <text:p/>
          </table:table-cell>
          <table:table-cell table:number-columns-repeated="4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  <table:table-cell table:style-name="ce6"/>
          <table:table-cell table:style-name="ce14" table:formula="of:=IF([.$G62]=&quot;&quot;;&quot;&quot;;IF(FIND(&quot;-&quot;;[.$G62])=0;&quot;&quot;;1*(NUMBERVALUE(MID([.$G62];1;FIND(&quot;-&quot;;[.$G62])-1))&gt;NUMBERVALUE(MID([.$G62];FIND(&quot;-&quot;;[.$G62])+1;LEN([.$G62])-FIND(&quot;-&quot;;[.$G62]))))))">
            <text:p/>
          </table:table-cell>
          <table:table-cell table:style-name="ce14" table:formula="of:=IF([.$G62]=&quot;&quot;;&quot;&quot;;IF(FIND(&quot;-&quot;;[.$G62])=0;&quot;&quot;;1*NOT([.$G62]=&quot;0-20&quot;)*(NUMBERVALUE(MID([.$G62];1;FIND(&quot;-&quot;;[.$G62])-1))&lt;NUMBERVALUE(MID([.$G62];FIND(&quot;-&quot;;[.$G62])+1;LEN([.$G62])-FIND(&quot;-&quot;;[.$G62]))))))">
            <text:p/>
          </table:table-cell>
          <table:table-cell table:style-name="ce14" table:formula="of:=IF([.$G62]=&quot;&quot;;&quot;&quot;;IF(FIND(&quot;-&quot;;[.$G62])=0;&quot;&quot;;1*([.$G62]=&quot;0-20&quot;)))">
            <text:p/>
          </table:table-cell>
          <table:table-cell table:style-name="ce14" table:formula="of:=IF([.$G62]=&quot;&quot;;&quot;&quot;;IF(FIND(&quot;-&quot;;[.$G62])=0;&quot;&quot;;NUMBERVALUE(MID([.$G62];1;FIND(&quot;-&quot;;[.$G62])-1))))">
            <text:p/>
          </table:table-cell>
          <table:table-cell table:style-name="ce14"/>
          <table:table-cell table:style-name="ce16" table:formula="of:=IF([.$G62]=&quot;&quot;;&quot;&quot;;IF(FIND(&quot;-&quot;;[.$G62])=0;&quot;&quot;;NUMBERVALUE(MID([.$G62];1;FIND(&quot;-&quot;;[.$G62])-1))-NUMBERVALUE(MID([.$G62];FIND(&quot;-&quot;;[.$G62])+1;LEN([.$G62])-FIND(&quot;-&quot;;[.$G62])))))">
            <text:p/>
          </table:table-cell>
          <table:table-cell table:style-name="ce14" table:formula="of:=IF([.$G62]=&quot;&quot;;&quot;&quot;;IF(FIND(&quot;-&quot;;[.$G62])=0;&quot;&quot;;1*(NUMBERVALUE(MID([.$G62];1;FIND(&quot;-&quot;;[.$G62])-1))&lt;NUMBERVALUE(MID([.$G62];FIND(&quot;-&quot;;[.$G62])+1;LEN([.$G62])-FIND(&quot;-&quot;;[.$G62]))))))">
            <text:p/>
          </table:table-cell>
          <table:table-cell table:style-name="ce14" table:formula="of:=IF([.$G62]=&quot;&quot;;&quot;&quot;;IF(FIND(&quot;-&quot;;[.$G62])=0;&quot;&quot;;1*NOT([.$G62]=&quot;20-0&quot;)*(NUMBERVALUE(MID([.$G62];1;FIND(&quot;-&quot;;[.$G62])-1))&gt;NUMBERVALUE(MID([.$G62];FIND(&quot;-&quot;;[.$G62])+1;LEN([.$G62])-FIND(&quot;-&quot;;[.$G62]))))))">
            <text:p/>
          </table:table-cell>
          <table:table-cell table:style-name="ce14" table:formula="of:=IF([.$G62]=&quot;&quot;;&quot;&quot;;IF(FIND(&quot;-&quot;;[.$G62])=0;&quot;&quot;;1*([.$G62]=&quot;20-0&quot;)))">
            <text:p/>
          </table:table-cell>
          <table:table-cell table:style-name="ce14" table:formula="of:=IF([.$G62]=&quot;&quot;;&quot;&quot;;IF(FIND(&quot;-&quot;;[.$G62])=0;&quot;&quot;;NUMBERVALUE(MID([.$G62];FIND(&quot;-&quot;;[.$G62])+1;LEN([.$G62])-FIND(&quot;-&quot;;[.$G62])))))">
            <text:p/>
          </table:table-cell>
          <table:table-cell table:style-name="ce14"/>
          <table:table-cell table:style-name="ce16" table:formula="of:=IF([.$G62]=&quot;&quot;;&quot;&quot;;IF(FIND(&quot;-&quot;;[.$G62])=0;&quot;&quot;;-NUMBERVALUE(MID([.$G62];1;FIND(&quot;-&quot;;[.$G62])-1))+NUMBERVALUE(MID([.$G62];FIND(&quot;-&quot;;[.$G62])+1;LEN([.$G62])-FIND(&quot;-&quot;;[.$G62])))))">
            <text:p/>
          </table:table-cell>
          <table:table-cell table:number-columns-repeated="4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table:style-name="ce6"/>
          <table:table-cell table:style-name="ce14" table:formula="of:=IF([.$G63]=&quot;&quot;;&quot;&quot;;IF(FIND(&quot;-&quot;;[.$G63])=0;&quot;&quot;;1*(NUMBERVALUE(MID([.$G63];1;FIND(&quot;-&quot;;[.$G63])-1))&gt;NUMBERVALUE(MID([.$G63];FIND(&quot;-&quot;;[.$G63])+1;LEN([.$G63])-FIND(&quot;-&quot;;[.$G63]))))))">
            <text:p/>
          </table:table-cell>
          <table:table-cell table:style-name="ce14" table:formula="of:=IF([.$G63]=&quot;&quot;;&quot;&quot;;IF(FIND(&quot;-&quot;;[.$G63])=0;&quot;&quot;;1*NOT([.$G63]=&quot;0-20&quot;)*(NUMBERVALUE(MID([.$G63];1;FIND(&quot;-&quot;;[.$G63])-1))&lt;NUMBERVALUE(MID([.$G63];FIND(&quot;-&quot;;[.$G63])+1;LEN([.$G63])-FIND(&quot;-&quot;;[.$G63]))))))">
            <text:p/>
          </table:table-cell>
          <table:table-cell table:style-name="ce14" table:formula="of:=IF([.$G63]=&quot;&quot;;&quot;&quot;;IF(FIND(&quot;-&quot;;[.$G63])=0;&quot;&quot;;1*([.$G63]=&quot;0-20&quot;)))">
            <text:p/>
          </table:table-cell>
          <table:table-cell table:style-name="ce14" table:formula="of:=IF([.$G63]=&quot;&quot;;&quot;&quot;;IF(FIND(&quot;-&quot;;[.$G63])=0;&quot;&quot;;NUMBERVALUE(MID([.$G63];1;FIND(&quot;-&quot;;[.$G63])-1))))">
            <text:p/>
          </table:table-cell>
          <table:table-cell table:style-name="ce14"/>
          <table:table-cell table:style-name="ce16" table:formula="of:=IF([.$G63]=&quot;&quot;;&quot;&quot;;IF(FIND(&quot;-&quot;;[.$G63])=0;&quot;&quot;;NUMBERVALUE(MID([.$G63];1;FIND(&quot;-&quot;;[.$G63])-1))-NUMBERVALUE(MID([.$G63];FIND(&quot;-&quot;;[.$G63])+1;LEN([.$G63])-FIND(&quot;-&quot;;[.$G63])))))">
            <text:p/>
          </table:table-cell>
          <table:table-cell table:style-name="ce14" table:formula="of:=IF([.$G63]=&quot;&quot;;&quot;&quot;;IF(FIND(&quot;-&quot;;[.$G63])=0;&quot;&quot;;1*(NUMBERVALUE(MID([.$G63];1;FIND(&quot;-&quot;;[.$G63])-1))&lt;NUMBERVALUE(MID([.$G63];FIND(&quot;-&quot;;[.$G63])+1;LEN([.$G63])-FIND(&quot;-&quot;;[.$G63]))))))">
            <text:p/>
          </table:table-cell>
          <table:table-cell table:style-name="ce14" table:formula="of:=IF([.$G63]=&quot;&quot;;&quot;&quot;;IF(FIND(&quot;-&quot;;[.$G63])=0;&quot;&quot;;1*NOT([.$G63]=&quot;20-0&quot;)*(NUMBERVALUE(MID([.$G63];1;FIND(&quot;-&quot;;[.$G63])-1))&gt;NUMBERVALUE(MID([.$G63];FIND(&quot;-&quot;;[.$G63])+1;LEN([.$G63])-FIND(&quot;-&quot;;[.$G63]))))))">
            <text:p/>
          </table:table-cell>
          <table:table-cell table:style-name="ce14" table:formula="of:=IF([.$G63]=&quot;&quot;;&quot;&quot;;IF(FIND(&quot;-&quot;;[.$G63])=0;&quot;&quot;;1*([.$G63]=&quot;20-0&quot;)))">
            <text:p/>
          </table:table-cell>
          <table:table-cell table:style-name="ce14" table:formula="of:=IF([.$G63]=&quot;&quot;;&quot;&quot;;IF(FIND(&quot;-&quot;;[.$G63])=0;&quot;&quot;;NUMBERVALUE(MID([.$G63];FIND(&quot;-&quot;;[.$G63])+1;LEN([.$G63])-FIND(&quot;-&quot;;[.$G63])))))">
            <text:p/>
          </table:table-cell>
          <table:table-cell table:style-name="ce14"/>
          <table:table-cell table:style-name="ce16" table:formula="of:=IF([.$G63]=&quot;&quot;;&quot;&quot;;IF(FIND(&quot;-&quot;;[.$G63])=0;&quot;&quot;;-NUMBERVALUE(MID([.$G63];1;FIND(&quot;-&quot;;[.$G63])-1))+NUMBERVALUE(MID([.$G63];FIND(&quot;-&quot;;[.$G63])+1;LEN([.$G63])-FIND(&quot;-&quot;;[.$G63])))))">
            <text:p/>
          </table:table-cell>
          <table:table-cell table:number-columns-repeated="4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table:style-name="ce6"/>
          <table:table-cell table:style-name="ce14" table:formula="of:=IF([.$G64]=&quot;&quot;;&quot;&quot;;IF(FIND(&quot;-&quot;;[.$G64])=0;&quot;&quot;;1*(NUMBERVALUE(MID([.$G64];1;FIND(&quot;-&quot;;[.$G64])-1))&gt;NUMBERVALUE(MID([.$G64];FIND(&quot;-&quot;;[.$G64])+1;LEN([.$G64])-FIND(&quot;-&quot;;[.$G64]))))))">
            <text:p/>
          </table:table-cell>
          <table:table-cell table:style-name="ce14" table:formula="of:=IF([.$G64]=&quot;&quot;;&quot;&quot;;IF(FIND(&quot;-&quot;;[.$G64])=0;&quot;&quot;;1*NOT([.$G64]=&quot;0-20&quot;)*(NUMBERVALUE(MID([.$G64];1;FIND(&quot;-&quot;;[.$G64])-1))&lt;NUMBERVALUE(MID([.$G64];FIND(&quot;-&quot;;[.$G64])+1;LEN([.$G64])-FIND(&quot;-&quot;;[.$G64]))))))">
            <text:p/>
          </table:table-cell>
          <table:table-cell table:style-name="ce14" table:formula="of:=IF([.$G64]=&quot;&quot;;&quot;&quot;;IF(FIND(&quot;-&quot;;[.$G64])=0;&quot;&quot;;1*([.$G64]=&quot;0-20&quot;)))">
            <text:p/>
          </table:table-cell>
          <table:table-cell table:style-name="ce14" table:formula="of:=IF([.$G64]=&quot;&quot;;&quot;&quot;;IF(FIND(&quot;-&quot;;[.$G64])=0;&quot;&quot;;NUMBERVALUE(MID([.$G64];1;FIND(&quot;-&quot;;[.$G64])-1))))">
            <text:p/>
          </table:table-cell>
          <table:table-cell table:style-name="ce14"/>
          <table:table-cell table:style-name="ce16" table:formula="of:=IF([.$G64]=&quot;&quot;;&quot;&quot;;IF(FIND(&quot;-&quot;;[.$G64])=0;&quot;&quot;;NUMBERVALUE(MID([.$G64];1;FIND(&quot;-&quot;;[.$G64])-1))-NUMBERVALUE(MID([.$G64];FIND(&quot;-&quot;;[.$G64])+1;LEN([.$G64])-FIND(&quot;-&quot;;[.$G64])))))">
            <text:p/>
          </table:table-cell>
          <table:table-cell table:style-name="ce14" table:formula="of:=IF([.$G64]=&quot;&quot;;&quot;&quot;;IF(FIND(&quot;-&quot;;[.$G64])=0;&quot;&quot;;1*(NUMBERVALUE(MID([.$G64];1;FIND(&quot;-&quot;;[.$G64])-1))&lt;NUMBERVALUE(MID([.$G64];FIND(&quot;-&quot;;[.$G64])+1;LEN([.$G64])-FIND(&quot;-&quot;;[.$G64]))))))">
            <text:p/>
          </table:table-cell>
          <table:table-cell table:style-name="ce14" table:formula="of:=IF([.$G64]=&quot;&quot;;&quot;&quot;;IF(FIND(&quot;-&quot;;[.$G64])=0;&quot;&quot;;1*NOT([.$G64]=&quot;20-0&quot;)*(NUMBERVALUE(MID([.$G64];1;FIND(&quot;-&quot;;[.$G64])-1))&gt;NUMBERVALUE(MID([.$G64];FIND(&quot;-&quot;;[.$G64])+1;LEN([.$G64])-FIND(&quot;-&quot;;[.$G64]))))))">
            <text:p/>
          </table:table-cell>
          <table:table-cell table:style-name="ce14" table:formula="of:=IF([.$G64]=&quot;&quot;;&quot;&quot;;IF(FIND(&quot;-&quot;;[.$G64])=0;&quot;&quot;;1*([.$G64]=&quot;20-0&quot;)))">
            <text:p/>
          </table:table-cell>
          <table:table-cell table:style-name="ce14" table:formula="of:=IF([.$G64]=&quot;&quot;;&quot;&quot;;IF(FIND(&quot;-&quot;;[.$G64])=0;&quot;&quot;;NUMBERVALUE(MID([.$G64];FIND(&quot;-&quot;;[.$G64])+1;LEN([.$G64])-FIND(&quot;-&quot;;[.$G64])))))">
            <text:p/>
          </table:table-cell>
          <table:table-cell table:style-name="ce14"/>
          <table:table-cell table:style-name="ce16" table:formula="of:=IF([.$G64]=&quot;&quot;;&quot;&quot;;IF(FIND(&quot;-&quot;;[.$G64])=0;&quot;&quot;;-NUMBERVALUE(MID([.$G64];1;FIND(&quot;-&quot;;[.$G64])-1))+NUMBERVALUE(MID([.$G64];FIND(&quot;-&quot;;[.$G64])+1;LEN([.$G64])-FIND(&quot;-&quot;;[.$G64])))))">
            <text:p/>
          </table:table-cell>
          <table:table-cell table:number-columns-repeated="4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  <table:table-cell table:style-name="ce6"/>
          <table:table-cell table:style-name="ce14" table:formula="of:=IF([.$G65]=&quot;&quot;;&quot;&quot;;IF(FIND(&quot;-&quot;;[.$G65])=0;&quot;&quot;;1*(NUMBERVALUE(MID([.$G65];1;FIND(&quot;-&quot;;[.$G65])-1))&gt;NUMBERVALUE(MID([.$G65];FIND(&quot;-&quot;;[.$G65])+1;LEN([.$G65])-FIND(&quot;-&quot;;[.$G65]))))))">
            <text:p/>
          </table:table-cell>
          <table:table-cell table:style-name="ce14" table:formula="of:=IF([.$G65]=&quot;&quot;;&quot;&quot;;IF(FIND(&quot;-&quot;;[.$G65])=0;&quot;&quot;;1*NOT([.$G65]=&quot;0-20&quot;)*(NUMBERVALUE(MID([.$G65];1;FIND(&quot;-&quot;;[.$G65])-1))&lt;NUMBERVALUE(MID([.$G65];FIND(&quot;-&quot;;[.$G65])+1;LEN([.$G65])-FIND(&quot;-&quot;;[.$G65]))))))">
            <text:p/>
          </table:table-cell>
          <table:table-cell table:style-name="ce14" table:formula="of:=IF([.$G65]=&quot;&quot;;&quot;&quot;;IF(FIND(&quot;-&quot;;[.$G65])=0;&quot;&quot;;1*([.$G65]=&quot;0-20&quot;)))">
            <text:p/>
          </table:table-cell>
          <table:table-cell table:style-name="ce14" table:formula="of:=IF([.$G65]=&quot;&quot;;&quot;&quot;;IF(FIND(&quot;-&quot;;[.$G65])=0;&quot;&quot;;NUMBERVALUE(MID([.$G65];1;FIND(&quot;-&quot;;[.$G65])-1))))">
            <text:p/>
          </table:table-cell>
          <table:table-cell table:style-name="ce14"/>
          <table:table-cell table:style-name="ce16" table:formula="of:=IF([.$G65]=&quot;&quot;;&quot;&quot;;IF(FIND(&quot;-&quot;;[.$G65])=0;&quot;&quot;;NUMBERVALUE(MID([.$G65];1;FIND(&quot;-&quot;;[.$G65])-1))-NUMBERVALUE(MID([.$G65];FIND(&quot;-&quot;;[.$G65])+1;LEN([.$G65])-FIND(&quot;-&quot;;[.$G65])))))">
            <text:p/>
          </table:table-cell>
          <table:table-cell table:style-name="ce14" table:formula="of:=IF([.$G65]=&quot;&quot;;&quot;&quot;;IF(FIND(&quot;-&quot;;[.$G65])=0;&quot;&quot;;1*(NUMBERVALUE(MID([.$G65];1;FIND(&quot;-&quot;;[.$G65])-1))&lt;NUMBERVALUE(MID([.$G65];FIND(&quot;-&quot;;[.$G65])+1;LEN([.$G65])-FIND(&quot;-&quot;;[.$G65]))))))">
            <text:p/>
          </table:table-cell>
          <table:table-cell table:style-name="ce14" table:formula="of:=IF([.$G65]=&quot;&quot;;&quot;&quot;;IF(FIND(&quot;-&quot;;[.$G65])=0;&quot;&quot;;1*NOT([.$G65]=&quot;20-0&quot;)*(NUMBERVALUE(MID([.$G65];1;FIND(&quot;-&quot;;[.$G65])-1))&gt;NUMBERVALUE(MID([.$G65];FIND(&quot;-&quot;;[.$G65])+1;LEN([.$G65])-FIND(&quot;-&quot;;[.$G65]))))))">
            <text:p/>
          </table:table-cell>
          <table:table-cell table:style-name="ce14" table:formula="of:=IF([.$G65]=&quot;&quot;;&quot;&quot;;IF(FIND(&quot;-&quot;;[.$G65])=0;&quot;&quot;;1*([.$G65]=&quot;20-0&quot;)))">
            <text:p/>
          </table:table-cell>
          <table:table-cell table:style-name="ce14" table:formula="of:=IF([.$G65]=&quot;&quot;;&quot;&quot;;IF(FIND(&quot;-&quot;;[.$G65])=0;&quot;&quot;;NUMBERVALUE(MID([.$G65];FIND(&quot;-&quot;;[.$G65])+1;LEN([.$G65])-FIND(&quot;-&quot;;[.$G65])))))">
            <text:p/>
          </table:table-cell>
          <table:table-cell table:style-name="ce14"/>
          <table:table-cell table:style-name="ce16" table:formula="of:=IF([.$G65]=&quot;&quot;;&quot;&quot;;IF(FIND(&quot;-&quot;;[.$G65])=0;&quot;&quot;;-NUMBERVALUE(MID([.$G65];1;FIND(&quot;-&quot;;[.$G65])-1))+NUMBERVALUE(MID([.$G65];FIND(&quot;-&quot;;[.$G65])+1;LEN([.$G65])-FIND(&quot;-&quot;;[.$G65])))))">
            <text:p/>
          </table:table-cell>
          <table:table-cell table:number-columns-repeated="4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table:style-name="ce6"/>
          <table:table-cell table:style-name="ce14" table:formula="of:=IF([.$G66]=&quot;&quot;;&quot;&quot;;IF(FIND(&quot;-&quot;;[.$G66])=0;&quot;&quot;;1*(NUMBERVALUE(MID([.$G66];1;FIND(&quot;-&quot;;[.$G66])-1))&gt;NUMBERVALUE(MID([.$G66];FIND(&quot;-&quot;;[.$G66])+1;LEN([.$G66])-FIND(&quot;-&quot;;[.$G66]))))))">
            <text:p/>
          </table:table-cell>
          <table:table-cell table:style-name="ce14" table:formula="of:=IF([.$G66]=&quot;&quot;;&quot;&quot;;IF(FIND(&quot;-&quot;;[.$G66])=0;&quot;&quot;;1*NOT([.$G66]=&quot;0-20&quot;)*(NUMBERVALUE(MID([.$G66];1;FIND(&quot;-&quot;;[.$G66])-1))&lt;NUMBERVALUE(MID([.$G66];FIND(&quot;-&quot;;[.$G66])+1;LEN([.$G66])-FIND(&quot;-&quot;;[.$G66]))))))">
            <text:p/>
          </table:table-cell>
          <table:table-cell table:style-name="ce14" table:formula="of:=IF([.$G66]=&quot;&quot;;&quot;&quot;;IF(FIND(&quot;-&quot;;[.$G66])=0;&quot;&quot;;1*([.$G66]=&quot;0-20&quot;)))">
            <text:p/>
          </table:table-cell>
          <table:table-cell table:style-name="ce14" table:formula="of:=IF([.$G66]=&quot;&quot;;&quot;&quot;;IF(FIND(&quot;-&quot;;[.$G66])=0;&quot;&quot;;NUMBERVALUE(MID([.$G66];1;FIND(&quot;-&quot;;[.$G66])-1))))">
            <text:p/>
          </table:table-cell>
          <table:table-cell table:style-name="ce14"/>
          <table:table-cell table:style-name="ce16" table:formula="of:=IF([.$G66]=&quot;&quot;;&quot;&quot;;IF(FIND(&quot;-&quot;;[.$G66])=0;&quot;&quot;;NUMBERVALUE(MID([.$G66];1;FIND(&quot;-&quot;;[.$G66])-1))-NUMBERVALUE(MID([.$G66];FIND(&quot;-&quot;;[.$G66])+1;LEN([.$G66])-FIND(&quot;-&quot;;[.$G66])))))">
            <text:p/>
          </table:table-cell>
          <table:table-cell table:style-name="ce14" table:formula="of:=IF([.$G66]=&quot;&quot;;&quot;&quot;;IF(FIND(&quot;-&quot;;[.$G66])=0;&quot;&quot;;1*(NUMBERVALUE(MID([.$G66];1;FIND(&quot;-&quot;;[.$G66])-1))&lt;NUMBERVALUE(MID([.$G66];FIND(&quot;-&quot;;[.$G66])+1;LEN([.$G66])-FIND(&quot;-&quot;;[.$G66]))))))">
            <text:p/>
          </table:table-cell>
          <table:table-cell table:style-name="ce14" table:formula="of:=IF([.$G66]=&quot;&quot;;&quot;&quot;;IF(FIND(&quot;-&quot;;[.$G66])=0;&quot;&quot;;1*NOT([.$G66]=&quot;20-0&quot;)*(NUMBERVALUE(MID([.$G66];1;FIND(&quot;-&quot;;[.$G66])-1))&gt;NUMBERVALUE(MID([.$G66];FIND(&quot;-&quot;;[.$G66])+1;LEN([.$G66])-FIND(&quot;-&quot;;[.$G66]))))))">
            <text:p/>
          </table:table-cell>
          <table:table-cell table:style-name="ce14" table:formula="of:=IF([.$G66]=&quot;&quot;;&quot;&quot;;IF(FIND(&quot;-&quot;;[.$G66])=0;&quot;&quot;;1*([.$G66]=&quot;20-0&quot;)))">
            <text:p/>
          </table:table-cell>
          <table:table-cell table:style-name="ce14" table:formula="of:=IF([.$G66]=&quot;&quot;;&quot;&quot;;IF(FIND(&quot;-&quot;;[.$G66])=0;&quot;&quot;;NUMBERVALUE(MID([.$G66];FIND(&quot;-&quot;;[.$G66])+1;LEN([.$G66])-FIND(&quot;-&quot;;[.$G66])))))">
            <text:p/>
          </table:table-cell>
          <table:table-cell table:style-name="ce14"/>
          <table:table-cell table:style-name="ce16" table:formula="of:=IF([.$G66]=&quot;&quot;;&quot;&quot;;IF(FIND(&quot;-&quot;;[.$G66])=0;&quot;&quot;;-NUMBERVALUE(MID([.$G66];1;FIND(&quot;-&quot;;[.$G66])-1))+NUMBERVALUE(MID([.$G66];FIND(&quot;-&quot;;[.$G66])+1;LEN([.$G66])-FIND(&quot;-&quot;;[.$G66])))))">
            <text:p/>
          </table:table-cell>
          <table:table-cell table:number-columns-repeated="4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  <table:table-cell table:style-name="ce6"/>
          <table:table-cell table:style-name="ce14" table:formula="of:=IF([.$G67]=&quot;&quot;;&quot;&quot;;IF(FIND(&quot;-&quot;;[.$G67])=0;&quot;&quot;;1*(NUMBERVALUE(MID([.$G67];1;FIND(&quot;-&quot;;[.$G67])-1))&gt;NUMBERVALUE(MID([.$G67];FIND(&quot;-&quot;;[.$G67])+1;LEN([.$G67])-FIND(&quot;-&quot;;[.$G67]))))))">
            <text:p/>
          </table:table-cell>
          <table:table-cell table:style-name="ce14" table:formula="of:=IF([.$G67]=&quot;&quot;;&quot;&quot;;IF(FIND(&quot;-&quot;;[.$G67])=0;&quot;&quot;;1*NOT([.$G67]=&quot;0-20&quot;)*(NUMBERVALUE(MID([.$G67];1;FIND(&quot;-&quot;;[.$G67])-1))&lt;NUMBERVALUE(MID([.$G67];FIND(&quot;-&quot;;[.$G67])+1;LEN([.$G67])-FIND(&quot;-&quot;;[.$G67]))))))">
            <text:p/>
          </table:table-cell>
          <table:table-cell table:style-name="ce14" table:formula="of:=IF([.$G67]=&quot;&quot;;&quot;&quot;;IF(FIND(&quot;-&quot;;[.$G67])=0;&quot;&quot;;1*([.$G67]=&quot;0-20&quot;)))">
            <text:p/>
          </table:table-cell>
          <table:table-cell table:style-name="ce14" table:formula="of:=IF([.$G67]=&quot;&quot;;&quot;&quot;;IF(FIND(&quot;-&quot;;[.$G67])=0;&quot;&quot;;NUMBERVALUE(MID([.$G67];1;FIND(&quot;-&quot;;[.$G67])-1))))">
            <text:p/>
          </table:table-cell>
          <table:table-cell table:style-name="ce14"/>
          <table:table-cell table:style-name="ce16" table:formula="of:=IF([.$G67]=&quot;&quot;;&quot;&quot;;IF(FIND(&quot;-&quot;;[.$G67])=0;&quot;&quot;;NUMBERVALUE(MID([.$G67];1;FIND(&quot;-&quot;;[.$G67])-1))-NUMBERVALUE(MID([.$G67];FIND(&quot;-&quot;;[.$G67])+1;LEN([.$G67])-FIND(&quot;-&quot;;[.$G67])))))">
            <text:p/>
          </table:table-cell>
          <table:table-cell table:style-name="ce14" table:formula="of:=IF([.$G67]=&quot;&quot;;&quot;&quot;;IF(FIND(&quot;-&quot;;[.$G67])=0;&quot;&quot;;1*(NUMBERVALUE(MID([.$G67];1;FIND(&quot;-&quot;;[.$G67])-1))&lt;NUMBERVALUE(MID([.$G67];FIND(&quot;-&quot;;[.$G67])+1;LEN([.$G67])-FIND(&quot;-&quot;;[.$G67]))))))">
            <text:p/>
          </table:table-cell>
          <table:table-cell table:style-name="ce14" table:formula="of:=IF([.$G67]=&quot;&quot;;&quot;&quot;;IF(FIND(&quot;-&quot;;[.$G67])=0;&quot;&quot;;1*NOT([.$G67]=&quot;20-0&quot;)*(NUMBERVALUE(MID([.$G67];1;FIND(&quot;-&quot;;[.$G67])-1))&gt;NUMBERVALUE(MID([.$G67];FIND(&quot;-&quot;;[.$G67])+1;LEN([.$G67])-FIND(&quot;-&quot;;[.$G67]))))))">
            <text:p/>
          </table:table-cell>
          <table:table-cell table:style-name="ce14" table:formula="of:=IF([.$G67]=&quot;&quot;;&quot;&quot;;IF(FIND(&quot;-&quot;;[.$G67])=0;&quot;&quot;;1*([.$G67]=&quot;20-0&quot;)))">
            <text:p/>
          </table:table-cell>
          <table:table-cell table:style-name="ce14" table:formula="of:=IF([.$G67]=&quot;&quot;;&quot;&quot;;IF(FIND(&quot;-&quot;;[.$G67])=0;&quot;&quot;;NUMBERVALUE(MID([.$G67];FIND(&quot;-&quot;;[.$G67])+1;LEN([.$G67])-FIND(&quot;-&quot;;[.$G67])))))">
            <text:p/>
          </table:table-cell>
          <table:table-cell table:style-name="ce14"/>
          <table:table-cell table:style-name="ce16" table:formula="of:=IF([.$G67]=&quot;&quot;;&quot;&quot;;IF(FIND(&quot;-&quot;;[.$G67])=0;&quot;&quot;;-NUMBERVALUE(MID([.$G67];1;FIND(&quot;-&quot;;[.$G67])-1))+NUMBERVALUE(MID([.$G67];FIND(&quot;-&quot;;[.$G67])+1;LEN([.$G67])-FIND(&quot;-&quot;;[.$G67])))))">
            <text:p/>
          </table:table-cell>
          <table:table-cell table:number-columns-repeated="4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  <table:table-cell table:style-name="ce6"/>
          <table:table-cell table:style-name="ce14" table:formula="of:=IF([.$G68]=&quot;&quot;;&quot;&quot;;IF(FIND(&quot;-&quot;;[.$G68])=0;&quot;&quot;;1*(NUMBERVALUE(MID([.$G68];1;FIND(&quot;-&quot;;[.$G68])-1))&gt;NUMBERVALUE(MID([.$G68];FIND(&quot;-&quot;;[.$G68])+1;LEN([.$G68])-FIND(&quot;-&quot;;[.$G68]))))))">
            <text:p/>
          </table:table-cell>
          <table:table-cell table:style-name="ce14" table:formula="of:=IF([.$G68]=&quot;&quot;;&quot;&quot;;IF(FIND(&quot;-&quot;;[.$G68])=0;&quot;&quot;;1*NOT([.$G68]=&quot;0-20&quot;)*(NUMBERVALUE(MID([.$G68];1;FIND(&quot;-&quot;;[.$G68])-1))&lt;NUMBERVALUE(MID([.$G68];FIND(&quot;-&quot;;[.$G68])+1;LEN([.$G68])-FIND(&quot;-&quot;;[.$G68]))))))">
            <text:p/>
          </table:table-cell>
          <table:table-cell table:style-name="ce14" table:formula="of:=IF([.$G68]=&quot;&quot;;&quot;&quot;;IF(FIND(&quot;-&quot;;[.$G68])=0;&quot;&quot;;1*([.$G68]=&quot;0-20&quot;)))">
            <text:p/>
          </table:table-cell>
          <table:table-cell table:style-name="ce14" table:formula="of:=IF([.$G68]=&quot;&quot;;&quot;&quot;;IF(FIND(&quot;-&quot;;[.$G68])=0;&quot;&quot;;NUMBERVALUE(MID([.$G68];1;FIND(&quot;-&quot;;[.$G68])-1))))">
            <text:p/>
          </table:table-cell>
          <table:table-cell table:style-name="ce14"/>
          <table:table-cell table:style-name="ce16" table:formula="of:=IF([.$G68]=&quot;&quot;;&quot;&quot;;IF(FIND(&quot;-&quot;;[.$G68])=0;&quot;&quot;;NUMBERVALUE(MID([.$G68];1;FIND(&quot;-&quot;;[.$G68])-1))-NUMBERVALUE(MID([.$G68];FIND(&quot;-&quot;;[.$G68])+1;LEN([.$G68])-FIND(&quot;-&quot;;[.$G68])))))">
            <text:p/>
          </table:table-cell>
          <table:table-cell table:style-name="ce14" table:formula="of:=IF([.$G68]=&quot;&quot;;&quot;&quot;;IF(FIND(&quot;-&quot;;[.$G68])=0;&quot;&quot;;1*(NUMBERVALUE(MID([.$G68];1;FIND(&quot;-&quot;;[.$G68])-1))&lt;NUMBERVALUE(MID([.$G68];FIND(&quot;-&quot;;[.$G68])+1;LEN([.$G68])-FIND(&quot;-&quot;;[.$G68]))))))">
            <text:p/>
          </table:table-cell>
          <table:table-cell table:style-name="ce14" table:formula="of:=IF([.$G68]=&quot;&quot;;&quot;&quot;;IF(FIND(&quot;-&quot;;[.$G68])=0;&quot;&quot;;1*NOT([.$G68]=&quot;20-0&quot;)*(NUMBERVALUE(MID([.$G68];1;FIND(&quot;-&quot;;[.$G68])-1))&gt;NUMBERVALUE(MID([.$G68];FIND(&quot;-&quot;;[.$G68])+1;LEN([.$G68])-FIND(&quot;-&quot;;[.$G68]))))))">
            <text:p/>
          </table:table-cell>
          <table:table-cell table:style-name="ce14" table:formula="of:=IF([.$G68]=&quot;&quot;;&quot;&quot;;IF(FIND(&quot;-&quot;;[.$G68])=0;&quot;&quot;;1*([.$G68]=&quot;20-0&quot;)))">
            <text:p/>
          </table:table-cell>
          <table:table-cell table:style-name="ce14" table:formula="of:=IF([.$G68]=&quot;&quot;;&quot;&quot;;IF(FIND(&quot;-&quot;;[.$G68])=0;&quot;&quot;;NUMBERVALUE(MID([.$G68];FIND(&quot;-&quot;;[.$G68])+1;LEN([.$G68])-FIND(&quot;-&quot;;[.$G68])))))">
            <text:p/>
          </table:table-cell>
          <table:table-cell table:style-name="ce14"/>
          <table:table-cell table:style-name="ce16" table:formula="of:=IF([.$G68]=&quot;&quot;;&quot;&quot;;IF(FIND(&quot;-&quot;;[.$G68])=0;&quot;&quot;;-NUMBERVALUE(MID([.$G68];1;FIND(&quot;-&quot;;[.$G68])-1))+NUMBERVALUE(MID([.$G68];FIND(&quot;-&quot;;[.$G68])+1;LEN([.$G68])-FIND(&quot;-&quot;;[.$G68])))))">
            <text:p/>
          </table:table-cell>
          <table:table-cell table:number-columns-repeated="4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  <table:table-cell table:style-name="ce6"/>
          <table:table-cell table:style-name="ce14" table:formula="of:=IF([.$G69]=&quot;&quot;;&quot;&quot;;IF(FIND(&quot;-&quot;;[.$G69])=0;&quot;&quot;;1*(NUMBERVALUE(MID([.$G69];1;FIND(&quot;-&quot;;[.$G69])-1))&gt;NUMBERVALUE(MID([.$G69];FIND(&quot;-&quot;;[.$G69])+1;LEN([.$G69])-FIND(&quot;-&quot;;[.$G69]))))))">
            <text:p/>
          </table:table-cell>
          <table:table-cell table:style-name="ce14" table:formula="of:=IF([.$G69]=&quot;&quot;;&quot;&quot;;IF(FIND(&quot;-&quot;;[.$G69])=0;&quot;&quot;;1*NOT([.$G69]=&quot;0-20&quot;)*(NUMBERVALUE(MID([.$G69];1;FIND(&quot;-&quot;;[.$G69])-1))&lt;NUMBERVALUE(MID([.$G69];FIND(&quot;-&quot;;[.$G69])+1;LEN([.$G69])-FIND(&quot;-&quot;;[.$G69]))))))">
            <text:p/>
          </table:table-cell>
          <table:table-cell table:style-name="ce14" table:formula="of:=IF([.$G69]=&quot;&quot;;&quot;&quot;;IF(FIND(&quot;-&quot;;[.$G69])=0;&quot;&quot;;1*([.$G69]=&quot;0-20&quot;)))">
            <text:p/>
          </table:table-cell>
          <table:table-cell table:style-name="ce14" table:formula="of:=IF([.$G69]=&quot;&quot;;&quot;&quot;;IF(FIND(&quot;-&quot;;[.$G69])=0;&quot;&quot;;NUMBERVALUE(MID([.$G69];1;FIND(&quot;-&quot;;[.$G69])-1))))">
            <text:p/>
          </table:table-cell>
          <table:table-cell table:style-name="ce14"/>
          <table:table-cell table:style-name="ce16" table:formula="of:=IF([.$G69]=&quot;&quot;;&quot;&quot;;IF(FIND(&quot;-&quot;;[.$G69])=0;&quot;&quot;;NUMBERVALUE(MID([.$G69];1;FIND(&quot;-&quot;;[.$G69])-1))-NUMBERVALUE(MID([.$G69];FIND(&quot;-&quot;;[.$G69])+1;LEN([.$G69])-FIND(&quot;-&quot;;[.$G69])))))">
            <text:p/>
          </table:table-cell>
          <table:table-cell table:style-name="ce14" table:formula="of:=IF([.$G69]=&quot;&quot;;&quot;&quot;;IF(FIND(&quot;-&quot;;[.$G69])=0;&quot;&quot;;1*(NUMBERVALUE(MID([.$G69];1;FIND(&quot;-&quot;;[.$G69])-1))&lt;NUMBERVALUE(MID([.$G69];FIND(&quot;-&quot;;[.$G69])+1;LEN([.$G69])-FIND(&quot;-&quot;;[.$G69]))))))">
            <text:p/>
          </table:table-cell>
          <table:table-cell table:style-name="ce14" table:formula="of:=IF([.$G69]=&quot;&quot;;&quot;&quot;;IF(FIND(&quot;-&quot;;[.$G69])=0;&quot;&quot;;1*NOT([.$G69]=&quot;20-0&quot;)*(NUMBERVALUE(MID([.$G69];1;FIND(&quot;-&quot;;[.$G69])-1))&gt;NUMBERVALUE(MID([.$G69];FIND(&quot;-&quot;;[.$G69])+1;LEN([.$G69])-FIND(&quot;-&quot;;[.$G69]))))))">
            <text:p/>
          </table:table-cell>
          <table:table-cell table:style-name="ce14" table:formula="of:=IF([.$G69]=&quot;&quot;;&quot;&quot;;IF(FIND(&quot;-&quot;;[.$G69])=0;&quot;&quot;;1*([.$G69]=&quot;20-0&quot;)))">
            <text:p/>
          </table:table-cell>
          <table:table-cell table:style-name="ce14" table:formula="of:=IF([.$G69]=&quot;&quot;;&quot;&quot;;IF(FIND(&quot;-&quot;;[.$G69])=0;&quot;&quot;;NUMBERVALUE(MID([.$G69];FIND(&quot;-&quot;;[.$G69])+1;LEN([.$G69])-FIND(&quot;-&quot;;[.$G69])))))">
            <text:p/>
          </table:table-cell>
          <table:table-cell table:style-name="ce14"/>
          <table:table-cell table:style-name="ce16" table:formula="of:=IF([.$G69]=&quot;&quot;;&quot;&quot;;IF(FIND(&quot;-&quot;;[.$G69])=0;&quot;&quot;;-NUMBERVALUE(MID([.$G69];1;FIND(&quot;-&quot;;[.$G69])-1))+NUMBERVALUE(MID([.$G69];FIND(&quot;-&quot;;[.$G69])+1;LEN([.$G69])-FIND(&quot;-&quot;;[.$G69])))))">
            <text:p/>
          </table:table-cell>
          <table:table-cell table:number-columns-repeated="4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table:style-name="ce6"/>
          <table:table-cell table:style-name="ce14" table:formula="of:=IF([.$G70]=&quot;&quot;;&quot;&quot;;IF(FIND(&quot;-&quot;;[.$G70])=0;&quot;&quot;;1*(NUMBERVALUE(MID([.$G70];1;FIND(&quot;-&quot;;[.$G70])-1))&gt;NUMBERVALUE(MID([.$G70];FIND(&quot;-&quot;;[.$G70])+1;LEN([.$G70])-FIND(&quot;-&quot;;[.$G70]))))))">
            <text:p/>
          </table:table-cell>
          <table:table-cell table:style-name="ce14" table:formula="of:=IF([.$G70]=&quot;&quot;;&quot;&quot;;IF(FIND(&quot;-&quot;;[.$G70])=0;&quot;&quot;;1*NOT([.$G70]=&quot;0-20&quot;)*(NUMBERVALUE(MID([.$G70];1;FIND(&quot;-&quot;;[.$G70])-1))&lt;NUMBERVALUE(MID([.$G70];FIND(&quot;-&quot;;[.$G70])+1;LEN([.$G70])-FIND(&quot;-&quot;;[.$G70]))))))">
            <text:p/>
          </table:table-cell>
          <table:table-cell table:style-name="ce14" table:formula="of:=IF([.$G70]=&quot;&quot;;&quot;&quot;;IF(FIND(&quot;-&quot;;[.$G70])=0;&quot;&quot;;1*([.$G70]=&quot;0-20&quot;)))">
            <text:p/>
          </table:table-cell>
          <table:table-cell table:style-name="ce14" table:formula="of:=IF([.$G70]=&quot;&quot;;&quot;&quot;;IF(FIND(&quot;-&quot;;[.$G70])=0;&quot;&quot;;NUMBERVALUE(MID([.$G70];1;FIND(&quot;-&quot;;[.$G70])-1))))">
            <text:p/>
          </table:table-cell>
          <table:table-cell table:style-name="ce14"/>
          <table:table-cell table:style-name="ce16" table:formula="of:=IF([.$G70]=&quot;&quot;;&quot;&quot;;IF(FIND(&quot;-&quot;;[.$G70])=0;&quot;&quot;;NUMBERVALUE(MID([.$G70];1;FIND(&quot;-&quot;;[.$G70])-1))-NUMBERVALUE(MID([.$G70];FIND(&quot;-&quot;;[.$G70])+1;LEN([.$G70])-FIND(&quot;-&quot;;[.$G70])))))">
            <text:p/>
          </table:table-cell>
          <table:table-cell table:style-name="ce14" table:formula="of:=IF([.$G70]=&quot;&quot;;&quot;&quot;;IF(FIND(&quot;-&quot;;[.$G70])=0;&quot;&quot;;1*(NUMBERVALUE(MID([.$G70];1;FIND(&quot;-&quot;;[.$G70])-1))&lt;NUMBERVALUE(MID([.$G70];FIND(&quot;-&quot;;[.$G70])+1;LEN([.$G70])-FIND(&quot;-&quot;;[.$G70]))))))">
            <text:p/>
          </table:table-cell>
          <table:table-cell table:style-name="ce14" table:formula="of:=IF([.$G70]=&quot;&quot;;&quot;&quot;;IF(FIND(&quot;-&quot;;[.$G70])=0;&quot;&quot;;1*NOT([.$G70]=&quot;20-0&quot;)*(NUMBERVALUE(MID([.$G70];1;FIND(&quot;-&quot;;[.$G70])-1))&gt;NUMBERVALUE(MID([.$G70];FIND(&quot;-&quot;;[.$G70])+1;LEN([.$G70])-FIND(&quot;-&quot;;[.$G70]))))))">
            <text:p/>
          </table:table-cell>
          <table:table-cell table:style-name="ce14" table:formula="of:=IF([.$G70]=&quot;&quot;;&quot;&quot;;IF(FIND(&quot;-&quot;;[.$G70])=0;&quot;&quot;;1*([.$G70]=&quot;20-0&quot;)))">
            <text:p/>
          </table:table-cell>
          <table:table-cell table:style-name="ce14" table:formula="of:=IF([.$G70]=&quot;&quot;;&quot;&quot;;IF(FIND(&quot;-&quot;;[.$G70])=0;&quot;&quot;;NUMBERVALUE(MID([.$G70];FIND(&quot;-&quot;;[.$G70])+1;LEN([.$G70])-FIND(&quot;-&quot;;[.$G70])))))">
            <text:p/>
          </table:table-cell>
          <table:table-cell table:style-name="ce14"/>
          <table:table-cell table:style-name="ce16" table:formula="of:=IF([.$G70]=&quot;&quot;;&quot;&quot;;IF(FIND(&quot;-&quot;;[.$G70])=0;&quot;&quot;;-NUMBERVALUE(MID([.$G70];1;FIND(&quot;-&quot;;[.$G70])-1))+NUMBERVALUE(MID([.$G70];FIND(&quot;-&quot;;[.$G70])+1;LEN([.$G70])-FIND(&quot;-&quot;;[.$G70])))))">
            <text:p/>
          </table:table-cell>
          <table:table-cell table:number-columns-repeated="4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  <table:table-cell table:style-name="ce6"/>
          <table:table-cell table:style-name="ce14" table:formula="of:=IF([.$G71]=&quot;&quot;;&quot;&quot;;IF(FIND(&quot;-&quot;;[.$G71])=0;&quot;&quot;;1*(NUMBERVALUE(MID([.$G71];1;FIND(&quot;-&quot;;[.$G71])-1))&gt;NUMBERVALUE(MID([.$G71];FIND(&quot;-&quot;;[.$G71])+1;LEN([.$G71])-FIND(&quot;-&quot;;[.$G71]))))))">
            <text:p/>
          </table:table-cell>
          <table:table-cell table:style-name="ce14" table:formula="of:=IF([.$G71]=&quot;&quot;;&quot;&quot;;IF(FIND(&quot;-&quot;;[.$G71])=0;&quot;&quot;;1*NOT([.$G71]=&quot;0-20&quot;)*(NUMBERVALUE(MID([.$G71];1;FIND(&quot;-&quot;;[.$G71])-1))&lt;NUMBERVALUE(MID([.$G71];FIND(&quot;-&quot;;[.$G71])+1;LEN([.$G71])-FIND(&quot;-&quot;;[.$G71]))))))">
            <text:p/>
          </table:table-cell>
          <table:table-cell table:style-name="ce14" table:formula="of:=IF([.$G71]=&quot;&quot;;&quot;&quot;;IF(FIND(&quot;-&quot;;[.$G71])=0;&quot;&quot;;1*([.$G71]=&quot;0-20&quot;)))">
            <text:p/>
          </table:table-cell>
          <table:table-cell table:style-name="ce14" table:formula="of:=IF([.$G71]=&quot;&quot;;&quot;&quot;;IF(FIND(&quot;-&quot;;[.$G71])=0;&quot;&quot;;NUMBERVALUE(MID([.$G71];1;FIND(&quot;-&quot;;[.$G71])-1))))">
            <text:p/>
          </table:table-cell>
          <table:table-cell table:style-name="ce14"/>
          <table:table-cell table:style-name="ce16" table:formula="of:=IF([.$G71]=&quot;&quot;;&quot;&quot;;IF(FIND(&quot;-&quot;;[.$G71])=0;&quot;&quot;;NUMBERVALUE(MID([.$G71];1;FIND(&quot;-&quot;;[.$G71])-1))-NUMBERVALUE(MID([.$G71];FIND(&quot;-&quot;;[.$G71])+1;LEN([.$G71])-FIND(&quot;-&quot;;[.$G71])))))">
            <text:p/>
          </table:table-cell>
          <table:table-cell table:style-name="ce14" table:formula="of:=IF([.$G71]=&quot;&quot;;&quot;&quot;;IF(FIND(&quot;-&quot;;[.$G71])=0;&quot;&quot;;1*(NUMBERVALUE(MID([.$G71];1;FIND(&quot;-&quot;;[.$G71])-1))&lt;NUMBERVALUE(MID([.$G71];FIND(&quot;-&quot;;[.$G71])+1;LEN([.$G71])-FIND(&quot;-&quot;;[.$G71]))))))">
            <text:p/>
          </table:table-cell>
          <table:table-cell table:style-name="ce14" table:formula="of:=IF([.$G71]=&quot;&quot;;&quot;&quot;;IF(FIND(&quot;-&quot;;[.$G71])=0;&quot;&quot;;1*NOT([.$G71]=&quot;20-0&quot;)*(NUMBERVALUE(MID([.$G71];1;FIND(&quot;-&quot;;[.$G71])-1))&gt;NUMBERVALUE(MID([.$G71];FIND(&quot;-&quot;;[.$G71])+1;LEN([.$G71])-FIND(&quot;-&quot;;[.$G71]))))))">
            <text:p/>
          </table:table-cell>
          <table:table-cell table:style-name="ce14" table:formula="of:=IF([.$G71]=&quot;&quot;;&quot;&quot;;IF(FIND(&quot;-&quot;;[.$G71])=0;&quot;&quot;;1*([.$G71]=&quot;20-0&quot;)))">
            <text:p/>
          </table:table-cell>
          <table:table-cell table:style-name="ce14" table:formula="of:=IF([.$G71]=&quot;&quot;;&quot;&quot;;IF(FIND(&quot;-&quot;;[.$G71])=0;&quot;&quot;;NUMBERVALUE(MID([.$G71];FIND(&quot;-&quot;;[.$G71])+1;LEN([.$G71])-FIND(&quot;-&quot;;[.$G71])))))">
            <text:p/>
          </table:table-cell>
          <table:table-cell table:style-name="ce14"/>
          <table:table-cell table:style-name="ce16" table:formula="of:=IF([.$G71]=&quot;&quot;;&quot;&quot;;IF(FIND(&quot;-&quot;;[.$G71])=0;&quot;&quot;;-NUMBERVALUE(MID([.$G71];1;FIND(&quot;-&quot;;[.$G71])-1))+NUMBERVALUE(MID([.$G71];FIND(&quot;-&quot;;[.$G71])+1;LEN([.$G71])-FIND(&quot;-&quot;;[.$G71])))))">
            <text:p/>
          </table:table-cell>
          <table:table-cell table:number-columns-repeated="4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table:style-name="ce6"/>
          <table:table-cell table:style-name="ce14" table:formula="of:=IF([.$G72]=&quot;&quot;;&quot;&quot;;IF(FIND(&quot;-&quot;;[.$G72])=0;&quot;&quot;;1*(NUMBERVALUE(MID([.$G72];1;FIND(&quot;-&quot;;[.$G72])-1))&gt;NUMBERVALUE(MID([.$G72];FIND(&quot;-&quot;;[.$G72])+1;LEN([.$G72])-FIND(&quot;-&quot;;[.$G72]))))))">
            <text:p/>
          </table:table-cell>
          <table:table-cell table:style-name="ce14" table:formula="of:=IF([.$G72]=&quot;&quot;;&quot;&quot;;IF(FIND(&quot;-&quot;;[.$G72])=0;&quot;&quot;;1*NOT([.$G72]=&quot;0-20&quot;)*(NUMBERVALUE(MID([.$G72];1;FIND(&quot;-&quot;;[.$G72])-1))&lt;NUMBERVALUE(MID([.$G72];FIND(&quot;-&quot;;[.$G72])+1;LEN([.$G72])-FIND(&quot;-&quot;;[.$G72]))))))">
            <text:p/>
          </table:table-cell>
          <table:table-cell table:style-name="ce14" table:formula="of:=IF([.$G72]=&quot;&quot;;&quot;&quot;;IF(FIND(&quot;-&quot;;[.$G72])=0;&quot;&quot;;1*([.$G72]=&quot;0-20&quot;)))">
            <text:p/>
          </table:table-cell>
          <table:table-cell table:style-name="ce14" table:formula="of:=IF([.$G72]=&quot;&quot;;&quot;&quot;;IF(FIND(&quot;-&quot;;[.$G72])=0;&quot;&quot;;NUMBERVALUE(MID([.$G72];1;FIND(&quot;-&quot;;[.$G72])-1))))">
            <text:p/>
          </table:table-cell>
          <table:table-cell table:style-name="ce14"/>
          <table:table-cell table:style-name="ce16" table:formula="of:=IF([.$G72]=&quot;&quot;;&quot;&quot;;IF(FIND(&quot;-&quot;;[.$G72])=0;&quot;&quot;;NUMBERVALUE(MID([.$G72];1;FIND(&quot;-&quot;;[.$G72])-1))-NUMBERVALUE(MID([.$G72];FIND(&quot;-&quot;;[.$G72])+1;LEN([.$G72])-FIND(&quot;-&quot;;[.$G72])))))">
            <text:p/>
          </table:table-cell>
          <table:table-cell table:style-name="ce14" table:formula="of:=IF([.$G72]=&quot;&quot;;&quot;&quot;;IF(FIND(&quot;-&quot;;[.$G72])=0;&quot;&quot;;1*(NUMBERVALUE(MID([.$G72];1;FIND(&quot;-&quot;;[.$G72])-1))&lt;NUMBERVALUE(MID([.$G72];FIND(&quot;-&quot;;[.$G72])+1;LEN([.$G72])-FIND(&quot;-&quot;;[.$G72]))))))">
            <text:p/>
          </table:table-cell>
          <table:table-cell table:style-name="ce14" table:formula="of:=IF([.$G72]=&quot;&quot;;&quot;&quot;;IF(FIND(&quot;-&quot;;[.$G72])=0;&quot;&quot;;1*NOT([.$G72]=&quot;20-0&quot;)*(NUMBERVALUE(MID([.$G72];1;FIND(&quot;-&quot;;[.$G72])-1))&gt;NUMBERVALUE(MID([.$G72];FIND(&quot;-&quot;;[.$G72])+1;LEN([.$G72])-FIND(&quot;-&quot;;[.$G72]))))))">
            <text:p/>
          </table:table-cell>
          <table:table-cell table:style-name="ce14" table:formula="of:=IF([.$G72]=&quot;&quot;;&quot;&quot;;IF(FIND(&quot;-&quot;;[.$G72])=0;&quot;&quot;;1*([.$G72]=&quot;20-0&quot;)))">
            <text:p/>
          </table:table-cell>
          <table:table-cell table:style-name="ce14" table:formula="of:=IF([.$G72]=&quot;&quot;;&quot;&quot;;IF(FIND(&quot;-&quot;;[.$G72])=0;&quot;&quot;;NUMBERVALUE(MID([.$G72];FIND(&quot;-&quot;;[.$G72])+1;LEN([.$G72])-FIND(&quot;-&quot;;[.$G72])))))">
            <text:p/>
          </table:table-cell>
          <table:table-cell table:style-name="ce14"/>
          <table:table-cell table:style-name="ce16" table:formula="of:=IF([.$G72]=&quot;&quot;;&quot;&quot;;IF(FIND(&quot;-&quot;;[.$G72])=0;&quot;&quot;;-NUMBERVALUE(MID([.$G72];1;FIND(&quot;-&quot;;[.$G72])-1))+NUMBERVALUE(MID([.$G72];FIND(&quot;-&quot;;[.$G72])+1;LEN([.$G72])-FIND(&quot;-&quot;;[.$G72])))))">
            <text:p/>
          </table:table-cell>
          <table:table-cell table:number-columns-repeated="4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  <table:table-cell table:style-name="ce6"/>
          <table:table-cell table:style-name="ce14" table:formula="of:=IF([.$G73]=&quot;&quot;;&quot;&quot;;IF(FIND(&quot;-&quot;;[.$G73])=0;&quot;&quot;;1*(NUMBERVALUE(MID([.$G73];1;FIND(&quot;-&quot;;[.$G73])-1))&gt;NUMBERVALUE(MID([.$G73];FIND(&quot;-&quot;;[.$G73])+1;LEN([.$G73])-FIND(&quot;-&quot;;[.$G73]))))))">
            <text:p/>
          </table:table-cell>
          <table:table-cell table:style-name="ce14" table:formula="of:=IF([.$G73]=&quot;&quot;;&quot;&quot;;IF(FIND(&quot;-&quot;;[.$G73])=0;&quot;&quot;;1*NOT([.$G73]=&quot;0-20&quot;)*(NUMBERVALUE(MID([.$G73];1;FIND(&quot;-&quot;;[.$G73])-1))&lt;NUMBERVALUE(MID([.$G73];FIND(&quot;-&quot;;[.$G73])+1;LEN([.$G73])-FIND(&quot;-&quot;;[.$G73]))))))">
            <text:p/>
          </table:table-cell>
          <table:table-cell table:style-name="ce14" table:formula="of:=IF([.$G73]=&quot;&quot;;&quot;&quot;;IF(FIND(&quot;-&quot;;[.$G73])=0;&quot;&quot;;1*([.$G73]=&quot;0-20&quot;)))">
            <text:p/>
          </table:table-cell>
          <table:table-cell table:style-name="ce14" table:formula="of:=IF([.$G73]=&quot;&quot;;&quot;&quot;;IF(FIND(&quot;-&quot;;[.$G73])=0;&quot;&quot;;NUMBERVALUE(MID([.$G73];1;FIND(&quot;-&quot;;[.$G73])-1))))">
            <text:p/>
          </table:table-cell>
          <table:table-cell table:style-name="ce14"/>
          <table:table-cell table:style-name="ce16" table:formula="of:=IF([.$G73]=&quot;&quot;;&quot;&quot;;IF(FIND(&quot;-&quot;;[.$G73])=0;&quot;&quot;;NUMBERVALUE(MID([.$G73];1;FIND(&quot;-&quot;;[.$G73])-1))-NUMBERVALUE(MID([.$G73];FIND(&quot;-&quot;;[.$G73])+1;LEN([.$G73])-FIND(&quot;-&quot;;[.$G73])))))">
            <text:p/>
          </table:table-cell>
          <table:table-cell table:style-name="ce14" table:formula="of:=IF([.$G73]=&quot;&quot;;&quot;&quot;;IF(FIND(&quot;-&quot;;[.$G73])=0;&quot;&quot;;1*(NUMBERVALUE(MID([.$G73];1;FIND(&quot;-&quot;;[.$G73])-1))&lt;NUMBERVALUE(MID([.$G73];FIND(&quot;-&quot;;[.$G73])+1;LEN([.$G73])-FIND(&quot;-&quot;;[.$G73]))))))">
            <text:p/>
          </table:table-cell>
          <table:table-cell table:style-name="ce14" table:formula="of:=IF([.$G73]=&quot;&quot;;&quot;&quot;;IF(FIND(&quot;-&quot;;[.$G73])=0;&quot;&quot;;1*NOT([.$G73]=&quot;20-0&quot;)*(NUMBERVALUE(MID([.$G73];1;FIND(&quot;-&quot;;[.$G73])-1))&gt;NUMBERVALUE(MID([.$G73];FIND(&quot;-&quot;;[.$G73])+1;LEN([.$G73])-FIND(&quot;-&quot;;[.$G73]))))))">
            <text:p/>
          </table:table-cell>
          <table:table-cell table:style-name="ce14" table:formula="of:=IF([.$G73]=&quot;&quot;;&quot;&quot;;IF(FIND(&quot;-&quot;;[.$G73])=0;&quot;&quot;;1*([.$G73]=&quot;20-0&quot;)))">
            <text:p/>
          </table:table-cell>
          <table:table-cell table:style-name="ce14" table:formula="of:=IF([.$G73]=&quot;&quot;;&quot;&quot;;IF(FIND(&quot;-&quot;;[.$G73])=0;&quot;&quot;;NUMBERVALUE(MID([.$G73];FIND(&quot;-&quot;;[.$G73])+1;LEN([.$G73])-FIND(&quot;-&quot;;[.$G73])))))">
            <text:p/>
          </table:table-cell>
          <table:table-cell table:style-name="ce14"/>
          <table:table-cell table:style-name="ce16" table:formula="of:=IF([.$G73]=&quot;&quot;;&quot;&quot;;IF(FIND(&quot;-&quot;;[.$G73])=0;&quot;&quot;;-NUMBERVALUE(MID([.$G73];1;FIND(&quot;-&quot;;[.$G73])-1))+NUMBERVALUE(MID([.$G73];FIND(&quot;-&quot;;[.$G73])+1;LEN([.$G73])-FIND(&quot;-&quot;;[.$G73])))))">
            <text:p/>
          </table:table-cell>
          <table:table-cell table:number-columns-repeated="4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  <table:table-cell table:style-name="ce6"/>
          <table:table-cell table:style-name="ce14" table:formula="of:=IF([.$G74]=&quot;&quot;;&quot;&quot;;IF(FIND(&quot;-&quot;;[.$G74])=0;&quot;&quot;;1*(NUMBERVALUE(MID([.$G74];1;FIND(&quot;-&quot;;[.$G74])-1))&gt;NUMBERVALUE(MID([.$G74];FIND(&quot;-&quot;;[.$G74])+1;LEN([.$G74])-FIND(&quot;-&quot;;[.$G74]))))))">
            <text:p/>
          </table:table-cell>
          <table:table-cell table:style-name="ce14" table:formula="of:=IF([.$G74]=&quot;&quot;;&quot;&quot;;IF(FIND(&quot;-&quot;;[.$G74])=0;&quot;&quot;;1*NOT([.$G74]=&quot;0-20&quot;)*(NUMBERVALUE(MID([.$G74];1;FIND(&quot;-&quot;;[.$G74])-1))&lt;NUMBERVALUE(MID([.$G74];FIND(&quot;-&quot;;[.$G74])+1;LEN([.$G74])-FIND(&quot;-&quot;;[.$G74]))))))">
            <text:p/>
          </table:table-cell>
          <table:table-cell table:style-name="ce14" table:formula="of:=IF([.$G74]=&quot;&quot;;&quot;&quot;;IF(FIND(&quot;-&quot;;[.$G74])=0;&quot;&quot;;1*([.$G74]=&quot;0-20&quot;)))">
            <text:p/>
          </table:table-cell>
          <table:table-cell table:style-name="ce14" table:formula="of:=IF([.$G74]=&quot;&quot;;&quot;&quot;;IF(FIND(&quot;-&quot;;[.$G74])=0;&quot;&quot;;NUMBERVALUE(MID([.$G74];1;FIND(&quot;-&quot;;[.$G74])-1))))">
            <text:p/>
          </table:table-cell>
          <table:table-cell table:style-name="ce14"/>
          <table:table-cell table:style-name="ce16" table:formula="of:=IF([.$G74]=&quot;&quot;;&quot;&quot;;IF(FIND(&quot;-&quot;;[.$G74])=0;&quot;&quot;;NUMBERVALUE(MID([.$G74];1;FIND(&quot;-&quot;;[.$G74])-1))-NUMBERVALUE(MID([.$G74];FIND(&quot;-&quot;;[.$G74])+1;LEN([.$G74])-FIND(&quot;-&quot;;[.$G74])))))">
            <text:p/>
          </table:table-cell>
          <table:table-cell table:style-name="ce14" table:formula="of:=IF([.$G74]=&quot;&quot;;&quot;&quot;;IF(FIND(&quot;-&quot;;[.$G74])=0;&quot;&quot;;1*(NUMBERVALUE(MID([.$G74];1;FIND(&quot;-&quot;;[.$G74])-1))&lt;NUMBERVALUE(MID([.$G74];FIND(&quot;-&quot;;[.$G74])+1;LEN([.$G74])-FIND(&quot;-&quot;;[.$G74]))))))">
            <text:p/>
          </table:table-cell>
          <table:table-cell table:style-name="ce14" table:formula="of:=IF([.$G74]=&quot;&quot;;&quot;&quot;;IF(FIND(&quot;-&quot;;[.$G74])=0;&quot;&quot;;1*NOT([.$G74]=&quot;20-0&quot;)*(NUMBERVALUE(MID([.$G74];1;FIND(&quot;-&quot;;[.$G74])-1))&gt;NUMBERVALUE(MID([.$G74];FIND(&quot;-&quot;;[.$G74])+1;LEN([.$G74])-FIND(&quot;-&quot;;[.$G74]))))))">
            <text:p/>
          </table:table-cell>
          <table:table-cell table:style-name="ce14" table:formula="of:=IF([.$G74]=&quot;&quot;;&quot;&quot;;IF(FIND(&quot;-&quot;;[.$G74])=0;&quot;&quot;;1*([.$G74]=&quot;20-0&quot;)))">
            <text:p/>
          </table:table-cell>
          <table:table-cell table:style-name="ce14" table:formula="of:=IF([.$G74]=&quot;&quot;;&quot;&quot;;IF(FIND(&quot;-&quot;;[.$G74])=0;&quot;&quot;;NUMBERVALUE(MID([.$G74];FIND(&quot;-&quot;;[.$G74])+1;LEN([.$G74])-FIND(&quot;-&quot;;[.$G74])))))">
            <text:p/>
          </table:table-cell>
          <table:table-cell table:style-name="ce14"/>
          <table:table-cell table:style-name="ce16" table:formula="of:=IF([.$G74]=&quot;&quot;;&quot;&quot;;IF(FIND(&quot;-&quot;;[.$G74])=0;&quot;&quot;;-NUMBERVALUE(MID([.$G74];1;FIND(&quot;-&quot;;[.$G74])-1))+NUMBERVALUE(MID([.$G74];FIND(&quot;-&quot;;[.$G74])+1;LEN([.$G74])-FIND(&quot;-&quot;;[.$G74])))))">
            <text:p/>
          </table:table-cell>
          <table:table-cell table:number-columns-repeated="4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table:style-name="ce6"/>
          <table:table-cell table:style-name="ce14" table:formula="of:=IF([.$G75]=&quot;&quot;;&quot;&quot;;IF(FIND(&quot;-&quot;;[.$G75])=0;&quot;&quot;;1*(NUMBERVALUE(MID([.$G75];1;FIND(&quot;-&quot;;[.$G75])-1))&gt;NUMBERVALUE(MID([.$G75];FIND(&quot;-&quot;;[.$G75])+1;LEN([.$G75])-FIND(&quot;-&quot;;[.$G75]))))))">
            <text:p/>
          </table:table-cell>
          <table:table-cell table:style-name="ce14" table:formula="of:=IF([.$G75]=&quot;&quot;;&quot;&quot;;IF(FIND(&quot;-&quot;;[.$G75])=0;&quot;&quot;;1*NOT([.$G75]=&quot;0-20&quot;)*(NUMBERVALUE(MID([.$G75];1;FIND(&quot;-&quot;;[.$G75])-1))&lt;NUMBERVALUE(MID([.$G75];FIND(&quot;-&quot;;[.$G75])+1;LEN([.$G75])-FIND(&quot;-&quot;;[.$G75]))))))">
            <text:p/>
          </table:table-cell>
          <table:table-cell table:style-name="ce14" table:formula="of:=IF([.$G75]=&quot;&quot;;&quot;&quot;;IF(FIND(&quot;-&quot;;[.$G75])=0;&quot;&quot;;1*([.$G75]=&quot;0-20&quot;)))">
            <text:p/>
          </table:table-cell>
          <table:table-cell table:style-name="ce14" table:formula="of:=IF([.$G75]=&quot;&quot;;&quot;&quot;;IF(FIND(&quot;-&quot;;[.$G75])=0;&quot;&quot;;NUMBERVALUE(MID([.$G75];1;FIND(&quot;-&quot;;[.$G75])-1))))">
            <text:p/>
          </table:table-cell>
          <table:table-cell table:style-name="ce14"/>
          <table:table-cell table:style-name="ce16" table:formula="of:=IF([.$G75]=&quot;&quot;;&quot;&quot;;IF(FIND(&quot;-&quot;;[.$G75])=0;&quot;&quot;;NUMBERVALUE(MID([.$G75];1;FIND(&quot;-&quot;;[.$G75])-1))-NUMBERVALUE(MID([.$G75];FIND(&quot;-&quot;;[.$G75])+1;LEN([.$G75])-FIND(&quot;-&quot;;[.$G75])))))">
            <text:p/>
          </table:table-cell>
          <table:table-cell table:style-name="ce14" table:formula="of:=IF([.$G75]=&quot;&quot;;&quot;&quot;;IF(FIND(&quot;-&quot;;[.$G75])=0;&quot;&quot;;1*(NUMBERVALUE(MID([.$G75];1;FIND(&quot;-&quot;;[.$G75])-1))&lt;NUMBERVALUE(MID([.$G75];FIND(&quot;-&quot;;[.$G75])+1;LEN([.$G75])-FIND(&quot;-&quot;;[.$G75]))))))">
            <text:p/>
          </table:table-cell>
          <table:table-cell table:style-name="ce14" table:formula="of:=IF([.$G75]=&quot;&quot;;&quot;&quot;;IF(FIND(&quot;-&quot;;[.$G75])=0;&quot;&quot;;1*NOT([.$G75]=&quot;20-0&quot;)*(NUMBERVALUE(MID([.$G75];1;FIND(&quot;-&quot;;[.$G75])-1))&gt;NUMBERVALUE(MID([.$G75];FIND(&quot;-&quot;;[.$G75])+1;LEN([.$G75])-FIND(&quot;-&quot;;[.$G75]))))))">
            <text:p/>
          </table:table-cell>
          <table:table-cell table:style-name="ce14" table:formula="of:=IF([.$G75]=&quot;&quot;;&quot;&quot;;IF(FIND(&quot;-&quot;;[.$G75])=0;&quot;&quot;;1*([.$G75]=&quot;20-0&quot;)))">
            <text:p/>
          </table:table-cell>
          <table:table-cell table:style-name="ce14" table:formula="of:=IF([.$G75]=&quot;&quot;;&quot;&quot;;IF(FIND(&quot;-&quot;;[.$G75])=0;&quot;&quot;;NUMBERVALUE(MID([.$G75];FIND(&quot;-&quot;;[.$G75])+1;LEN([.$G75])-FIND(&quot;-&quot;;[.$G75])))))">
            <text:p/>
          </table:table-cell>
          <table:table-cell table:style-name="ce14"/>
          <table:table-cell table:style-name="ce16" table:formula="of:=IF([.$G75]=&quot;&quot;;&quot;&quot;;IF(FIND(&quot;-&quot;;[.$G75])=0;&quot;&quot;;-NUMBERVALUE(MID([.$G75];1;FIND(&quot;-&quot;;[.$G75])-1))+NUMBERVALUE(MID([.$G75];FIND(&quot;-&quot;;[.$G75])+1;LEN([.$G75])-FIND(&quot;-&quot;;[.$G75])))))">
            <text:p/>
          </table:table-cell>
          <table:table-cell table:number-columns-repeated="4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table:style-name="ce6"/>
          <table:table-cell table:style-name="ce14" table:formula="of:=IF([.$G76]=&quot;&quot;;&quot;&quot;;IF(FIND(&quot;-&quot;;[.$G76])=0;&quot;&quot;;1*(NUMBERVALUE(MID([.$G76];1;FIND(&quot;-&quot;;[.$G76])-1))&gt;NUMBERVALUE(MID([.$G76];FIND(&quot;-&quot;;[.$G76])+1;LEN([.$G76])-FIND(&quot;-&quot;;[.$G76]))))))">
            <text:p/>
          </table:table-cell>
          <table:table-cell table:style-name="ce14" table:formula="of:=IF([.$G76]=&quot;&quot;;&quot;&quot;;IF(FIND(&quot;-&quot;;[.$G76])=0;&quot;&quot;;1*NOT([.$G76]=&quot;0-20&quot;)*(NUMBERVALUE(MID([.$G76];1;FIND(&quot;-&quot;;[.$G76])-1))&lt;NUMBERVALUE(MID([.$G76];FIND(&quot;-&quot;;[.$G76])+1;LEN([.$G76])-FIND(&quot;-&quot;;[.$G76]))))))">
            <text:p/>
          </table:table-cell>
          <table:table-cell table:style-name="ce14" table:formula="of:=IF([.$G76]=&quot;&quot;;&quot;&quot;;IF(FIND(&quot;-&quot;;[.$G76])=0;&quot;&quot;;1*([.$G76]=&quot;0-20&quot;)))">
            <text:p/>
          </table:table-cell>
          <table:table-cell table:style-name="ce14" table:formula="of:=IF([.$G76]=&quot;&quot;;&quot;&quot;;IF(FIND(&quot;-&quot;;[.$G76])=0;&quot;&quot;;NUMBERVALUE(MID([.$G76];1;FIND(&quot;-&quot;;[.$G76])-1))))">
            <text:p/>
          </table:table-cell>
          <table:table-cell table:style-name="ce14"/>
          <table:table-cell table:style-name="ce16" table:formula="of:=IF([.$G76]=&quot;&quot;;&quot;&quot;;IF(FIND(&quot;-&quot;;[.$G76])=0;&quot;&quot;;NUMBERVALUE(MID([.$G76];1;FIND(&quot;-&quot;;[.$G76])-1))-NUMBERVALUE(MID([.$G76];FIND(&quot;-&quot;;[.$G76])+1;LEN([.$G76])-FIND(&quot;-&quot;;[.$G76])))))">
            <text:p/>
          </table:table-cell>
          <table:table-cell table:style-name="ce14" table:formula="of:=IF([.$G76]=&quot;&quot;;&quot;&quot;;IF(FIND(&quot;-&quot;;[.$G76])=0;&quot;&quot;;1*(NUMBERVALUE(MID([.$G76];1;FIND(&quot;-&quot;;[.$G76])-1))&lt;NUMBERVALUE(MID([.$G76];FIND(&quot;-&quot;;[.$G76])+1;LEN([.$G76])-FIND(&quot;-&quot;;[.$G76]))))))">
            <text:p/>
          </table:table-cell>
          <table:table-cell table:style-name="ce14" table:formula="of:=IF([.$G76]=&quot;&quot;;&quot;&quot;;IF(FIND(&quot;-&quot;;[.$G76])=0;&quot;&quot;;1*NOT([.$G76]=&quot;20-0&quot;)*(NUMBERVALUE(MID([.$G76];1;FIND(&quot;-&quot;;[.$G76])-1))&gt;NUMBERVALUE(MID([.$G76];FIND(&quot;-&quot;;[.$G76])+1;LEN([.$G76])-FIND(&quot;-&quot;;[.$G76]))))))">
            <text:p/>
          </table:table-cell>
          <table:table-cell table:style-name="ce14" table:formula="of:=IF([.$G76]=&quot;&quot;;&quot;&quot;;IF(FIND(&quot;-&quot;;[.$G76])=0;&quot;&quot;;1*([.$G76]=&quot;20-0&quot;)))">
            <text:p/>
          </table:table-cell>
          <table:table-cell table:style-name="ce14" table:formula="of:=IF([.$G76]=&quot;&quot;;&quot;&quot;;IF(FIND(&quot;-&quot;;[.$G76])=0;&quot;&quot;;NUMBERVALUE(MID([.$G76];FIND(&quot;-&quot;;[.$G76])+1;LEN([.$G76])-FIND(&quot;-&quot;;[.$G76])))))">
            <text:p/>
          </table:table-cell>
          <table:table-cell table:style-name="ce14"/>
          <table:table-cell table:style-name="ce16" table:formula="of:=IF([.$G76]=&quot;&quot;;&quot;&quot;;IF(FIND(&quot;-&quot;;[.$G76])=0;&quot;&quot;;-NUMBERVALUE(MID([.$G76];1;FIND(&quot;-&quot;;[.$G76])-1))+NUMBERVALUE(MID([.$G76];FIND(&quot;-&quot;;[.$G76])+1;LEN([.$G76])-FIND(&quot;-&quot;;[.$G76])))))">
            <text:p/>
          </table:table-cell>
          <table:table-cell table:number-columns-repeated="4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table:style-name="ce6"/>
          <table:table-cell table:style-name="ce14" table:formula="of:=IF([.$G77]=&quot;&quot;;&quot;&quot;;IF(FIND(&quot;-&quot;;[.$G77])=0;&quot;&quot;;1*(NUMBERVALUE(MID([.$G77];1;FIND(&quot;-&quot;;[.$G77])-1))&gt;NUMBERVALUE(MID([.$G77];FIND(&quot;-&quot;;[.$G77])+1;LEN([.$G77])-FIND(&quot;-&quot;;[.$G77]))))))">
            <text:p/>
          </table:table-cell>
          <table:table-cell table:style-name="ce14" table:formula="of:=IF([.$G77]=&quot;&quot;;&quot;&quot;;IF(FIND(&quot;-&quot;;[.$G77])=0;&quot;&quot;;1*NOT([.$G77]=&quot;0-20&quot;)*(NUMBERVALUE(MID([.$G77];1;FIND(&quot;-&quot;;[.$G77])-1))&lt;NUMBERVALUE(MID([.$G77];FIND(&quot;-&quot;;[.$G77])+1;LEN([.$G77])-FIND(&quot;-&quot;;[.$G77]))))))">
            <text:p/>
          </table:table-cell>
          <table:table-cell table:style-name="ce14" table:formula="of:=IF([.$G77]=&quot;&quot;;&quot;&quot;;IF(FIND(&quot;-&quot;;[.$G77])=0;&quot;&quot;;1*([.$G77]=&quot;0-20&quot;)))">
            <text:p/>
          </table:table-cell>
          <table:table-cell table:style-name="ce14" table:formula="of:=IF([.$G77]=&quot;&quot;;&quot;&quot;;IF(FIND(&quot;-&quot;;[.$G77])=0;&quot;&quot;;NUMBERVALUE(MID([.$G77];1;FIND(&quot;-&quot;;[.$G77])-1))))">
            <text:p/>
          </table:table-cell>
          <table:table-cell table:style-name="ce14"/>
          <table:table-cell table:style-name="ce16" table:formula="of:=IF([.$G77]=&quot;&quot;;&quot;&quot;;IF(FIND(&quot;-&quot;;[.$G77])=0;&quot;&quot;;NUMBERVALUE(MID([.$G77];1;FIND(&quot;-&quot;;[.$G77])-1))-NUMBERVALUE(MID([.$G77];FIND(&quot;-&quot;;[.$G77])+1;LEN([.$G77])-FIND(&quot;-&quot;;[.$G77])))))">
            <text:p/>
          </table:table-cell>
          <table:table-cell table:style-name="ce14" table:formula="of:=IF([.$G77]=&quot;&quot;;&quot;&quot;;IF(FIND(&quot;-&quot;;[.$G77])=0;&quot;&quot;;1*(NUMBERVALUE(MID([.$G77];1;FIND(&quot;-&quot;;[.$G77])-1))&lt;NUMBERVALUE(MID([.$G77];FIND(&quot;-&quot;;[.$G77])+1;LEN([.$G77])-FIND(&quot;-&quot;;[.$G77]))))))">
            <text:p/>
          </table:table-cell>
          <table:table-cell table:style-name="ce14" table:formula="of:=IF([.$G77]=&quot;&quot;;&quot;&quot;;IF(FIND(&quot;-&quot;;[.$G77])=0;&quot;&quot;;1*NOT([.$G77]=&quot;20-0&quot;)*(NUMBERVALUE(MID([.$G77];1;FIND(&quot;-&quot;;[.$G77])-1))&gt;NUMBERVALUE(MID([.$G77];FIND(&quot;-&quot;;[.$G77])+1;LEN([.$G77])-FIND(&quot;-&quot;;[.$G77]))))))">
            <text:p/>
          </table:table-cell>
          <table:table-cell table:style-name="ce14" table:formula="of:=IF([.$G77]=&quot;&quot;;&quot;&quot;;IF(FIND(&quot;-&quot;;[.$G77])=0;&quot;&quot;;1*([.$G77]=&quot;20-0&quot;)))">
            <text:p/>
          </table:table-cell>
          <table:table-cell table:style-name="ce14" table:formula="of:=IF([.$G77]=&quot;&quot;;&quot;&quot;;IF(FIND(&quot;-&quot;;[.$G77])=0;&quot;&quot;;NUMBERVALUE(MID([.$G77];FIND(&quot;-&quot;;[.$G77])+1;LEN([.$G77])-FIND(&quot;-&quot;;[.$G77])))))">
            <text:p/>
          </table:table-cell>
          <table:table-cell table:style-name="ce14"/>
          <table:table-cell table:style-name="ce16" table:formula="of:=IF([.$G77]=&quot;&quot;;&quot;&quot;;IF(FIND(&quot;-&quot;;[.$G77])=0;&quot;&quot;;-NUMBERVALUE(MID([.$G77];1;FIND(&quot;-&quot;;[.$G77])-1))+NUMBERVALUE(MID([.$G77];FIND(&quot;-&quot;;[.$G77])+1;LEN([.$G77])-FIND(&quot;-&quot;;[.$G77])))))">
            <text:p/>
          </table:table-cell>
          <table:table-cell table:number-columns-repeated="4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table:style-name="ce6"/>
          <table:table-cell table:style-name="ce14" table:formula="of:=IF([.$G78]=&quot;&quot;;&quot;&quot;;IF(FIND(&quot;-&quot;;[.$G78])=0;&quot;&quot;;1*(NUMBERVALUE(MID([.$G78];1;FIND(&quot;-&quot;;[.$G78])-1))&gt;NUMBERVALUE(MID([.$G78];FIND(&quot;-&quot;;[.$G78])+1;LEN([.$G78])-FIND(&quot;-&quot;;[.$G78]))))))">
            <text:p/>
          </table:table-cell>
          <table:table-cell table:style-name="ce14" table:formula="of:=IF([.$G78]=&quot;&quot;;&quot;&quot;;IF(FIND(&quot;-&quot;;[.$G78])=0;&quot;&quot;;1*NOT([.$G78]=&quot;0-20&quot;)*(NUMBERVALUE(MID([.$G78];1;FIND(&quot;-&quot;;[.$G78])-1))&lt;NUMBERVALUE(MID([.$G78];FIND(&quot;-&quot;;[.$G78])+1;LEN([.$G78])-FIND(&quot;-&quot;;[.$G78]))))))">
            <text:p/>
          </table:table-cell>
          <table:table-cell table:style-name="ce14" table:formula="of:=IF([.$G78]=&quot;&quot;;&quot;&quot;;IF(FIND(&quot;-&quot;;[.$G78])=0;&quot;&quot;;1*([.$G78]=&quot;0-20&quot;)))">
            <text:p/>
          </table:table-cell>
          <table:table-cell table:style-name="ce14" table:formula="of:=IF([.$G78]=&quot;&quot;;&quot;&quot;;IF(FIND(&quot;-&quot;;[.$G78])=0;&quot;&quot;;NUMBERVALUE(MID([.$G78];1;FIND(&quot;-&quot;;[.$G78])-1))))">
            <text:p/>
          </table:table-cell>
          <table:table-cell table:style-name="ce14"/>
          <table:table-cell table:style-name="ce16" table:formula="of:=IF([.$G78]=&quot;&quot;;&quot;&quot;;IF(FIND(&quot;-&quot;;[.$G78])=0;&quot;&quot;;NUMBERVALUE(MID([.$G78];1;FIND(&quot;-&quot;;[.$G78])-1))-NUMBERVALUE(MID([.$G78];FIND(&quot;-&quot;;[.$G78])+1;LEN([.$G78])-FIND(&quot;-&quot;;[.$G78])))))">
            <text:p/>
          </table:table-cell>
          <table:table-cell table:style-name="ce14" table:formula="of:=IF([.$G78]=&quot;&quot;;&quot;&quot;;IF(FIND(&quot;-&quot;;[.$G78])=0;&quot;&quot;;1*(NUMBERVALUE(MID([.$G78];1;FIND(&quot;-&quot;;[.$G78])-1))&lt;NUMBERVALUE(MID([.$G78];FIND(&quot;-&quot;;[.$G78])+1;LEN([.$G78])-FIND(&quot;-&quot;;[.$G78]))))))">
            <text:p/>
          </table:table-cell>
          <table:table-cell table:style-name="ce14" table:formula="of:=IF([.$G78]=&quot;&quot;;&quot;&quot;;IF(FIND(&quot;-&quot;;[.$G78])=0;&quot;&quot;;1*NOT([.$G78]=&quot;20-0&quot;)*(NUMBERVALUE(MID([.$G78];1;FIND(&quot;-&quot;;[.$G78])-1))&gt;NUMBERVALUE(MID([.$G78];FIND(&quot;-&quot;;[.$G78])+1;LEN([.$G78])-FIND(&quot;-&quot;;[.$G78]))))))">
            <text:p/>
          </table:table-cell>
          <table:table-cell table:style-name="ce14" table:formula="of:=IF([.$G78]=&quot;&quot;;&quot;&quot;;IF(FIND(&quot;-&quot;;[.$G78])=0;&quot;&quot;;1*([.$G78]=&quot;20-0&quot;)))">
            <text:p/>
          </table:table-cell>
          <table:table-cell table:style-name="ce14" table:formula="of:=IF([.$G78]=&quot;&quot;;&quot;&quot;;IF(FIND(&quot;-&quot;;[.$G78])=0;&quot;&quot;;NUMBERVALUE(MID([.$G78];FIND(&quot;-&quot;;[.$G78])+1;LEN([.$G78])-FIND(&quot;-&quot;;[.$G78])))))">
            <text:p/>
          </table:table-cell>
          <table:table-cell table:style-name="ce14"/>
          <table:table-cell table:style-name="ce16" table:formula="of:=IF([.$G78]=&quot;&quot;;&quot;&quot;;IF(FIND(&quot;-&quot;;[.$G78])=0;&quot;&quot;;-NUMBERVALUE(MID([.$G78];1;FIND(&quot;-&quot;;[.$G78])-1))+NUMBERVALUE(MID([.$G78];FIND(&quot;-&quot;;[.$G78])+1;LEN([.$G78])-FIND(&quot;-&quot;;[.$G78])))))">
            <text:p/>
          </table:table-cell>
          <table:table-cell table:number-columns-repeated="4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table:style-name="ce6"/>
          <table:table-cell table:style-name="ce14" table:formula="of:=IF([.$G79]=&quot;&quot;;&quot;&quot;;IF(FIND(&quot;-&quot;;[.$G79])=0;&quot;&quot;;1*(NUMBERVALUE(MID([.$G79];1;FIND(&quot;-&quot;;[.$G79])-1))&gt;NUMBERVALUE(MID([.$G79];FIND(&quot;-&quot;;[.$G79])+1;LEN([.$G79])-FIND(&quot;-&quot;;[.$G79]))))))">
            <text:p/>
          </table:table-cell>
          <table:table-cell table:style-name="ce14" table:formula="of:=IF([.$G79]=&quot;&quot;;&quot;&quot;;IF(FIND(&quot;-&quot;;[.$G79])=0;&quot;&quot;;1*NOT([.$G79]=&quot;0-20&quot;)*(NUMBERVALUE(MID([.$G79];1;FIND(&quot;-&quot;;[.$G79])-1))&lt;NUMBERVALUE(MID([.$G79];FIND(&quot;-&quot;;[.$G79])+1;LEN([.$G79])-FIND(&quot;-&quot;;[.$G79]))))))">
            <text:p/>
          </table:table-cell>
          <table:table-cell table:style-name="ce14" table:formula="of:=IF([.$G79]=&quot;&quot;;&quot;&quot;;IF(FIND(&quot;-&quot;;[.$G79])=0;&quot;&quot;;1*([.$G79]=&quot;0-20&quot;)))">
            <text:p/>
          </table:table-cell>
          <table:table-cell table:style-name="ce14" table:formula="of:=IF([.$G79]=&quot;&quot;;&quot;&quot;;IF(FIND(&quot;-&quot;;[.$G79])=0;&quot;&quot;;NUMBERVALUE(MID([.$G79];1;FIND(&quot;-&quot;;[.$G79])-1))))">
            <text:p/>
          </table:table-cell>
          <table:table-cell table:style-name="ce14"/>
          <table:table-cell table:style-name="ce16" table:formula="of:=IF([.$G79]=&quot;&quot;;&quot;&quot;;IF(FIND(&quot;-&quot;;[.$G79])=0;&quot;&quot;;NUMBERVALUE(MID([.$G79];1;FIND(&quot;-&quot;;[.$G79])-1))-NUMBERVALUE(MID([.$G79];FIND(&quot;-&quot;;[.$G79])+1;LEN([.$G79])-FIND(&quot;-&quot;;[.$G79])))))">
            <text:p/>
          </table:table-cell>
          <table:table-cell table:style-name="ce14" table:formula="of:=IF([.$G79]=&quot;&quot;;&quot;&quot;;IF(FIND(&quot;-&quot;;[.$G79])=0;&quot;&quot;;1*(NUMBERVALUE(MID([.$G79];1;FIND(&quot;-&quot;;[.$G79])-1))&lt;NUMBERVALUE(MID([.$G79];FIND(&quot;-&quot;;[.$G79])+1;LEN([.$G79])-FIND(&quot;-&quot;;[.$G79]))))))">
            <text:p/>
          </table:table-cell>
          <table:table-cell table:style-name="ce14" table:formula="of:=IF([.$G79]=&quot;&quot;;&quot;&quot;;IF(FIND(&quot;-&quot;;[.$G79])=0;&quot;&quot;;1*NOT([.$G79]=&quot;20-0&quot;)*(NUMBERVALUE(MID([.$G79];1;FIND(&quot;-&quot;;[.$G79])-1))&gt;NUMBERVALUE(MID([.$G79];FIND(&quot;-&quot;;[.$G79])+1;LEN([.$G79])-FIND(&quot;-&quot;;[.$G79]))))))">
            <text:p/>
          </table:table-cell>
          <table:table-cell table:style-name="ce14" table:formula="of:=IF([.$G79]=&quot;&quot;;&quot;&quot;;IF(FIND(&quot;-&quot;;[.$G79])=0;&quot;&quot;;1*([.$G79]=&quot;20-0&quot;)))">
            <text:p/>
          </table:table-cell>
          <table:table-cell table:style-name="ce14" table:formula="of:=IF([.$G79]=&quot;&quot;;&quot;&quot;;IF(FIND(&quot;-&quot;;[.$G79])=0;&quot;&quot;;NUMBERVALUE(MID([.$G79];FIND(&quot;-&quot;;[.$G79])+1;LEN([.$G79])-FIND(&quot;-&quot;;[.$G79])))))">
            <text:p/>
          </table:table-cell>
          <table:table-cell table:style-name="ce14"/>
          <table:table-cell table:style-name="ce16" table:formula="of:=IF([.$G79]=&quot;&quot;;&quot;&quot;;IF(FIND(&quot;-&quot;;[.$G79])=0;&quot;&quot;;-NUMBERVALUE(MID([.$G79];1;FIND(&quot;-&quot;;[.$G79])-1))+NUMBERVALUE(MID([.$G79];FIND(&quot;-&quot;;[.$G79])+1;LEN([.$G79])-FIND(&quot;-&quot;;[.$G79])))))">
            <text:p/>
          </table:table-cell>
          <table:table-cell table:number-columns-repeated="4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  <table:table-cell table:style-name="ce6"/>
          <table:table-cell table:style-name="ce14" table:formula="of:=IF([.$G80]=&quot;&quot;;&quot;&quot;;IF(FIND(&quot;-&quot;;[.$G80])=0;&quot;&quot;;1*(NUMBERVALUE(MID([.$G80];1;FIND(&quot;-&quot;;[.$G80])-1))&gt;NUMBERVALUE(MID([.$G80];FIND(&quot;-&quot;;[.$G80])+1;LEN([.$G80])-FIND(&quot;-&quot;;[.$G80]))))))">
            <text:p/>
          </table:table-cell>
          <table:table-cell table:style-name="ce14" table:formula="of:=IF([.$G80]=&quot;&quot;;&quot;&quot;;IF(FIND(&quot;-&quot;;[.$G80])=0;&quot;&quot;;1*NOT([.$G80]=&quot;0-20&quot;)*(NUMBERVALUE(MID([.$G80];1;FIND(&quot;-&quot;;[.$G80])-1))&lt;NUMBERVALUE(MID([.$G80];FIND(&quot;-&quot;;[.$G80])+1;LEN([.$G80])-FIND(&quot;-&quot;;[.$G80]))))))">
            <text:p/>
          </table:table-cell>
          <table:table-cell table:style-name="ce14" table:formula="of:=IF([.$G80]=&quot;&quot;;&quot;&quot;;IF(FIND(&quot;-&quot;;[.$G80])=0;&quot;&quot;;1*([.$G80]=&quot;0-20&quot;)))">
            <text:p/>
          </table:table-cell>
          <table:table-cell table:style-name="ce14" table:formula="of:=IF([.$G80]=&quot;&quot;;&quot;&quot;;IF(FIND(&quot;-&quot;;[.$G80])=0;&quot;&quot;;NUMBERVALUE(MID([.$G80];1;FIND(&quot;-&quot;;[.$G80])-1))))">
            <text:p/>
          </table:table-cell>
          <table:table-cell table:style-name="ce14"/>
          <table:table-cell table:style-name="ce16" table:formula="of:=IF([.$G80]=&quot;&quot;;&quot;&quot;;IF(FIND(&quot;-&quot;;[.$G80])=0;&quot;&quot;;NUMBERVALUE(MID([.$G80];1;FIND(&quot;-&quot;;[.$G80])-1))-NUMBERVALUE(MID([.$G80];FIND(&quot;-&quot;;[.$G80])+1;LEN([.$G80])-FIND(&quot;-&quot;;[.$G80])))))">
            <text:p/>
          </table:table-cell>
          <table:table-cell table:style-name="ce14" table:formula="of:=IF([.$G80]=&quot;&quot;;&quot;&quot;;IF(FIND(&quot;-&quot;;[.$G80])=0;&quot;&quot;;1*(NUMBERVALUE(MID([.$G80];1;FIND(&quot;-&quot;;[.$G80])-1))&lt;NUMBERVALUE(MID([.$G80];FIND(&quot;-&quot;;[.$G80])+1;LEN([.$G80])-FIND(&quot;-&quot;;[.$G80]))))))">
            <text:p/>
          </table:table-cell>
          <table:table-cell table:style-name="ce14" table:formula="of:=IF([.$G80]=&quot;&quot;;&quot;&quot;;IF(FIND(&quot;-&quot;;[.$G80])=0;&quot;&quot;;1*NOT([.$G80]=&quot;20-0&quot;)*(NUMBERVALUE(MID([.$G80];1;FIND(&quot;-&quot;;[.$G80])-1))&gt;NUMBERVALUE(MID([.$G80];FIND(&quot;-&quot;;[.$G80])+1;LEN([.$G80])-FIND(&quot;-&quot;;[.$G80]))))))">
            <text:p/>
          </table:table-cell>
          <table:table-cell table:style-name="ce14" table:formula="of:=IF([.$G80]=&quot;&quot;;&quot;&quot;;IF(FIND(&quot;-&quot;;[.$G80])=0;&quot;&quot;;1*([.$G80]=&quot;20-0&quot;)))">
            <text:p/>
          </table:table-cell>
          <table:table-cell table:style-name="ce14" table:formula="of:=IF([.$G80]=&quot;&quot;;&quot;&quot;;IF(FIND(&quot;-&quot;;[.$G80])=0;&quot;&quot;;NUMBERVALUE(MID([.$G80];FIND(&quot;-&quot;;[.$G80])+1;LEN([.$G80])-FIND(&quot;-&quot;;[.$G80])))))">
            <text:p/>
          </table:table-cell>
          <table:table-cell table:style-name="ce14"/>
          <table:table-cell table:style-name="ce16" table:formula="of:=IF([.$G80]=&quot;&quot;;&quot;&quot;;IF(FIND(&quot;-&quot;;[.$G80])=0;&quot;&quot;;-NUMBERVALUE(MID([.$G80];1;FIND(&quot;-&quot;;[.$G80])-1))+NUMBERVALUE(MID([.$G80];FIND(&quot;-&quot;;[.$G80])+1;LEN([.$G80])-FIND(&quot;-&quot;;[.$G80])))))">
            <text:p/>
          </table:table-cell>
          <table:table-cell table:number-columns-repeated="4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table:style-name="ce6"/>
          <table:table-cell table:style-name="ce14" table:formula="of:=IF([.$G81]=&quot;&quot;;&quot;&quot;;IF(FIND(&quot;-&quot;;[.$G81])=0;&quot;&quot;;1*(NUMBERVALUE(MID([.$G81];1;FIND(&quot;-&quot;;[.$G81])-1))&gt;NUMBERVALUE(MID([.$G81];FIND(&quot;-&quot;;[.$G81])+1;LEN([.$G81])-FIND(&quot;-&quot;;[.$G81]))))))">
            <text:p/>
          </table:table-cell>
          <table:table-cell table:style-name="ce14" table:formula="of:=IF([.$G81]=&quot;&quot;;&quot;&quot;;IF(FIND(&quot;-&quot;;[.$G81])=0;&quot;&quot;;1*NOT([.$G81]=&quot;0-20&quot;)*(NUMBERVALUE(MID([.$G81];1;FIND(&quot;-&quot;;[.$G81])-1))&lt;NUMBERVALUE(MID([.$G81];FIND(&quot;-&quot;;[.$G81])+1;LEN([.$G81])-FIND(&quot;-&quot;;[.$G81]))))))">
            <text:p/>
          </table:table-cell>
          <table:table-cell table:style-name="ce14" table:formula="of:=IF([.$G81]=&quot;&quot;;&quot;&quot;;IF(FIND(&quot;-&quot;;[.$G81])=0;&quot;&quot;;1*([.$G81]=&quot;0-20&quot;)))">
            <text:p/>
          </table:table-cell>
          <table:table-cell table:style-name="ce14" table:formula="of:=IF([.$G81]=&quot;&quot;;&quot;&quot;;IF(FIND(&quot;-&quot;;[.$G81])=0;&quot;&quot;;NUMBERVALUE(MID([.$G81];1;FIND(&quot;-&quot;;[.$G81])-1))))">
            <text:p/>
          </table:table-cell>
          <table:table-cell table:style-name="ce14"/>
          <table:table-cell table:style-name="ce16" table:formula="of:=IF([.$G81]=&quot;&quot;;&quot;&quot;;IF(FIND(&quot;-&quot;;[.$G81])=0;&quot;&quot;;NUMBERVALUE(MID([.$G81];1;FIND(&quot;-&quot;;[.$G81])-1))-NUMBERVALUE(MID([.$G81];FIND(&quot;-&quot;;[.$G81])+1;LEN([.$G81])-FIND(&quot;-&quot;;[.$G81])))))">
            <text:p/>
          </table:table-cell>
          <table:table-cell table:style-name="ce14" table:formula="of:=IF([.$G81]=&quot;&quot;;&quot;&quot;;IF(FIND(&quot;-&quot;;[.$G81])=0;&quot;&quot;;1*(NUMBERVALUE(MID([.$G81];1;FIND(&quot;-&quot;;[.$G81])-1))&lt;NUMBERVALUE(MID([.$G81];FIND(&quot;-&quot;;[.$G81])+1;LEN([.$G81])-FIND(&quot;-&quot;;[.$G81]))))))">
            <text:p/>
          </table:table-cell>
          <table:table-cell table:style-name="ce14" table:formula="of:=IF([.$G81]=&quot;&quot;;&quot;&quot;;IF(FIND(&quot;-&quot;;[.$G81])=0;&quot;&quot;;1*NOT([.$G81]=&quot;20-0&quot;)*(NUMBERVALUE(MID([.$G81];1;FIND(&quot;-&quot;;[.$G81])-1))&gt;NUMBERVALUE(MID([.$G81];FIND(&quot;-&quot;;[.$G81])+1;LEN([.$G81])-FIND(&quot;-&quot;;[.$G81]))))))">
            <text:p/>
          </table:table-cell>
          <table:table-cell table:style-name="ce14" table:formula="of:=IF([.$G81]=&quot;&quot;;&quot;&quot;;IF(FIND(&quot;-&quot;;[.$G81])=0;&quot;&quot;;1*([.$G81]=&quot;20-0&quot;)))">
            <text:p/>
          </table:table-cell>
          <table:table-cell table:style-name="ce14" table:formula="of:=IF([.$G81]=&quot;&quot;;&quot;&quot;;IF(FIND(&quot;-&quot;;[.$G81])=0;&quot;&quot;;NUMBERVALUE(MID([.$G81];FIND(&quot;-&quot;;[.$G81])+1;LEN([.$G81])-FIND(&quot;-&quot;;[.$G81])))))">
            <text:p/>
          </table:table-cell>
          <table:table-cell table:style-name="ce14"/>
          <table:table-cell table:style-name="ce16" table:formula="of:=IF([.$G81]=&quot;&quot;;&quot;&quot;;IF(FIND(&quot;-&quot;;[.$G81])=0;&quot;&quot;;-NUMBERVALUE(MID([.$G81];1;FIND(&quot;-&quot;;[.$G81])-1))+NUMBERVALUE(MID([.$G81];FIND(&quot;-&quot;;[.$G81])+1;LEN([.$G81])-FIND(&quot;-&quot;;[.$G81])))))">
            <text:p/>
          </table:table-cell>
          <table:table-cell table:number-columns-repeated="4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  <table:table-cell table:style-name="ce6"/>
          <table:table-cell table:style-name="ce14" table:formula="of:=IF([.$G82]=&quot;&quot;;&quot;&quot;;IF(FIND(&quot;-&quot;;[.$G82])=0;&quot;&quot;;1*(NUMBERVALUE(MID([.$G82];1;FIND(&quot;-&quot;;[.$G82])-1))&gt;NUMBERVALUE(MID([.$G82];FIND(&quot;-&quot;;[.$G82])+1;LEN([.$G82])-FIND(&quot;-&quot;;[.$G82]))))))">
            <text:p/>
          </table:table-cell>
          <table:table-cell table:style-name="ce14" table:formula="of:=IF([.$G82]=&quot;&quot;;&quot;&quot;;IF(FIND(&quot;-&quot;;[.$G82])=0;&quot;&quot;;1*NOT([.$G82]=&quot;0-20&quot;)*(NUMBERVALUE(MID([.$G82];1;FIND(&quot;-&quot;;[.$G82])-1))&lt;NUMBERVALUE(MID([.$G82];FIND(&quot;-&quot;;[.$G82])+1;LEN([.$G82])-FIND(&quot;-&quot;;[.$G82]))))))">
            <text:p/>
          </table:table-cell>
          <table:table-cell table:style-name="ce14" table:formula="of:=IF([.$G82]=&quot;&quot;;&quot;&quot;;IF(FIND(&quot;-&quot;;[.$G82])=0;&quot;&quot;;1*([.$G82]=&quot;0-20&quot;)))">
            <text:p/>
          </table:table-cell>
          <table:table-cell table:style-name="ce14" table:formula="of:=IF([.$G82]=&quot;&quot;;&quot;&quot;;IF(FIND(&quot;-&quot;;[.$G82])=0;&quot;&quot;;NUMBERVALUE(MID([.$G82];1;FIND(&quot;-&quot;;[.$G82])-1))))">
            <text:p/>
          </table:table-cell>
          <table:table-cell table:style-name="ce14"/>
          <table:table-cell table:style-name="ce16" table:formula="of:=IF([.$G82]=&quot;&quot;;&quot;&quot;;IF(FIND(&quot;-&quot;;[.$G82])=0;&quot;&quot;;NUMBERVALUE(MID([.$G82];1;FIND(&quot;-&quot;;[.$G82])-1))-NUMBERVALUE(MID([.$G82];FIND(&quot;-&quot;;[.$G82])+1;LEN([.$G82])-FIND(&quot;-&quot;;[.$G82])))))">
            <text:p/>
          </table:table-cell>
          <table:table-cell table:style-name="ce14" table:formula="of:=IF([.$G82]=&quot;&quot;;&quot;&quot;;IF(FIND(&quot;-&quot;;[.$G82])=0;&quot;&quot;;1*(NUMBERVALUE(MID([.$G82];1;FIND(&quot;-&quot;;[.$G82])-1))&lt;NUMBERVALUE(MID([.$G82];FIND(&quot;-&quot;;[.$G82])+1;LEN([.$G82])-FIND(&quot;-&quot;;[.$G82]))))))">
            <text:p/>
          </table:table-cell>
          <table:table-cell table:style-name="ce14" table:formula="of:=IF([.$G82]=&quot;&quot;;&quot;&quot;;IF(FIND(&quot;-&quot;;[.$G82])=0;&quot;&quot;;1*NOT([.$G82]=&quot;20-0&quot;)*(NUMBERVALUE(MID([.$G82];1;FIND(&quot;-&quot;;[.$G82])-1))&gt;NUMBERVALUE(MID([.$G82];FIND(&quot;-&quot;;[.$G82])+1;LEN([.$G82])-FIND(&quot;-&quot;;[.$G82]))))))">
            <text:p/>
          </table:table-cell>
          <table:table-cell table:style-name="ce14" table:formula="of:=IF([.$G82]=&quot;&quot;;&quot;&quot;;IF(FIND(&quot;-&quot;;[.$G82])=0;&quot;&quot;;1*([.$G82]=&quot;20-0&quot;)))">
            <text:p/>
          </table:table-cell>
          <table:table-cell table:style-name="ce14" table:formula="of:=IF([.$G82]=&quot;&quot;;&quot;&quot;;IF(FIND(&quot;-&quot;;[.$G82])=0;&quot;&quot;;NUMBERVALUE(MID([.$G82];FIND(&quot;-&quot;;[.$G82])+1;LEN([.$G82])-FIND(&quot;-&quot;;[.$G82])))))">
            <text:p/>
          </table:table-cell>
          <table:table-cell table:style-name="ce14"/>
          <table:table-cell table:style-name="ce16" table:formula="of:=IF([.$G82]=&quot;&quot;;&quot;&quot;;IF(FIND(&quot;-&quot;;[.$G82])=0;&quot;&quot;;-NUMBERVALUE(MID([.$G82];1;FIND(&quot;-&quot;;[.$G82])-1))+NUMBERVALUE(MID([.$G82];FIND(&quot;-&quot;;[.$G82])+1;LEN([.$G82])-FIND(&quot;-&quot;;[.$G82])))))">
            <text:p/>
          </table:table-cell>
          <table:table-cell table:number-columns-repeated="4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  <table:table-cell table:style-name="ce6"/>
          <table:table-cell table:style-name="ce14" table:formula="of:=IF([.$G83]=&quot;&quot;;&quot;&quot;;IF(FIND(&quot;-&quot;;[.$G83])=0;&quot;&quot;;1*(NUMBERVALUE(MID([.$G83];1;FIND(&quot;-&quot;;[.$G83])-1))&gt;NUMBERVALUE(MID([.$G83];FIND(&quot;-&quot;;[.$G83])+1;LEN([.$G83])-FIND(&quot;-&quot;;[.$G83]))))))">
            <text:p/>
          </table:table-cell>
          <table:table-cell table:style-name="ce14" table:formula="of:=IF([.$G83]=&quot;&quot;;&quot;&quot;;IF(FIND(&quot;-&quot;;[.$G83])=0;&quot;&quot;;1*NOT([.$G83]=&quot;0-20&quot;)*(NUMBERVALUE(MID([.$G83];1;FIND(&quot;-&quot;;[.$G83])-1))&lt;NUMBERVALUE(MID([.$G83];FIND(&quot;-&quot;;[.$G83])+1;LEN([.$G83])-FIND(&quot;-&quot;;[.$G83]))))))">
            <text:p/>
          </table:table-cell>
          <table:table-cell table:style-name="ce14" table:formula="of:=IF([.$G83]=&quot;&quot;;&quot;&quot;;IF(FIND(&quot;-&quot;;[.$G83])=0;&quot;&quot;;1*([.$G83]=&quot;0-20&quot;)))">
            <text:p/>
          </table:table-cell>
          <table:table-cell table:style-name="ce14" table:formula="of:=IF([.$G83]=&quot;&quot;;&quot;&quot;;IF(FIND(&quot;-&quot;;[.$G83])=0;&quot;&quot;;NUMBERVALUE(MID([.$G83];1;FIND(&quot;-&quot;;[.$G83])-1))))">
            <text:p/>
          </table:table-cell>
          <table:table-cell table:style-name="ce14"/>
          <table:table-cell table:style-name="ce16" table:formula="of:=IF([.$G83]=&quot;&quot;;&quot;&quot;;IF(FIND(&quot;-&quot;;[.$G83])=0;&quot;&quot;;NUMBERVALUE(MID([.$G83];1;FIND(&quot;-&quot;;[.$G83])-1))-NUMBERVALUE(MID([.$G83];FIND(&quot;-&quot;;[.$G83])+1;LEN([.$G83])-FIND(&quot;-&quot;;[.$G83])))))">
            <text:p/>
          </table:table-cell>
          <table:table-cell table:style-name="ce14" table:formula="of:=IF([.$G83]=&quot;&quot;;&quot;&quot;;IF(FIND(&quot;-&quot;;[.$G83])=0;&quot;&quot;;1*(NUMBERVALUE(MID([.$G83];1;FIND(&quot;-&quot;;[.$G83])-1))&lt;NUMBERVALUE(MID([.$G83];FIND(&quot;-&quot;;[.$G83])+1;LEN([.$G83])-FIND(&quot;-&quot;;[.$G83]))))))">
            <text:p/>
          </table:table-cell>
          <table:table-cell table:style-name="ce14" table:formula="of:=IF([.$G83]=&quot;&quot;;&quot;&quot;;IF(FIND(&quot;-&quot;;[.$G83])=0;&quot;&quot;;1*NOT([.$G83]=&quot;20-0&quot;)*(NUMBERVALUE(MID([.$G83];1;FIND(&quot;-&quot;;[.$G83])-1))&gt;NUMBERVALUE(MID([.$G83];FIND(&quot;-&quot;;[.$G83])+1;LEN([.$G83])-FIND(&quot;-&quot;;[.$G83]))))))">
            <text:p/>
          </table:table-cell>
          <table:table-cell table:style-name="ce14" table:formula="of:=IF([.$G83]=&quot;&quot;;&quot;&quot;;IF(FIND(&quot;-&quot;;[.$G83])=0;&quot;&quot;;1*([.$G83]=&quot;20-0&quot;)))">
            <text:p/>
          </table:table-cell>
          <table:table-cell table:style-name="ce14" table:formula="of:=IF([.$G83]=&quot;&quot;;&quot;&quot;;IF(FIND(&quot;-&quot;;[.$G83])=0;&quot;&quot;;NUMBERVALUE(MID([.$G83];FIND(&quot;-&quot;;[.$G83])+1;LEN([.$G83])-FIND(&quot;-&quot;;[.$G83])))))">
            <text:p/>
          </table:table-cell>
          <table:table-cell table:style-name="ce14"/>
          <table:table-cell table:style-name="ce16" table:formula="of:=IF([.$G83]=&quot;&quot;;&quot;&quot;;IF(FIND(&quot;-&quot;;[.$G83])=0;&quot;&quot;;-NUMBERVALUE(MID([.$G83];1;FIND(&quot;-&quot;;[.$G83])-1))+NUMBERVALUE(MID([.$G83];FIND(&quot;-&quot;;[.$G83])+1;LEN([.$G83])-FIND(&quot;-&quot;;[.$G83])))))">
            <text:p/>
          </table:table-cell>
          <table:table-cell table:number-columns-repeated="4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  <table:table-cell table:style-name="ce6"/>
          <table:table-cell table:style-name="ce14" table:formula="of:=IF([.$G84]=&quot;&quot;;&quot;&quot;;IF(FIND(&quot;-&quot;;[.$G84])=0;&quot;&quot;;1*(NUMBERVALUE(MID([.$G84];1;FIND(&quot;-&quot;;[.$G84])-1))&gt;NUMBERVALUE(MID([.$G84];FIND(&quot;-&quot;;[.$G84])+1;LEN([.$G84])-FIND(&quot;-&quot;;[.$G84]))))))">
            <text:p/>
          </table:table-cell>
          <table:table-cell table:style-name="ce14" table:formula="of:=IF([.$G84]=&quot;&quot;;&quot;&quot;;IF(FIND(&quot;-&quot;;[.$G84])=0;&quot;&quot;;1*NOT([.$G84]=&quot;0-20&quot;)*(NUMBERVALUE(MID([.$G84];1;FIND(&quot;-&quot;;[.$G84])-1))&lt;NUMBERVALUE(MID([.$G84];FIND(&quot;-&quot;;[.$G84])+1;LEN([.$G84])-FIND(&quot;-&quot;;[.$G84]))))))">
            <text:p/>
          </table:table-cell>
          <table:table-cell table:style-name="ce14" table:formula="of:=IF([.$G84]=&quot;&quot;;&quot;&quot;;IF(FIND(&quot;-&quot;;[.$G84])=0;&quot;&quot;;1*([.$G84]=&quot;0-20&quot;)))">
            <text:p/>
          </table:table-cell>
          <table:table-cell table:style-name="ce14" table:formula="of:=IF([.$G84]=&quot;&quot;;&quot;&quot;;IF(FIND(&quot;-&quot;;[.$G84])=0;&quot;&quot;;NUMBERVALUE(MID([.$G84];1;FIND(&quot;-&quot;;[.$G84])-1))))">
            <text:p/>
          </table:table-cell>
          <table:table-cell table:style-name="ce14"/>
          <table:table-cell table:style-name="ce16" table:formula="of:=IF([.$G84]=&quot;&quot;;&quot;&quot;;IF(FIND(&quot;-&quot;;[.$G84])=0;&quot;&quot;;NUMBERVALUE(MID([.$G84];1;FIND(&quot;-&quot;;[.$G84])-1))-NUMBERVALUE(MID([.$G84];FIND(&quot;-&quot;;[.$G84])+1;LEN([.$G84])-FIND(&quot;-&quot;;[.$G84])))))">
            <text:p/>
          </table:table-cell>
          <table:table-cell table:style-name="ce14" table:formula="of:=IF([.$G84]=&quot;&quot;;&quot;&quot;;IF(FIND(&quot;-&quot;;[.$G84])=0;&quot;&quot;;1*(NUMBERVALUE(MID([.$G84];1;FIND(&quot;-&quot;;[.$G84])-1))&lt;NUMBERVALUE(MID([.$G84];FIND(&quot;-&quot;;[.$G84])+1;LEN([.$G84])-FIND(&quot;-&quot;;[.$G84]))))))">
            <text:p/>
          </table:table-cell>
          <table:table-cell table:style-name="ce14" table:formula="of:=IF([.$G84]=&quot;&quot;;&quot;&quot;;IF(FIND(&quot;-&quot;;[.$G84])=0;&quot;&quot;;1*NOT([.$G84]=&quot;20-0&quot;)*(NUMBERVALUE(MID([.$G84];1;FIND(&quot;-&quot;;[.$G84])-1))&gt;NUMBERVALUE(MID([.$G84];FIND(&quot;-&quot;;[.$G84])+1;LEN([.$G84])-FIND(&quot;-&quot;;[.$G84]))))))">
            <text:p/>
          </table:table-cell>
          <table:table-cell table:style-name="ce14" table:formula="of:=IF([.$G84]=&quot;&quot;;&quot;&quot;;IF(FIND(&quot;-&quot;;[.$G84])=0;&quot;&quot;;1*([.$G84]=&quot;20-0&quot;)))">
            <text:p/>
          </table:table-cell>
          <table:table-cell table:style-name="ce14" table:formula="of:=IF([.$G84]=&quot;&quot;;&quot;&quot;;IF(FIND(&quot;-&quot;;[.$G84])=0;&quot;&quot;;NUMBERVALUE(MID([.$G84];FIND(&quot;-&quot;;[.$G84])+1;LEN([.$G84])-FIND(&quot;-&quot;;[.$G84])))))">
            <text:p/>
          </table:table-cell>
          <table:table-cell table:style-name="ce14"/>
          <table:table-cell table:style-name="ce16" table:formula="of:=IF([.$G84]=&quot;&quot;;&quot;&quot;;IF(FIND(&quot;-&quot;;[.$G84])=0;&quot;&quot;;-NUMBERVALUE(MID([.$G84];1;FIND(&quot;-&quot;;[.$G84])-1))+NUMBERVALUE(MID([.$G84];FIND(&quot;-&quot;;[.$G84])+1;LEN([.$G84])-FIND(&quot;-&quot;;[.$G84])))))">
            <text:p/>
          </table:table-cell>
          <table:table-cell table:number-columns-repeated="4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  <table:table-cell table:style-name="ce6"/>
          <table:table-cell table:style-name="ce14" table:formula="of:=IF([.$G85]=&quot;&quot;;&quot;&quot;;IF(FIND(&quot;-&quot;;[.$G85])=0;&quot;&quot;;1*(NUMBERVALUE(MID([.$G85];1;FIND(&quot;-&quot;;[.$G85])-1))&gt;NUMBERVALUE(MID([.$G85];FIND(&quot;-&quot;;[.$G85])+1;LEN([.$G85])-FIND(&quot;-&quot;;[.$G85]))))))">
            <text:p/>
          </table:table-cell>
          <table:table-cell table:style-name="ce14" table:formula="of:=IF([.$G85]=&quot;&quot;;&quot;&quot;;IF(FIND(&quot;-&quot;;[.$G85])=0;&quot;&quot;;1*NOT([.$G85]=&quot;0-20&quot;)*(NUMBERVALUE(MID([.$G85];1;FIND(&quot;-&quot;;[.$G85])-1))&lt;NUMBERVALUE(MID([.$G85];FIND(&quot;-&quot;;[.$G85])+1;LEN([.$G85])-FIND(&quot;-&quot;;[.$G85]))))))">
            <text:p/>
          </table:table-cell>
          <table:table-cell table:style-name="ce14" table:formula="of:=IF([.$G85]=&quot;&quot;;&quot;&quot;;IF(FIND(&quot;-&quot;;[.$G85])=0;&quot;&quot;;1*([.$G85]=&quot;0-20&quot;)))">
            <text:p/>
          </table:table-cell>
          <table:table-cell table:style-name="ce14" table:formula="of:=IF([.$G85]=&quot;&quot;;&quot;&quot;;IF(FIND(&quot;-&quot;;[.$G85])=0;&quot;&quot;;NUMBERVALUE(MID([.$G85];1;FIND(&quot;-&quot;;[.$G85])-1))))">
            <text:p/>
          </table:table-cell>
          <table:table-cell table:style-name="ce14"/>
          <table:table-cell table:style-name="ce16" table:formula="of:=IF([.$G85]=&quot;&quot;;&quot;&quot;;IF(FIND(&quot;-&quot;;[.$G85])=0;&quot;&quot;;NUMBERVALUE(MID([.$G85];1;FIND(&quot;-&quot;;[.$G85])-1))-NUMBERVALUE(MID([.$G85];FIND(&quot;-&quot;;[.$G85])+1;LEN([.$G85])-FIND(&quot;-&quot;;[.$G85])))))">
            <text:p/>
          </table:table-cell>
          <table:table-cell table:style-name="ce14" table:formula="of:=IF([.$G85]=&quot;&quot;;&quot;&quot;;IF(FIND(&quot;-&quot;;[.$G85])=0;&quot;&quot;;1*(NUMBERVALUE(MID([.$G85];1;FIND(&quot;-&quot;;[.$G85])-1))&lt;NUMBERVALUE(MID([.$G85];FIND(&quot;-&quot;;[.$G85])+1;LEN([.$G85])-FIND(&quot;-&quot;;[.$G85]))))))">
            <text:p/>
          </table:table-cell>
          <table:table-cell table:style-name="ce14" table:formula="of:=IF([.$G85]=&quot;&quot;;&quot;&quot;;IF(FIND(&quot;-&quot;;[.$G85])=0;&quot;&quot;;1*NOT([.$G85]=&quot;20-0&quot;)*(NUMBERVALUE(MID([.$G85];1;FIND(&quot;-&quot;;[.$G85])-1))&gt;NUMBERVALUE(MID([.$G85];FIND(&quot;-&quot;;[.$G85])+1;LEN([.$G85])-FIND(&quot;-&quot;;[.$G85]))))))">
            <text:p/>
          </table:table-cell>
          <table:table-cell table:style-name="ce14" table:formula="of:=IF([.$G85]=&quot;&quot;;&quot;&quot;;IF(FIND(&quot;-&quot;;[.$G85])=0;&quot;&quot;;1*([.$G85]=&quot;20-0&quot;)))">
            <text:p/>
          </table:table-cell>
          <table:table-cell table:style-name="ce14" table:formula="of:=IF([.$G85]=&quot;&quot;;&quot;&quot;;IF(FIND(&quot;-&quot;;[.$G85])=0;&quot;&quot;;NUMBERVALUE(MID([.$G85];FIND(&quot;-&quot;;[.$G85])+1;LEN([.$G85])-FIND(&quot;-&quot;;[.$G85])))))">
            <text:p/>
          </table:table-cell>
          <table:table-cell table:style-name="ce14"/>
          <table:table-cell table:style-name="ce16" table:formula="of:=IF([.$G85]=&quot;&quot;;&quot;&quot;;IF(FIND(&quot;-&quot;;[.$G85])=0;&quot;&quot;;-NUMBERVALUE(MID([.$G85];1;FIND(&quot;-&quot;;[.$G85])-1))+NUMBERVALUE(MID([.$G85];FIND(&quot;-&quot;;[.$G85])+1;LEN([.$G85])-FIND(&quot;-&quot;;[.$G85])))))">
            <text:p/>
          </table:table-cell>
          <table:table-cell table:number-columns-repeated="4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  <table:table-cell table:style-name="ce6"/>
          <table:table-cell table:style-name="ce14" table:formula="of:=IF([.$G86]=&quot;&quot;;&quot;&quot;;IF(FIND(&quot;-&quot;;[.$G86])=0;&quot;&quot;;1*(NUMBERVALUE(MID([.$G86];1;FIND(&quot;-&quot;;[.$G86])-1))&gt;NUMBERVALUE(MID([.$G86];FIND(&quot;-&quot;;[.$G86])+1;LEN([.$G86])-FIND(&quot;-&quot;;[.$G86]))))))">
            <text:p/>
          </table:table-cell>
          <table:table-cell table:style-name="ce14" table:formula="of:=IF([.$G86]=&quot;&quot;;&quot;&quot;;IF(FIND(&quot;-&quot;;[.$G86])=0;&quot;&quot;;1*NOT([.$G86]=&quot;0-20&quot;)*(NUMBERVALUE(MID([.$G86];1;FIND(&quot;-&quot;;[.$G86])-1))&lt;NUMBERVALUE(MID([.$G86];FIND(&quot;-&quot;;[.$G86])+1;LEN([.$G86])-FIND(&quot;-&quot;;[.$G86]))))))">
            <text:p/>
          </table:table-cell>
          <table:table-cell table:style-name="ce14" table:formula="of:=IF([.$G86]=&quot;&quot;;&quot;&quot;;IF(FIND(&quot;-&quot;;[.$G86])=0;&quot;&quot;;1*([.$G86]=&quot;0-20&quot;)))">
            <text:p/>
          </table:table-cell>
          <table:table-cell table:style-name="ce14" table:formula="of:=IF([.$G86]=&quot;&quot;;&quot;&quot;;IF(FIND(&quot;-&quot;;[.$G86])=0;&quot;&quot;;NUMBERVALUE(MID([.$G86];1;FIND(&quot;-&quot;;[.$G86])-1))))">
            <text:p/>
          </table:table-cell>
          <table:table-cell table:style-name="ce14"/>
          <table:table-cell table:style-name="ce16" table:formula="of:=IF([.$G86]=&quot;&quot;;&quot;&quot;;IF(FIND(&quot;-&quot;;[.$G86])=0;&quot;&quot;;NUMBERVALUE(MID([.$G86];1;FIND(&quot;-&quot;;[.$G86])-1))-NUMBERVALUE(MID([.$G86];FIND(&quot;-&quot;;[.$G86])+1;LEN([.$G86])-FIND(&quot;-&quot;;[.$G86])))))">
            <text:p/>
          </table:table-cell>
          <table:table-cell table:style-name="ce14" table:formula="of:=IF([.$G86]=&quot;&quot;;&quot;&quot;;IF(FIND(&quot;-&quot;;[.$G86])=0;&quot;&quot;;1*(NUMBERVALUE(MID([.$G86];1;FIND(&quot;-&quot;;[.$G86])-1))&lt;NUMBERVALUE(MID([.$G86];FIND(&quot;-&quot;;[.$G86])+1;LEN([.$G86])-FIND(&quot;-&quot;;[.$G86]))))))">
            <text:p/>
          </table:table-cell>
          <table:table-cell table:style-name="ce14" table:formula="of:=IF([.$G86]=&quot;&quot;;&quot;&quot;;IF(FIND(&quot;-&quot;;[.$G86])=0;&quot;&quot;;1*NOT([.$G86]=&quot;20-0&quot;)*(NUMBERVALUE(MID([.$G86];1;FIND(&quot;-&quot;;[.$G86])-1))&gt;NUMBERVALUE(MID([.$G86];FIND(&quot;-&quot;;[.$G86])+1;LEN([.$G86])-FIND(&quot;-&quot;;[.$G86]))))))">
            <text:p/>
          </table:table-cell>
          <table:table-cell table:style-name="ce14" table:formula="of:=IF([.$G86]=&quot;&quot;;&quot;&quot;;IF(FIND(&quot;-&quot;;[.$G86])=0;&quot;&quot;;1*([.$G86]=&quot;20-0&quot;)))">
            <text:p/>
          </table:table-cell>
          <table:table-cell table:style-name="ce14" table:formula="of:=IF([.$G86]=&quot;&quot;;&quot;&quot;;IF(FIND(&quot;-&quot;;[.$G86])=0;&quot;&quot;;NUMBERVALUE(MID([.$G86];FIND(&quot;-&quot;;[.$G86])+1;LEN([.$G86])-FIND(&quot;-&quot;;[.$G86])))))">
            <text:p/>
          </table:table-cell>
          <table:table-cell table:style-name="ce14"/>
          <table:table-cell table:style-name="ce16" table:formula="of:=IF([.$G86]=&quot;&quot;;&quot;&quot;;IF(FIND(&quot;-&quot;;[.$G86])=0;&quot;&quot;;-NUMBERVALUE(MID([.$G86];1;FIND(&quot;-&quot;;[.$G86])-1))+NUMBERVALUE(MID([.$G86];FIND(&quot;-&quot;;[.$G86])+1;LEN([.$G86])-FIND(&quot;-&quot;;[.$G86])))))">
            <text:p/>
          </table:table-cell>
          <table:table-cell table:number-columns-repeated="4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  <table:table-cell table:style-name="ce6"/>
          <table:table-cell table:style-name="ce14" table:formula="of:=IF([.$G87]=&quot;&quot;;&quot;&quot;;IF(FIND(&quot;-&quot;;[.$G87])=0;&quot;&quot;;1*(NUMBERVALUE(MID([.$G87];1;FIND(&quot;-&quot;;[.$G87])-1))&gt;NUMBERVALUE(MID([.$G87];FIND(&quot;-&quot;;[.$G87])+1;LEN([.$G87])-FIND(&quot;-&quot;;[.$G87]))))))">
            <text:p/>
          </table:table-cell>
          <table:table-cell table:style-name="ce14" table:formula="of:=IF([.$G87]=&quot;&quot;;&quot;&quot;;IF(FIND(&quot;-&quot;;[.$G87])=0;&quot;&quot;;1*NOT([.$G87]=&quot;0-20&quot;)*(NUMBERVALUE(MID([.$G87];1;FIND(&quot;-&quot;;[.$G87])-1))&lt;NUMBERVALUE(MID([.$G87];FIND(&quot;-&quot;;[.$G87])+1;LEN([.$G87])-FIND(&quot;-&quot;;[.$G87]))))))">
            <text:p/>
          </table:table-cell>
          <table:table-cell table:style-name="ce14" table:formula="of:=IF([.$G87]=&quot;&quot;;&quot;&quot;;IF(FIND(&quot;-&quot;;[.$G87])=0;&quot;&quot;;1*([.$G87]=&quot;0-20&quot;)))">
            <text:p/>
          </table:table-cell>
          <table:table-cell table:style-name="ce14" table:formula="of:=IF([.$G87]=&quot;&quot;;&quot;&quot;;IF(FIND(&quot;-&quot;;[.$G87])=0;&quot;&quot;;NUMBERVALUE(MID([.$G87];1;FIND(&quot;-&quot;;[.$G87])-1))))">
            <text:p/>
          </table:table-cell>
          <table:table-cell table:style-name="ce14"/>
          <table:table-cell table:style-name="ce16" table:formula="of:=IF([.$G87]=&quot;&quot;;&quot;&quot;;IF(FIND(&quot;-&quot;;[.$G87])=0;&quot;&quot;;NUMBERVALUE(MID([.$G87];1;FIND(&quot;-&quot;;[.$G87])-1))-NUMBERVALUE(MID([.$G87];FIND(&quot;-&quot;;[.$G87])+1;LEN([.$G87])-FIND(&quot;-&quot;;[.$G87])))))">
            <text:p/>
          </table:table-cell>
          <table:table-cell table:style-name="ce14" table:formula="of:=IF([.$G87]=&quot;&quot;;&quot;&quot;;IF(FIND(&quot;-&quot;;[.$G87])=0;&quot;&quot;;1*(NUMBERVALUE(MID([.$G87];1;FIND(&quot;-&quot;;[.$G87])-1))&lt;NUMBERVALUE(MID([.$G87];FIND(&quot;-&quot;;[.$G87])+1;LEN([.$G87])-FIND(&quot;-&quot;;[.$G87]))))))">
            <text:p/>
          </table:table-cell>
          <table:table-cell table:style-name="ce14" table:formula="of:=IF([.$G87]=&quot;&quot;;&quot;&quot;;IF(FIND(&quot;-&quot;;[.$G87])=0;&quot;&quot;;1*NOT([.$G87]=&quot;20-0&quot;)*(NUMBERVALUE(MID([.$G87];1;FIND(&quot;-&quot;;[.$G87])-1))&gt;NUMBERVALUE(MID([.$G87];FIND(&quot;-&quot;;[.$G87])+1;LEN([.$G87])-FIND(&quot;-&quot;;[.$G87]))))))">
            <text:p/>
          </table:table-cell>
          <table:table-cell table:style-name="ce14" table:formula="of:=IF([.$G87]=&quot;&quot;;&quot;&quot;;IF(FIND(&quot;-&quot;;[.$G87])=0;&quot;&quot;;1*([.$G87]=&quot;20-0&quot;)))">
            <text:p/>
          </table:table-cell>
          <table:table-cell table:style-name="ce14" table:formula="of:=IF([.$G87]=&quot;&quot;;&quot;&quot;;IF(FIND(&quot;-&quot;;[.$G87])=0;&quot;&quot;;NUMBERVALUE(MID([.$G87];FIND(&quot;-&quot;;[.$G87])+1;LEN([.$G87])-FIND(&quot;-&quot;;[.$G87])))))">
            <text:p/>
          </table:table-cell>
          <table:table-cell table:style-name="ce14"/>
          <table:table-cell table:style-name="ce16" table:formula="of:=IF([.$G87]=&quot;&quot;;&quot;&quot;;IF(FIND(&quot;-&quot;;[.$G87])=0;&quot;&quot;;-NUMBERVALUE(MID([.$G87];1;FIND(&quot;-&quot;;[.$G87])-1))+NUMBERVALUE(MID([.$G87];FIND(&quot;-&quot;;[.$G87])+1;LEN([.$G87])-FIND(&quot;-&quot;;[.$G87])))))">
            <text:p/>
          </table:table-cell>
          <table:table-cell table:number-columns-repeated="4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  <table:table-cell table:style-name="ce6"/>
          <table:table-cell table:style-name="ce14" table:formula="of:=IF([.$G88]=&quot;&quot;;&quot;&quot;;IF(FIND(&quot;-&quot;;[.$G88])=0;&quot;&quot;;1*(NUMBERVALUE(MID([.$G88];1;FIND(&quot;-&quot;;[.$G88])-1))&gt;NUMBERVALUE(MID([.$G88];FIND(&quot;-&quot;;[.$G88])+1;LEN([.$G88])-FIND(&quot;-&quot;;[.$G88]))))))">
            <text:p/>
          </table:table-cell>
          <table:table-cell table:style-name="ce14" table:formula="of:=IF([.$G88]=&quot;&quot;;&quot;&quot;;IF(FIND(&quot;-&quot;;[.$G88])=0;&quot;&quot;;1*NOT([.$G88]=&quot;0-20&quot;)*(NUMBERVALUE(MID([.$G88];1;FIND(&quot;-&quot;;[.$G88])-1))&lt;NUMBERVALUE(MID([.$G88];FIND(&quot;-&quot;;[.$G88])+1;LEN([.$G88])-FIND(&quot;-&quot;;[.$G88]))))))">
            <text:p/>
          </table:table-cell>
          <table:table-cell table:style-name="ce14" table:formula="of:=IF([.$G88]=&quot;&quot;;&quot;&quot;;IF(FIND(&quot;-&quot;;[.$G88])=0;&quot;&quot;;1*([.$G88]=&quot;0-20&quot;)))">
            <text:p/>
          </table:table-cell>
          <table:table-cell table:style-name="ce14" table:formula="of:=IF([.$G88]=&quot;&quot;;&quot;&quot;;IF(FIND(&quot;-&quot;;[.$G88])=0;&quot;&quot;;NUMBERVALUE(MID([.$G88];1;FIND(&quot;-&quot;;[.$G88])-1))))">
            <text:p/>
          </table:table-cell>
          <table:table-cell table:style-name="ce14"/>
          <table:table-cell table:style-name="ce16" table:formula="of:=IF([.$G88]=&quot;&quot;;&quot;&quot;;IF(FIND(&quot;-&quot;;[.$G88])=0;&quot;&quot;;NUMBERVALUE(MID([.$G88];1;FIND(&quot;-&quot;;[.$G88])-1))-NUMBERVALUE(MID([.$G88];FIND(&quot;-&quot;;[.$G88])+1;LEN([.$G88])-FIND(&quot;-&quot;;[.$G88])))))">
            <text:p/>
          </table:table-cell>
          <table:table-cell table:style-name="ce14" table:formula="of:=IF([.$G88]=&quot;&quot;;&quot;&quot;;IF(FIND(&quot;-&quot;;[.$G88])=0;&quot;&quot;;1*(NUMBERVALUE(MID([.$G88];1;FIND(&quot;-&quot;;[.$G88])-1))&lt;NUMBERVALUE(MID([.$G88];FIND(&quot;-&quot;;[.$G88])+1;LEN([.$G88])-FIND(&quot;-&quot;;[.$G88]))))))">
            <text:p/>
          </table:table-cell>
          <table:table-cell table:style-name="ce14" table:formula="of:=IF([.$G88]=&quot;&quot;;&quot;&quot;;IF(FIND(&quot;-&quot;;[.$G88])=0;&quot;&quot;;1*NOT([.$G88]=&quot;20-0&quot;)*(NUMBERVALUE(MID([.$G88];1;FIND(&quot;-&quot;;[.$G88])-1))&gt;NUMBERVALUE(MID([.$G88];FIND(&quot;-&quot;;[.$G88])+1;LEN([.$G88])-FIND(&quot;-&quot;;[.$G88]))))))">
            <text:p/>
          </table:table-cell>
          <table:table-cell table:style-name="ce14" table:formula="of:=IF([.$G88]=&quot;&quot;;&quot;&quot;;IF(FIND(&quot;-&quot;;[.$G88])=0;&quot;&quot;;1*([.$G88]=&quot;20-0&quot;)))">
            <text:p/>
          </table:table-cell>
          <table:table-cell table:style-name="ce14" table:formula="of:=IF([.$G88]=&quot;&quot;;&quot;&quot;;IF(FIND(&quot;-&quot;;[.$G88])=0;&quot;&quot;;NUMBERVALUE(MID([.$G88];FIND(&quot;-&quot;;[.$G88])+1;LEN([.$G88])-FIND(&quot;-&quot;;[.$G88])))))">
            <text:p/>
          </table:table-cell>
          <table:table-cell table:style-name="ce14"/>
          <table:table-cell table:style-name="ce16" table:formula="of:=IF([.$G88]=&quot;&quot;;&quot;&quot;;IF(FIND(&quot;-&quot;;[.$G88])=0;&quot;&quot;;-NUMBERVALUE(MID([.$G88];1;FIND(&quot;-&quot;;[.$G88])-1))+NUMBERVALUE(MID([.$G88];FIND(&quot;-&quot;;[.$G88])+1;LEN([.$G88])-FIND(&quot;-&quot;;[.$G88])))))">
            <text:p/>
          </table:table-cell>
          <table:table-cell table:number-columns-repeated="4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  <table:table-cell table:style-name="ce6"/>
          <table:table-cell table:style-name="ce14" table:formula="of:=IF([.$G89]=&quot;&quot;;&quot;&quot;;IF(FIND(&quot;-&quot;;[.$G89])=0;&quot;&quot;;1*(NUMBERVALUE(MID([.$G89];1;FIND(&quot;-&quot;;[.$G89])-1))&gt;NUMBERVALUE(MID([.$G89];FIND(&quot;-&quot;;[.$G89])+1;LEN([.$G89])-FIND(&quot;-&quot;;[.$G89]))))))">
            <text:p/>
          </table:table-cell>
          <table:table-cell table:style-name="ce14" table:formula="of:=IF([.$G89]=&quot;&quot;;&quot;&quot;;IF(FIND(&quot;-&quot;;[.$G89])=0;&quot;&quot;;1*NOT([.$G89]=&quot;0-20&quot;)*(NUMBERVALUE(MID([.$G89];1;FIND(&quot;-&quot;;[.$G89])-1))&lt;NUMBERVALUE(MID([.$G89];FIND(&quot;-&quot;;[.$G89])+1;LEN([.$G89])-FIND(&quot;-&quot;;[.$G89]))))))">
            <text:p/>
          </table:table-cell>
          <table:table-cell table:style-name="ce14" table:formula="of:=IF([.$G89]=&quot;&quot;;&quot;&quot;;IF(FIND(&quot;-&quot;;[.$G89])=0;&quot;&quot;;1*([.$G89]=&quot;0-20&quot;)))">
            <text:p/>
          </table:table-cell>
          <table:table-cell table:style-name="ce14" table:formula="of:=IF([.$G89]=&quot;&quot;;&quot;&quot;;IF(FIND(&quot;-&quot;;[.$G89])=0;&quot;&quot;;NUMBERVALUE(MID([.$G89];1;FIND(&quot;-&quot;;[.$G89])-1))))">
            <text:p/>
          </table:table-cell>
          <table:table-cell table:style-name="ce14"/>
          <table:table-cell table:style-name="ce16" table:formula="of:=IF([.$G89]=&quot;&quot;;&quot;&quot;;IF(FIND(&quot;-&quot;;[.$G89])=0;&quot;&quot;;NUMBERVALUE(MID([.$G89];1;FIND(&quot;-&quot;;[.$G89])-1))-NUMBERVALUE(MID([.$G89];FIND(&quot;-&quot;;[.$G89])+1;LEN([.$G89])-FIND(&quot;-&quot;;[.$G89])))))">
            <text:p/>
          </table:table-cell>
          <table:table-cell table:style-name="ce14" table:formula="of:=IF([.$G89]=&quot;&quot;;&quot;&quot;;IF(FIND(&quot;-&quot;;[.$G89])=0;&quot;&quot;;1*(NUMBERVALUE(MID([.$G89];1;FIND(&quot;-&quot;;[.$G89])-1))&lt;NUMBERVALUE(MID([.$G89];FIND(&quot;-&quot;;[.$G89])+1;LEN([.$G89])-FIND(&quot;-&quot;;[.$G89]))))))">
            <text:p/>
          </table:table-cell>
          <table:table-cell table:style-name="ce14" table:formula="of:=IF([.$G89]=&quot;&quot;;&quot;&quot;;IF(FIND(&quot;-&quot;;[.$G89])=0;&quot;&quot;;1*NOT([.$G89]=&quot;20-0&quot;)*(NUMBERVALUE(MID([.$G89];1;FIND(&quot;-&quot;;[.$G89])-1))&gt;NUMBERVALUE(MID([.$G89];FIND(&quot;-&quot;;[.$G89])+1;LEN([.$G89])-FIND(&quot;-&quot;;[.$G89]))))))">
            <text:p/>
          </table:table-cell>
          <table:table-cell table:style-name="ce14" table:formula="of:=IF([.$G89]=&quot;&quot;;&quot;&quot;;IF(FIND(&quot;-&quot;;[.$G89])=0;&quot;&quot;;1*([.$G89]=&quot;20-0&quot;)))">
            <text:p/>
          </table:table-cell>
          <table:table-cell table:style-name="ce14" table:formula="of:=IF([.$G89]=&quot;&quot;;&quot;&quot;;IF(FIND(&quot;-&quot;;[.$G89])=0;&quot;&quot;;NUMBERVALUE(MID([.$G89];FIND(&quot;-&quot;;[.$G89])+1;LEN([.$G89])-FIND(&quot;-&quot;;[.$G89])))))">
            <text:p/>
          </table:table-cell>
          <table:table-cell table:style-name="ce14"/>
          <table:table-cell table:style-name="ce16" table:formula="of:=IF([.$G89]=&quot;&quot;;&quot;&quot;;IF(FIND(&quot;-&quot;;[.$G89])=0;&quot;&quot;;-NUMBERVALUE(MID([.$G89];1;FIND(&quot;-&quot;;[.$G89])-1))+NUMBERVALUE(MID([.$G89];FIND(&quot;-&quot;;[.$G89])+1;LEN([.$G89])-FIND(&quot;-&quot;;[.$G89])))))">
            <text:p/>
          </table:table-cell>
          <table:table-cell table:number-columns-repeated="4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  <table:table-cell table:style-name="ce6"/>
          <table:table-cell table:style-name="ce14" table:formula="of:=IF([.$G90]=&quot;&quot;;&quot;&quot;;IF(FIND(&quot;-&quot;;[.$G90])=0;&quot;&quot;;1*(NUMBERVALUE(MID([.$G90];1;FIND(&quot;-&quot;;[.$G90])-1))&gt;NUMBERVALUE(MID([.$G90];FIND(&quot;-&quot;;[.$G90])+1;LEN([.$G90])-FIND(&quot;-&quot;;[.$G90]))))))">
            <text:p/>
          </table:table-cell>
          <table:table-cell table:style-name="ce14" table:formula="of:=IF([.$G90]=&quot;&quot;;&quot;&quot;;IF(FIND(&quot;-&quot;;[.$G90])=0;&quot;&quot;;1*NOT([.$G90]=&quot;0-20&quot;)*(NUMBERVALUE(MID([.$G90];1;FIND(&quot;-&quot;;[.$G90])-1))&lt;NUMBERVALUE(MID([.$G90];FIND(&quot;-&quot;;[.$G90])+1;LEN([.$G90])-FIND(&quot;-&quot;;[.$G90]))))))">
            <text:p/>
          </table:table-cell>
          <table:table-cell table:style-name="ce14" table:formula="of:=IF([.$G90]=&quot;&quot;;&quot;&quot;;IF(FIND(&quot;-&quot;;[.$G90])=0;&quot;&quot;;1*([.$G90]=&quot;0-20&quot;)))">
            <text:p/>
          </table:table-cell>
          <table:table-cell table:style-name="ce14" table:formula="of:=IF([.$G90]=&quot;&quot;;&quot;&quot;;IF(FIND(&quot;-&quot;;[.$G90])=0;&quot;&quot;;NUMBERVALUE(MID([.$G90];1;FIND(&quot;-&quot;;[.$G90])-1))))">
            <text:p/>
          </table:table-cell>
          <table:table-cell table:style-name="ce14"/>
          <table:table-cell table:style-name="ce16" table:formula="of:=IF([.$G90]=&quot;&quot;;&quot;&quot;;IF(FIND(&quot;-&quot;;[.$G90])=0;&quot;&quot;;NUMBERVALUE(MID([.$G90];1;FIND(&quot;-&quot;;[.$G90])-1))-NUMBERVALUE(MID([.$G90];FIND(&quot;-&quot;;[.$G90])+1;LEN([.$G90])-FIND(&quot;-&quot;;[.$G90])))))">
            <text:p/>
          </table:table-cell>
          <table:table-cell table:style-name="ce14" table:formula="of:=IF([.$G90]=&quot;&quot;;&quot;&quot;;IF(FIND(&quot;-&quot;;[.$G90])=0;&quot;&quot;;1*(NUMBERVALUE(MID([.$G90];1;FIND(&quot;-&quot;;[.$G90])-1))&lt;NUMBERVALUE(MID([.$G90];FIND(&quot;-&quot;;[.$G90])+1;LEN([.$G90])-FIND(&quot;-&quot;;[.$G90]))))))">
            <text:p/>
          </table:table-cell>
          <table:table-cell table:style-name="ce14" table:formula="of:=IF([.$G90]=&quot;&quot;;&quot;&quot;;IF(FIND(&quot;-&quot;;[.$G90])=0;&quot;&quot;;1*NOT([.$G90]=&quot;20-0&quot;)*(NUMBERVALUE(MID([.$G90];1;FIND(&quot;-&quot;;[.$G90])-1))&gt;NUMBERVALUE(MID([.$G90];FIND(&quot;-&quot;;[.$G90])+1;LEN([.$G90])-FIND(&quot;-&quot;;[.$G90]))))))">
            <text:p/>
          </table:table-cell>
          <table:table-cell table:style-name="ce14" table:formula="of:=IF([.$G90]=&quot;&quot;;&quot;&quot;;IF(FIND(&quot;-&quot;;[.$G90])=0;&quot;&quot;;1*([.$G90]=&quot;20-0&quot;)))">
            <text:p/>
          </table:table-cell>
          <table:table-cell table:style-name="ce14" table:formula="of:=IF([.$G90]=&quot;&quot;;&quot;&quot;;IF(FIND(&quot;-&quot;;[.$G90])=0;&quot;&quot;;NUMBERVALUE(MID([.$G90];FIND(&quot;-&quot;;[.$G90])+1;LEN([.$G90])-FIND(&quot;-&quot;;[.$G90])))))">
            <text:p/>
          </table:table-cell>
          <table:table-cell table:style-name="ce14"/>
          <table:table-cell table:style-name="ce16" table:formula="of:=IF([.$G90]=&quot;&quot;;&quot;&quot;;IF(FIND(&quot;-&quot;;[.$G90])=0;&quot;&quot;;-NUMBERVALUE(MID([.$G90];1;FIND(&quot;-&quot;;[.$G90])-1))+NUMBERVALUE(MID([.$G90];FIND(&quot;-&quot;;[.$G90])+1;LEN([.$G90])-FIND(&quot;-&quot;;[.$G90])))))">
            <text:p/>
          </table:table-cell>
          <table:table-cell table:number-columns-repeated="4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  <table:table-cell table:style-name="ce6"/>
          <table:table-cell table:style-name="ce14" table:formula="of:=IF([.$G91]=&quot;&quot;;&quot;&quot;;IF(FIND(&quot;-&quot;;[.$G91])=0;&quot;&quot;;1*(NUMBERVALUE(MID([.$G91];1;FIND(&quot;-&quot;;[.$G91])-1))&gt;NUMBERVALUE(MID([.$G91];FIND(&quot;-&quot;;[.$G91])+1;LEN([.$G91])-FIND(&quot;-&quot;;[.$G91]))))))">
            <text:p/>
          </table:table-cell>
          <table:table-cell table:style-name="ce14" table:formula="of:=IF([.$G91]=&quot;&quot;;&quot;&quot;;IF(FIND(&quot;-&quot;;[.$G91])=0;&quot;&quot;;1*NOT([.$G91]=&quot;0-20&quot;)*(NUMBERVALUE(MID([.$G91];1;FIND(&quot;-&quot;;[.$G91])-1))&lt;NUMBERVALUE(MID([.$G91];FIND(&quot;-&quot;;[.$G91])+1;LEN([.$G91])-FIND(&quot;-&quot;;[.$G91]))))))">
            <text:p/>
          </table:table-cell>
          <table:table-cell table:style-name="ce14" table:formula="of:=IF([.$G91]=&quot;&quot;;&quot;&quot;;IF(FIND(&quot;-&quot;;[.$G91])=0;&quot;&quot;;1*([.$G91]=&quot;0-20&quot;)))">
            <text:p/>
          </table:table-cell>
          <table:table-cell table:style-name="ce14" table:formula="of:=IF([.$G91]=&quot;&quot;;&quot;&quot;;IF(FIND(&quot;-&quot;;[.$G91])=0;&quot;&quot;;NUMBERVALUE(MID([.$G91];1;FIND(&quot;-&quot;;[.$G91])-1))))">
            <text:p/>
          </table:table-cell>
          <table:table-cell table:style-name="ce14"/>
          <table:table-cell table:style-name="ce16" table:formula="of:=IF([.$G91]=&quot;&quot;;&quot;&quot;;IF(FIND(&quot;-&quot;;[.$G91])=0;&quot;&quot;;NUMBERVALUE(MID([.$G91];1;FIND(&quot;-&quot;;[.$G91])-1))-NUMBERVALUE(MID([.$G91];FIND(&quot;-&quot;;[.$G91])+1;LEN([.$G91])-FIND(&quot;-&quot;;[.$G91])))))">
            <text:p/>
          </table:table-cell>
          <table:table-cell table:style-name="ce14" table:formula="of:=IF([.$G91]=&quot;&quot;;&quot;&quot;;IF(FIND(&quot;-&quot;;[.$G91])=0;&quot;&quot;;1*(NUMBERVALUE(MID([.$G91];1;FIND(&quot;-&quot;;[.$G91])-1))&lt;NUMBERVALUE(MID([.$G91];FIND(&quot;-&quot;;[.$G91])+1;LEN([.$G91])-FIND(&quot;-&quot;;[.$G91]))))))">
            <text:p/>
          </table:table-cell>
          <table:table-cell table:style-name="ce14" table:formula="of:=IF([.$G91]=&quot;&quot;;&quot;&quot;;IF(FIND(&quot;-&quot;;[.$G91])=0;&quot;&quot;;1*NOT([.$G91]=&quot;20-0&quot;)*(NUMBERVALUE(MID([.$G91];1;FIND(&quot;-&quot;;[.$G91])-1))&gt;NUMBERVALUE(MID([.$G91];FIND(&quot;-&quot;;[.$G91])+1;LEN([.$G91])-FIND(&quot;-&quot;;[.$G91]))))))">
            <text:p/>
          </table:table-cell>
          <table:table-cell table:style-name="ce14" table:formula="of:=IF([.$G91]=&quot;&quot;;&quot;&quot;;IF(FIND(&quot;-&quot;;[.$G91])=0;&quot;&quot;;1*([.$G91]=&quot;20-0&quot;)))">
            <text:p/>
          </table:table-cell>
          <table:table-cell table:style-name="ce14" table:formula="of:=IF([.$G91]=&quot;&quot;;&quot;&quot;;IF(FIND(&quot;-&quot;;[.$G91])=0;&quot;&quot;;NUMBERVALUE(MID([.$G91];FIND(&quot;-&quot;;[.$G91])+1;LEN([.$G91])-FIND(&quot;-&quot;;[.$G91])))))">
            <text:p/>
          </table:table-cell>
          <table:table-cell table:style-name="ce14"/>
          <table:table-cell table:style-name="ce16" table:formula="of:=IF([.$G91]=&quot;&quot;;&quot;&quot;;IF(FIND(&quot;-&quot;;[.$G91])=0;&quot;&quot;;-NUMBERVALUE(MID([.$G91];1;FIND(&quot;-&quot;;[.$G91])-1))+NUMBERVALUE(MID([.$G91];FIND(&quot;-&quot;;[.$G91])+1;LEN([.$G91])-FIND(&quot;-&quot;;[.$G91])))))">
            <text:p/>
          </table:table-cell>
          <table:table-cell table:number-columns-repeated="4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table:style-name="ce6"/>
          <table:table-cell table:style-name="ce14" table:formula="of:=IF([.$G92]=&quot;&quot;;&quot;&quot;;IF(FIND(&quot;-&quot;;[.$G92])=0;&quot;&quot;;1*(NUMBERVALUE(MID([.$G92];1;FIND(&quot;-&quot;;[.$G92])-1))&gt;NUMBERVALUE(MID([.$G92];FIND(&quot;-&quot;;[.$G92])+1;LEN([.$G92])-FIND(&quot;-&quot;;[.$G92]))))))">
            <text:p/>
          </table:table-cell>
          <table:table-cell table:style-name="ce14" table:formula="of:=IF([.$G92]=&quot;&quot;;&quot;&quot;;IF(FIND(&quot;-&quot;;[.$G92])=0;&quot;&quot;;1*NOT([.$G92]=&quot;0-20&quot;)*(NUMBERVALUE(MID([.$G92];1;FIND(&quot;-&quot;;[.$G92])-1))&lt;NUMBERVALUE(MID([.$G92];FIND(&quot;-&quot;;[.$G92])+1;LEN([.$G92])-FIND(&quot;-&quot;;[.$G92]))))))">
            <text:p/>
          </table:table-cell>
          <table:table-cell table:style-name="ce14" table:formula="of:=IF([.$G92]=&quot;&quot;;&quot;&quot;;IF(FIND(&quot;-&quot;;[.$G92])=0;&quot;&quot;;1*([.$G92]=&quot;0-20&quot;)))">
            <text:p/>
          </table:table-cell>
          <table:table-cell table:style-name="ce14" table:formula="of:=IF([.$G92]=&quot;&quot;;&quot;&quot;;IF(FIND(&quot;-&quot;;[.$G92])=0;&quot;&quot;;NUMBERVALUE(MID([.$G92];1;FIND(&quot;-&quot;;[.$G92])-1))))">
            <text:p/>
          </table:table-cell>
          <table:table-cell table:style-name="ce14"/>
          <table:table-cell table:style-name="ce16" table:formula="of:=IF([.$G92]=&quot;&quot;;&quot;&quot;;IF(FIND(&quot;-&quot;;[.$G92])=0;&quot;&quot;;NUMBERVALUE(MID([.$G92];1;FIND(&quot;-&quot;;[.$G92])-1))-NUMBERVALUE(MID([.$G92];FIND(&quot;-&quot;;[.$G92])+1;LEN([.$G92])-FIND(&quot;-&quot;;[.$G92])))))">
            <text:p/>
          </table:table-cell>
          <table:table-cell table:style-name="ce14" table:formula="of:=IF([.$G92]=&quot;&quot;;&quot;&quot;;IF(FIND(&quot;-&quot;;[.$G92])=0;&quot;&quot;;1*(NUMBERVALUE(MID([.$G92];1;FIND(&quot;-&quot;;[.$G92])-1))&lt;NUMBERVALUE(MID([.$G92];FIND(&quot;-&quot;;[.$G92])+1;LEN([.$G92])-FIND(&quot;-&quot;;[.$G92]))))))">
            <text:p/>
          </table:table-cell>
          <table:table-cell table:style-name="ce14" table:formula="of:=IF([.$G92]=&quot;&quot;;&quot;&quot;;IF(FIND(&quot;-&quot;;[.$G92])=0;&quot;&quot;;1*NOT([.$G92]=&quot;20-0&quot;)*(NUMBERVALUE(MID([.$G92];1;FIND(&quot;-&quot;;[.$G92])-1))&gt;NUMBERVALUE(MID([.$G92];FIND(&quot;-&quot;;[.$G92])+1;LEN([.$G92])-FIND(&quot;-&quot;;[.$G92]))))))">
            <text:p/>
          </table:table-cell>
          <table:table-cell table:style-name="ce14" table:formula="of:=IF([.$G92]=&quot;&quot;;&quot;&quot;;IF(FIND(&quot;-&quot;;[.$G92])=0;&quot;&quot;;1*([.$G92]=&quot;20-0&quot;)))">
            <text:p/>
          </table:table-cell>
          <table:table-cell table:style-name="ce14" table:formula="of:=IF([.$G92]=&quot;&quot;;&quot;&quot;;IF(FIND(&quot;-&quot;;[.$G92])=0;&quot;&quot;;NUMBERVALUE(MID([.$G92];FIND(&quot;-&quot;;[.$G92])+1;LEN([.$G92])-FIND(&quot;-&quot;;[.$G92])))))">
            <text:p/>
          </table:table-cell>
          <table:table-cell table:style-name="ce14"/>
          <table:table-cell table:style-name="ce16" table:formula="of:=IF([.$G92]=&quot;&quot;;&quot;&quot;;IF(FIND(&quot;-&quot;;[.$G92])=0;&quot;&quot;;-NUMBERVALUE(MID([.$G92];1;FIND(&quot;-&quot;;[.$G92])-1))+NUMBERVALUE(MID([.$G92];FIND(&quot;-&quot;;[.$G92])+1;LEN([.$G92])-FIND(&quot;-&quot;;[.$G92])))))">
            <text:p/>
          </table:table-cell>
          <table:table-cell table:number-columns-repeated="4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  <table:table-cell table:style-name="ce6"/>
          <table:table-cell table:style-name="ce14" table:formula="of:=IF([.$G93]=&quot;&quot;;&quot;&quot;;IF(FIND(&quot;-&quot;;[.$G93])=0;&quot;&quot;;1*(NUMBERVALUE(MID([.$G93];1;FIND(&quot;-&quot;;[.$G93])-1))&gt;NUMBERVALUE(MID([.$G93];FIND(&quot;-&quot;;[.$G93])+1;LEN([.$G93])-FIND(&quot;-&quot;;[.$G93]))))))">
            <text:p/>
          </table:table-cell>
          <table:table-cell table:style-name="ce14" table:formula="of:=IF([.$G93]=&quot;&quot;;&quot;&quot;;IF(FIND(&quot;-&quot;;[.$G93])=0;&quot;&quot;;1*NOT([.$G93]=&quot;0-20&quot;)*(NUMBERVALUE(MID([.$G93];1;FIND(&quot;-&quot;;[.$G93])-1))&lt;NUMBERVALUE(MID([.$G93];FIND(&quot;-&quot;;[.$G93])+1;LEN([.$G93])-FIND(&quot;-&quot;;[.$G93]))))))">
            <text:p/>
          </table:table-cell>
          <table:table-cell table:style-name="ce14" table:formula="of:=IF([.$G93]=&quot;&quot;;&quot;&quot;;IF(FIND(&quot;-&quot;;[.$G93])=0;&quot;&quot;;1*([.$G93]=&quot;0-20&quot;)))">
            <text:p/>
          </table:table-cell>
          <table:table-cell table:style-name="ce14" table:formula="of:=IF([.$G93]=&quot;&quot;;&quot;&quot;;IF(FIND(&quot;-&quot;;[.$G93])=0;&quot;&quot;;NUMBERVALUE(MID([.$G93];1;FIND(&quot;-&quot;;[.$G93])-1))))">
            <text:p/>
          </table:table-cell>
          <table:table-cell table:style-name="ce14"/>
          <table:table-cell table:style-name="ce16" table:formula="of:=IF([.$G93]=&quot;&quot;;&quot;&quot;;IF(FIND(&quot;-&quot;;[.$G93])=0;&quot;&quot;;NUMBERVALUE(MID([.$G93];1;FIND(&quot;-&quot;;[.$G93])-1))-NUMBERVALUE(MID([.$G93];FIND(&quot;-&quot;;[.$G93])+1;LEN([.$G93])-FIND(&quot;-&quot;;[.$G93])))))">
            <text:p/>
          </table:table-cell>
          <table:table-cell table:style-name="ce14" table:formula="of:=IF([.$G93]=&quot;&quot;;&quot;&quot;;IF(FIND(&quot;-&quot;;[.$G93])=0;&quot;&quot;;1*(NUMBERVALUE(MID([.$G93];1;FIND(&quot;-&quot;;[.$G93])-1))&lt;NUMBERVALUE(MID([.$G93];FIND(&quot;-&quot;;[.$G93])+1;LEN([.$G93])-FIND(&quot;-&quot;;[.$G93]))))))">
            <text:p/>
          </table:table-cell>
          <table:table-cell table:style-name="ce14" table:formula="of:=IF([.$G93]=&quot;&quot;;&quot;&quot;;IF(FIND(&quot;-&quot;;[.$G93])=0;&quot;&quot;;1*NOT([.$G93]=&quot;20-0&quot;)*(NUMBERVALUE(MID([.$G93];1;FIND(&quot;-&quot;;[.$G93])-1))&gt;NUMBERVALUE(MID([.$G93];FIND(&quot;-&quot;;[.$G93])+1;LEN([.$G93])-FIND(&quot;-&quot;;[.$G93]))))))">
            <text:p/>
          </table:table-cell>
          <table:table-cell table:style-name="ce14" table:formula="of:=IF([.$G93]=&quot;&quot;;&quot;&quot;;IF(FIND(&quot;-&quot;;[.$G93])=0;&quot;&quot;;1*([.$G93]=&quot;20-0&quot;)))">
            <text:p/>
          </table:table-cell>
          <table:table-cell table:style-name="ce14" table:formula="of:=IF([.$G93]=&quot;&quot;;&quot;&quot;;IF(FIND(&quot;-&quot;;[.$G93])=0;&quot;&quot;;NUMBERVALUE(MID([.$G93];FIND(&quot;-&quot;;[.$G93])+1;LEN([.$G93])-FIND(&quot;-&quot;;[.$G93])))))">
            <text:p/>
          </table:table-cell>
          <table:table-cell table:style-name="ce14"/>
          <table:table-cell table:style-name="ce16" table:formula="of:=IF([.$G93]=&quot;&quot;;&quot;&quot;;IF(FIND(&quot;-&quot;;[.$G93])=0;&quot;&quot;;-NUMBERVALUE(MID([.$G93];1;FIND(&quot;-&quot;;[.$G93])-1))+NUMBERVALUE(MID([.$G93];FIND(&quot;-&quot;;[.$G93])+1;LEN([.$G93])-FIND(&quot;-&quot;;[.$G93])))))">
            <text:p/>
          </table:table-cell>
          <table:table-cell table:number-columns-repeated="4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  <table:table-cell table:style-name="ce6"/>
          <table:table-cell table:style-name="ce14" table:formula="of:=IF([.$G94]=&quot;&quot;;&quot;&quot;;IF(FIND(&quot;-&quot;;[.$G94])=0;&quot;&quot;;1*(NUMBERVALUE(MID([.$G94];1;FIND(&quot;-&quot;;[.$G94])-1))&gt;NUMBERVALUE(MID([.$G94];FIND(&quot;-&quot;;[.$G94])+1;LEN([.$G94])-FIND(&quot;-&quot;;[.$G94]))))))">
            <text:p/>
          </table:table-cell>
          <table:table-cell table:style-name="ce14" table:formula="of:=IF([.$G94]=&quot;&quot;;&quot;&quot;;IF(FIND(&quot;-&quot;;[.$G94])=0;&quot;&quot;;1*NOT([.$G94]=&quot;0-20&quot;)*(NUMBERVALUE(MID([.$G94];1;FIND(&quot;-&quot;;[.$G94])-1))&lt;NUMBERVALUE(MID([.$G94];FIND(&quot;-&quot;;[.$G94])+1;LEN([.$G94])-FIND(&quot;-&quot;;[.$G94]))))))">
            <text:p/>
          </table:table-cell>
          <table:table-cell table:style-name="ce14" table:formula="of:=IF([.$G94]=&quot;&quot;;&quot;&quot;;IF(FIND(&quot;-&quot;;[.$G94])=0;&quot;&quot;;1*([.$G94]=&quot;0-20&quot;)))">
            <text:p/>
          </table:table-cell>
          <table:table-cell table:style-name="ce14" table:formula="of:=IF([.$G94]=&quot;&quot;;&quot;&quot;;IF(FIND(&quot;-&quot;;[.$G94])=0;&quot;&quot;;NUMBERVALUE(MID([.$G94];1;FIND(&quot;-&quot;;[.$G94])-1))))">
            <text:p/>
          </table:table-cell>
          <table:table-cell table:style-name="ce14"/>
          <table:table-cell table:style-name="ce16" table:formula="of:=IF([.$G94]=&quot;&quot;;&quot;&quot;;IF(FIND(&quot;-&quot;;[.$G94])=0;&quot;&quot;;NUMBERVALUE(MID([.$G94];1;FIND(&quot;-&quot;;[.$G94])-1))-NUMBERVALUE(MID([.$G94];FIND(&quot;-&quot;;[.$G94])+1;LEN([.$G94])-FIND(&quot;-&quot;;[.$G94])))))">
            <text:p/>
          </table:table-cell>
          <table:table-cell table:style-name="ce14" table:formula="of:=IF([.$G94]=&quot;&quot;;&quot;&quot;;IF(FIND(&quot;-&quot;;[.$G94])=0;&quot;&quot;;1*(NUMBERVALUE(MID([.$G94];1;FIND(&quot;-&quot;;[.$G94])-1))&lt;NUMBERVALUE(MID([.$G94];FIND(&quot;-&quot;;[.$G94])+1;LEN([.$G94])-FIND(&quot;-&quot;;[.$G94]))))))">
            <text:p/>
          </table:table-cell>
          <table:table-cell table:style-name="ce14" table:formula="of:=IF([.$G94]=&quot;&quot;;&quot;&quot;;IF(FIND(&quot;-&quot;;[.$G94])=0;&quot;&quot;;1*NOT([.$G94]=&quot;20-0&quot;)*(NUMBERVALUE(MID([.$G94];1;FIND(&quot;-&quot;;[.$G94])-1))&gt;NUMBERVALUE(MID([.$G94];FIND(&quot;-&quot;;[.$G94])+1;LEN([.$G94])-FIND(&quot;-&quot;;[.$G94]))))))">
            <text:p/>
          </table:table-cell>
          <table:table-cell table:style-name="ce14" table:formula="of:=IF([.$G94]=&quot;&quot;;&quot;&quot;;IF(FIND(&quot;-&quot;;[.$G94])=0;&quot;&quot;;1*([.$G94]=&quot;20-0&quot;)))">
            <text:p/>
          </table:table-cell>
          <table:table-cell table:style-name="ce14" table:formula="of:=IF([.$G94]=&quot;&quot;;&quot;&quot;;IF(FIND(&quot;-&quot;;[.$G94])=0;&quot;&quot;;NUMBERVALUE(MID([.$G94];FIND(&quot;-&quot;;[.$G94])+1;LEN([.$G94])-FIND(&quot;-&quot;;[.$G94])))))">
            <text:p/>
          </table:table-cell>
          <table:table-cell table:style-name="ce14"/>
          <table:table-cell table:style-name="ce16" table:formula="of:=IF([.$G94]=&quot;&quot;;&quot;&quot;;IF(FIND(&quot;-&quot;;[.$G94])=0;&quot;&quot;;-NUMBERVALUE(MID([.$G94];1;FIND(&quot;-&quot;;[.$G94])-1))+NUMBERVALUE(MID([.$G94];FIND(&quot;-&quot;;[.$G94])+1;LEN([.$G94])-FIND(&quot;-&quot;;[.$G94])))))">
            <text:p/>
          </table:table-cell>
          <table:table-cell table:number-columns-repeated="4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  <table:table-cell table:style-name="ce6"/>
          <table:table-cell table:style-name="ce14" table:formula="of:=IF([.$G95]=&quot;&quot;;&quot;&quot;;IF(FIND(&quot;-&quot;;[.$G95])=0;&quot;&quot;;1*(NUMBERVALUE(MID([.$G95];1;FIND(&quot;-&quot;;[.$G95])-1))&gt;NUMBERVALUE(MID([.$G95];FIND(&quot;-&quot;;[.$G95])+1;LEN([.$G95])-FIND(&quot;-&quot;;[.$G95]))))))">
            <text:p/>
          </table:table-cell>
          <table:table-cell table:style-name="ce14" table:formula="of:=IF([.$G95]=&quot;&quot;;&quot;&quot;;IF(FIND(&quot;-&quot;;[.$G95])=0;&quot;&quot;;1*NOT([.$G95]=&quot;0-20&quot;)*(NUMBERVALUE(MID([.$G95];1;FIND(&quot;-&quot;;[.$G95])-1))&lt;NUMBERVALUE(MID([.$G95];FIND(&quot;-&quot;;[.$G95])+1;LEN([.$G95])-FIND(&quot;-&quot;;[.$G95]))))))">
            <text:p/>
          </table:table-cell>
          <table:table-cell table:style-name="ce14" table:formula="of:=IF([.$G95]=&quot;&quot;;&quot;&quot;;IF(FIND(&quot;-&quot;;[.$G95])=0;&quot;&quot;;1*([.$G95]=&quot;0-20&quot;)))">
            <text:p/>
          </table:table-cell>
          <table:table-cell table:style-name="ce14" table:formula="of:=IF([.$G95]=&quot;&quot;;&quot;&quot;;IF(FIND(&quot;-&quot;;[.$G95])=0;&quot;&quot;;NUMBERVALUE(MID([.$G95];1;FIND(&quot;-&quot;;[.$G95])-1))))">
            <text:p/>
          </table:table-cell>
          <table:table-cell table:style-name="ce14"/>
          <table:table-cell table:style-name="ce16" table:formula="of:=IF([.$G95]=&quot;&quot;;&quot;&quot;;IF(FIND(&quot;-&quot;;[.$G95])=0;&quot;&quot;;NUMBERVALUE(MID([.$G95];1;FIND(&quot;-&quot;;[.$G95])-1))-NUMBERVALUE(MID([.$G95];FIND(&quot;-&quot;;[.$G95])+1;LEN([.$G95])-FIND(&quot;-&quot;;[.$G95])))))">
            <text:p/>
          </table:table-cell>
          <table:table-cell table:style-name="ce14" table:formula="of:=IF([.$G95]=&quot;&quot;;&quot;&quot;;IF(FIND(&quot;-&quot;;[.$G95])=0;&quot;&quot;;1*(NUMBERVALUE(MID([.$G95];1;FIND(&quot;-&quot;;[.$G95])-1))&lt;NUMBERVALUE(MID([.$G95];FIND(&quot;-&quot;;[.$G95])+1;LEN([.$G95])-FIND(&quot;-&quot;;[.$G95]))))))">
            <text:p/>
          </table:table-cell>
          <table:table-cell table:style-name="ce14" table:formula="of:=IF([.$G95]=&quot;&quot;;&quot;&quot;;IF(FIND(&quot;-&quot;;[.$G95])=0;&quot;&quot;;1*NOT([.$G95]=&quot;20-0&quot;)*(NUMBERVALUE(MID([.$G95];1;FIND(&quot;-&quot;;[.$G95])-1))&gt;NUMBERVALUE(MID([.$G95];FIND(&quot;-&quot;;[.$G95])+1;LEN([.$G95])-FIND(&quot;-&quot;;[.$G95]))))))">
            <text:p/>
          </table:table-cell>
          <table:table-cell table:style-name="ce14" table:formula="of:=IF([.$G95]=&quot;&quot;;&quot;&quot;;IF(FIND(&quot;-&quot;;[.$G95])=0;&quot;&quot;;1*([.$G95]=&quot;20-0&quot;)))">
            <text:p/>
          </table:table-cell>
          <table:table-cell table:style-name="ce14" table:formula="of:=IF([.$G95]=&quot;&quot;;&quot;&quot;;IF(FIND(&quot;-&quot;;[.$G95])=0;&quot;&quot;;NUMBERVALUE(MID([.$G95];FIND(&quot;-&quot;;[.$G95])+1;LEN([.$G95])-FIND(&quot;-&quot;;[.$G95])))))">
            <text:p/>
          </table:table-cell>
          <table:table-cell table:style-name="ce14"/>
          <table:table-cell table:style-name="ce16" table:formula="of:=IF([.$G95]=&quot;&quot;;&quot;&quot;;IF(FIND(&quot;-&quot;;[.$G95])=0;&quot;&quot;;-NUMBERVALUE(MID([.$G95];1;FIND(&quot;-&quot;;[.$G95])-1))+NUMBERVALUE(MID([.$G95];FIND(&quot;-&quot;;[.$G95])+1;LEN([.$G95])-FIND(&quot;-&quot;;[.$G95])))))">
            <text:p/>
          </table:table-cell>
          <table:table-cell table:number-columns-repeated="4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table:style-name="ce6"/>
          <table:table-cell table:style-name="ce14" table:formula="of:=IF([.$G96]=&quot;&quot;;&quot;&quot;;IF(FIND(&quot;-&quot;;[.$G96])=0;&quot;&quot;;1*(NUMBERVALUE(MID([.$G96];1;FIND(&quot;-&quot;;[.$G96])-1))&gt;NUMBERVALUE(MID([.$G96];FIND(&quot;-&quot;;[.$G96])+1;LEN([.$G96])-FIND(&quot;-&quot;;[.$G96]))))))">
            <text:p/>
          </table:table-cell>
          <table:table-cell table:style-name="ce14" table:formula="of:=IF([.$G96]=&quot;&quot;;&quot;&quot;;IF(FIND(&quot;-&quot;;[.$G96])=0;&quot;&quot;;1*NOT([.$G96]=&quot;0-20&quot;)*(NUMBERVALUE(MID([.$G96];1;FIND(&quot;-&quot;;[.$G96])-1))&lt;NUMBERVALUE(MID([.$G96];FIND(&quot;-&quot;;[.$G96])+1;LEN([.$G96])-FIND(&quot;-&quot;;[.$G96]))))))">
            <text:p/>
          </table:table-cell>
          <table:table-cell table:style-name="ce14" table:formula="of:=IF([.$G96]=&quot;&quot;;&quot;&quot;;IF(FIND(&quot;-&quot;;[.$G96])=0;&quot;&quot;;1*([.$G96]=&quot;0-20&quot;)))">
            <text:p/>
          </table:table-cell>
          <table:table-cell table:style-name="ce14" table:formula="of:=IF([.$G96]=&quot;&quot;;&quot;&quot;;IF(FIND(&quot;-&quot;;[.$G96])=0;&quot;&quot;;NUMBERVALUE(MID([.$G96];1;FIND(&quot;-&quot;;[.$G96])-1))))">
            <text:p/>
          </table:table-cell>
          <table:table-cell table:style-name="ce14"/>
          <table:table-cell table:style-name="ce16" table:formula="of:=IF([.$G96]=&quot;&quot;;&quot;&quot;;IF(FIND(&quot;-&quot;;[.$G96])=0;&quot;&quot;;NUMBERVALUE(MID([.$G96];1;FIND(&quot;-&quot;;[.$G96])-1))-NUMBERVALUE(MID([.$G96];FIND(&quot;-&quot;;[.$G96])+1;LEN([.$G96])-FIND(&quot;-&quot;;[.$G96])))))">
            <text:p/>
          </table:table-cell>
          <table:table-cell table:style-name="ce14" table:formula="of:=IF([.$G96]=&quot;&quot;;&quot;&quot;;IF(FIND(&quot;-&quot;;[.$G96])=0;&quot;&quot;;1*(NUMBERVALUE(MID([.$G96];1;FIND(&quot;-&quot;;[.$G96])-1))&lt;NUMBERVALUE(MID([.$G96];FIND(&quot;-&quot;;[.$G96])+1;LEN([.$G96])-FIND(&quot;-&quot;;[.$G96]))))))">
            <text:p/>
          </table:table-cell>
          <table:table-cell table:style-name="ce14" table:formula="of:=IF([.$G96]=&quot;&quot;;&quot;&quot;;IF(FIND(&quot;-&quot;;[.$G96])=0;&quot;&quot;;1*NOT([.$G96]=&quot;20-0&quot;)*(NUMBERVALUE(MID([.$G96];1;FIND(&quot;-&quot;;[.$G96])-1))&gt;NUMBERVALUE(MID([.$G96];FIND(&quot;-&quot;;[.$G96])+1;LEN([.$G96])-FIND(&quot;-&quot;;[.$G96]))))))">
            <text:p/>
          </table:table-cell>
          <table:table-cell table:style-name="ce14" table:formula="of:=IF([.$G96]=&quot;&quot;;&quot;&quot;;IF(FIND(&quot;-&quot;;[.$G96])=0;&quot;&quot;;1*([.$G96]=&quot;20-0&quot;)))">
            <text:p/>
          </table:table-cell>
          <table:table-cell table:style-name="ce14" table:formula="of:=IF([.$G96]=&quot;&quot;;&quot;&quot;;IF(FIND(&quot;-&quot;;[.$G96])=0;&quot;&quot;;NUMBERVALUE(MID([.$G96];FIND(&quot;-&quot;;[.$G96])+1;LEN([.$G96])-FIND(&quot;-&quot;;[.$G96])))))">
            <text:p/>
          </table:table-cell>
          <table:table-cell table:style-name="ce14"/>
          <table:table-cell table:style-name="ce16" table:formula="of:=IF([.$G96]=&quot;&quot;;&quot;&quot;;IF(FIND(&quot;-&quot;;[.$G96])=0;&quot;&quot;;-NUMBERVALUE(MID([.$G96];1;FIND(&quot;-&quot;;[.$G96])-1))+NUMBERVALUE(MID([.$G96];FIND(&quot;-&quot;;[.$G96])+1;LEN([.$G96])-FIND(&quot;-&quot;;[.$G96])))))">
            <text:p/>
          </table:table-cell>
          <table:table-cell table:number-columns-repeated="4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  <table:table-cell table:style-name="ce6"/>
          <table:table-cell table:style-name="ce14" table:formula="of:=IF([.$G97]=&quot;&quot;;&quot;&quot;;IF(FIND(&quot;-&quot;;[.$G97])=0;&quot;&quot;;1*(NUMBERVALUE(MID([.$G97];1;FIND(&quot;-&quot;;[.$G97])-1))&gt;NUMBERVALUE(MID([.$G97];FIND(&quot;-&quot;;[.$G97])+1;LEN([.$G97])-FIND(&quot;-&quot;;[.$G97]))))))">
            <text:p/>
          </table:table-cell>
          <table:table-cell table:style-name="ce14" table:formula="of:=IF([.$G97]=&quot;&quot;;&quot;&quot;;IF(FIND(&quot;-&quot;;[.$G97])=0;&quot;&quot;;1*NOT([.$G97]=&quot;0-20&quot;)*(NUMBERVALUE(MID([.$G97];1;FIND(&quot;-&quot;;[.$G97])-1))&lt;NUMBERVALUE(MID([.$G97];FIND(&quot;-&quot;;[.$G97])+1;LEN([.$G97])-FIND(&quot;-&quot;;[.$G97]))))))">
            <text:p/>
          </table:table-cell>
          <table:table-cell table:style-name="ce14" table:formula="of:=IF([.$G97]=&quot;&quot;;&quot;&quot;;IF(FIND(&quot;-&quot;;[.$G97])=0;&quot;&quot;;1*([.$G97]=&quot;0-20&quot;)))">
            <text:p/>
          </table:table-cell>
          <table:table-cell table:style-name="ce14" table:formula="of:=IF([.$G97]=&quot;&quot;;&quot;&quot;;IF(FIND(&quot;-&quot;;[.$G97])=0;&quot;&quot;;NUMBERVALUE(MID([.$G97];1;FIND(&quot;-&quot;;[.$G97])-1))))">
            <text:p/>
          </table:table-cell>
          <table:table-cell table:style-name="ce14"/>
          <table:table-cell table:style-name="ce16" table:formula="of:=IF([.$G97]=&quot;&quot;;&quot;&quot;;IF(FIND(&quot;-&quot;;[.$G97])=0;&quot;&quot;;NUMBERVALUE(MID([.$G97];1;FIND(&quot;-&quot;;[.$G97])-1))-NUMBERVALUE(MID([.$G97];FIND(&quot;-&quot;;[.$G97])+1;LEN([.$G97])-FIND(&quot;-&quot;;[.$G97])))))">
            <text:p/>
          </table:table-cell>
          <table:table-cell table:style-name="ce14" table:formula="of:=IF([.$G97]=&quot;&quot;;&quot;&quot;;IF(FIND(&quot;-&quot;;[.$G97])=0;&quot;&quot;;1*(NUMBERVALUE(MID([.$G97];1;FIND(&quot;-&quot;;[.$G97])-1))&lt;NUMBERVALUE(MID([.$G97];FIND(&quot;-&quot;;[.$G97])+1;LEN([.$G97])-FIND(&quot;-&quot;;[.$G97]))))))">
            <text:p/>
          </table:table-cell>
          <table:table-cell table:style-name="ce14" table:formula="of:=IF([.$G97]=&quot;&quot;;&quot;&quot;;IF(FIND(&quot;-&quot;;[.$G97])=0;&quot;&quot;;1*NOT([.$G97]=&quot;20-0&quot;)*(NUMBERVALUE(MID([.$G97];1;FIND(&quot;-&quot;;[.$G97])-1))&gt;NUMBERVALUE(MID([.$G97];FIND(&quot;-&quot;;[.$G97])+1;LEN([.$G97])-FIND(&quot;-&quot;;[.$G97]))))))">
            <text:p/>
          </table:table-cell>
          <table:table-cell table:style-name="ce14" table:formula="of:=IF([.$G97]=&quot;&quot;;&quot;&quot;;IF(FIND(&quot;-&quot;;[.$G97])=0;&quot;&quot;;1*([.$G97]=&quot;20-0&quot;)))">
            <text:p/>
          </table:table-cell>
          <table:table-cell table:style-name="ce14" table:formula="of:=IF([.$G97]=&quot;&quot;;&quot;&quot;;IF(FIND(&quot;-&quot;;[.$G97])=0;&quot;&quot;;NUMBERVALUE(MID([.$G97];FIND(&quot;-&quot;;[.$G97])+1;LEN([.$G97])-FIND(&quot;-&quot;;[.$G97])))))">
            <text:p/>
          </table:table-cell>
          <table:table-cell table:style-name="ce14"/>
          <table:table-cell table:style-name="ce16" table:formula="of:=IF([.$G97]=&quot;&quot;;&quot;&quot;;IF(FIND(&quot;-&quot;;[.$G97])=0;&quot;&quot;;-NUMBERVALUE(MID([.$G97];1;FIND(&quot;-&quot;;[.$G97])-1))+NUMBERVALUE(MID([.$G97];FIND(&quot;-&quot;;[.$G97])+1;LEN([.$G97])-FIND(&quot;-&quot;;[.$G97])))))">
            <text:p/>
          </table:table-cell>
          <table:table-cell table:number-columns-repeated="4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table:style-name="ce6"/>
          <table:table-cell table:style-name="ce14" table:formula="of:=IF([.$G98]=&quot;&quot;;&quot;&quot;;IF(FIND(&quot;-&quot;;[.$G98])=0;&quot;&quot;;1*(NUMBERVALUE(MID([.$G98];1;FIND(&quot;-&quot;;[.$G98])-1))&gt;NUMBERVALUE(MID([.$G98];FIND(&quot;-&quot;;[.$G98])+1;LEN([.$G98])-FIND(&quot;-&quot;;[.$G98]))))))">
            <text:p/>
          </table:table-cell>
          <table:table-cell table:style-name="ce14" table:formula="of:=IF([.$G98]=&quot;&quot;;&quot;&quot;;IF(FIND(&quot;-&quot;;[.$G98])=0;&quot;&quot;;1*NOT([.$G98]=&quot;0-20&quot;)*(NUMBERVALUE(MID([.$G98];1;FIND(&quot;-&quot;;[.$G98])-1))&lt;NUMBERVALUE(MID([.$G98];FIND(&quot;-&quot;;[.$G98])+1;LEN([.$G98])-FIND(&quot;-&quot;;[.$G98]))))))">
            <text:p/>
          </table:table-cell>
          <table:table-cell table:style-name="ce14" table:formula="of:=IF([.$G98]=&quot;&quot;;&quot;&quot;;IF(FIND(&quot;-&quot;;[.$G98])=0;&quot;&quot;;1*([.$G98]=&quot;0-20&quot;)))">
            <text:p/>
          </table:table-cell>
          <table:table-cell table:style-name="ce14" table:formula="of:=IF([.$G98]=&quot;&quot;;&quot;&quot;;IF(FIND(&quot;-&quot;;[.$G98])=0;&quot;&quot;;NUMBERVALUE(MID([.$G98];1;FIND(&quot;-&quot;;[.$G98])-1))))">
            <text:p/>
          </table:table-cell>
          <table:table-cell table:style-name="ce14"/>
          <table:table-cell table:style-name="ce16" table:formula="of:=IF([.$G98]=&quot;&quot;;&quot;&quot;;IF(FIND(&quot;-&quot;;[.$G98])=0;&quot;&quot;;NUMBERVALUE(MID([.$G98];1;FIND(&quot;-&quot;;[.$G98])-1))-NUMBERVALUE(MID([.$G98];FIND(&quot;-&quot;;[.$G98])+1;LEN([.$G98])-FIND(&quot;-&quot;;[.$G98])))))">
            <text:p/>
          </table:table-cell>
          <table:table-cell table:style-name="ce14" table:formula="of:=IF([.$G98]=&quot;&quot;;&quot;&quot;;IF(FIND(&quot;-&quot;;[.$G98])=0;&quot;&quot;;1*(NUMBERVALUE(MID([.$G98];1;FIND(&quot;-&quot;;[.$G98])-1))&lt;NUMBERVALUE(MID([.$G98];FIND(&quot;-&quot;;[.$G98])+1;LEN([.$G98])-FIND(&quot;-&quot;;[.$G98]))))))">
            <text:p/>
          </table:table-cell>
          <table:table-cell table:style-name="ce14" table:formula="of:=IF([.$G98]=&quot;&quot;;&quot;&quot;;IF(FIND(&quot;-&quot;;[.$G98])=0;&quot;&quot;;1*NOT([.$G98]=&quot;20-0&quot;)*(NUMBERVALUE(MID([.$G98];1;FIND(&quot;-&quot;;[.$G98])-1))&gt;NUMBERVALUE(MID([.$G98];FIND(&quot;-&quot;;[.$G98])+1;LEN([.$G98])-FIND(&quot;-&quot;;[.$G98]))))))">
            <text:p/>
          </table:table-cell>
          <table:table-cell table:style-name="ce14" table:formula="of:=IF([.$G98]=&quot;&quot;;&quot;&quot;;IF(FIND(&quot;-&quot;;[.$G98])=0;&quot;&quot;;1*([.$G98]=&quot;20-0&quot;)))">
            <text:p/>
          </table:table-cell>
          <table:table-cell table:style-name="ce14" table:formula="of:=IF([.$G98]=&quot;&quot;;&quot;&quot;;IF(FIND(&quot;-&quot;;[.$G98])=0;&quot;&quot;;NUMBERVALUE(MID([.$G98];FIND(&quot;-&quot;;[.$G98])+1;LEN([.$G98])-FIND(&quot;-&quot;;[.$G98])))))">
            <text:p/>
          </table:table-cell>
          <table:table-cell table:style-name="ce14"/>
          <table:table-cell table:style-name="ce16" table:formula="of:=IF([.$G98]=&quot;&quot;;&quot;&quot;;IF(FIND(&quot;-&quot;;[.$G98])=0;&quot;&quot;;-NUMBERVALUE(MID([.$G98];1;FIND(&quot;-&quot;;[.$G98])-1))+NUMBERVALUE(MID([.$G98];FIND(&quot;-&quot;;[.$G98])+1;LEN([.$G98])-FIND(&quot;-&quot;;[.$G98])))))">
            <text:p/>
          </table:table-cell>
          <table:table-cell table:number-columns-repeated="4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  <table:table-cell table:style-name="ce6"/>
          <table:table-cell table:style-name="ce14" table:formula="of:=IF([.$G99]=&quot;&quot;;&quot;&quot;;IF(FIND(&quot;-&quot;;[.$G99])=0;&quot;&quot;;1*(NUMBERVALUE(MID([.$G99];1;FIND(&quot;-&quot;;[.$G99])-1))&gt;NUMBERVALUE(MID([.$G99];FIND(&quot;-&quot;;[.$G99])+1;LEN([.$G99])-FIND(&quot;-&quot;;[.$G99]))))))">
            <text:p/>
          </table:table-cell>
          <table:table-cell table:style-name="ce14" table:formula="of:=IF([.$G99]=&quot;&quot;;&quot;&quot;;IF(FIND(&quot;-&quot;;[.$G99])=0;&quot;&quot;;1*NOT([.$G99]=&quot;0-20&quot;)*(NUMBERVALUE(MID([.$G99];1;FIND(&quot;-&quot;;[.$G99])-1))&lt;NUMBERVALUE(MID([.$G99];FIND(&quot;-&quot;;[.$G99])+1;LEN([.$G99])-FIND(&quot;-&quot;;[.$G99]))))))">
            <text:p/>
          </table:table-cell>
          <table:table-cell table:style-name="ce14" table:formula="of:=IF([.$G99]=&quot;&quot;;&quot;&quot;;IF(FIND(&quot;-&quot;;[.$G99])=0;&quot;&quot;;1*([.$G99]=&quot;0-20&quot;)))">
            <text:p/>
          </table:table-cell>
          <table:table-cell table:style-name="ce14" table:formula="of:=IF([.$G99]=&quot;&quot;;&quot;&quot;;IF(FIND(&quot;-&quot;;[.$G99])=0;&quot;&quot;;NUMBERVALUE(MID([.$G99];1;FIND(&quot;-&quot;;[.$G99])-1))))">
            <text:p/>
          </table:table-cell>
          <table:table-cell table:style-name="ce14"/>
          <table:table-cell table:style-name="ce16" table:formula="of:=IF([.$G99]=&quot;&quot;;&quot;&quot;;IF(FIND(&quot;-&quot;;[.$G99])=0;&quot;&quot;;NUMBERVALUE(MID([.$G99];1;FIND(&quot;-&quot;;[.$G99])-1))-NUMBERVALUE(MID([.$G99];FIND(&quot;-&quot;;[.$G99])+1;LEN([.$G99])-FIND(&quot;-&quot;;[.$G99])))))">
            <text:p/>
          </table:table-cell>
          <table:table-cell table:style-name="ce14" table:formula="of:=IF([.$G99]=&quot;&quot;;&quot;&quot;;IF(FIND(&quot;-&quot;;[.$G99])=0;&quot;&quot;;1*(NUMBERVALUE(MID([.$G99];1;FIND(&quot;-&quot;;[.$G99])-1))&lt;NUMBERVALUE(MID([.$G99];FIND(&quot;-&quot;;[.$G99])+1;LEN([.$G99])-FIND(&quot;-&quot;;[.$G99]))))))">
            <text:p/>
          </table:table-cell>
          <table:table-cell table:style-name="ce14" table:formula="of:=IF([.$G99]=&quot;&quot;;&quot;&quot;;IF(FIND(&quot;-&quot;;[.$G99])=0;&quot;&quot;;1*NOT([.$G99]=&quot;20-0&quot;)*(NUMBERVALUE(MID([.$G99];1;FIND(&quot;-&quot;;[.$G99])-1))&gt;NUMBERVALUE(MID([.$G99];FIND(&quot;-&quot;;[.$G99])+1;LEN([.$G99])-FIND(&quot;-&quot;;[.$G99]))))))">
            <text:p/>
          </table:table-cell>
          <table:table-cell table:style-name="ce14" table:formula="of:=IF([.$G99]=&quot;&quot;;&quot;&quot;;IF(FIND(&quot;-&quot;;[.$G99])=0;&quot;&quot;;1*([.$G99]=&quot;20-0&quot;)))">
            <text:p/>
          </table:table-cell>
          <table:table-cell table:style-name="ce14" table:formula="of:=IF([.$G99]=&quot;&quot;;&quot;&quot;;IF(FIND(&quot;-&quot;;[.$G99])=0;&quot;&quot;;NUMBERVALUE(MID([.$G99];FIND(&quot;-&quot;;[.$G99])+1;LEN([.$G99])-FIND(&quot;-&quot;;[.$G99])))))">
            <text:p/>
          </table:table-cell>
          <table:table-cell table:style-name="ce14"/>
          <table:table-cell table:style-name="ce16" table:formula="of:=IF([.$G99]=&quot;&quot;;&quot;&quot;;IF(FIND(&quot;-&quot;;[.$G99])=0;&quot;&quot;;-NUMBERVALUE(MID([.$G99];1;FIND(&quot;-&quot;;[.$G99])-1))+NUMBERVALUE(MID([.$G99];FIND(&quot;-&quot;;[.$G99])+1;LEN([.$G99])-FIND(&quot;-&quot;;[.$G99])))))">
            <text:p/>
          </table:table-cell>
          <table:table-cell table:number-columns-repeated="4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  <table:table-cell table:style-name="ce6"/>
          <table:table-cell table:style-name="ce14" table:formula="of:=IF([.$G100]=&quot;&quot;;&quot;&quot;;IF(FIND(&quot;-&quot;;[.$G100])=0;&quot;&quot;;1*(NUMBERVALUE(MID([.$G100];1;FIND(&quot;-&quot;;[.$G100])-1))&gt;NUMBERVALUE(MID([.$G100];FIND(&quot;-&quot;;[.$G100])+1;LEN([.$G100])-FIND(&quot;-&quot;;[.$G100]))))))">
            <text:p/>
          </table:table-cell>
          <table:table-cell table:style-name="ce14" table:formula="of:=IF([.$G100]=&quot;&quot;;&quot;&quot;;IF(FIND(&quot;-&quot;;[.$G100])=0;&quot;&quot;;1*NOT([.$G100]=&quot;0-20&quot;)*(NUMBERVALUE(MID([.$G100];1;FIND(&quot;-&quot;;[.$G100])-1))&lt;NUMBERVALUE(MID([.$G100];FIND(&quot;-&quot;;[.$G100])+1;LEN([.$G100])-FIND(&quot;-&quot;;[.$G100]))))))">
            <text:p/>
          </table:table-cell>
          <table:table-cell table:style-name="ce14" table:formula="of:=IF([.$G100]=&quot;&quot;;&quot;&quot;;IF(FIND(&quot;-&quot;;[.$G100])=0;&quot;&quot;;1*([.$G100]=&quot;0-20&quot;)))">
            <text:p/>
          </table:table-cell>
          <table:table-cell table:style-name="ce14" table:formula="of:=IF([.$G100]=&quot;&quot;;&quot;&quot;;IF(FIND(&quot;-&quot;;[.$G100])=0;&quot;&quot;;NUMBERVALUE(MID([.$G100];1;FIND(&quot;-&quot;;[.$G100])-1))))">
            <text:p/>
          </table:table-cell>
          <table:table-cell table:style-name="ce14"/>
          <table:table-cell table:style-name="ce16" table:formula="of:=IF([.$G100]=&quot;&quot;;&quot;&quot;;IF(FIND(&quot;-&quot;;[.$G100])=0;&quot;&quot;;NUMBERVALUE(MID([.$G100];1;FIND(&quot;-&quot;;[.$G100])-1))-NUMBERVALUE(MID([.$G100];FIND(&quot;-&quot;;[.$G100])+1;LEN([.$G100])-FIND(&quot;-&quot;;[.$G100])))))">
            <text:p/>
          </table:table-cell>
          <table:table-cell table:style-name="ce14" table:formula="of:=IF([.$G100]=&quot;&quot;;&quot;&quot;;IF(FIND(&quot;-&quot;;[.$G100])=0;&quot;&quot;;1*(NUMBERVALUE(MID([.$G100];1;FIND(&quot;-&quot;;[.$G100])-1))&lt;NUMBERVALUE(MID([.$G100];FIND(&quot;-&quot;;[.$G100])+1;LEN([.$G100])-FIND(&quot;-&quot;;[.$G100]))))))">
            <text:p/>
          </table:table-cell>
          <table:table-cell table:style-name="ce14" table:formula="of:=IF([.$G100]=&quot;&quot;;&quot;&quot;;IF(FIND(&quot;-&quot;;[.$G100])=0;&quot;&quot;;1*NOT([.$G100]=&quot;20-0&quot;)*(NUMBERVALUE(MID([.$G100];1;FIND(&quot;-&quot;;[.$G100])-1))&gt;NUMBERVALUE(MID([.$G100];FIND(&quot;-&quot;;[.$G100])+1;LEN([.$G100])-FIND(&quot;-&quot;;[.$G100]))))))">
            <text:p/>
          </table:table-cell>
          <table:table-cell table:style-name="ce14" table:formula="of:=IF([.$G100]=&quot;&quot;;&quot;&quot;;IF(FIND(&quot;-&quot;;[.$G100])=0;&quot;&quot;;1*([.$G100]=&quot;20-0&quot;)))">
            <text:p/>
          </table:table-cell>
          <table:table-cell table:style-name="ce14" table:formula="of:=IF([.$G100]=&quot;&quot;;&quot;&quot;;IF(FIND(&quot;-&quot;;[.$G100])=0;&quot;&quot;;NUMBERVALUE(MID([.$G100];FIND(&quot;-&quot;;[.$G100])+1;LEN([.$G100])-FIND(&quot;-&quot;;[.$G100])))))">
            <text:p/>
          </table:table-cell>
          <table:table-cell table:style-name="ce14"/>
          <table:table-cell table:style-name="ce16" table:formula="of:=IF([.$G100]=&quot;&quot;;&quot;&quot;;IF(FIND(&quot;-&quot;;[.$G100])=0;&quot;&quot;;-NUMBERVALUE(MID([.$G100];1;FIND(&quot;-&quot;;[.$G100])-1))+NUMBERVALUE(MID([.$G100];FIND(&quot;-&quot;;[.$G100])+1;LEN([.$G100])-FIND(&quot;-&quot;;[.$G100])))))">
            <text:p/>
          </table:table-cell>
          <table:table-cell table:number-columns-repeated="4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style-name="ce6"/>
          <table:table-cell table:style-name="ce14" table:formula="of:=IF([.$G101]=&quot;&quot;;&quot;&quot;;IF(FIND(&quot;-&quot;;[.$G101])=0;&quot;&quot;;1*(NUMBERVALUE(MID([.$G101];1;FIND(&quot;-&quot;;[.$G101])-1))&gt;NUMBERVALUE(MID([.$G101];FIND(&quot;-&quot;;[.$G101])+1;LEN([.$G101])-FIND(&quot;-&quot;;[.$G101]))))))">
            <text:p/>
          </table:table-cell>
          <table:table-cell table:style-name="ce14" table:formula="of:=IF([.$G101]=&quot;&quot;;&quot;&quot;;IF(FIND(&quot;-&quot;;[.$G101])=0;&quot;&quot;;1*NOT([.$G101]=&quot;0-20&quot;)*(NUMBERVALUE(MID([.$G101];1;FIND(&quot;-&quot;;[.$G101])-1))&lt;NUMBERVALUE(MID([.$G101];FIND(&quot;-&quot;;[.$G101])+1;LEN([.$G101])-FIND(&quot;-&quot;;[.$G101]))))))">
            <text:p/>
          </table:table-cell>
          <table:table-cell table:style-name="ce14" table:formula="of:=IF([.$G101]=&quot;&quot;;&quot;&quot;;IF(FIND(&quot;-&quot;;[.$G101])=0;&quot;&quot;;1*([.$G101]=&quot;0-20&quot;)))">
            <text:p/>
          </table:table-cell>
          <table:table-cell table:style-name="ce14" table:formula="of:=IF([.$G101]=&quot;&quot;;&quot;&quot;;IF(FIND(&quot;-&quot;;[.$G101])=0;&quot;&quot;;NUMBERVALUE(MID([.$G101];1;FIND(&quot;-&quot;;[.$G101])-1))))">
            <text:p/>
          </table:table-cell>
          <table:table-cell table:style-name="ce14"/>
          <table:table-cell table:style-name="ce16" table:formula="of:=IF([.$G101]=&quot;&quot;;&quot;&quot;;IF(FIND(&quot;-&quot;;[.$G101])=0;&quot;&quot;;NUMBERVALUE(MID([.$G101];1;FIND(&quot;-&quot;;[.$G101])-1))-NUMBERVALUE(MID([.$G101];FIND(&quot;-&quot;;[.$G101])+1;LEN([.$G101])-FIND(&quot;-&quot;;[.$G101])))))">
            <text:p/>
          </table:table-cell>
          <table:table-cell table:style-name="ce14" table:formula="of:=IF([.$G101]=&quot;&quot;;&quot;&quot;;IF(FIND(&quot;-&quot;;[.$G101])=0;&quot;&quot;;1*(NUMBERVALUE(MID([.$G101];1;FIND(&quot;-&quot;;[.$G101])-1))&lt;NUMBERVALUE(MID([.$G101];FIND(&quot;-&quot;;[.$G101])+1;LEN([.$G101])-FIND(&quot;-&quot;;[.$G101]))))))">
            <text:p/>
          </table:table-cell>
          <table:table-cell table:style-name="ce14" table:formula="of:=IF([.$G101]=&quot;&quot;;&quot;&quot;;IF(FIND(&quot;-&quot;;[.$G101])=0;&quot;&quot;;1*NOT([.$G101]=&quot;20-0&quot;)*(NUMBERVALUE(MID([.$G101];1;FIND(&quot;-&quot;;[.$G101])-1))&gt;NUMBERVALUE(MID([.$G101];FIND(&quot;-&quot;;[.$G101])+1;LEN([.$G101])-FIND(&quot;-&quot;;[.$G101]))))))">
            <text:p/>
          </table:table-cell>
          <table:table-cell table:style-name="ce14" table:formula="of:=IF([.$G101]=&quot;&quot;;&quot;&quot;;IF(FIND(&quot;-&quot;;[.$G101])=0;&quot;&quot;;1*([.$G101]=&quot;20-0&quot;)))">
            <text:p/>
          </table:table-cell>
          <table:table-cell table:style-name="ce14" table:formula="of:=IF([.$G101]=&quot;&quot;;&quot;&quot;;IF(FIND(&quot;-&quot;;[.$G101])=0;&quot;&quot;;NUMBERVALUE(MID([.$G101];FIND(&quot;-&quot;;[.$G101])+1;LEN([.$G101])-FIND(&quot;-&quot;;[.$G101])))))">
            <text:p/>
          </table:table-cell>
          <table:table-cell table:style-name="ce14"/>
          <table:table-cell table:style-name="ce16" table:formula="of:=IF([.$G101]=&quot;&quot;;&quot;&quot;;IF(FIND(&quot;-&quot;;[.$G101])=0;&quot;&quot;;-NUMBERVALUE(MID([.$G101];1;FIND(&quot;-&quot;;[.$G101])-1))+NUMBERVALUE(MID([.$G101];FIND(&quot;-&quot;;[.$G101])+1;LEN([.$G101])-FIND(&quot;-&quot;;[.$G101])))))">
            <text:p/>
          </table:table-cell>
          <table:table-cell table:number-columns-repeated="4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style-name="ce6"/>
          <table:table-cell table:style-name="ce14" table:formula="of:=IF([.$G102]=&quot;&quot;;&quot;&quot;;IF(FIND(&quot;-&quot;;[.$G102])=0;&quot;&quot;;1*(NUMBERVALUE(MID([.$G102];1;FIND(&quot;-&quot;;[.$G102])-1))&gt;NUMBERVALUE(MID([.$G102];FIND(&quot;-&quot;;[.$G102])+1;LEN([.$G102])-FIND(&quot;-&quot;;[.$G102]))))))">
            <text:p/>
          </table:table-cell>
          <table:table-cell table:style-name="ce14" table:formula="of:=IF([.$G102]=&quot;&quot;;&quot;&quot;;IF(FIND(&quot;-&quot;;[.$G102])=0;&quot;&quot;;1*NOT([.$G102]=&quot;0-20&quot;)*(NUMBERVALUE(MID([.$G102];1;FIND(&quot;-&quot;;[.$G102])-1))&lt;NUMBERVALUE(MID([.$G102];FIND(&quot;-&quot;;[.$G102])+1;LEN([.$G102])-FIND(&quot;-&quot;;[.$G102]))))))">
            <text:p/>
          </table:table-cell>
          <table:table-cell table:style-name="ce14" table:formula="of:=IF([.$G102]=&quot;&quot;;&quot;&quot;;IF(FIND(&quot;-&quot;;[.$G102])=0;&quot;&quot;;1*([.$G102]=&quot;0-20&quot;)))">
            <text:p/>
          </table:table-cell>
          <table:table-cell table:style-name="ce14" table:formula="of:=IF([.$G102]=&quot;&quot;;&quot;&quot;;IF(FIND(&quot;-&quot;;[.$G102])=0;&quot;&quot;;NUMBERVALUE(MID([.$G102];1;FIND(&quot;-&quot;;[.$G102])-1))))">
            <text:p/>
          </table:table-cell>
          <table:table-cell table:style-name="ce14"/>
          <table:table-cell table:style-name="ce16" table:formula="of:=IF([.$G102]=&quot;&quot;;&quot;&quot;;IF(FIND(&quot;-&quot;;[.$G102])=0;&quot;&quot;;NUMBERVALUE(MID([.$G102];1;FIND(&quot;-&quot;;[.$G102])-1))-NUMBERVALUE(MID([.$G102];FIND(&quot;-&quot;;[.$G102])+1;LEN([.$G102])-FIND(&quot;-&quot;;[.$G102])))))">
            <text:p/>
          </table:table-cell>
          <table:table-cell table:style-name="ce14" table:formula="of:=IF([.$G102]=&quot;&quot;;&quot;&quot;;IF(FIND(&quot;-&quot;;[.$G102])=0;&quot;&quot;;1*(NUMBERVALUE(MID([.$G102];1;FIND(&quot;-&quot;;[.$G102])-1))&lt;NUMBERVALUE(MID([.$G102];FIND(&quot;-&quot;;[.$G102])+1;LEN([.$G102])-FIND(&quot;-&quot;;[.$G102]))))))">
            <text:p/>
          </table:table-cell>
          <table:table-cell table:style-name="ce14" table:formula="of:=IF([.$G102]=&quot;&quot;;&quot;&quot;;IF(FIND(&quot;-&quot;;[.$G102])=0;&quot;&quot;;1*NOT([.$G102]=&quot;20-0&quot;)*(NUMBERVALUE(MID([.$G102];1;FIND(&quot;-&quot;;[.$G102])-1))&gt;NUMBERVALUE(MID([.$G102];FIND(&quot;-&quot;;[.$G102])+1;LEN([.$G102])-FIND(&quot;-&quot;;[.$G102]))))))">
            <text:p/>
          </table:table-cell>
          <table:table-cell table:style-name="ce14" table:formula="of:=IF([.$G102]=&quot;&quot;;&quot;&quot;;IF(FIND(&quot;-&quot;;[.$G102])=0;&quot;&quot;;1*([.$G102]=&quot;20-0&quot;)))">
            <text:p/>
          </table:table-cell>
          <table:table-cell table:style-name="ce14" table:formula="of:=IF([.$G102]=&quot;&quot;;&quot;&quot;;IF(FIND(&quot;-&quot;;[.$G102])=0;&quot;&quot;;NUMBERVALUE(MID([.$G102];FIND(&quot;-&quot;;[.$G102])+1;LEN([.$G102])-FIND(&quot;-&quot;;[.$G102])))))">
            <text:p/>
          </table:table-cell>
          <table:table-cell table:style-name="ce14"/>
          <table:table-cell table:style-name="ce16" table:formula="of:=IF([.$G102]=&quot;&quot;;&quot;&quot;;IF(FIND(&quot;-&quot;;[.$G102])=0;&quot;&quot;;-NUMBERVALUE(MID([.$G102];1;FIND(&quot;-&quot;;[.$G102])-1))+NUMBERVALUE(MID([.$G102];FIND(&quot;-&quot;;[.$G102])+1;LEN([.$G102])-FIND(&quot;-&quot;;[.$G102])))))">
            <text:p/>
          </table:table-cell>
          <table:table-cell table:number-columns-repeated="45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ifiche Gironi" table:style-name="ta1">
        <table:table-column table:style-name="co11" table:default-cell-style-name="ce45"/>
        <table:table-column table:style-name="co1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1" table:default-cell-style-name="Default"/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2:.$M$5];&quot;&gt;=&quot;&amp;[.M2])" office:value-type="float" office:value="2" calcext:value-type="float">
            <text:p>2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2];&quot;ABCDEFGH&quot;;1)&gt;0;INDEX([$Squadre.A$3:$Squadre.D$34];MATCH(1;([$Squadre.C$3:$Squadre.C$34]=[.$B2])*([$Squadre.D$3:$Squadre.D$34]=[.$C2]);0);2)&amp;&quot; (&quot;&amp;INDEX([$Squadre.A$3:$Squadre.D$34];MATCH(1;([$Squadre.C$3:$Squadre.C$34]=[.$B2])*([$Squadre.D$3:$Squadre.D$34]=[.$C2]);0);1)&amp;&quot;)&quot;;&quot;DA SISTEMARE&quot;)" office:value-type="string" office:string-value="Leoni (1)" calcext:value-type="string">
            <text:p>Leoni (1)</text:p>
          </table:table-cell>
          <table:table-cell table:style-name="ce50" table:formula="of:=[.F2]+[.G2]+[.H2]" office:value-type="float" office:value="3" calcext:value-type="float">
            <text:p>3</text:p>
          </table:table-cell>
          <table:table-cell table:style-name="ce50" table:formula="of:=SUMIF([$'Partite Gironi'.$D$3:$'Partite Gironi'.$D$50];[.D2];[$'Partite Gironi'.$H$3:$'Partite Gironi'.$H$50])+SUMIF([$'Partite Gironi'.$F$3:$'Partite Gironi'.$F$50];[.D2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2];[$'Partite Gironi'.$I$3:$'Partite Gironi'.$I$50])+SUMIF([$'Partite Gironi'.$F$3:$'Partite Gironi'.$F$50];[.D2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2];[$'Partite Gironi'.$J$3:$'Partite Gironi'.$J$50])+SUMIF([$'Partite Gironi'.$F$3:$'Partite Gironi'.$F$50];[.D2];[$'Partite Gironi'.$P$3:$'Partite Gironi'.$P$50])" office:value-type="float" office:value="0" calcext:value-type="float">
            <text:p>0</text:p>
          </table:table-cell>
          <table:table-cell table:style-name="ce50" table:formula="of:=2*[.F2]+1*[.G2]+0*[.H2]" office:value-type="float" office:value="5" calcext:value-type="float">
            <text:p>5</text:p>
          </table:table-cell>
          <table:table-cell table:style-name="ce50" table:formula="of:=SUMIF([$'Partite Gironi'.$D$3:$'Partite Gironi'.$D$50];[.D2];[$'Partite Gironi'.$K$3:$'Partite Gironi'.$K$50])+SUMIF([$'Partite Gironi'.$F$3:$'Partite Gironi'.$F$50];[.D2];[$'Partite Gironi'.$Q$3:$'Partite Gironi'.$Q$50])" office:value-type="float" office:value="187" calcext:value-type="float">
            <text:p>187</text:p>
          </table:table-cell>
          <table:table-cell table:style-name="ce50" table:formula="of:=SUMIF([$'Partite Gironi'.$D$3:$'Partite Gironi'.$D$50];[.D2];[$'Partite Gironi'.$L$3:$'Partite Gironi'.$L$50])+SUMIF([$'Partite Gironi'.$F$3:$'Partite Gironi'.$F$50];[.D2];[$'Partite Gironi'.$R$3:$'Partite Gironi'.$R$50])" office:value-type="float" office:value="153" calcext:value-type="float">
            <text:p>153</text:p>
          </table:table-cell>
          <table:table-cell table:style-name="ce50" table:formula="of:=SUMIF([$'Partite Gironi'.$D$3:$'Partite Gironi'.$D$50];[.D2];[$'Partite Gironi'.$M$3:$'Partite Gironi'.$M$50])+SUMIF([$'Partite Gironi'.$F$3:$'Partite Gironi'.$F$50];[.D2];[$'Partite Gironi'.$S$3:$'Partite Gironi'.$S$50])" office:value-type="float" office:value="34" calcext:value-type="float">
            <text:p>34</text:p>
          </table:table-cell>
          <table:table-cell table:style-name="ce51" table:formula="of:=[.I2]+(500+0)*10^-3+(500+[.L2])*10^-6" office:value-type="float" office:value="5.500534" calcext:value-type="float">
            <text:p>5,500534</text:p>
          </table:table-cell>
          <table:table-cell table:number-columns-repeated="41"/>
        </table:table-row>
        <table:table-row table:style-name="ro2">
          <table:table-cell table:style-name="ce43" table:formula="of:=COUNTIF([.$M$2:.$M$5];&quot;&gt;=&quot;&amp;[.M3])" office:value-type="float" office:value="1" calcext:value-type="float">
            <text:p>1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3];&quot;ABCDEFGH&quot;;1)&gt;0;INDEX([$Squadre.A$3:$Squadre.D$34];MATCH(1;([$Squadre.C$3:$Squadre.C$34]=[.$B3])*([$Squadre.D$3:$Squadre.D$34]=[.$C3]);0);2)&amp;&quot; (&quot;&amp;INDEX([$Squadre.A$3:$Squadre.D$34];MATCH(1;([$Squadre.C$3:$Squadre.C$34]=[.$B3])*([$Squadre.D$3:$Squadre.D$34]=[.$C3]);0);1)&amp;&quot;)&quot;;&quot;DA SISTEMARE&quot;)" office:value-type="string" office:string-value="Pantere (2)" calcext:value-type="string">
            <text:p>Pantere (2)</text:p>
          </table:table-cell>
          <table:table-cell table:style-name="ce50" table:formula="of:=[.F3]+[.G3]+[.H3]" office:value-type="float" office:value="3" calcext:value-type="float">
            <text:p>3</text:p>
          </table:table-cell>
          <table:table-cell table:style-name="ce50" table:formula="of:=SUMIF([$'Partite Gironi'.$D$3:$'Partite Gironi'.$D$50];[.D3];[$'Partite Gironi'.$H$3:$'Partite Gironi'.$H$50])+SUMIF([$'Partite Gironi'.$F$3:$'Partite Gironi'.$F$50];[.D3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3];[$'Partite Gironi'.$I$3:$'Partite Gironi'.$I$50])+SUMIF([$'Partite Gironi'.$F$3:$'Partite Gironi'.$F$50];[.D3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3];[$'Partite Gironi'.$J$3:$'Partite Gironi'.$J$50])+SUMIF([$'Partite Gironi'.$F$3:$'Partite Gironi'.$F$50];[.D3];[$'Partite Gironi'.$P$3:$'Partite Gironi'.$P$50])" office:value-type="float" office:value="0" calcext:value-type="float">
            <text:p>0</text:p>
          </table:table-cell>
          <table:table-cell table:style-name="ce50" table:formula="of:=2*[.F3]+1*[.G3]+0*[.H3]" office:value-type="float" office:value="5" calcext:value-type="float">
            <text:p>5</text:p>
          </table:table-cell>
          <table:table-cell table:style-name="ce50" table:formula="of:=SUMIF([$'Partite Gironi'.$D$3:$'Partite Gironi'.$D$50];[.D3];[$'Partite Gironi'.$K$3:$'Partite Gironi'.$K$50])+SUMIF([$'Partite Gironi'.$F$3:$'Partite Gironi'.$F$50];[.D3];[$'Partite Gironi'.$Q$3:$'Partite Gironi'.$Q$50])" office:value-type="float" office:value="199" calcext:value-type="float">
            <text:p>199</text:p>
          </table:table-cell>
          <table:table-cell table:style-name="ce50" table:formula="of:=SUMIF([$'Partite Gironi'.$D$3:$'Partite Gironi'.$D$50];[.D3];[$'Partite Gironi'.$L$3:$'Partite Gironi'.$L$50])+SUMIF([$'Partite Gironi'.$F$3:$'Partite Gironi'.$F$50];[.D3];[$'Partite Gironi'.$R$3:$'Partite Gironi'.$R$50])" office:value-type="float" office:value="123" calcext:value-type="float">
            <text:p>123</text:p>
          </table:table-cell>
          <table:table-cell table:style-name="ce50" table:formula="of:=SUMIF([$'Partite Gironi'.$D$3:$'Partite Gironi'.$D$50];[.D3];[$'Partite Gironi'.$M$3:$'Partite Gironi'.$M$50])+SUMIF([$'Partite Gironi'.$F$3:$'Partite Gironi'.$F$50];[.D3];[$'Partite Gironi'.$S$3:$'Partite Gironi'.$S$50])" office:value-type="float" office:value="76" calcext:value-type="float">
            <text:p>76</text:p>
          </table:table-cell>
          <table:table-cell table:style-name="ce51" table:formula="of:=[.I3]+(500+0)*10^-3+(500+[.L3])*10^-6" office:value-type="float" office:value="5.500576" calcext:value-type="float">
            <text:p>5,500576</text:p>
          </table:table-cell>
          <table:table-cell table:number-columns-repeated="41"/>
        </table:table-row>
        <table:table-row table:style-name="ro2">
          <table:table-cell table:style-name="ce43" table:formula="of:=COUNTIF([.$M$2:.$M$5];&quot;&gt;=&quot;&amp;[.M4])" office:value-type="float" office:value="4" calcext:value-type="float">
            <text:p>4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4];&quot;ABCDEFGH&quot;;1)&gt;0;INDEX([$Squadre.A$3:$Squadre.D$34];MATCH(1;([$Squadre.C$3:$Squadre.C$34]=[.$B4])*([$Squadre.D$3:$Squadre.D$34]=[.$C4]);0);2)&amp;&quot; (&quot;&amp;INDEX([$Squadre.A$3:$Squadre.D$34];MATCH(1;([$Squadre.C$3:$Squadre.C$34]=[.$B4])*([$Squadre.D$3:$Squadre.D$34]=[.$C4]);0);1)&amp;&quot;)&quot;;&quot;DA SISTEMARE&quot;)" office:value-type="string" office:string-value="Tigri (3)" calcext:value-type="string">
            <text:p>Tigri (3)</text:p>
          </table:table-cell>
          <table:table-cell table:style-name="ce50" table:formula="of:=[.F4]+[.G4]+[.H4]" office:value-type="float" office:value="3" calcext:value-type="float">
            <text:p>3</text:p>
          </table:table-cell>
          <table:table-cell table:style-name="ce50" table:formula="of:=SUMIF([$'Partite Gironi'.$D$3:$'Partite Gironi'.$D$50];[.D4];[$'Partite Gironi'.$H$3:$'Partite Gironi'.$H$50])+SUMIF([$'Partite Gironi'.$F$3:$'Partite Gironi'.$F$50];[.D4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4];[$'Partite Gironi'.$I$3:$'Partite Gironi'.$I$50])+SUMIF([$'Partite Gironi'.$F$3:$'Partite Gironi'.$F$50];[.D4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4];[$'Partite Gironi'.$J$3:$'Partite Gironi'.$J$50])+SUMIF([$'Partite Gironi'.$F$3:$'Partite Gironi'.$F$50];[.D4];[$'Partite Gironi'.$P$3:$'Partite Gironi'.$P$50])" office:value-type="float" office:value="0" calcext:value-type="float">
            <text:p>0</text:p>
          </table:table-cell>
          <table:table-cell table:style-name="ce50" table:formula="of:=2*[.F4]+1*[.G4]+0*[.H4]" office:value-type="float" office:value="4" calcext:value-type="float">
            <text:p>4</text:p>
          </table:table-cell>
          <table:table-cell table:style-name="ce50" table:formula="of:=SUMIF([$'Partite Gironi'.$D$3:$'Partite Gironi'.$D$50];[.D4];[$'Partite Gironi'.$K$3:$'Partite Gironi'.$K$50])+SUMIF([$'Partite Gironi'.$F$3:$'Partite Gironi'.$F$50];[.D4];[$'Partite Gironi'.$Q$3:$'Partite Gironi'.$Q$50])" office:value-type="float" office:value="131" calcext:value-type="float">
            <text:p>131</text:p>
          </table:table-cell>
          <table:table-cell table:style-name="ce50" table:formula="of:=SUMIF([$'Partite Gironi'.$D$3:$'Partite Gironi'.$D$50];[.D4];[$'Partite Gironi'.$L$3:$'Partite Gironi'.$L$50])+SUMIF([$'Partite Gironi'.$F$3:$'Partite Gironi'.$F$50];[.D4];[$'Partite Gironi'.$R$3:$'Partite Gironi'.$R$50])" office:value-type="float" office:value="231" calcext:value-type="float">
            <text:p>231</text:p>
          </table:table-cell>
          <table:table-cell table:style-name="ce50" table:formula="of:=SUMIF([$'Partite Gironi'.$D$3:$'Partite Gironi'.$D$50];[.D4];[$'Partite Gironi'.$M$3:$'Partite Gironi'.$M$50])+SUMIF([$'Partite Gironi'.$F$3:$'Partite Gironi'.$F$50];[.D4];[$'Partite Gironi'.$S$3:$'Partite Gironi'.$S$50])" office:value-type="float" office:value="-100" calcext:value-type="float">
            <text:p>-100</text:p>
          </table:table-cell>
          <table:table-cell table:style-name="ce51" table:formula="of:=[.I4]+(500+0)*10^-3+(500+[.L4])*10^-6" office:value-type="float" office:value="4.5004" calcext:value-type="float">
            <text:p>4,500400</text:p>
          </table:table-cell>
          <table:table-cell table:number-columns-repeated="41"/>
        </table:table-row>
        <table:table-row table:style-name="ro2">
          <table:table-cell table:style-name="ce43" table:formula="of:=COUNTIF([.$M$2:.$M$5];&quot;&gt;=&quot;&amp;[.M5])" office:value-type="float" office:value="3" calcext:value-type="float">
            <text:p>3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5];&quot;ABCDEFGH&quot;;1)&gt;0;INDEX([$Squadre.A$3:$Squadre.D$34];MATCH(1;([$Squadre.C$3:$Squadre.C$34]=[.$B5])*([$Squadre.D$3:$Squadre.D$34]=[.$C5]);0);2)&amp;&quot; (&quot;&amp;INDEX([$Squadre.A$3:$Squadre.D$34];MATCH(1;([$Squadre.C$3:$Squadre.C$34]=[.$B5])*([$Squadre.D$3:$Squadre.D$34]=[.$C5]);0);1)&amp;&quot;)&quot;;&quot;DA SISTEMARE&quot;)" office:value-type="string" office:string-value="Ghepardi (4)" calcext:value-type="string">
            <text:p>Ghepardi (4)</text:p>
          </table:table-cell>
          <table:table-cell table:style-name="ce50" table:formula="of:=[.F5]+[.G5]+[.H5]" office:value-type="float" office:value="3" calcext:value-type="float">
            <text:p>3</text:p>
          </table:table-cell>
          <table:table-cell table:style-name="ce50" table:formula="of:=SUMIF([$'Partite Gironi'.$D$3:$'Partite Gironi'.$D$50];[.D5];[$'Partite Gironi'.$H$3:$'Partite Gironi'.$H$50])+SUMIF([$'Partite Gironi'.$F$3:$'Partite Gironi'.$F$50];[.D5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5];[$'Partite Gironi'.$I$3:$'Partite Gironi'.$I$50])+SUMIF([$'Partite Gironi'.$F$3:$'Partite Gironi'.$F$50];[.D5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5];[$'Partite Gironi'.$J$3:$'Partite Gironi'.$J$50])+SUMIF([$'Partite Gironi'.$F$3:$'Partite Gironi'.$F$50];[.D5];[$'Partite Gironi'.$P$3:$'Partite Gironi'.$P$50])" office:value-type="float" office:value="0" calcext:value-type="float">
            <text:p>0</text:p>
          </table:table-cell>
          <table:table-cell table:style-name="ce50" table:formula="of:=2*[.F5]+1*[.G5]+0*[.H5]" office:value-type="float" office:value="4" calcext:value-type="float">
            <text:p>4</text:p>
          </table:table-cell>
          <table:table-cell table:style-name="ce50" table:formula="of:=SUMIF([$'Partite Gironi'.$D$3:$'Partite Gironi'.$D$50];[.D5];[$'Partite Gironi'.$K$3:$'Partite Gironi'.$K$50])+SUMIF([$'Partite Gironi'.$F$3:$'Partite Gironi'.$F$50];[.D5];[$'Partite Gironi'.$Q$3:$'Partite Gironi'.$Q$50])" office:value-type="float" office:value="151" calcext:value-type="float">
            <text:p>151</text:p>
          </table:table-cell>
          <table:table-cell table:style-name="ce50" table:formula="of:=SUMIF([$'Partite Gironi'.$D$3:$'Partite Gironi'.$D$50];[.D5];[$'Partite Gironi'.$L$3:$'Partite Gironi'.$L$50])+SUMIF([$'Partite Gironi'.$F$3:$'Partite Gironi'.$F$50];[.D5];[$'Partite Gironi'.$R$3:$'Partite Gironi'.$R$50])" office:value-type="float" office:value="161" calcext:value-type="float">
            <text:p>161</text:p>
          </table:table-cell>
          <table:table-cell table:style-name="ce50" table:formula="of:=SUMIF([$'Partite Gironi'.$D$3:$'Partite Gironi'.$D$50];[.D5];[$'Partite Gironi'.$M$3:$'Partite Gironi'.$M$50])+SUMIF([$'Partite Gironi'.$F$3:$'Partite Gironi'.$F$50];[.D5];[$'Partite Gironi'.$S$3:$'Partite Gironi'.$S$50])" office:value-type="float" office:value="-10" calcext:value-type="float">
            <text:p>-10</text:p>
          </table:table-cell>
          <table:table-cell table:style-name="ce51" table:formula="of:=[.I5]+(500+0)*10^-3+(500+[.L5])*10^-6" office:value-type="float" office:value="4.50049" calcext:value-type="float">
            <text:p>4,500490</text:p>
          </table:table-cell>
          <table:table-cell table:number-columns-repeated="41"/>
        </table:table-row>
        <table:table-row table:style-name="ro1">
          <table:table-cell table:style-name="ce44"/>
          <table:table-cell table:number-columns-repeated="53"/>
        </table:table-row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8:.$M$11];&quot;&gt;=&quot;&amp;[.M8])" office:value-type="float" office:value="4" calcext:value-type="float">
            <text:p>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8];&quot;ABCDEFGH&quot;;1)&gt;0;INDEX([$Squadre.A$3:$Squadre.D$34];MATCH(1;([$Squadre.C$3:$Squadre.C$34]=[.$B8])*([$Squadre.D$3:$Squadre.D$34]=[.$C8]);0);2)&amp;&quot; (&quot;&amp;INDEX([$Squadre.A$3:$Squadre.D$34];MATCH(1;([$Squadre.C$3:$Squadre.C$34]=[.$B8])*([$Squadre.D$3:$Squadre.D$34]=[.$C8]);0);1)&amp;&quot;)&quot;;&quot;DA SISTEMARE&quot;)" office:value-type="string" office:string-value="Giaguari (5)" calcext:value-type="string">
            <text:p>Giaguari (5)</text:p>
          </table:table-cell>
          <table:table-cell table:style-name="ce50" table:formula="of:=[.F8]+[.G8]+[.H8]" office:value-type="float" office:value="3" calcext:value-type="float">
            <text:p>3</text:p>
          </table:table-cell>
          <table:table-cell table:style-name="ce50" table:formula="of:=SUMIF([$'Partite Gironi'.$D$3:$'Partite Gironi'.$D$50];[.D8];[$'Partite Gironi'.$H$3:$'Partite Gironi'.$H$50])+SUMIF([$'Partite Gironi'.$F$3:$'Partite Gironi'.$F$50];[.D8];[$'Partite Gironi'.$N$3:$'Partite Gironi'.$N$50])" office:value-type="float" office:value="0" calcext:value-type="float">
            <text:p>0</text:p>
          </table:table-cell>
          <table:table-cell table:style-name="ce50" table:formula="of:=SUMIF([$'Partite Gironi'.$D$3:$'Partite Gironi'.$D$50];[.D8];[$'Partite Gironi'.$I$3:$'Partite Gironi'.$I$50])+SUMIF([$'Partite Gironi'.$F$3:$'Partite Gironi'.$F$50];[.D8];[$'Partite Gironi'.$O$3:$'Partite Gironi'.$O$50])" office:value-type="float" office:value="3" calcext:value-type="float">
            <text:p>3</text:p>
          </table:table-cell>
          <table:table-cell table:style-name="ce50" table:formula="of:=SUMIF([$'Partite Gironi'.$D$3:$'Partite Gironi'.$D$50];[.D8];[$'Partite Gironi'.$J$3:$'Partite Gironi'.$J$50])+SUMIF([$'Partite Gironi'.$F$3:$'Partite Gironi'.$F$50];[.D8];[$'Partite Gironi'.$P$3:$'Partite Gironi'.$P$50])" office:value-type="float" office:value="0" calcext:value-type="float">
            <text:p>0</text:p>
          </table:table-cell>
          <table:table-cell table:style-name="ce50" table:formula="of:=2*[.F8]+1*[.G8]+0*[.H8]" office:value-type="float" office:value="3" calcext:value-type="float">
            <text:p>3</text:p>
          </table:table-cell>
          <table:table-cell table:style-name="ce50" table:formula="of:=SUMIF([$'Partite Gironi'.$D$3:$'Partite Gironi'.$D$50];[.D8];[$'Partite Gironi'.$K$3:$'Partite Gironi'.$K$50])+SUMIF([$'Partite Gironi'.$F$3:$'Partite Gironi'.$F$50];[.D8];[$'Partite Gironi'.$Q$3:$'Partite Gironi'.$Q$50])" office:value-type="float" office:value="174" calcext:value-type="float">
            <text:p>174</text:p>
          </table:table-cell>
          <table:table-cell table:style-name="ce50" table:formula="of:=SUMIF([$'Partite Gironi'.$D$3:$'Partite Gironi'.$D$50];[.D8];[$'Partite Gironi'.$L$3:$'Partite Gironi'.$L$50])+SUMIF([$'Partite Gironi'.$F$3:$'Partite Gironi'.$F$50];[.D8];[$'Partite Gironi'.$R$3:$'Partite Gironi'.$R$50])" office:value-type="float" office:value="217" calcext:value-type="float">
            <text:p>217</text:p>
          </table:table-cell>
          <table:table-cell table:style-name="ce50" table:formula="of:=SUMIF([$'Partite Gironi'.$D$3:$'Partite Gironi'.$D$50];[.D8];[$'Partite Gironi'.$M$3:$'Partite Gironi'.$M$50])+SUMIF([$'Partite Gironi'.$F$3:$'Partite Gironi'.$F$50];[.D8];[$'Partite Gironi'.$S$3:$'Partite Gironi'.$S$50])" office:value-type="float" office:value="-43" calcext:value-type="float">
            <text:p>-43</text:p>
          </table:table-cell>
          <table:table-cell table:style-name="ce51" table:formula="of:=[.I8]+(500+0)*10^-3+(500+[.L8])*10^-6" office:value-type="float" office:value="3.500457" calcext:value-type="float">
            <text:p>3,500457</text:p>
          </table:table-cell>
          <table:table-cell table:number-columns-repeated="41"/>
        </table:table-row>
        <table:table-row table:style-name="ro2">
          <table:table-cell table:style-name="ce43" table:formula="of:=COUNTIF([.$M$8:.$M$11];&quot;&gt;=&quot;&amp;[.M9])" office:value-type="float" office:value="3" calcext:value-type="float">
            <text:p>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9];&quot;ABCDEFGH&quot;;1)&gt;0;INDEX([$Squadre.A$3:$Squadre.D$34];MATCH(1;([$Squadre.C$3:$Squadre.C$34]=[.$B9])*([$Squadre.D$3:$Squadre.D$34]=[.$C9]);0);2)&amp;&quot; (&quot;&amp;INDEX([$Squadre.A$3:$Squadre.D$34];MATCH(1;([$Squadre.C$3:$Squadre.C$34]=[.$B9])*([$Squadre.D$3:$Squadre.D$34]=[.$C9]);0);1)&amp;&quot;)&quot;;&quot;DA SISTEMARE&quot;)" office:value-type="string" office:string-value="Puma (6)" calcext:value-type="string">
            <text:p>Puma (6)</text:p>
          </table:table-cell>
          <table:table-cell table:style-name="ce50" table:formula="of:=[.F9]+[.G9]+[.H9]" office:value-type="float" office:value="3" calcext:value-type="float">
            <text:p>3</text:p>
          </table:table-cell>
          <table:table-cell table:style-name="ce50" table:formula="of:=SUMIF([$'Partite Gironi'.$D$3:$'Partite Gironi'.$D$50];[.D9];[$'Partite Gironi'.$H$3:$'Partite Gironi'.$H$50])+SUMIF([$'Partite Gironi'.$F$3:$'Partite Gironi'.$F$50];[.D9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9];[$'Partite Gironi'.$I$3:$'Partite Gironi'.$I$50])+SUMIF([$'Partite Gironi'.$F$3:$'Partite Gironi'.$F$50];[.D9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9];[$'Partite Gironi'.$J$3:$'Partite Gironi'.$J$50])+SUMIF([$'Partite Gironi'.$F$3:$'Partite Gironi'.$F$50];[.D9];[$'Partite Gironi'.$P$3:$'Partite Gironi'.$P$50])" office:value-type="float" office:value="0" calcext:value-type="float">
            <text:p>0</text:p>
          </table:table-cell>
          <table:table-cell table:style-name="ce50" table:formula="of:=2*[.F9]+1*[.G9]+0*[.H9]" office:value-type="float" office:value="4" calcext:value-type="float">
            <text:p>4</text:p>
          </table:table-cell>
          <table:table-cell table:style-name="ce50" table:formula="of:=SUMIF([$'Partite Gironi'.$D$3:$'Partite Gironi'.$D$50];[.D9];[$'Partite Gironi'.$K$3:$'Partite Gironi'.$K$50])+SUMIF([$'Partite Gironi'.$F$3:$'Partite Gironi'.$F$50];[.D9];[$'Partite Gironi'.$Q$3:$'Partite Gironi'.$Q$50])" office:value-type="float" office:value="184" calcext:value-type="float">
            <text:p>184</text:p>
          </table:table-cell>
          <table:table-cell table:style-name="ce50" table:formula="of:=SUMIF([$'Partite Gironi'.$D$3:$'Partite Gironi'.$D$50];[.D9];[$'Partite Gironi'.$L$3:$'Partite Gironi'.$L$50])+SUMIF([$'Partite Gironi'.$F$3:$'Partite Gironi'.$F$50];[.D9];[$'Partite Gironi'.$R$3:$'Partite Gironi'.$R$50])" office:value-type="float" office:value="216" calcext:value-type="float">
            <text:p>216</text:p>
          </table:table-cell>
          <table:table-cell table:style-name="ce50" table:formula="of:=SUMIF([$'Partite Gironi'.$D$3:$'Partite Gironi'.$D$50];[.D9];[$'Partite Gironi'.$M$3:$'Partite Gironi'.$M$50])+SUMIF([$'Partite Gironi'.$F$3:$'Partite Gironi'.$F$50];[.D9];[$'Partite Gironi'.$S$3:$'Partite Gironi'.$S$50])" office:value-type="float" office:value="-32" calcext:value-type="float">
            <text:p>-32</text:p>
          </table:table-cell>
          <table:table-cell table:style-name="ce51" table:formula="of:=[.I9]+(500+0)*10^-3+(500+[.L9])*10^-6" office:value-type="float" office:value="4.500468" calcext:value-type="float">
            <text:p>4,500468</text:p>
          </table:table-cell>
          <table:table-cell table:number-columns-repeated="41"/>
        </table:table-row>
        <table:table-row table:style-name="ro2">
          <table:table-cell table:style-name="ce43" table:formula="of:=COUNTIF([.$M$8:.$M$11];&quot;&gt;=&quot;&amp;[.M10])" office:value-type="float" office:value="1" calcext:value-type="float">
            <text:p>1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10];&quot;ABCDEFGH&quot;;1)&gt;0;INDEX([$Squadre.A$3:$Squadre.D$34];MATCH(1;([$Squadre.C$3:$Squadre.C$34]=[.$B10])*([$Squadre.D$3:$Squadre.D$34]=[.$C10]);0);2)&amp;&quot; (&quot;&amp;INDEX([$Squadre.A$3:$Squadre.D$34];MATCH(1;([$Squadre.C$3:$Squadre.C$34]=[.$B10])*([$Squadre.D$3:$Squadre.D$34]=[.$C10]);0);1)&amp;&quot;)&quot;;&quot;DA SISTEMARE&quot;)" office:value-type="string" office:string-value="Linci (7)" calcext:value-type="string">
            <text:p>Linci (7)</text:p>
          </table:table-cell>
          <table:table-cell table:style-name="ce50" table:formula="of:=[.F10]+[.G10]+[.H10]" office:value-type="float" office:value="3" calcext:value-type="float">
            <text:p>3</text:p>
          </table:table-cell>
          <table:table-cell table:style-name="ce50" table:formula="of:=SUMIF([$'Partite Gironi'.$D$3:$'Partite Gironi'.$D$50];[.D10];[$'Partite Gironi'.$H$3:$'Partite Gironi'.$H$50])+SUMIF([$'Partite Gironi'.$F$3:$'Partite Gironi'.$F$50];[.D10];[$'Partite Gironi'.$N$3:$'Partite Gironi'.$N$50])" office:value-type="float" office:value="3" calcext:value-type="float">
            <text:p>3</text:p>
          </table:table-cell>
          <table:table-cell table:style-name="ce50" table:formula="of:=SUMIF([$'Partite Gironi'.$D$3:$'Partite Gironi'.$D$50];[.D10];[$'Partite Gironi'.$I$3:$'Partite Gironi'.$I$50])+SUMIF([$'Partite Gironi'.$F$3:$'Partite Gironi'.$F$50];[.D10];[$'Partite Gironi'.$O$3:$'Partite Gironi'.$O$50])" office:value-type="float" office:value="0" calcext:value-type="float">
            <text:p>0</text:p>
          </table:table-cell>
          <table:table-cell table:style-name="ce50" table:formula="of:=SUMIF([$'Partite Gironi'.$D$3:$'Partite Gironi'.$D$50];[.D10];[$'Partite Gironi'.$J$3:$'Partite Gironi'.$J$50])+SUMIF([$'Partite Gironi'.$F$3:$'Partite Gironi'.$F$50];[.D10];[$'Partite Gironi'.$P$3:$'Partite Gironi'.$P$50])" office:value-type="float" office:value="0" calcext:value-type="float">
            <text:p>0</text:p>
          </table:table-cell>
          <table:table-cell table:style-name="ce50" table:formula="of:=2*[.F10]+1*[.G10]+0*[.H10]" office:value-type="float" office:value="6" calcext:value-type="float">
            <text:p>6</text:p>
          </table:table-cell>
          <table:table-cell table:style-name="ce50" table:formula="of:=SUMIF([$'Partite Gironi'.$D$3:$'Partite Gironi'.$D$50];[.D10];[$'Partite Gironi'.$K$3:$'Partite Gironi'.$K$50])+SUMIF([$'Partite Gironi'.$F$3:$'Partite Gironi'.$F$50];[.D10];[$'Partite Gironi'.$Q$3:$'Partite Gironi'.$Q$50])" office:value-type="float" office:value="241" calcext:value-type="float">
            <text:p>241</text:p>
          </table:table-cell>
          <table:table-cell table:style-name="ce50" table:formula="of:=SUMIF([$'Partite Gironi'.$D$3:$'Partite Gironi'.$D$50];[.D10];[$'Partite Gironi'.$L$3:$'Partite Gironi'.$L$50])+SUMIF([$'Partite Gironi'.$F$3:$'Partite Gironi'.$F$50];[.D10];[$'Partite Gironi'.$R$3:$'Partite Gironi'.$R$50])" office:value-type="float" office:value="181" calcext:value-type="float">
            <text:p>181</text:p>
          </table:table-cell>
          <table:table-cell table:style-name="ce50" table:formula="of:=SUMIF([$'Partite Gironi'.$D$3:$'Partite Gironi'.$D$50];[.D10];[$'Partite Gironi'.$M$3:$'Partite Gironi'.$M$50])+SUMIF([$'Partite Gironi'.$F$3:$'Partite Gironi'.$F$50];[.D10];[$'Partite Gironi'.$S$3:$'Partite Gironi'.$S$50])" office:value-type="float" office:value="60" calcext:value-type="float">
            <text:p>60</text:p>
          </table:table-cell>
          <table:table-cell table:style-name="ce51" table:formula="of:=[.I10]+(500+0)*10^-3+(500+[.L10])*10^-6" office:value-type="float" office:value="6.50056" calcext:value-type="float">
            <text:p>6,500560</text:p>
          </table:table-cell>
          <table:table-cell table:number-columns-repeated="41"/>
        </table:table-row>
        <table:table-row table:style-name="ro2">
          <table:table-cell table:style-name="ce43" table:formula="of:=COUNTIF([.$M$8:.$M$11];&quot;&gt;=&quot;&amp;[.M11])" office:value-type="float" office:value="2" calcext:value-type="float">
            <text:p>2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11];&quot;ABCDEFGH&quot;;1)&gt;0;INDEX([$Squadre.A$3:$Squadre.D$34];MATCH(1;([$Squadre.C$3:$Squadre.C$34]=[.$B11])*([$Squadre.D$3:$Squadre.D$34]=[.$C11]);0);2)&amp;&quot; (&quot;&amp;INDEX([$Squadre.A$3:$Squadre.D$34];MATCH(1;([$Squadre.C$3:$Squadre.C$34]=[.$B11])*([$Squadre.D$3:$Squadre.D$34]=[.$C11]);0);1)&amp;&quot;)&quot;;&quot;DA SISTEMARE&quot;)" office:value-type="string" office:string-value="Serval (8)" calcext:value-type="string">
            <text:p>Serval (8)</text:p>
          </table:table-cell>
          <table:table-cell table:style-name="ce50" table:formula="of:=[.F11]+[.G11]+[.H11]" office:value-type="float" office:value="3" calcext:value-type="float">
            <text:p>3</text:p>
          </table:table-cell>
          <table:table-cell table:style-name="ce50" table:formula="of:=SUMIF([$'Partite Gironi'.$D$3:$'Partite Gironi'.$D$50];[.D11];[$'Partite Gironi'.$H$3:$'Partite Gironi'.$H$50])+SUMIF([$'Partite Gironi'.$F$3:$'Partite Gironi'.$F$50];[.D11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11];[$'Partite Gironi'.$I$3:$'Partite Gironi'.$I$50])+SUMIF([$'Partite Gironi'.$F$3:$'Partite Gironi'.$F$50];[.D11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11];[$'Partite Gironi'.$J$3:$'Partite Gironi'.$J$50])+SUMIF([$'Partite Gironi'.$F$3:$'Partite Gironi'.$F$50];[.D11];[$'Partite Gironi'.$P$3:$'Partite Gironi'.$P$50])" office:value-type="float" office:value="0" calcext:value-type="float">
            <text:p>0</text:p>
          </table:table-cell>
          <table:table-cell table:style-name="ce50" table:formula="of:=2*[.F11]+1*[.G11]+0*[.H11]" office:value-type="float" office:value="5" calcext:value-type="float">
            <text:p>5</text:p>
          </table:table-cell>
          <table:table-cell table:style-name="ce50" table:formula="of:=SUMIF([$'Partite Gironi'.$D$3:$'Partite Gironi'.$D$50];[.D11];[$'Partite Gironi'.$K$3:$'Partite Gironi'.$K$50])+SUMIF([$'Partite Gironi'.$F$3:$'Partite Gironi'.$F$50];[.D11];[$'Partite Gironi'.$Q$3:$'Partite Gironi'.$Q$50])" office:value-type="float" office:value="224" calcext:value-type="float">
            <text:p>224</text:p>
          </table:table-cell>
          <table:table-cell table:style-name="ce50" table:formula="of:=SUMIF([$'Partite Gironi'.$D$3:$'Partite Gironi'.$D$50];[.D11];[$'Partite Gironi'.$L$3:$'Partite Gironi'.$L$50])+SUMIF([$'Partite Gironi'.$F$3:$'Partite Gironi'.$F$50];[.D11];[$'Partite Gironi'.$R$3:$'Partite Gironi'.$R$50])" office:value-type="float" office:value="209" calcext:value-type="float">
            <text:p>209</text:p>
          </table:table-cell>
          <table:table-cell table:style-name="ce50" table:formula="of:=SUMIF([$'Partite Gironi'.$D$3:$'Partite Gironi'.$D$50];[.D11];[$'Partite Gironi'.$M$3:$'Partite Gironi'.$M$50])+SUMIF([$'Partite Gironi'.$F$3:$'Partite Gironi'.$F$50];[.D11];[$'Partite Gironi'.$S$3:$'Partite Gironi'.$S$50])" office:value-type="float" office:value="15" calcext:value-type="float">
            <text:p>15</text:p>
          </table:table-cell>
          <table:table-cell table:style-name="ce51" table:formula="of:=[.I11]+(500+0)*10^-3+(500+[.L11])*10^-6" office:value-type="float" office:value="5.500515" calcext:value-type="float">
            <text:p>5,500515</text:p>
          </table:table-cell>
          <table:table-cell table:number-columns-repeated="41"/>
        </table:table-row>
        <table:table-row table:style-name="ro1">
          <table:table-cell table:number-columns-repeated="54"/>
        </table:table-row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14:.$M$17];&quot;&gt;=&quot;&amp;[.M14])" office:value-type="float" office:value="3" calcext:value-type="float">
            <text:p>3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14];&quot;ABCDEFGH&quot;;1)&gt;0;INDEX([$Squadre.A$3:$Squadre.D$34];MATCH(1;([$Squadre.C$3:$Squadre.C$34]=[.$B14])*([$Squadre.D$3:$Squadre.D$34]=[.$C14]);0);2)&amp;&quot; (&quot;&amp;INDEX([$Squadre.A$3:$Squadre.D$34];MATCH(1;([$Squadre.C$3:$Squadre.C$34]=[.$B14])*([$Squadre.D$3:$Squadre.D$34]=[.$C14]);0);1)&amp;&quot;)&quot;;&quot;DA SISTEMARE&quot;)" office:value-type="string" office:string-value="Elefanti (9)" calcext:value-type="string">
            <text:p>Elefanti (9)</text:p>
          </table:table-cell>
          <table:table-cell table:style-name="ce50" table:formula="of:=[.F14]+[.G14]+[.H14]" office:value-type="float" office:value="3" calcext:value-type="float">
            <text:p>3</text:p>
          </table:table-cell>
          <table:table-cell table:style-name="ce50" table:formula="of:=SUMIF([$'Partite Gironi'.$D$3:$'Partite Gironi'.$D$50];[.D14];[$'Partite Gironi'.$H$3:$'Partite Gironi'.$H$50])+SUMIF([$'Partite Gironi'.$F$3:$'Partite Gironi'.$F$50];[.D14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14];[$'Partite Gironi'.$I$3:$'Partite Gironi'.$I$50])+SUMIF([$'Partite Gironi'.$F$3:$'Partite Gironi'.$F$50];[.D14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14];[$'Partite Gironi'.$J$3:$'Partite Gironi'.$J$50])+SUMIF([$'Partite Gironi'.$F$3:$'Partite Gironi'.$F$50];[.D14];[$'Partite Gironi'.$P$3:$'Partite Gironi'.$P$50])" office:value-type="float" office:value="0" calcext:value-type="float">
            <text:p>0</text:p>
          </table:table-cell>
          <table:table-cell table:style-name="ce50" table:formula="of:=2*[.F14]+1*[.G14]+0*[.H14]" office:value-type="float" office:value="4" calcext:value-type="float">
            <text:p>4</text:p>
          </table:table-cell>
          <table:table-cell table:style-name="ce50" table:formula="of:=SUMIF([$'Partite Gironi'.$D$3:$'Partite Gironi'.$D$50];[.D14];[$'Partite Gironi'.$K$3:$'Partite Gironi'.$K$50])+SUMIF([$'Partite Gironi'.$F$3:$'Partite Gironi'.$F$50];[.D14];[$'Partite Gironi'.$Q$3:$'Partite Gironi'.$Q$50])" office:value-type="float" office:value="154" calcext:value-type="float">
            <text:p>154</text:p>
          </table:table-cell>
          <table:table-cell table:style-name="ce50" table:formula="of:=SUMIF([$'Partite Gironi'.$D$3:$'Partite Gironi'.$D$50];[.D14];[$'Partite Gironi'.$L$3:$'Partite Gironi'.$L$50])+SUMIF([$'Partite Gironi'.$F$3:$'Partite Gironi'.$F$50];[.D14];[$'Partite Gironi'.$R$3:$'Partite Gironi'.$R$50])" office:value-type="float" office:value="237" calcext:value-type="float">
            <text:p>237</text:p>
          </table:table-cell>
          <table:table-cell table:style-name="ce50" table:formula="of:=SUMIF([$'Partite Gironi'.$D$3:$'Partite Gironi'.$D$50];[.D14];[$'Partite Gironi'.$M$3:$'Partite Gironi'.$M$50])+SUMIF([$'Partite Gironi'.$F$3:$'Partite Gironi'.$F$50];[.D14];[$'Partite Gironi'.$S$3:$'Partite Gironi'.$S$50])" office:value-type="float" office:value="-83" calcext:value-type="float">
            <text:p>-83</text:p>
          </table:table-cell>
          <table:table-cell table:style-name="ce51" table:formula="of:=[.I14]+(500+0)*10^-3+(500+[.L14])*10^-6" office:value-type="float" office:value="4.500417" calcext:value-type="float">
            <text:p>4,500417</text:p>
          </table:table-cell>
          <table:table-cell table:number-columns-repeated="41"/>
        </table:table-row>
        <table:table-row table:style-name="ro2">
          <table:table-cell table:style-name="ce43" table:formula="of:=COUNTIF([.$M$14:.$M$17];&quot;&gt;=&quot;&amp;[.M15])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15];&quot;ABCDEFGH&quot;;1)&gt;0;INDEX([$Squadre.A$3:$Squadre.D$34];MATCH(1;([$Squadre.C$3:$Squadre.C$34]=[.$B15])*([$Squadre.D$3:$Squadre.D$34]=[.$C15]);0);2)&amp;&quot; (&quot;&amp;INDEX([$Squadre.A$3:$Squadre.D$34];MATCH(1;([$Squadre.C$3:$Squadre.C$34]=[.$B15])*([$Squadre.D$3:$Squadre.D$34]=[.$C15]);0);1)&amp;&quot;)&quot;;&quot;DA SISTEMARE&quot;)" office:value-type="string" office:string-value="Giraffe (10)" calcext:value-type="string">
            <text:p>Giraffe (10)</text:p>
          </table:table-cell>
          <table:table-cell table:style-name="ce50" table:formula="of:=[.F15]+[.G15]+[.H15]" office:value-type="float" office:value="3" calcext:value-type="float">
            <text:p>3</text:p>
          </table:table-cell>
          <table:table-cell table:style-name="ce50" table:formula="of:=SUMIF([$'Partite Gironi'.$D$3:$'Partite Gironi'.$D$50];[.D15];[$'Partite Gironi'.$H$3:$'Partite Gironi'.$H$50])+SUMIF([$'Partite Gironi'.$F$3:$'Partite Gironi'.$F$50];[.D15];[$'Partite Gironi'.$N$3:$'Partite Gironi'.$N$50])" office:value-type="float" office:value="3" calcext:value-type="float">
            <text:p>3</text:p>
          </table:table-cell>
          <table:table-cell table:style-name="ce50" table:formula="of:=SUMIF([$'Partite Gironi'.$D$3:$'Partite Gironi'.$D$50];[.D15];[$'Partite Gironi'.$I$3:$'Partite Gironi'.$I$50])+SUMIF([$'Partite Gironi'.$F$3:$'Partite Gironi'.$F$50];[.D15];[$'Partite Gironi'.$O$3:$'Partite Gironi'.$O$50])" office:value-type="float" office:value="0" calcext:value-type="float">
            <text:p>0</text:p>
          </table:table-cell>
          <table:table-cell table:style-name="ce50" table:formula="of:=SUMIF([$'Partite Gironi'.$D$3:$'Partite Gironi'.$D$50];[.D15];[$'Partite Gironi'.$J$3:$'Partite Gironi'.$J$50])+SUMIF([$'Partite Gironi'.$F$3:$'Partite Gironi'.$F$50];[.D15];[$'Partite Gironi'.$P$3:$'Partite Gironi'.$P$50])" office:value-type="float" office:value="0" calcext:value-type="float">
            <text:p>0</text:p>
          </table:table-cell>
          <table:table-cell table:style-name="ce50" table:formula="of:=2*[.F15]+1*[.G15]+0*[.H15]" office:value-type="float" office:value="6" calcext:value-type="float">
            <text:p>6</text:p>
          </table:table-cell>
          <table:table-cell table:style-name="ce50" table:formula="of:=SUMIF([$'Partite Gironi'.$D$3:$'Partite Gironi'.$D$50];[.D15];[$'Partite Gironi'.$K$3:$'Partite Gironi'.$K$50])+SUMIF([$'Partite Gironi'.$F$3:$'Partite Gironi'.$F$50];[.D15];[$'Partite Gironi'.$Q$3:$'Partite Gironi'.$Q$50])" office:value-type="float" office:value="258" calcext:value-type="float">
            <text:p>258</text:p>
          </table:table-cell>
          <table:table-cell table:style-name="ce50" table:formula="of:=SUMIF([$'Partite Gironi'.$D$3:$'Partite Gironi'.$D$50];[.D15];[$'Partite Gironi'.$L$3:$'Partite Gironi'.$L$50])+SUMIF([$'Partite Gironi'.$F$3:$'Partite Gironi'.$F$50];[.D15];[$'Partite Gironi'.$R$3:$'Partite Gironi'.$R$50])" office:value-type="float" office:value="154" calcext:value-type="float">
            <text:p>154</text:p>
          </table:table-cell>
          <table:table-cell table:style-name="ce50" table:formula="of:=SUMIF([$'Partite Gironi'.$D$3:$'Partite Gironi'.$D$50];[.D15];[$'Partite Gironi'.$M$3:$'Partite Gironi'.$M$50])+SUMIF([$'Partite Gironi'.$F$3:$'Partite Gironi'.$F$50];[.D15];[$'Partite Gironi'.$S$3:$'Partite Gironi'.$S$50])" office:value-type="float" office:value="104" calcext:value-type="float">
            <text:p>104</text:p>
          </table:table-cell>
          <table:table-cell table:style-name="ce51" table:formula="of:=[.I15]+(500+0)*10^-3+(500+[.L15])*10^-6" office:value-type="float" office:value="6.500604" calcext:value-type="float">
            <text:p>6,500604</text:p>
          </table:table-cell>
          <table:table-cell table:number-columns-repeated="41"/>
        </table:table-row>
        <table:table-row table:style-name="ro2">
          <table:table-cell table:style-name="ce43" table:formula="of:=COUNTIF([.$M$14:.$M$17];&quot;&gt;=&quot;&amp;[.M16])" office:value-type="float" office:value="2" calcext:value-type="float">
            <text:p>2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16];&quot;ABCDEFGH&quot;;1)&gt;0;INDEX([$Squadre.A$3:$Squadre.D$34];MATCH(1;([$Squadre.C$3:$Squadre.C$34]=[.$B16])*([$Squadre.D$3:$Squadre.D$34]=[.$C16]);0);2)&amp;&quot; (&quot;&amp;INDEX([$Squadre.A$3:$Squadre.D$34];MATCH(1;([$Squadre.C$3:$Squadre.C$34]=[.$B16])*([$Squadre.D$3:$Squadre.D$34]=[.$C16]);0);1)&amp;&quot;)&quot;;&quot;DA SISTEMARE&quot;)" office:value-type="string" office:string-value="Ippopotami (11)" calcext:value-type="string">
            <text:p>Ippopotami (11)</text:p>
          </table:table-cell>
          <table:table-cell table:style-name="ce50" table:formula="of:=[.F16]+[.G16]+[.H16]" office:value-type="float" office:value="3" calcext:value-type="float">
            <text:p>3</text:p>
          </table:table-cell>
          <table:table-cell table:style-name="ce50" table:formula="of:=SUMIF([$'Partite Gironi'.$D$3:$'Partite Gironi'.$D$50];[.D16];[$'Partite Gironi'.$H$3:$'Partite Gironi'.$H$50])+SUMIF([$'Partite Gironi'.$F$3:$'Partite Gironi'.$F$50];[.D16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16];[$'Partite Gironi'.$I$3:$'Partite Gironi'.$I$50])+SUMIF([$'Partite Gironi'.$F$3:$'Partite Gironi'.$F$50];[.D16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16];[$'Partite Gironi'.$J$3:$'Partite Gironi'.$J$50])+SUMIF([$'Partite Gironi'.$F$3:$'Partite Gironi'.$F$50];[.D16];[$'Partite Gironi'.$P$3:$'Partite Gironi'.$P$50])" office:value-type="float" office:value="0" calcext:value-type="float">
            <text:p>0</text:p>
          </table:table-cell>
          <table:table-cell table:style-name="ce50" table:formula="of:=2*[.F16]+1*[.G16]+0*[.H16]" office:value-type="float" office:value="5" calcext:value-type="float">
            <text:p>5</text:p>
          </table:table-cell>
          <table:table-cell table:style-name="ce50" table:formula="of:=SUMIF([$'Partite Gironi'.$D$3:$'Partite Gironi'.$D$50];[.D16];[$'Partite Gironi'.$K$3:$'Partite Gironi'.$K$50])+SUMIF([$'Partite Gironi'.$F$3:$'Partite Gironi'.$F$50];[.D16];[$'Partite Gironi'.$Q$3:$'Partite Gironi'.$Q$50])" office:value-type="float" office:value="280" calcext:value-type="float">
            <text:p>280</text:p>
          </table:table-cell>
          <table:table-cell table:style-name="ce50" table:formula="of:=SUMIF([$'Partite Gironi'.$D$3:$'Partite Gironi'.$D$50];[.D16];[$'Partite Gironi'.$L$3:$'Partite Gironi'.$L$50])+SUMIF([$'Partite Gironi'.$F$3:$'Partite Gironi'.$F$50];[.D16];[$'Partite Gironi'.$R$3:$'Partite Gironi'.$R$50])" office:value-type="float" office:value="189" calcext:value-type="float">
            <text:p>189</text:p>
          </table:table-cell>
          <table:table-cell table:style-name="ce50" table:formula="of:=SUMIF([$'Partite Gironi'.$D$3:$'Partite Gironi'.$D$50];[.D16];[$'Partite Gironi'.$M$3:$'Partite Gironi'.$M$50])+SUMIF([$'Partite Gironi'.$F$3:$'Partite Gironi'.$F$50];[.D16];[$'Partite Gironi'.$S$3:$'Partite Gironi'.$S$50])" office:value-type="float" office:value="91" calcext:value-type="float">
            <text:p>91</text:p>
          </table:table-cell>
          <table:table-cell table:style-name="ce51" table:formula="of:=[.I16]+(500+0)*10^-3+(500+[.L16])*10^-6" office:value-type="float" office:value="5.500591" calcext:value-type="float">
            <text:p>5,500591</text:p>
          </table:table-cell>
          <table:table-cell table:number-columns-repeated="41"/>
        </table:table-row>
        <table:table-row table:style-name="ro2">
          <table:table-cell table:style-name="ce43" table:formula="of:=COUNTIF([.$M$14:.$M$17];&quot;&gt;=&quot;&amp;[.M17])" office:value-type="float" office:value="4" calcext:value-type="float">
            <text:p>4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17];&quot;ABCDEFGH&quot;;1)&gt;0;INDEX([$Squadre.A$3:$Squadre.D$34];MATCH(1;([$Squadre.C$3:$Squadre.C$34]=[.$B17])*([$Squadre.D$3:$Squadre.D$34]=[.$C17]);0);2)&amp;&quot; (&quot;&amp;INDEX([$Squadre.A$3:$Squadre.D$34];MATCH(1;([$Squadre.C$3:$Squadre.C$34]=[.$B17])*([$Squadre.D$3:$Squadre.D$34]=[.$C17]);0);1)&amp;&quot;)&quot;;&quot;DA SISTEMARE&quot;)" office:value-type="string" office:string-value="Iguane (12)" calcext:value-type="string">
            <text:p>Iguane (12)</text:p>
          </table:table-cell>
          <table:table-cell table:style-name="ce50" table:formula="of:=[.F17]+[.G17]+[.H17]" office:value-type="float" office:value="3" calcext:value-type="float">
            <text:p>3</text:p>
          </table:table-cell>
          <table:table-cell table:style-name="ce50" table:formula="of:=SUMIF([$'Partite Gironi'.$D$3:$'Partite Gironi'.$D$50];[.D17];[$'Partite Gironi'.$H$3:$'Partite Gironi'.$H$50])+SUMIF([$'Partite Gironi'.$F$3:$'Partite Gironi'.$F$50];[.D17];[$'Partite Gironi'.$N$3:$'Partite Gironi'.$N$50])" office:value-type="float" office:value="0" calcext:value-type="float">
            <text:p>0</text:p>
          </table:table-cell>
          <table:table-cell table:style-name="ce50" table:formula="of:=SUMIF([$'Partite Gironi'.$D$3:$'Partite Gironi'.$D$50];[.D17];[$'Partite Gironi'.$I$3:$'Partite Gironi'.$I$50])+SUMIF([$'Partite Gironi'.$F$3:$'Partite Gironi'.$F$50];[.D17];[$'Partite Gironi'.$O$3:$'Partite Gironi'.$O$50])" office:value-type="float" office:value="3" calcext:value-type="float">
            <text:p>3</text:p>
          </table:table-cell>
          <table:table-cell table:style-name="ce50" table:formula="of:=SUMIF([$'Partite Gironi'.$D$3:$'Partite Gironi'.$D$50];[.D17];[$'Partite Gironi'.$J$3:$'Partite Gironi'.$J$50])+SUMIF([$'Partite Gironi'.$F$3:$'Partite Gironi'.$F$50];[.D17];[$'Partite Gironi'.$P$3:$'Partite Gironi'.$P$50])" office:value-type="float" office:value="0" calcext:value-type="float">
            <text:p>0</text:p>
          </table:table-cell>
          <table:table-cell table:style-name="ce50" table:formula="of:=2*[.F17]+1*[.G17]+0*[.H17]" office:value-type="float" office:value="3" calcext:value-type="float">
            <text:p>3</text:p>
          </table:table-cell>
          <table:table-cell table:style-name="ce50" table:formula="of:=SUMIF([$'Partite Gironi'.$D$3:$'Partite Gironi'.$D$50];[.D17];[$'Partite Gironi'.$K$3:$'Partite Gironi'.$K$50])+SUMIF([$'Partite Gironi'.$F$3:$'Partite Gironi'.$F$50];[.D17];[$'Partite Gironi'.$Q$3:$'Partite Gironi'.$Q$50])" office:value-type="float" office:value="101" calcext:value-type="float">
            <text:p>101</text:p>
          </table:table-cell>
          <table:table-cell table:style-name="ce50" table:formula="of:=SUMIF([$'Partite Gironi'.$D$3:$'Partite Gironi'.$D$50];[.D17];[$'Partite Gironi'.$L$3:$'Partite Gironi'.$L$50])+SUMIF([$'Partite Gironi'.$F$3:$'Partite Gironi'.$F$50];[.D17];[$'Partite Gironi'.$R$3:$'Partite Gironi'.$R$50])" office:value-type="float" office:value="213" calcext:value-type="float">
            <text:p>213</text:p>
          </table:table-cell>
          <table:table-cell table:style-name="ce50" table:formula="of:=SUMIF([$'Partite Gironi'.$D$3:$'Partite Gironi'.$D$50];[.D17];[$'Partite Gironi'.$M$3:$'Partite Gironi'.$M$50])+SUMIF([$'Partite Gironi'.$F$3:$'Partite Gironi'.$F$50];[.D17];[$'Partite Gironi'.$S$3:$'Partite Gironi'.$S$50])" office:value-type="float" office:value="-112" calcext:value-type="float">
            <text:p>-112</text:p>
          </table:table-cell>
          <table:table-cell table:style-name="ce51" table:formula="of:=[.I17]+(500+0)*10^-3+(500+[.L17])*10^-6" office:value-type="float" office:value="3.500388" calcext:value-type="float">
            <text:p>3,500388</text:p>
          </table:table-cell>
          <table:table-cell table:number-columns-repeated="41"/>
        </table:table-row>
        <table:table-row table:style-name="ro1">
          <table:table-cell table:number-columns-repeated="54"/>
        </table:table-row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20:.$M$23];&quot;&gt;=&quot;&amp;[.M20])" office:value-type="float" office:value="3" calcext:value-type="float">
            <text:p>3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20];&quot;ABCDEFGH&quot;;1)&gt;0;INDEX([$Squadre.A$3:$Squadre.D$34];MATCH(1;([$Squadre.C$3:$Squadre.C$34]=[.$B20])*([$Squadre.D$3:$Squadre.D$34]=[.$C20]);0);2)&amp;&quot; (&quot;&amp;INDEX([$Squadre.A$3:$Squadre.D$34];MATCH(1;([$Squadre.C$3:$Squadre.C$34]=[.$B20])*([$Squadre.D$3:$Squadre.D$34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50" table:formula="of:=[.F20]+[.G20]+[.H20]" office:value-type="float" office:value="3" calcext:value-type="float">
            <text:p>3</text:p>
          </table:table-cell>
          <table:table-cell table:style-name="ce50" table:formula="of:=SUMIF([$'Partite Gironi'.$D$3:$'Partite Gironi'.$D$50];[.D20];[$'Partite Gironi'.$H$3:$'Partite Gironi'.$H$50])+SUMIF([$'Partite Gironi'.$F$3:$'Partite Gironi'.$F$50];[.D20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20];[$'Partite Gironi'.$I$3:$'Partite Gironi'.$I$50])+SUMIF([$'Partite Gironi'.$F$3:$'Partite Gironi'.$F$50];[.D20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20];[$'Partite Gironi'.$J$3:$'Partite Gironi'.$J$50])+SUMIF([$'Partite Gironi'.$F$3:$'Partite Gironi'.$F$50];[.D20];[$'Partite Gironi'.$P$3:$'Partite Gironi'.$P$50])" office:value-type="float" office:value="0" calcext:value-type="float">
            <text:p>0</text:p>
          </table:table-cell>
          <table:table-cell table:style-name="ce50" table:formula="of:=2*[.F20]+1*[.G20]+0*[.H20]" office:value-type="float" office:value="4" calcext:value-type="float">
            <text:p>4</text:p>
          </table:table-cell>
          <table:table-cell table:style-name="ce50" table:formula="of:=SUMIF([$'Partite Gironi'.$D$3:$'Partite Gironi'.$D$50];[.D20];[$'Partite Gironi'.$K$3:$'Partite Gironi'.$K$50])+SUMIF([$'Partite Gironi'.$F$3:$'Partite Gironi'.$F$50];[.D20];[$'Partite Gironi'.$Q$3:$'Partite Gironi'.$Q$50])" office:value-type="float" office:value="171" calcext:value-type="float">
            <text:p>171</text:p>
          </table:table-cell>
          <table:table-cell table:style-name="ce50" table:formula="of:=SUMIF([$'Partite Gironi'.$D$3:$'Partite Gironi'.$D$50];[.D20];[$'Partite Gironi'.$L$3:$'Partite Gironi'.$L$50])+SUMIF([$'Partite Gironi'.$F$3:$'Partite Gironi'.$F$50];[.D20];[$'Partite Gironi'.$R$3:$'Partite Gironi'.$R$50])" office:value-type="float" office:value="161" calcext:value-type="float">
            <text:p>161</text:p>
          </table:table-cell>
          <table:table-cell table:style-name="ce50" table:formula="of:=SUMIF([$'Partite Gironi'.$D$3:$'Partite Gironi'.$D$50];[.D20];[$'Partite Gironi'.$M$3:$'Partite Gironi'.$M$50])+SUMIF([$'Partite Gironi'.$F$3:$'Partite Gironi'.$F$50];[.D20];[$'Partite Gironi'.$S$3:$'Partite Gironi'.$S$50])" office:value-type="float" office:value="10" calcext:value-type="float">
            <text:p>10</text:p>
          </table:table-cell>
          <table:table-cell table:style-name="ce51" table:formula="of:=[.I20]+(500+0)*10^-3+(500+[.L20])*10^-6" office:value-type="float" office:value="4.50051" calcext:value-type="float">
            <text:p>4,500510</text:p>
          </table:table-cell>
          <table:table-cell table:number-columns-repeated="41"/>
        </table:table-row>
        <table:table-row table:style-name="ro2">
          <table:table-cell table:style-name="ce43" table:formula="of:=COUNTIF([.$M$20:.$M$23];&quot;&gt;=&quot;&amp;[.M21])" office:value-type="float" office:value="2" calcext:value-type="float">
            <text:p>2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21];&quot;ABCDEFGH&quot;;1)&gt;0;INDEX([$Squadre.A$3:$Squadre.D$34];MATCH(1;([$Squadre.C$3:$Squadre.C$34]=[.$B21])*([$Squadre.D$3:$Squadre.D$34]=[.$C21]);0);2)&amp;&quot; (&quot;&amp;INDEX([$Squadre.A$3:$Squadre.D$34];MATCH(1;([$Squadre.C$3:$Squadre.C$34]=[.$B21])*([$Squadre.D$3:$Squadre.D$34]=[.$C21]);0);1)&amp;&quot;)&quot;;&quot;DA SISTEMARE&quot;)" office:value-type="string" office:string-value="Pitoni (14)" calcext:value-type="string">
            <text:p>Pitoni (14)</text:p>
          </table:table-cell>
          <table:table-cell table:style-name="ce50" table:formula="of:=[.F21]+[.G21]+[.H21]" office:value-type="float" office:value="3" calcext:value-type="float">
            <text:p>3</text:p>
          </table:table-cell>
          <table:table-cell table:style-name="ce50" table:formula="of:=SUMIF([$'Partite Gironi'.$D$3:$'Partite Gironi'.$D$50];[.D21];[$'Partite Gironi'.$H$3:$'Partite Gironi'.$H$50])+SUMIF([$'Partite Gironi'.$F$3:$'Partite Gironi'.$F$50];[.D21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21];[$'Partite Gironi'.$I$3:$'Partite Gironi'.$I$50])+SUMIF([$'Partite Gironi'.$F$3:$'Partite Gironi'.$F$50];[.D21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21];[$'Partite Gironi'.$J$3:$'Partite Gironi'.$J$50])+SUMIF([$'Partite Gironi'.$F$3:$'Partite Gironi'.$F$50];[.D21];[$'Partite Gironi'.$P$3:$'Partite Gironi'.$P$50])" office:value-type="float" office:value="0" calcext:value-type="float">
            <text:p>0</text:p>
          </table:table-cell>
          <table:table-cell table:style-name="ce50" table:formula="of:=2*[.F21]+1*[.G21]+0*[.H21]" office:value-type="float" office:value="5" calcext:value-type="float">
            <text:p>5</text:p>
          </table:table-cell>
          <table:table-cell table:style-name="ce50" table:formula="of:=SUMIF([$'Partite Gironi'.$D$3:$'Partite Gironi'.$D$50];[.D21];[$'Partite Gironi'.$K$3:$'Partite Gironi'.$K$50])+SUMIF([$'Partite Gironi'.$F$3:$'Partite Gironi'.$F$50];[.D21];[$'Partite Gironi'.$Q$3:$'Partite Gironi'.$Q$50])" office:value-type="float" office:value="218" calcext:value-type="float">
            <text:p>218</text:p>
          </table:table-cell>
          <table:table-cell table:style-name="ce50" table:formula="of:=SUMIF([$'Partite Gironi'.$D$3:$'Partite Gironi'.$D$50];[.D21];[$'Partite Gironi'.$L$3:$'Partite Gironi'.$L$50])+SUMIF([$'Partite Gironi'.$F$3:$'Partite Gironi'.$F$50];[.D21];[$'Partite Gironi'.$R$3:$'Partite Gironi'.$R$50])" office:value-type="float" office:value="206" calcext:value-type="float">
            <text:p>206</text:p>
          </table:table-cell>
          <table:table-cell table:style-name="ce50" table:formula="of:=SUMIF([$'Partite Gironi'.$D$3:$'Partite Gironi'.$D$50];[.D21];[$'Partite Gironi'.$M$3:$'Partite Gironi'.$M$50])+SUMIF([$'Partite Gironi'.$F$3:$'Partite Gironi'.$F$50];[.D21];[$'Partite Gironi'.$S$3:$'Partite Gironi'.$S$50])" office:value-type="float" office:value="12" calcext:value-type="float">
            <text:p>12</text:p>
          </table:table-cell>
          <table:table-cell table:style-name="ce51" table:formula="of:=[.I21]+(500+0)*10^-3+(500+[.L21])*10^-6" office:value-type="float" office:value="5.500512" calcext:value-type="float">
            <text:p>5,500512</text:p>
          </table:table-cell>
          <table:table-cell table:number-columns-repeated="41"/>
        </table:table-row>
        <table:table-row table:style-name="ro2">
          <table:table-cell table:style-name="ce43" table:formula="of:=COUNTIF([.$M$20:.$M$23];&quot;&gt;=&quot;&amp;[.M22])" office:value-type="float" office:value="1" calcext:value-type="float">
            <text:p>1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22];&quot;ABCDEFGH&quot;;1)&gt;0;INDEX([$Squadre.A$3:$Squadre.D$34];MATCH(1;([$Squadre.C$3:$Squadre.C$34]=[.$B22])*([$Squadre.D$3:$Squadre.D$34]=[.$C22]);0);2)&amp;&quot; (&quot;&amp;INDEX([$Squadre.A$3:$Squadre.D$34];MATCH(1;([$Squadre.C$3:$Squadre.C$34]=[.$B22])*([$Squadre.D$3:$Squadre.D$34]=[.$C22]);0);1)&amp;&quot;)&quot;;&quot;DA SISTEMARE&quot;)" office:value-type="string" office:string-value="Aquile (15)" calcext:value-type="string">
            <text:p>Aquile (15)</text:p>
          </table:table-cell>
          <table:table-cell table:style-name="ce50" table:formula="of:=[.F22]+[.G22]+[.H22]" office:value-type="float" office:value="3" calcext:value-type="float">
            <text:p>3</text:p>
          </table:table-cell>
          <table:table-cell table:style-name="ce50" table:formula="of:=SUMIF([$'Partite Gironi'.$D$3:$'Partite Gironi'.$D$50];[.D22];[$'Partite Gironi'.$H$3:$'Partite Gironi'.$H$50])+SUMIF([$'Partite Gironi'.$F$3:$'Partite Gironi'.$F$50];[.D22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22];[$'Partite Gironi'.$I$3:$'Partite Gironi'.$I$50])+SUMIF([$'Partite Gironi'.$F$3:$'Partite Gironi'.$F$50];[.D22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22];[$'Partite Gironi'.$J$3:$'Partite Gironi'.$J$50])+SUMIF([$'Partite Gironi'.$F$3:$'Partite Gironi'.$F$50];[.D22];[$'Partite Gironi'.$P$3:$'Partite Gironi'.$P$50])" office:value-type="float" office:value="0" calcext:value-type="float">
            <text:p>0</text:p>
          </table:table-cell>
          <table:table-cell table:style-name="ce50" table:formula="of:=2*[.F22]+1*[.G22]+0*[.H22]" office:value-type="float" office:value="5" calcext:value-type="float">
            <text:p>5</text:p>
          </table:table-cell>
          <table:table-cell table:style-name="ce50" table:formula="of:=SUMIF([$'Partite Gironi'.$D$3:$'Partite Gironi'.$D$50];[.D22];[$'Partite Gironi'.$K$3:$'Partite Gironi'.$K$50])+SUMIF([$'Partite Gironi'.$F$3:$'Partite Gironi'.$F$50];[.D22];[$'Partite Gironi'.$Q$3:$'Partite Gironi'.$Q$50])" office:value-type="float" office:value="154" calcext:value-type="float">
            <text:p>154</text:p>
          </table:table-cell>
          <table:table-cell table:style-name="ce50" table:formula="of:=SUMIF([$'Partite Gironi'.$D$3:$'Partite Gironi'.$D$50];[.D22];[$'Partite Gironi'.$L$3:$'Partite Gironi'.$L$50])+SUMIF([$'Partite Gironi'.$F$3:$'Partite Gironi'.$F$50];[.D22];[$'Partite Gironi'.$R$3:$'Partite Gironi'.$R$50])" office:value-type="float" office:value="140" calcext:value-type="float">
            <text:p>140</text:p>
          </table:table-cell>
          <table:table-cell table:style-name="ce50" table:formula="of:=SUMIF([$'Partite Gironi'.$D$3:$'Partite Gironi'.$D$50];[.D22];[$'Partite Gironi'.$M$3:$'Partite Gironi'.$M$50])+SUMIF([$'Partite Gironi'.$F$3:$'Partite Gironi'.$F$50];[.D22];[$'Partite Gironi'.$S$3:$'Partite Gironi'.$S$50])" office:value-type="float" office:value="14" calcext:value-type="float">
            <text:p>14</text:p>
          </table:table-cell>
          <table:table-cell table:style-name="ce51" table:formula="of:=[.I22]+(500+0)*10^-3+(500+[.L22])*10^-6" office:value-type="float" office:value="5.500514" calcext:value-type="float">
            <text:p>5,500514</text:p>
          </table:table-cell>
          <table:table-cell table:number-columns-repeated="41"/>
        </table:table-row>
        <table:table-row table:style-name="ro2">
          <table:table-cell table:style-name="ce43" table:formula="of:=COUNTIF([.$M$20:.$M$23];&quot;&gt;=&quot;&amp;[.M23])" office:value-type="float" office:value="4" calcext:value-type="float">
            <text:p>4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23];&quot;ABCDEFGH&quot;;1)&gt;0;INDEX([$Squadre.A$3:$Squadre.D$34];MATCH(1;([$Squadre.C$3:$Squadre.C$34]=[.$B23])*([$Squadre.D$3:$Squadre.D$34]=[.$C23]);0);2)&amp;&quot; (&quot;&amp;INDEX([$Squadre.A$3:$Squadre.D$34];MATCH(1;([$Squadre.C$3:$Squadre.C$34]=[.$B23])*([$Squadre.D$3:$Squadre.D$34]=[.$C23]);0);1)&amp;&quot;)&quot;;&quot;DA SISTEMARE&quot;)" office:value-type="string" office:string-value="Falchi (16)" calcext:value-type="string">
            <text:p>Falchi (16)</text:p>
          </table:table-cell>
          <table:table-cell table:style-name="ce50" table:formula="of:=[.F23]+[.G23]+[.H23]" office:value-type="float" office:value="3" calcext:value-type="float">
            <text:p>3</text:p>
          </table:table-cell>
          <table:table-cell table:style-name="ce50" table:formula="of:=SUMIF([$'Partite Gironi'.$D$3:$'Partite Gironi'.$D$50];[.D23];[$'Partite Gironi'.$H$3:$'Partite Gironi'.$H$50])+SUMIF([$'Partite Gironi'.$F$3:$'Partite Gironi'.$F$50];[.D23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23];[$'Partite Gironi'.$I$3:$'Partite Gironi'.$I$50])+SUMIF([$'Partite Gironi'.$F$3:$'Partite Gironi'.$F$50];[.D23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23];[$'Partite Gironi'.$J$3:$'Partite Gironi'.$J$50])+SUMIF([$'Partite Gironi'.$F$3:$'Partite Gironi'.$F$50];[.D23];[$'Partite Gironi'.$P$3:$'Partite Gironi'.$P$50])" office:value-type="float" office:value="0" calcext:value-type="float">
            <text:p>0</text:p>
          </table:table-cell>
          <table:table-cell table:style-name="ce50" table:formula="of:=2*[.F23]+1*[.G23]+0*[.H23]" office:value-type="float" office:value="4" calcext:value-type="float">
            <text:p>4</text:p>
          </table:table-cell>
          <table:table-cell table:style-name="ce50" table:formula="of:=SUMIF([$'Partite Gironi'.$D$3:$'Partite Gironi'.$D$50];[.D23];[$'Partite Gironi'.$K$3:$'Partite Gironi'.$K$50])+SUMIF([$'Partite Gironi'.$F$3:$'Partite Gironi'.$F$50];[.D23];[$'Partite Gironi'.$Q$3:$'Partite Gironi'.$Q$50])" office:value-type="float" office:value="173" calcext:value-type="float">
            <text:p>173</text:p>
          </table:table-cell>
          <table:table-cell table:style-name="ce50" table:formula="of:=SUMIF([$'Partite Gironi'.$D$3:$'Partite Gironi'.$D$50];[.D23];[$'Partite Gironi'.$L$3:$'Partite Gironi'.$L$50])+SUMIF([$'Partite Gironi'.$F$3:$'Partite Gironi'.$F$50];[.D23];[$'Partite Gironi'.$R$3:$'Partite Gironi'.$R$50])" office:value-type="float" office:value="209" calcext:value-type="float">
            <text:p>209</text:p>
          </table:table-cell>
          <table:table-cell table:style-name="ce50" table:formula="of:=SUMIF([$'Partite Gironi'.$D$3:$'Partite Gironi'.$D$50];[.D23];[$'Partite Gironi'.$M$3:$'Partite Gironi'.$M$50])+SUMIF([$'Partite Gironi'.$F$3:$'Partite Gironi'.$F$50];[.D23];[$'Partite Gironi'.$S$3:$'Partite Gironi'.$S$50])" office:value-type="float" office:value="-36" calcext:value-type="float">
            <text:p>-36</text:p>
          </table:table-cell>
          <table:table-cell table:style-name="ce51" table:formula="of:=[.I23]+(500+0)*10^-3+(500+[.L23])*10^-6" office:value-type="float" office:value="4.500464" calcext:value-type="float">
            <text:p>4,500464</text:p>
          </table:table-cell>
          <table:table-cell table:number-columns-repeated="41"/>
        </table:table-row>
        <table:table-row table:style-name="ro1">
          <table:table-cell table:number-columns-repeated="54"/>
        </table:table-row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26:.$M$29];&quot;&gt;=&quot;&amp;[.M26])" office:value-type="float" office:value="3" calcext:value-type="float">
            <text:p>3</text:p>
          </table:table-cell>
          <table:table-cell table:style-name="ce47" office:value-type="string" calcext:value-type="string">
            <text:p>E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26];&quot;ABCDEFGH&quot;;1)&gt;0;INDEX([$Squadre.A$3:$Squadre.D$34];MATCH(1;([$Squadre.C$3:$Squadre.C$34]=[.$B26])*([$Squadre.D$3:$Squadre.D$34]=[.$C26]);0);2)&amp;&quot; (&quot;&amp;INDEX([$Squadre.A$3:$Squadre.D$34];MATCH(1;([$Squadre.C$3:$Squadre.C$34]=[.$B26])*([$Squadre.D$3:$Squadre.D$34]=[.$C26]);0);1)&amp;&quot;)&quot;;&quot;DA SISTEMARE&quot;)" office:value-type="string" office:string-value="Bisonti (17)" calcext:value-type="string">
            <text:p>Bisonti (17)</text:p>
          </table:table-cell>
          <table:table-cell table:style-name="ce50" table:formula="of:=[.F26]+[.G26]+[.H26]" office:value-type="float" office:value="3" calcext:value-type="float">
            <text:p>3</text:p>
          </table:table-cell>
          <table:table-cell table:style-name="ce50" table:formula="of:=SUMIF([$'Partite Gironi'.$D$3:$'Partite Gironi'.$D$50];[.D26];[$'Partite Gironi'.$H$3:$'Partite Gironi'.$H$50])+SUMIF([$'Partite Gironi'.$F$3:$'Partite Gironi'.$F$50];[.D26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26];[$'Partite Gironi'.$I$3:$'Partite Gironi'.$I$50])+SUMIF([$'Partite Gironi'.$F$3:$'Partite Gironi'.$F$50];[.D26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26];[$'Partite Gironi'.$J$3:$'Partite Gironi'.$J$50])+SUMIF([$'Partite Gironi'.$F$3:$'Partite Gironi'.$F$50];[.D26];[$'Partite Gironi'.$P$3:$'Partite Gironi'.$P$50])" office:value-type="float" office:value="0" calcext:value-type="float">
            <text:p>0</text:p>
          </table:table-cell>
          <table:table-cell table:style-name="ce50" table:formula="of:=2*[.F26]+1*[.G26]+0*[.H26]" office:value-type="float" office:value="4" calcext:value-type="float">
            <text:p>4</text:p>
          </table:table-cell>
          <table:table-cell table:style-name="ce50" table:formula="of:=SUMIF([$'Partite Gironi'.$D$3:$'Partite Gironi'.$D$50];[.D26];[$'Partite Gironi'.$K$3:$'Partite Gironi'.$K$50])+SUMIF([$'Partite Gironi'.$F$3:$'Partite Gironi'.$F$50];[.D26];[$'Partite Gironi'.$Q$3:$'Partite Gironi'.$Q$50])" office:value-type="float" office:value="148" calcext:value-type="float">
            <text:p>148</text:p>
          </table:table-cell>
          <table:table-cell table:style-name="ce50" table:formula="of:=SUMIF([$'Partite Gironi'.$D$3:$'Partite Gironi'.$D$50];[.D26];[$'Partite Gironi'.$L$3:$'Partite Gironi'.$L$50])+SUMIF([$'Partite Gironi'.$F$3:$'Partite Gironi'.$F$50];[.D26];[$'Partite Gironi'.$R$3:$'Partite Gironi'.$R$50])" office:value-type="float" office:value="179" calcext:value-type="float">
            <text:p>179</text:p>
          </table:table-cell>
          <table:table-cell table:style-name="ce50" table:formula="of:=SUMIF([$'Partite Gironi'.$D$3:$'Partite Gironi'.$D$50];[.D26];[$'Partite Gironi'.$M$3:$'Partite Gironi'.$M$50])+SUMIF([$'Partite Gironi'.$F$3:$'Partite Gironi'.$F$50];[.D26];[$'Partite Gironi'.$S$3:$'Partite Gironi'.$S$50])" office:value-type="float" office:value="-31" calcext:value-type="float">
            <text:p>-31</text:p>
          </table:table-cell>
          <table:table-cell table:style-name="ce51" table:formula="of:=[.I26]+(500+0)*10^-3+(500+[.L26])*10^-6" office:value-type="float" office:value="4.500469" calcext:value-type="float">
            <text:p>4,500469</text:p>
          </table:table-cell>
          <table:table-cell table:number-columns-repeated="41"/>
        </table:table-row>
        <table:table-row table:style-name="ro2">
          <table:table-cell table:style-name="ce43" table:formula="of:=COUNTIF([.$M$26:.$M$29];&quot;&gt;=&quot;&amp;[.M27])" office:value-type="float" office:value="2" calcext:value-type="float">
            <text:p>2</text:p>
          </table:table-cell>
          <table:table-cell table:style-name="ce47" office:value-type="string" calcext:value-type="string">
            <text:p>E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27];&quot;ABCDEFGH&quot;;1)&gt;0;INDEX([$Squadre.A$3:$Squadre.D$34];MATCH(1;([$Squadre.C$3:$Squadre.C$34]=[.$B27])*([$Squadre.D$3:$Squadre.D$34]=[.$C27]);0);2)&amp;&quot; (&quot;&amp;INDEX([$Squadre.A$3:$Squadre.D$34];MATCH(1;([$Squadre.C$3:$Squadre.C$34]=[.$B27])*([$Squadre.D$3:$Squadre.D$34]=[.$C27]);0);1)&amp;&quot;)&quot;;&quot;DA SISTEMARE&quot;)" office:value-type="string" office:string-value="Bufali (18)" calcext:value-type="string">
            <text:p>Bufali (18)</text:p>
          </table:table-cell>
          <table:table-cell table:style-name="ce50" table:formula="of:=[.F27]+[.G27]+[.H27]" office:value-type="float" office:value="3" calcext:value-type="float">
            <text:p>3</text:p>
          </table:table-cell>
          <table:table-cell table:style-name="ce50" table:formula="of:=SUMIF([$'Partite Gironi'.$D$3:$'Partite Gironi'.$D$50];[.D27];[$'Partite Gironi'.$H$3:$'Partite Gironi'.$H$50])+SUMIF([$'Partite Gironi'.$F$3:$'Partite Gironi'.$F$50];[.D27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27];[$'Partite Gironi'.$I$3:$'Partite Gironi'.$I$50])+SUMIF([$'Partite Gironi'.$F$3:$'Partite Gironi'.$F$50];[.D27];[$'Partite Gironi'.$O$3:$'Partite Gironi'.$O$50])" office:value-type="float" office:value="0" calcext:value-type="float">
            <text:p>0</text:p>
          </table:table-cell>
          <table:table-cell table:style-name="ce50" table:formula="of:=SUMIF([$'Partite Gironi'.$D$3:$'Partite Gironi'.$D$50];[.D27];[$'Partite Gironi'.$J$3:$'Partite Gironi'.$J$50])+SUMIF([$'Partite Gironi'.$F$3:$'Partite Gironi'.$F$50];[.D27];[$'Partite Gironi'.$P$3:$'Partite Gironi'.$P$50])" office:value-type="float" office:value="1" calcext:value-type="float">
            <text:p>1</text:p>
          </table:table-cell>
          <table:table-cell table:style-name="ce50" table:formula="of:=2*[.F27]+1*[.G27]+0*[.H27]" office:value-type="float" office:value="4" calcext:value-type="float">
            <text:p>4</text:p>
          </table:table-cell>
          <table:table-cell table:style-name="ce50" table:formula="of:=SUMIF([$'Partite Gironi'.$D$3:$'Partite Gironi'.$D$50];[.D27];[$'Partite Gironi'.$K$3:$'Partite Gironi'.$K$50])+SUMIF([$'Partite Gironi'.$F$3:$'Partite Gironi'.$F$50];[.D27];[$'Partite Gironi'.$Q$3:$'Partite Gironi'.$Q$50])" office:value-type="float" office:value="163" calcext:value-type="float">
            <text:p>163</text:p>
          </table:table-cell>
          <table:table-cell table:style-name="ce50" table:formula="of:=SUMIF([$'Partite Gironi'.$D$3:$'Partite Gironi'.$D$50];[.D27];[$'Partite Gironi'.$L$3:$'Partite Gironi'.$L$50])+SUMIF([$'Partite Gironi'.$F$3:$'Partite Gironi'.$F$50];[.D27];[$'Partite Gironi'.$R$3:$'Partite Gironi'.$R$50])" office:value-type="float" office:value="155" calcext:value-type="float">
            <text:p>155</text:p>
          </table:table-cell>
          <table:table-cell table:style-name="ce50" table:formula="of:=SUMIF([$'Partite Gironi'.$D$3:$'Partite Gironi'.$D$50];[.D27];[$'Partite Gironi'.$M$3:$'Partite Gironi'.$M$50])+SUMIF([$'Partite Gironi'.$F$3:$'Partite Gironi'.$F$50];[.D27];[$'Partite Gironi'.$S$3:$'Partite Gironi'.$S$50])" office:value-type="float" office:value="8" calcext:value-type="float">
            <text:p>8</text:p>
          </table:table-cell>
          <table:table-cell table:style-name="ce51" table:formula="of:=[.I27]+(500+0)*10^-3+(500+[.L27])*10^-6" office:value-type="float" office:value="4.500508" calcext:value-type="float">
            <text:p>4,500508</text:p>
          </table:table-cell>
          <table:table-cell table:number-columns-repeated="41"/>
        </table:table-row>
        <table:table-row table:style-name="ro2">
          <table:table-cell table:style-name="ce43" table:formula="of:=COUNTIF([.$M$26:.$M$29];&quot;&gt;=&quot;&amp;[.M28])" office:value-type="float" office:value="4" calcext:value-type="float">
            <text:p>4</text:p>
          </table:table-cell>
          <table:table-cell table:style-name="ce47" office:value-type="string" calcext:value-type="string">
            <text:p>E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28];&quot;ABCDEFGH&quot;;1)&gt;0;INDEX([$Squadre.A$3:$Squadre.D$34];MATCH(1;([$Squadre.C$3:$Squadre.C$34]=[.$B28])*([$Squadre.D$3:$Squadre.D$34]=[.$C28]);0);2)&amp;&quot; (&quot;&amp;INDEX([$Squadre.A$3:$Squadre.D$34];MATCH(1;([$Squadre.C$3:$Squadre.C$34]=[.$B28])*([$Squadre.D$3:$Squadre.D$34]=[.$C28]);0);1)&amp;&quot;)&quot;;&quot;DA SISTEMARE&quot;)" office:value-type="string" office:string-value="Cervi (19)" calcext:value-type="string">
            <text:p>Cervi (19)</text:p>
          </table:table-cell>
          <table:table-cell table:style-name="ce50" table:formula="of:=[.F28]+[.G28]+[.H28]" office:value-type="float" office:value="3" calcext:value-type="float">
            <text:p>3</text:p>
          </table:table-cell>
          <table:table-cell table:style-name="ce50" table:formula="of:=SUMIF([$'Partite Gironi'.$D$3:$'Partite Gironi'.$D$50];[.D28];[$'Partite Gironi'.$H$3:$'Partite Gironi'.$H$50])+SUMIF([$'Partite Gironi'.$F$3:$'Partite Gironi'.$F$50];[.D28];[$'Partite Gironi'.$N$3:$'Partite Gironi'.$N$50])" office:value-type="float" office:value="0" calcext:value-type="float">
            <text:p>0</text:p>
          </table:table-cell>
          <table:table-cell table:style-name="ce50" table:formula="of:=SUMIF([$'Partite Gironi'.$D$3:$'Partite Gironi'.$D$50];[.D28];[$'Partite Gironi'.$I$3:$'Partite Gironi'.$I$50])+SUMIF([$'Partite Gironi'.$F$3:$'Partite Gironi'.$F$50];[.D28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28];[$'Partite Gironi'.$J$3:$'Partite Gironi'.$J$50])+SUMIF([$'Partite Gironi'.$F$3:$'Partite Gironi'.$F$50];[.D28];[$'Partite Gironi'.$P$3:$'Partite Gironi'.$P$50])" office:value-type="float" office:value="2" calcext:value-type="float">
            <text:p>2</text:p>
          </table:table-cell>
          <table:table-cell table:style-name="ce50" table:formula="of:=2*[.F28]+1*[.G28]+0*[.H28]" office:value-type="float" office:value="1" calcext:value-type="float">
            <text:p>1</text:p>
          </table:table-cell>
          <table:table-cell table:style-name="ce50" table:formula="of:=SUMIF([$'Partite Gironi'.$D$3:$'Partite Gironi'.$D$50];[.D28];[$'Partite Gironi'.$K$3:$'Partite Gironi'.$K$50])+SUMIF([$'Partite Gironi'.$F$3:$'Partite Gironi'.$F$50];[.D28];[$'Partite Gironi'.$Q$3:$'Partite Gironi'.$Q$50])" office:value-type="float" office:value="49" calcext:value-type="float">
            <text:p>49</text:p>
          </table:table-cell>
          <table:table-cell table:style-name="ce50" table:formula="of:=SUMIF([$'Partite Gironi'.$D$3:$'Partite Gironi'.$D$50];[.D28];[$'Partite Gironi'.$L$3:$'Partite Gironi'.$L$50])+SUMIF([$'Partite Gironi'.$F$3:$'Partite Gironi'.$F$50];[.D28];[$'Partite Gironi'.$R$3:$'Partite Gironi'.$R$50])" office:value-type="float" office:value="106" calcext:value-type="float">
            <text:p>106</text:p>
          </table:table-cell>
          <table:table-cell table:style-name="ce50" table:formula="of:=SUMIF([$'Partite Gironi'.$D$3:$'Partite Gironi'.$D$50];[.D28];[$'Partite Gironi'.$M$3:$'Partite Gironi'.$M$50])+SUMIF([$'Partite Gironi'.$F$3:$'Partite Gironi'.$F$50];[.D28];[$'Partite Gironi'.$S$3:$'Partite Gironi'.$S$50])" office:value-type="float" office:value="-57" calcext:value-type="float">
            <text:p>-57</text:p>
          </table:table-cell>
          <table:table-cell table:style-name="ce51" table:formula="of:=[.I28]+(500+0)*10^-3+(500+[.L28])*10^-6" office:value-type="float" office:value="1.500443" calcext:value-type="float">
            <text:p>1,500443</text:p>
          </table:table-cell>
          <table:table-cell table:number-columns-repeated="41"/>
        </table:table-row>
        <table:table-row table:style-name="ro2">
          <table:table-cell table:style-name="ce43" table:formula="of:=COUNTIF([.$M$26:.$M$29];&quot;&gt;=&quot;&amp;[.M29])" office:value-type="float" office:value="1" calcext:value-type="float">
            <text:p>1</text:p>
          </table:table-cell>
          <table:table-cell table:style-name="ce47" office:value-type="string" calcext:value-type="string">
            <text:p>E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29];&quot;ABCDEFGH&quot;;1)&gt;0;INDEX([$Squadre.A$3:$Squadre.D$34];MATCH(1;([$Squadre.C$3:$Squadre.C$34]=[.$B29])*([$Squadre.D$3:$Squadre.D$34]=[.$C29]);0);2)&amp;&quot; (&quot;&amp;INDEX([$Squadre.A$3:$Squadre.D$34];MATCH(1;([$Squadre.C$3:$Squadre.C$34]=[.$B29])*([$Squadre.D$3:$Squadre.D$34]=[.$C29]);0);1)&amp;&quot;)&quot;;&quot;DA SISTEMARE&quot;)" office:value-type="string" office:string-value="Cinghiali (20)" calcext:value-type="string">
            <text:p>Cinghiali (20)</text:p>
          </table:table-cell>
          <table:table-cell table:style-name="ce50" table:formula="of:=[.F29]+[.G29]+[.H29]" office:value-type="float" office:value="3" calcext:value-type="float">
            <text:p>3</text:p>
          </table:table-cell>
          <table:table-cell table:style-name="ce50" table:formula="of:=SUMIF([$'Partite Gironi'.$D$3:$'Partite Gironi'.$D$50];[.D29];[$'Partite Gironi'.$H$3:$'Partite Gironi'.$H$50])+SUMIF([$'Partite Gironi'.$F$3:$'Partite Gironi'.$F$50];[.D29];[$'Partite Gironi'.$N$3:$'Partite Gironi'.$N$50])" office:value-type="float" office:value="3" calcext:value-type="float">
            <text:p>3</text:p>
          </table:table-cell>
          <table:table-cell table:style-name="ce50" table:formula="of:=SUMIF([$'Partite Gironi'.$D$3:$'Partite Gironi'.$D$50];[.D29];[$'Partite Gironi'.$I$3:$'Partite Gironi'.$I$50])+SUMIF([$'Partite Gironi'.$F$3:$'Partite Gironi'.$F$50];[.D29];[$'Partite Gironi'.$O$3:$'Partite Gironi'.$O$50])" office:value-type="float" office:value="0" calcext:value-type="float">
            <text:p>0</text:p>
          </table:table-cell>
          <table:table-cell table:style-name="ce50" table:formula="of:=SUMIF([$'Partite Gironi'.$D$3:$'Partite Gironi'.$D$50];[.D29];[$'Partite Gironi'.$J$3:$'Partite Gironi'.$J$50])+SUMIF([$'Partite Gironi'.$F$3:$'Partite Gironi'.$F$50];[.D29];[$'Partite Gironi'.$P$3:$'Partite Gironi'.$P$50])" office:value-type="float" office:value="0" calcext:value-type="float">
            <text:p>0</text:p>
          </table:table-cell>
          <table:table-cell table:style-name="ce50" table:formula="of:=2*[.F29]+1*[.G29]+0*[.H29]" office:value-type="float" office:value="6" calcext:value-type="float">
            <text:p>6</text:p>
          </table:table-cell>
          <table:table-cell table:style-name="ce50" table:formula="of:=SUMIF([$'Partite Gironi'.$D$3:$'Partite Gironi'.$D$50];[.D29];[$'Partite Gironi'.$K$3:$'Partite Gironi'.$K$50])+SUMIF([$'Partite Gironi'.$F$3:$'Partite Gironi'.$F$50];[.D29];[$'Partite Gironi'.$Q$3:$'Partite Gironi'.$Q$50])" office:value-type="float" office:value="122" calcext:value-type="float">
            <text:p>122</text:p>
          </table:table-cell>
          <table:table-cell table:style-name="ce50" table:formula="of:=SUMIF([$'Partite Gironi'.$D$3:$'Partite Gironi'.$D$50];[.D29];[$'Partite Gironi'.$L$3:$'Partite Gironi'.$L$50])+SUMIF([$'Partite Gironi'.$F$3:$'Partite Gironi'.$F$50];[.D29];[$'Partite Gironi'.$R$3:$'Partite Gironi'.$R$50])" office:value-type="float" office:value="42" calcext:value-type="float">
            <text:p>42</text:p>
          </table:table-cell>
          <table:table-cell table:style-name="ce50" table:formula="of:=SUMIF([$'Partite Gironi'.$D$3:$'Partite Gironi'.$D$50];[.D29];[$'Partite Gironi'.$M$3:$'Partite Gironi'.$M$50])+SUMIF([$'Partite Gironi'.$F$3:$'Partite Gironi'.$F$50];[.D29];[$'Partite Gironi'.$S$3:$'Partite Gironi'.$S$50])" office:value-type="float" office:value="80" calcext:value-type="float">
            <text:p>80</text:p>
          </table:table-cell>
          <table:table-cell table:style-name="ce51" table:formula="of:=[.I29]+(500+0)*10^-3+(500+[.L29])*10^-6" office:value-type="float" office:value="6.50058" calcext:value-type="float">
            <text:p>6,500580</text:p>
          </table:table-cell>
          <table:table-cell table:number-columns-repeated="41"/>
        </table:table-row>
        <table:table-row table:style-name="ro1">
          <table:table-cell table:number-columns-repeated="54"/>
        </table:table-row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32:.$M$35];&quot;&gt;=&quot;&amp;[.M32])" office:value-type="float" office:value="1" calcext:value-type="float">
            <text:p>1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32];&quot;ABCDEFGH&quot;;1)&gt;0;INDEX([$Squadre.A$3:$Squadre.D$34];MATCH(1;([$Squadre.C$3:$Squadre.C$34]=[.$B32])*([$Squadre.D$3:$Squadre.D$34]=[.$C32]);0);2)&amp;&quot; (&quot;&amp;INDEX([$Squadre.A$3:$Squadre.D$34];MATCH(1;([$Squadre.C$3:$Squadre.C$34]=[.$B32])*([$Squadre.D$3:$Squadre.D$34]=[.$C32]);0);1)&amp;&quot;)&quot;;&quot;DA SISTEMARE&quot;)" office:value-type="string" office:string-value="Balene (21)" calcext:value-type="string">
            <text:p>Balene (21)</text:p>
          </table:table-cell>
          <table:table-cell table:style-name="ce50" table:formula="of:=[.F32]+[.G32]+[.H32]" office:value-type="float" office:value="3" calcext:value-type="float">
            <text:p>3</text:p>
          </table:table-cell>
          <table:table-cell table:style-name="ce50" table:formula="of:=SUMIF([$'Partite Gironi'.$D$3:$'Partite Gironi'.$D$50];[.D32];[$'Partite Gironi'.$H$3:$'Partite Gironi'.$H$50])+SUMIF([$'Partite Gironi'.$F$3:$'Partite Gironi'.$F$50];[.D32];[$'Partite Gironi'.$N$3:$'Partite Gironi'.$N$50])" office:value-type="float" office:value="3" calcext:value-type="float">
            <text:p>3</text:p>
          </table:table-cell>
          <table:table-cell table:style-name="ce50" table:formula="of:=SUMIF([$'Partite Gironi'.$D$3:$'Partite Gironi'.$D$50];[.D32];[$'Partite Gironi'.$I$3:$'Partite Gironi'.$I$50])+SUMIF([$'Partite Gironi'.$F$3:$'Partite Gironi'.$F$50];[.D32];[$'Partite Gironi'.$O$3:$'Partite Gironi'.$O$50])" office:value-type="float" office:value="0" calcext:value-type="float">
            <text:p>0</text:p>
          </table:table-cell>
          <table:table-cell table:style-name="ce50" table:formula="of:=SUMIF([$'Partite Gironi'.$D$3:$'Partite Gironi'.$D$50];[.D32];[$'Partite Gironi'.$J$3:$'Partite Gironi'.$J$50])+SUMIF([$'Partite Gironi'.$F$3:$'Partite Gironi'.$F$50];[.D32];[$'Partite Gironi'.$P$3:$'Partite Gironi'.$P$50])" office:value-type="float" office:value="0" calcext:value-type="float">
            <text:p>0</text:p>
          </table:table-cell>
          <table:table-cell table:style-name="ce50" table:formula="of:=2*[.F32]+1*[.G32]+0*[.H32]" office:value-type="float" office:value="6" calcext:value-type="float">
            <text:p>6</text:p>
          </table:table-cell>
          <table:table-cell table:style-name="ce50" table:formula="of:=SUMIF([$'Partite Gironi'.$D$3:$'Partite Gironi'.$D$50];[.D32];[$'Partite Gironi'.$K$3:$'Partite Gironi'.$K$50])+SUMIF([$'Partite Gironi'.$F$3:$'Partite Gironi'.$F$50];[.D32];[$'Partite Gironi'.$Q$3:$'Partite Gironi'.$Q$50])" office:value-type="float" office:value="149" calcext:value-type="float">
            <text:p>149</text:p>
          </table:table-cell>
          <table:table-cell table:style-name="ce50" table:formula="of:=SUMIF([$'Partite Gironi'.$D$3:$'Partite Gironi'.$D$50];[.D32];[$'Partite Gironi'.$L$3:$'Partite Gironi'.$L$50])+SUMIF([$'Partite Gironi'.$F$3:$'Partite Gironi'.$F$50];[.D32];[$'Partite Gironi'.$R$3:$'Partite Gironi'.$R$50])" office:value-type="float" office:value="88" calcext:value-type="float">
            <text:p>88</text:p>
          </table:table-cell>
          <table:table-cell table:style-name="ce50" table:formula="of:=SUMIF([$'Partite Gironi'.$D$3:$'Partite Gironi'.$D$50];[.D32];[$'Partite Gironi'.$M$3:$'Partite Gironi'.$M$50])+SUMIF([$'Partite Gironi'.$F$3:$'Partite Gironi'.$F$50];[.D32];[$'Partite Gironi'.$S$3:$'Partite Gironi'.$S$50])" office:value-type="float" office:value="61" calcext:value-type="float">
            <text:p>61</text:p>
          </table:table-cell>
          <table:table-cell table:style-name="ce51" table:formula="of:=[.I32]+(500+0)*10^-3+(500+[.L32])*10^-6" office:value-type="float" office:value="6.500561" calcext:value-type="float">
            <text:p>6,500561</text:p>
          </table:table-cell>
          <table:table-cell table:number-columns-repeated="41"/>
        </table:table-row>
        <table:table-row table:style-name="ro2">
          <table:table-cell table:style-name="ce43" table:formula="of:=COUNTIF([.$M$32:.$M$35];&quot;&gt;=&quot;&amp;[.M33])" office:value-type="float" office:value="2" calcext:value-type="float">
            <text:p>2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33];&quot;ABCDEFGH&quot;;1)&gt;0;INDEX([$Squadre.A$3:$Squadre.D$34];MATCH(1;([$Squadre.C$3:$Squadre.C$34]=[.$B33])*([$Squadre.D$3:$Squadre.D$34]=[.$C33]);0);2)&amp;&quot; (&quot;&amp;INDEX([$Squadre.A$3:$Squadre.D$34];MATCH(1;([$Squadre.C$3:$Squadre.C$34]=[.$B33])*([$Squadre.D$3:$Squadre.D$34]=[.$C33]);0);1)&amp;&quot;)&quot;;&quot;DA SISTEMARE&quot;)" office:value-type="string" office:string-value="Gabbiani (22)" calcext:value-type="string">
            <text:p>Gabbiani (22)</text:p>
          </table:table-cell>
          <table:table-cell table:style-name="ce50" table:formula="of:=[.F33]+[.G33]+[.H33]" office:value-type="float" office:value="3" calcext:value-type="float">
            <text:p>3</text:p>
          </table:table-cell>
          <table:table-cell table:style-name="ce50" table:formula="of:=SUMIF([$'Partite Gironi'.$D$3:$'Partite Gironi'.$D$50];[.D33];[$'Partite Gironi'.$H$3:$'Partite Gironi'.$H$50])+SUMIF([$'Partite Gironi'.$F$3:$'Partite Gironi'.$F$50];[.D33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33];[$'Partite Gironi'.$I$3:$'Partite Gironi'.$I$50])+SUMIF([$'Partite Gironi'.$F$3:$'Partite Gironi'.$F$50];[.D33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33];[$'Partite Gironi'.$J$3:$'Partite Gironi'.$J$50])+SUMIF([$'Partite Gironi'.$F$3:$'Partite Gironi'.$F$50];[.D33];[$'Partite Gironi'.$P$3:$'Partite Gironi'.$P$50])" office:value-type="float" office:value="0" calcext:value-type="float">
            <text:p>0</text:p>
          </table:table-cell>
          <table:table-cell table:style-name="ce50" table:formula="of:=2*[.F33]+1*[.G33]+0*[.H33]" office:value-type="float" office:value="5" calcext:value-type="float">
            <text:p>5</text:p>
          </table:table-cell>
          <table:table-cell table:style-name="ce50" table:formula="of:=SUMIF([$'Partite Gironi'.$D$3:$'Partite Gironi'.$D$50];[.D33];[$'Partite Gironi'.$K$3:$'Partite Gironi'.$K$50])+SUMIF([$'Partite Gironi'.$F$3:$'Partite Gironi'.$F$50];[.D33];[$'Partite Gironi'.$Q$3:$'Partite Gironi'.$Q$50])" office:value-type="float" office:value="176" calcext:value-type="float">
            <text:p>176</text:p>
          </table:table-cell>
          <table:table-cell table:style-name="ce50" table:formula="of:=SUMIF([$'Partite Gironi'.$D$3:$'Partite Gironi'.$D$50];[.D33];[$'Partite Gironi'.$L$3:$'Partite Gironi'.$L$50])+SUMIF([$'Partite Gironi'.$F$3:$'Partite Gironi'.$F$50];[.D33];[$'Partite Gironi'.$R$3:$'Partite Gironi'.$R$50])" office:value-type="float" office:value="134" calcext:value-type="float">
            <text:p>134</text:p>
          </table:table-cell>
          <table:table-cell table:style-name="ce50" table:formula="of:=SUMIF([$'Partite Gironi'.$D$3:$'Partite Gironi'.$D$50];[.D33];[$'Partite Gironi'.$M$3:$'Partite Gironi'.$M$50])+SUMIF([$'Partite Gironi'.$F$3:$'Partite Gironi'.$F$50];[.D33];[$'Partite Gironi'.$S$3:$'Partite Gironi'.$S$50])" office:value-type="float" office:value="42" calcext:value-type="float">
            <text:p>42</text:p>
          </table:table-cell>
          <table:table-cell table:style-name="ce51" table:formula="of:=[.I33]+(500+0)*10^-3+(500+[.L33])*10^-6" office:value-type="float" office:value="5.500542" calcext:value-type="float">
            <text:p>5,500542</text:p>
          </table:table-cell>
          <table:table-cell table:number-columns-repeated="41"/>
        </table:table-row>
        <table:table-row table:style-name="ro2">
          <table:table-cell table:style-name="ce43" table:formula="of:=COUNTIF([.$M$32:.$M$35];&quot;&gt;=&quot;&amp;[.M34])" office:value-type="float" office:value="3" calcext:value-type="float">
            <text:p>3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34];&quot;ABCDEFGH&quot;;1)&gt;0;INDEX([$Squadre.A$3:$Squadre.D$34];MATCH(1;([$Squadre.C$3:$Squadre.C$34]=[.$B34])*([$Squadre.D$3:$Squadre.D$34]=[.$C34]);0);2)&amp;&quot; (&quot;&amp;INDEX([$Squadre.A$3:$Squadre.D$34];MATCH(1;([$Squadre.C$3:$Squadre.C$34]=[.$B34])*([$Squadre.D$3:$Squadre.D$34]=[.$C34]);0);1)&amp;&quot;)&quot;;&quot;DA SISTEMARE&quot;)" office:value-type="string" office:string-value="Delfini (23)" calcext:value-type="string">
            <text:p>Delfini (23)</text:p>
          </table:table-cell>
          <table:table-cell table:style-name="ce50" table:formula="of:=[.F34]+[.G34]+[.H34]" office:value-type="float" office:value="3" calcext:value-type="float">
            <text:p>3</text:p>
          </table:table-cell>
          <table:table-cell table:style-name="ce50" table:formula="of:=SUMIF([$'Partite Gironi'.$D$3:$'Partite Gironi'.$D$50];[.D34];[$'Partite Gironi'.$H$3:$'Partite Gironi'.$H$50])+SUMIF([$'Partite Gironi'.$F$3:$'Partite Gironi'.$F$50];[.D34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34];[$'Partite Gironi'.$I$3:$'Partite Gironi'.$I$50])+SUMIF([$'Partite Gironi'.$F$3:$'Partite Gironi'.$F$50];[.D34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34];[$'Partite Gironi'.$J$3:$'Partite Gironi'.$J$50])+SUMIF([$'Partite Gironi'.$F$3:$'Partite Gironi'.$F$50];[.D34];[$'Partite Gironi'.$P$3:$'Partite Gironi'.$P$50])" office:value-type="float" office:value="0" calcext:value-type="float">
            <text:p>0</text:p>
          </table:table-cell>
          <table:table-cell table:style-name="ce50" table:formula="of:=2*[.F34]+1*[.G34]+0*[.H34]" office:value-type="float" office:value="4" calcext:value-type="float">
            <text:p>4</text:p>
          </table:table-cell>
          <table:table-cell table:style-name="ce50" table:formula="of:=SUMIF([$'Partite Gironi'.$D$3:$'Partite Gironi'.$D$50];[.D34];[$'Partite Gironi'.$K$3:$'Partite Gironi'.$K$50])+SUMIF([$'Partite Gironi'.$F$3:$'Partite Gironi'.$F$50];[.D34];[$'Partite Gironi'.$Q$3:$'Partite Gironi'.$Q$50])" office:value-type="float" office:value="134" calcext:value-type="float">
            <text:p>134</text:p>
          </table:table-cell>
          <table:table-cell table:style-name="ce50" table:formula="of:=SUMIF([$'Partite Gironi'.$D$3:$'Partite Gironi'.$D$50];[.D34];[$'Partite Gironi'.$L$3:$'Partite Gironi'.$L$50])+SUMIF([$'Partite Gironi'.$F$3:$'Partite Gironi'.$F$50];[.D34];[$'Partite Gironi'.$R$3:$'Partite Gironi'.$R$50])" office:value-type="float" office:value="204" calcext:value-type="float">
            <text:p>204</text:p>
          </table:table-cell>
          <table:table-cell table:style-name="ce50" table:formula="of:=SUMIF([$'Partite Gironi'.$D$3:$'Partite Gironi'.$D$50];[.D34];[$'Partite Gironi'.$M$3:$'Partite Gironi'.$M$50])+SUMIF([$'Partite Gironi'.$F$3:$'Partite Gironi'.$F$50];[.D34];[$'Partite Gironi'.$S$3:$'Partite Gironi'.$S$50])" office:value-type="float" office:value="-70" calcext:value-type="float">
            <text:p>-70</text:p>
          </table:table-cell>
          <table:table-cell table:style-name="ce51" table:formula="of:=[.I34]+(500+0)*10^-3+(500+[.L34])*10^-6" office:value-type="float" office:value="4.50043" calcext:value-type="float">
            <text:p>4,500430</text:p>
          </table:table-cell>
          <table:table-cell table:number-columns-repeated="41"/>
        </table:table-row>
        <table:table-row table:style-name="ro2">
          <table:table-cell table:style-name="ce43" table:formula="of:=COUNTIF([.$M$32:.$M$35];&quot;&gt;=&quot;&amp;[.M35])" office:value-type="float" office:value="4" calcext:value-type="float">
            <text:p>4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35];&quot;ABCDEFGH&quot;;1)&gt;0;INDEX([$Squadre.A$3:$Squadre.D$34];MATCH(1;([$Squadre.C$3:$Squadre.C$34]=[.$B35])*([$Squadre.D$3:$Squadre.D$34]=[.$C35]);0);2)&amp;&quot; (&quot;&amp;INDEX([$Squadre.A$3:$Squadre.D$34];MATCH(1;([$Squadre.C$3:$Squadre.C$34]=[.$B35])*([$Squadre.D$3:$Squadre.D$34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50" table:formula="of:=[.F35]+[.G35]+[.H35]" office:value-type="float" office:value="3" calcext:value-type="float">
            <text:p>3</text:p>
          </table:table-cell>
          <table:table-cell table:style-name="ce50" table:formula="of:=SUMIF([$'Partite Gironi'.$D$3:$'Partite Gironi'.$D$50];[.D35];[$'Partite Gironi'.$H$3:$'Partite Gironi'.$H$50])+SUMIF([$'Partite Gironi'.$F$3:$'Partite Gironi'.$F$50];[.D35];[$'Partite Gironi'.$N$3:$'Partite Gironi'.$N$50])" office:value-type="float" office:value="0" calcext:value-type="float">
            <text:p>0</text:p>
          </table:table-cell>
          <table:table-cell table:style-name="ce50" table:formula="of:=SUMIF([$'Partite Gironi'.$D$3:$'Partite Gironi'.$D$50];[.D35];[$'Partite Gironi'.$I$3:$'Partite Gironi'.$I$50])+SUMIF([$'Partite Gironi'.$F$3:$'Partite Gironi'.$F$50];[.D35];[$'Partite Gironi'.$O$3:$'Partite Gironi'.$O$50])" office:value-type="float" office:value="3" calcext:value-type="float">
            <text:p>3</text:p>
          </table:table-cell>
          <table:table-cell table:style-name="ce50" table:formula="of:=SUMIF([$'Partite Gironi'.$D$3:$'Partite Gironi'.$D$50];[.D35];[$'Partite Gironi'.$J$3:$'Partite Gironi'.$J$50])+SUMIF([$'Partite Gironi'.$F$3:$'Partite Gironi'.$F$50];[.D35];[$'Partite Gironi'.$P$3:$'Partite Gironi'.$P$50])" office:value-type="float" office:value="0" calcext:value-type="float">
            <text:p>0</text:p>
          </table:table-cell>
          <table:table-cell table:style-name="ce50" table:formula="of:=2*[.F35]+1*[.G35]+0*[.H35]" office:value-type="float" office:value="3" calcext:value-type="float">
            <text:p>3</text:p>
          </table:table-cell>
          <table:table-cell table:style-name="ce50" table:formula="of:=SUMIF([$'Partite Gironi'.$D$3:$'Partite Gironi'.$D$50];[.D35];[$'Partite Gironi'.$K$3:$'Partite Gironi'.$K$50])+SUMIF([$'Partite Gironi'.$F$3:$'Partite Gironi'.$F$50];[.D35];[$'Partite Gironi'.$Q$3:$'Partite Gironi'.$Q$50])" office:value-type="float" office:value="104" calcext:value-type="float">
            <text:p>104</text:p>
          </table:table-cell>
          <table:table-cell table:style-name="ce50" table:formula="of:=SUMIF([$'Partite Gironi'.$D$3:$'Partite Gironi'.$D$50];[.D35];[$'Partite Gironi'.$L$3:$'Partite Gironi'.$L$50])+SUMIF([$'Partite Gironi'.$F$3:$'Partite Gironi'.$F$50];[.D35];[$'Partite Gironi'.$R$3:$'Partite Gironi'.$R$50])" office:value-type="float" office:value="137" calcext:value-type="float">
            <text:p>137</text:p>
          </table:table-cell>
          <table:table-cell table:style-name="ce50" table:formula="of:=SUMIF([$'Partite Gironi'.$D$3:$'Partite Gironi'.$D$50];[.D35];[$'Partite Gironi'.$M$3:$'Partite Gironi'.$M$50])+SUMIF([$'Partite Gironi'.$F$3:$'Partite Gironi'.$F$50];[.D35];[$'Partite Gironi'.$S$3:$'Partite Gironi'.$S$50])" office:value-type="float" office:value="-33" calcext:value-type="float">
            <text:p>-33</text:p>
          </table:table-cell>
          <table:table-cell table:style-name="ce51" table:formula="of:=[.I35]+(500+0)*10^-3+(500+[.L35])*10^-6" office:value-type="float" office:value="3.500467" calcext:value-type="float">
            <text:p>3,500467</text:p>
          </table:table-cell>
          <table:table-cell table:number-columns-repeated="41"/>
        </table:table-row>
        <table:table-row table:style-name="ro1">
          <table:table-cell table:number-columns-repeated="54"/>
        </table:table-row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38:.$M$41];&quot;&gt;=&quot;&amp;[.M38])" office:value-type="float" office:value="2" calcext:value-type="float">
            <text:p>2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38];&quot;ABCDEFGH&quot;;1)&gt;0;INDEX([$Squadre.A$3:$Squadre.D$34];MATCH(1;([$Squadre.C$3:$Squadre.C$34]=[.$B38])*([$Squadre.D$3:$Squadre.D$34]=[.$C38]);0);2)&amp;&quot; (&quot;&amp;INDEX([$Squadre.A$3:$Squadre.D$34];MATCH(1;([$Squadre.C$3:$Squadre.C$34]=[.$B38])*([$Squadre.D$3:$Squadre.D$34]=[.$C38]);0);1)&amp;&quot;)&quot;;&quot;DA SISTEMARE&quot;)" office:value-type="string" office:string-value="Istrici (25)" calcext:value-type="string">
            <text:p>Istrici (25)</text:p>
          </table:table-cell>
          <table:table-cell table:style-name="ce50" table:formula="of:=[.F38]+[.G38]+[.H38]" office:value-type="float" office:value="2" calcext:value-type="float">
            <text:p>2</text:p>
          </table:table-cell>
          <table:table-cell table:style-name="ce50" table:formula="of:=SUMIF([$'Partite Gironi'.$D$3:$'Partite Gironi'.$D$50];[.D38];[$'Partite Gironi'.$H$3:$'Partite Gironi'.$H$50])+SUMIF([$'Partite Gironi'.$F$3:$'Partite Gironi'.$F$50];[.D38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38];[$'Partite Gironi'.$I$3:$'Partite Gironi'.$I$50])+SUMIF([$'Partite Gironi'.$F$3:$'Partite Gironi'.$F$50];[.D38];[$'Partite Gironi'.$O$3:$'Partite Gironi'.$O$50])" office:value-type="float" office:value="0" calcext:value-type="float">
            <text:p>0</text:p>
          </table:table-cell>
          <table:table-cell table:style-name="ce50" table:formula="of:=SUMIF([$'Partite Gironi'.$D$3:$'Partite Gironi'.$D$50];[.D38];[$'Partite Gironi'.$J$3:$'Partite Gironi'.$J$50])+SUMIF([$'Partite Gironi'.$F$3:$'Partite Gironi'.$F$50];[.D38];[$'Partite Gironi'.$P$3:$'Partite Gironi'.$P$50])" office:value-type="float" office:value="0" calcext:value-type="float">
            <text:p>0</text:p>
          </table:table-cell>
          <table:table-cell table:style-name="ce50" table:formula="of:=2*[.F38]+1*[.G38]+0*[.H38]" office:value-type="float" office:value="4" calcext:value-type="float">
            <text:p>4</text:p>
          </table:table-cell>
          <table:table-cell table:style-name="ce50" table:formula="of:=SUMIF([$'Partite Gironi'.$D$3:$'Partite Gironi'.$D$50];[.D38];[$'Partite Gironi'.$K$3:$'Partite Gironi'.$K$50])+SUMIF([$'Partite Gironi'.$F$3:$'Partite Gironi'.$F$50];[.D38];[$'Partite Gironi'.$Q$3:$'Partite Gironi'.$Q$50])" office:value-type="float" office:value="149" calcext:value-type="float">
            <text:p>149</text:p>
          </table:table-cell>
          <table:table-cell table:style-name="ce50" table:formula="of:=SUMIF([$'Partite Gironi'.$D$3:$'Partite Gironi'.$D$50];[.D38];[$'Partite Gironi'.$L$3:$'Partite Gironi'.$L$50])+SUMIF([$'Partite Gironi'.$F$3:$'Partite Gironi'.$F$50];[.D38];[$'Partite Gironi'.$R$3:$'Partite Gironi'.$R$50])" office:value-type="float" office:value="122" calcext:value-type="float">
            <text:p>122</text:p>
          </table:table-cell>
          <table:table-cell table:style-name="ce50" table:formula="of:=SUMIF([$'Partite Gironi'.$D$3:$'Partite Gironi'.$D$50];[.D38];[$'Partite Gironi'.$M$3:$'Partite Gironi'.$M$50])+SUMIF([$'Partite Gironi'.$F$3:$'Partite Gironi'.$F$50];[.D38];[$'Partite Gironi'.$S$3:$'Partite Gironi'.$S$50])" office:value-type="float" office:value="15" calcext:value-type="float">
            <text:p>15</text:p>
          </table:table-cell>
          <table:table-cell table:style-name="ce51" table:formula="of:=[.I38]+(500+0)*10^-3+(500+[.L38])*10^-6" office:value-type="float" office:value="4.500515" calcext:value-type="float">
            <text:p>4,500515</text:p>
          </table:table-cell>
          <table:table-cell table:number-columns-repeated="41"/>
        </table:table-row>
        <table:table-row table:style-name="ro2">
          <table:table-cell table:style-name="ce43" table:formula="of:=COUNTIF([.$M$38:.$M$41];&quot;&gt;=&quot;&amp;[.M39])" office:value-type="float" office:value="4" calcext:value-type="float">
            <text:p>4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39];&quot;ABCDEFGH&quot;;1)&gt;0;INDEX([$Squadre.A$3:$Squadre.D$34];MATCH(1;([$Squadre.C$3:$Squadre.C$34]=[.$B39])*([$Squadre.D$3:$Squadre.D$34]=[.$C39]);0);2)&amp;&quot; (&quot;&amp;INDEX([$Squadre.A$3:$Squadre.D$34];MATCH(1;([$Squadre.C$3:$Squadre.C$34]=[.$B39])*([$Squadre.D$3:$Squadre.D$34]=[.$C39]);0);1)&amp;&quot;)&quot;;&quot;DA SISTEMARE&quot;)" office:value-type="string" office:string-value="Gorilla (26)" calcext:value-type="string">
            <text:p>Gorilla (26)</text:p>
          </table:table-cell>
          <table:table-cell table:style-name="ce50" table:formula="of:=[.F39]+[.G39]+[.H39]" office:value-type="float" office:value="3" calcext:value-type="float">
            <text:p>3</text:p>
          </table:table-cell>
          <table:table-cell table:style-name="ce50" table:formula="of:=SUMIF([$'Partite Gironi'.$D$3:$'Partite Gironi'.$D$50];[.D39];[$'Partite Gironi'.$H$3:$'Partite Gironi'.$H$50])+SUMIF([$'Partite Gironi'.$F$3:$'Partite Gironi'.$F$50];[.D39];[$'Partite Gironi'.$N$3:$'Partite Gironi'.$N$50])" office:value-type="float" office:value="0" calcext:value-type="float">
            <text:p>0</text:p>
          </table:table-cell>
          <table:table-cell table:style-name="ce50" table:formula="of:=SUMIF([$'Partite Gironi'.$D$3:$'Partite Gironi'.$D$50];[.D39];[$'Partite Gironi'.$I$3:$'Partite Gironi'.$I$50])+SUMIF([$'Partite Gironi'.$F$3:$'Partite Gironi'.$F$50];[.D39];[$'Partite Gironi'.$O$3:$'Partite Gironi'.$O$50])" office:value-type="float" office:value="3" calcext:value-type="float">
            <text:p>3</text:p>
          </table:table-cell>
          <table:table-cell table:style-name="ce50" table:formula="of:=SUMIF([$'Partite Gironi'.$D$3:$'Partite Gironi'.$D$50];[.D39];[$'Partite Gironi'.$J$3:$'Partite Gironi'.$J$50])+SUMIF([$'Partite Gironi'.$F$3:$'Partite Gironi'.$F$50];[.D39];[$'Partite Gironi'.$P$3:$'Partite Gironi'.$P$50])" office:value-type="float" office:value="0" calcext:value-type="float">
            <text:p>0</text:p>
          </table:table-cell>
          <table:table-cell table:style-name="ce50" table:formula="of:=2*[.F39]+1*[.G39]+0*[.H39]" office:value-type="float" office:value="3" calcext:value-type="float">
            <text:p>3</text:p>
          </table:table-cell>
          <table:table-cell table:style-name="ce50" table:formula="of:=SUMIF([$'Partite Gironi'.$D$3:$'Partite Gironi'.$D$50];[.D39];[$'Partite Gironi'.$K$3:$'Partite Gironi'.$K$50])+SUMIF([$'Partite Gironi'.$F$3:$'Partite Gironi'.$F$50];[.D39];[$'Partite Gironi'.$Q$3:$'Partite Gironi'.$Q$50])" office:value-type="float" office:value="161" calcext:value-type="float">
            <text:p>161</text:p>
          </table:table-cell>
          <table:table-cell table:style-name="ce50" table:formula="of:=SUMIF([$'Partite Gironi'.$D$3:$'Partite Gironi'.$D$50];[.D39];[$'Partite Gironi'.$L$3:$'Partite Gironi'.$L$50])+SUMIF([$'Partite Gironi'.$F$3:$'Partite Gironi'.$F$50];[.D39];[$'Partite Gironi'.$R$3:$'Partite Gironi'.$R$50])" office:value-type="float" office:value="179" calcext:value-type="float">
            <text:p>179</text:p>
          </table:table-cell>
          <table:table-cell table:style-name="ce50" table:formula="of:=SUMIF([$'Partite Gironi'.$D$3:$'Partite Gironi'.$D$50];[.D39];[$'Partite Gironi'.$M$3:$'Partite Gironi'.$M$50])+SUMIF([$'Partite Gironi'.$F$3:$'Partite Gironi'.$F$50];[.D39];[$'Partite Gironi'.$S$3:$'Partite Gironi'.$S$50])" office:value-type="float" office:value="-18" calcext:value-type="float">
            <text:p>-18</text:p>
          </table:table-cell>
          <table:table-cell table:style-name="ce51" table:formula="of:=[.I39]+(500+0)*10^-3+(500+[.L39])*10^-6" office:value-type="float" office:value="3.500482" calcext:value-type="float">
            <text:p>3,500482</text:p>
          </table:table-cell>
          <table:table-cell table:number-columns-repeated="41"/>
        </table:table-row>
        <table:table-row table:style-name="ro2">
          <table:table-cell table:style-name="ce43" table:formula="of:=COUNTIF([.$M$38:.$M$41];&quot;&gt;=&quot;&amp;[.M40])" office:value-type="float" office:value="3" calcext:value-type="float">
            <text:p>3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40];&quot;ABCDEFGH&quot;;1)&gt;0;INDEX([$Squadre.A$3:$Squadre.D$34];MATCH(1;([$Squadre.C$3:$Squadre.C$34]=[.$B40])*([$Squadre.D$3:$Squadre.D$34]=[.$C40]);0);2)&amp;&quot; (&quot;&amp;INDEX([$Squadre.A$3:$Squadre.D$34];MATCH(1;([$Squadre.C$3:$Squadre.C$34]=[.$B40])*([$Squadre.D$3:$Squadre.D$34]=[.$C40]);0);1)&amp;&quot;)&quot;;&quot;DA SISTEMARE&quot;)" office:value-type="string" office:string-value="Muli (27)" calcext:value-type="string">
            <text:p>Muli (27)</text:p>
          </table:table-cell>
          <table:table-cell table:style-name="ce50" table:formula="of:=[.F40]+[.G40]+[.H40]" office:value-type="float" office:value="3" calcext:value-type="float">
            <text:p>3</text:p>
          </table:table-cell>
          <table:table-cell table:style-name="ce50" table:formula="of:=SUMIF([$'Partite Gironi'.$D$3:$'Partite Gironi'.$D$50];[.D40];[$'Partite Gironi'.$H$3:$'Partite Gironi'.$H$50])+SUMIF([$'Partite Gironi'.$F$3:$'Partite Gironi'.$F$50];[.D40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40];[$'Partite Gironi'.$I$3:$'Partite Gironi'.$I$50])+SUMIF([$'Partite Gironi'.$F$3:$'Partite Gironi'.$F$50];[.D40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40];[$'Partite Gironi'.$J$3:$'Partite Gironi'.$J$50])+SUMIF([$'Partite Gironi'.$F$3:$'Partite Gironi'.$F$50];[.D40];[$'Partite Gironi'.$P$3:$'Partite Gironi'.$P$50])" office:value-type="float" office:value="0" calcext:value-type="float">
            <text:p>0</text:p>
          </table:table-cell>
          <table:table-cell table:style-name="ce50" table:formula="of:=2*[.F40]+1*[.G40]+0*[.H40]" office:value-type="float" office:value="4" calcext:value-type="float">
            <text:p>4</text:p>
          </table:table-cell>
          <table:table-cell table:style-name="ce50" table:formula="of:=SUMIF([$'Partite Gironi'.$D$3:$'Partite Gironi'.$D$50];[.D40];[$'Partite Gironi'.$K$3:$'Partite Gironi'.$K$50])+SUMIF([$'Partite Gironi'.$F$3:$'Partite Gironi'.$F$50];[.D40];[$'Partite Gironi'.$Q$3:$'Partite Gironi'.$Q$50])" office:value-type="float" office:value="143" calcext:value-type="float">
            <text:p>143</text:p>
          </table:table-cell>
          <table:table-cell table:style-name="ce50" table:formula="of:=SUMIF([$'Partite Gironi'.$D$3:$'Partite Gironi'.$D$50];[.D40];[$'Partite Gironi'.$L$3:$'Partite Gironi'.$L$50])+SUMIF([$'Partite Gironi'.$F$3:$'Partite Gironi'.$F$50];[.D40];[$'Partite Gironi'.$R$3:$'Partite Gironi'.$R$50])" office:value-type="float" office:value="192" calcext:value-type="float">
            <text:p>192</text:p>
          </table:table-cell>
          <table:table-cell table:style-name="ce50" table:formula="of:=SUMIF([$'Partite Gironi'.$D$3:$'Partite Gironi'.$D$50];[.D40];[$'Partite Gironi'.$M$3:$'Partite Gironi'.$M$50])+SUMIF([$'Partite Gironi'.$F$3:$'Partite Gironi'.$F$50];[.D40];[$'Partite Gironi'.$S$3:$'Partite Gironi'.$S$50])" office:value-type="float" office:value="-49" calcext:value-type="float">
            <text:p>-49</text:p>
          </table:table-cell>
          <table:table-cell table:style-name="ce51" table:formula="of:=[.I40]+(500+0)*10^-3+(500+[.L40])*10^-6" office:value-type="float" office:value="4.500451" calcext:value-type="float">
            <text:p>4,500451</text:p>
          </table:table-cell>
          <table:table-cell table:number-columns-repeated="41"/>
        </table:table-row>
        <table:table-row table:style-name="ro2">
          <table:table-cell table:style-name="ce43" table:formula="of:=COUNTIF([.$M$38:.$M$41];&quot;&gt;=&quot;&amp;[.M41])" office:value-type="float" office:value="1" calcext:value-type="float">
            <text:p>1</text:p>
          </table:table-cell>
          <table:table-cell table:style-name="ce47" office:value-type="string" calcext:value-type="string">
            <text:p>G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41];&quot;ABCDEFGH&quot;;1)&gt;0;INDEX([$Squadre.A$3:$Squadre.D$34];MATCH(1;([$Squadre.C$3:$Squadre.C$34]=[.$B41])*([$Squadre.D$3:$Squadre.D$34]=[.$C41]);0);2)&amp;&quot; (&quot;&amp;INDEX([$Squadre.A$3:$Squadre.D$34];MATCH(1;([$Squadre.C$3:$Squadre.C$34]=[.$B41])*([$Squadre.D$3:$Squadre.D$34]=[.$C41]);0);1)&amp;&quot;)&quot;;&quot;DA SISTEMARE&quot;)" office:value-type="string" office:string-value="Orche (28)" calcext:value-type="string">
            <text:p>Orche (28)</text:p>
          </table:table-cell>
          <table:table-cell table:style-name="ce50" table:formula="of:=[.F41]+[.G41]+[.H41]" office:value-type="float" office:value="3" calcext:value-type="float">
            <text:p>3</text:p>
          </table:table-cell>
          <table:table-cell table:style-name="ce50" table:formula="of:=SUMIF([$'Partite Gironi'.$D$3:$'Partite Gironi'.$D$50];[.D41];[$'Partite Gironi'.$H$3:$'Partite Gironi'.$H$50])+SUMIF([$'Partite Gironi'.$F$3:$'Partite Gironi'.$F$50];[.D41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41];[$'Partite Gironi'.$I$3:$'Partite Gironi'.$I$50])+SUMIF([$'Partite Gironi'.$F$3:$'Partite Gironi'.$F$50];[.D41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41];[$'Partite Gironi'.$J$3:$'Partite Gironi'.$J$50])+SUMIF([$'Partite Gironi'.$F$3:$'Partite Gironi'.$F$50];[.D41];[$'Partite Gironi'.$P$3:$'Partite Gironi'.$P$50])" office:value-type="float" office:value="0" calcext:value-type="float">
            <text:p>0</text:p>
          </table:table-cell>
          <table:table-cell table:style-name="ce50" table:formula="of:=2*[.F41]+1*[.G41]+0*[.H41]" office:value-type="float" office:value="5" calcext:value-type="float">
            <text:p>5</text:p>
          </table:table-cell>
          <table:table-cell table:style-name="ce50" table:formula="of:=SUMIF([$'Partite Gironi'.$D$3:$'Partite Gironi'.$D$50];[.D41];[$'Partite Gironi'.$K$3:$'Partite Gironi'.$K$50])+SUMIF([$'Partite Gironi'.$F$3:$'Partite Gironi'.$F$50];[.D41];[$'Partite Gironi'.$Q$3:$'Partite Gironi'.$Q$50])" office:value-type="float" office:value="196" calcext:value-type="float">
            <text:p>196</text:p>
          </table:table-cell>
          <table:table-cell table:style-name="ce50" table:formula="of:=SUMIF([$'Partite Gironi'.$D$3:$'Partite Gironi'.$D$50];[.D41];[$'Partite Gironi'.$L$3:$'Partite Gironi'.$L$50])+SUMIF([$'Partite Gironi'.$F$3:$'Partite Gironi'.$F$50];[.D41];[$'Partite Gironi'.$R$3:$'Partite Gironi'.$R$50])" office:value-type="float" office:value="131" calcext:value-type="float">
            <text:p>131</text:p>
          </table:table-cell>
          <table:table-cell table:style-name="ce50" table:formula="of:=SUMIF([$'Partite Gironi'.$D$3:$'Partite Gironi'.$D$50];[.D41];[$'Partite Gironi'.$M$3:$'Partite Gironi'.$M$50])+SUMIF([$'Partite Gironi'.$F$3:$'Partite Gironi'.$F$50];[.D41];[$'Partite Gironi'.$S$3:$'Partite Gironi'.$S$50])" office:value-type="float" office:value="52" calcext:value-type="float">
            <text:p>52</text:p>
          </table:table-cell>
          <table:table-cell table:style-name="ce51" table:formula="of:=[.I41]+(500+0)*10^-3+(500+[.L41])*10^-6" office:value-type="float" office:value="5.500552" calcext:value-type="float">
            <text:p>5,500552</text:p>
          </table:table-cell>
          <table:table-cell table:number-columns-repeated="41"/>
        </table:table-row>
        <table:table-row table:style-name="ro1">
          <table:table-cell table:number-columns-repeated="54"/>
        </table:table-row>
        <table:table-row table:style-name="ro2">
          <table:table-cell table:style-name="ce42" office:value-type="string" calcext:value-type="string">
            <text:p>Pos</text:p>
          </table:table-cell>
          <table:table-cell table:style-name="ce46" office:value-type="string" calcext:value-type="string">
            <text:p>Girone</text:p>
          </table:table-cell>
          <table:table-cell table:style-name="ce46" office:value-type="string" calcext:value-type="string">
            <text:p>IDG</text:p>
          </table:table-cell>
          <table:table-cell table:style-name="ce46" office:value-type="string" calcext:value-type="string">
            <text:p>Squadra</text:p>
          </table:table-cell>
          <table:table-cell table:style-name="ce49" office:value-type="string" calcext:value-type="string">
            <text:p>Giocate</text:p>
          </table:table-cell>
          <table:table-cell table:style-name="ce49" office:value-type="string" calcext:value-type="string">
            <text:p>Vinte</text:p>
          </table:table-cell>
          <table:table-cell table:style-name="ce49" office:value-type="string" calcext:value-type="string">
            <text:p>Perse</text:p>
          </table:table-cell>
          <table:table-cell table:style-name="ce49" office:value-type="string" calcext:value-type="string">
            <text:p>Forfait</text:p>
          </table:table-cell>
          <table:table-cell table:style-name="ce49" office:value-type="string" calcext:value-type="string">
            <text:p>P.Class.</text:p>
          </table:table-cell>
          <table:table-cell table:style-name="ce49" office:value-type="string" calcext:value-type="string">
            <text:p>P.Gara Fatti</text:p>
          </table:table-cell>
          <table:table-cell table:style-name="ce49" office:value-type="string" calcext:value-type="string">
            <text:p>P.Gara Subiti</text:p>
          </table:table-cell>
          <table:table-cell table:style-name="ce49" office:value-type="string" calcext:value-type="string">
            <text:p>Diff.P.Gara</text:p>
          </table:table-cell>
          <table:table-cell table:style-name="ce42" office:value-type="string" calcext:value-type="string">
            <text:p>Coeff.</text:p>
          </table:table-cell>
          <table:table-cell table:style-name="ce7" table:number-columns-repeated="41"/>
        </table:table-row>
        <table:table-row table:style-name="ro2">
          <table:table-cell table:style-name="ce43" table:formula="of:=COUNTIF([.$M$44:.$M$47];&quot;&gt;=&quot;&amp;[.M44])" office:value-type="float" office:value="2" calcext:value-type="float">
            <text:p>2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formula="of:=IF(FIND([.$B44];&quot;ABCDEFGH&quot;;1)&gt;0;INDEX([$Squadre.A$3:$Squadre.D$34];MATCH(1;([$Squadre.C$3:$Squadre.C$34]=[.$B44])*([$Squadre.D$3:$Squadre.D$34]=[.$C44]);0);2)&amp;&quot; (&quot;&amp;INDEX([$Squadre.A$3:$Squadre.D$34];MATCH(1;([$Squadre.C$3:$Squadre.C$34]=[.$B44])*([$Squadre.D$3:$Squadre.D$34]=[.$C44]);0);1)&amp;&quot;)&quot;;&quot;DA SISTEMARE&quot;)" office:value-type="string" office:string-value="Piranha (29)" calcext:value-type="string">
            <text:p>Piranha (29)</text:p>
          </table:table-cell>
          <table:table-cell table:style-name="ce50" table:formula="of:=[.F44]+[.G44]+[.H44]" office:value-type="float" office:value="3" calcext:value-type="float">
            <text:p>3</text:p>
          </table:table-cell>
          <table:table-cell table:style-name="ce50" table:formula="of:=SUMIF([$'Partite Gironi'.$D$3:$'Partite Gironi'.$D$50];[.D44];[$'Partite Gironi'.$H$3:$'Partite Gironi'.$H$50])+SUMIF([$'Partite Gironi'.$F$3:$'Partite Gironi'.$F$50];[.D44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44];[$'Partite Gironi'.$I$3:$'Partite Gironi'.$I$50])+SUMIF([$'Partite Gironi'.$F$3:$'Partite Gironi'.$F$50];[.D44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44];[$'Partite Gironi'.$J$3:$'Partite Gironi'.$J$50])+SUMIF([$'Partite Gironi'.$F$3:$'Partite Gironi'.$F$50];[.D44];[$'Partite Gironi'.$P$3:$'Partite Gironi'.$P$50])" office:value-type="float" office:value="0" calcext:value-type="float">
            <text:p>0</text:p>
          </table:table-cell>
          <table:table-cell table:style-name="ce50" table:formula="of:=2*[.F44]+1*[.G44]+0*[.H44]" office:value-type="float" office:value="5" calcext:value-type="float">
            <text:p>5</text:p>
          </table:table-cell>
          <table:table-cell table:style-name="ce50" table:formula="of:=SUMIF([$'Partite Gironi'.$D$3:$'Partite Gironi'.$D$50];[.D44];[$'Partite Gironi'.$K$3:$'Partite Gironi'.$K$50])+SUMIF([$'Partite Gironi'.$F$3:$'Partite Gironi'.$F$50];[.D44];[$'Partite Gironi'.$Q$3:$'Partite Gironi'.$Q$50])" office:value-type="float" office:value="189" calcext:value-type="float">
            <text:p>189</text:p>
          </table:table-cell>
          <table:table-cell table:style-name="ce50" table:formula="of:=SUMIF([$'Partite Gironi'.$D$3:$'Partite Gironi'.$D$50];[.D44];[$'Partite Gironi'.$L$3:$'Partite Gironi'.$L$50])+SUMIF([$'Partite Gironi'.$F$3:$'Partite Gironi'.$F$50];[.D44];[$'Partite Gironi'.$R$3:$'Partite Gironi'.$R$50])" office:value-type="float" office:value="215" calcext:value-type="float">
            <text:p>215</text:p>
          </table:table-cell>
          <table:table-cell table:style-name="ce50" table:formula="of:=SUMIF([$'Partite Gironi'.$D$3:$'Partite Gironi'.$D$50];[.D44];[$'Partite Gironi'.$M$3:$'Partite Gironi'.$M$50])+SUMIF([$'Partite Gironi'.$F$3:$'Partite Gironi'.$F$50];[.D44];[$'Partite Gironi'.$S$3:$'Partite Gironi'.$S$50])" office:value-type="float" office:value="-26" calcext:value-type="float">
            <text:p>-26</text:p>
          </table:table-cell>
          <table:table-cell table:style-name="ce51" table:formula="of:=[.I44]+(500+0)*10^-3+(500+[.L44])*10^-6" office:value-type="float" office:value="5.500474" calcext:value-type="float">
            <text:p>5,500474</text:p>
          </table:table-cell>
          <table:table-cell table:number-columns-repeated="41"/>
        </table:table-row>
        <table:table-row table:style-name="ro2">
          <table:table-cell table:style-name="ce43" table:formula="of:=COUNTIF([.$M$44:.$M$47];&quot;&gt;=&quot;&amp;[.M45])" office:value-type="float" office:value="1" calcext:value-type="float">
            <text:p>1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float" office:value="2" calcext:value-type="float">
            <text:p>2</text:p>
          </table:table-cell>
          <table:table-cell table:style-name="ce48" table:formula="of:=IF(FIND([.$B45];&quot;ABCDEFGH&quot;;1)&gt;0;INDEX([$Squadre.A$3:$Squadre.D$34];MATCH(1;([$Squadre.C$3:$Squadre.C$34]=[.$B45])*([$Squadre.D$3:$Squadre.D$34]=[.$C45]);0);2)&amp;&quot; (&quot;&amp;INDEX([$Squadre.A$3:$Squadre.D$34];MATCH(1;([$Squadre.C$3:$Squadre.C$34]=[.$B45])*([$Squadre.D$3:$Squadre.D$34]=[.$C45]);0);1)&amp;&quot;)&quot;;&quot;DA SISTEMARE&quot;)" office:value-type="string" office:string-value="Scorpioni (30)" calcext:value-type="string">
            <text:p>Scorpioni (30)</text:p>
          </table:table-cell>
          <table:table-cell table:style-name="ce50" table:formula="of:=[.F45]+[.G45]+[.H45]" office:value-type="float" office:value="3" calcext:value-type="float">
            <text:p>3</text:p>
          </table:table-cell>
          <table:table-cell table:style-name="ce50" table:formula="of:=SUMIF([$'Partite Gironi'.$D$3:$'Partite Gironi'.$D$50];[.D45];[$'Partite Gironi'.$H$3:$'Partite Gironi'.$H$50])+SUMIF([$'Partite Gironi'.$F$3:$'Partite Gironi'.$F$50];[.D45];[$'Partite Gironi'.$N$3:$'Partite Gironi'.$N$50])" office:value-type="float" office:value="2" calcext:value-type="float">
            <text:p>2</text:p>
          </table:table-cell>
          <table:table-cell table:style-name="ce50" table:formula="of:=SUMIF([$'Partite Gironi'.$D$3:$'Partite Gironi'.$D$50];[.D45];[$'Partite Gironi'.$I$3:$'Partite Gironi'.$I$50])+SUMIF([$'Partite Gironi'.$F$3:$'Partite Gironi'.$F$50];[.D45];[$'Partite Gironi'.$O$3:$'Partite Gironi'.$O$50])" office:value-type="float" office:value="1" calcext:value-type="float">
            <text:p>1</text:p>
          </table:table-cell>
          <table:table-cell table:style-name="ce50" table:formula="of:=SUMIF([$'Partite Gironi'.$D$3:$'Partite Gironi'.$D$50];[.D45];[$'Partite Gironi'.$J$3:$'Partite Gironi'.$J$50])+SUMIF([$'Partite Gironi'.$F$3:$'Partite Gironi'.$F$50];[.D45];[$'Partite Gironi'.$P$3:$'Partite Gironi'.$P$50])" office:value-type="float" office:value="0" calcext:value-type="float">
            <text:p>0</text:p>
          </table:table-cell>
          <table:table-cell table:style-name="ce50" table:formula="of:=2*[.F45]+1*[.G45]+0*[.H45]" office:value-type="float" office:value="5" calcext:value-type="float">
            <text:p>5</text:p>
          </table:table-cell>
          <table:table-cell table:style-name="ce50" table:formula="of:=SUMIF([$'Partite Gironi'.$D$3:$'Partite Gironi'.$D$50];[.D45];[$'Partite Gironi'.$K$3:$'Partite Gironi'.$K$50])+SUMIF([$'Partite Gironi'.$F$3:$'Partite Gironi'.$F$50];[.D45];[$'Partite Gironi'.$Q$3:$'Partite Gironi'.$Q$50])" office:value-type="float" office:value="214" calcext:value-type="float">
            <text:p>214</text:p>
          </table:table-cell>
          <table:table-cell table:style-name="ce50" table:formula="of:=SUMIF([$'Partite Gironi'.$D$3:$'Partite Gironi'.$D$50];[.D45];[$'Partite Gironi'.$L$3:$'Partite Gironi'.$L$50])+SUMIF([$'Partite Gironi'.$F$3:$'Partite Gironi'.$F$50];[.D45];[$'Partite Gironi'.$R$3:$'Partite Gironi'.$R$50])" office:value-type="float" office:value="183" calcext:value-type="float">
            <text:p>183</text:p>
          </table:table-cell>
          <table:table-cell table:style-name="ce50" table:formula="of:=SUMIF([$'Partite Gironi'.$D$3:$'Partite Gironi'.$D$50];[.D45];[$'Partite Gironi'.$M$3:$'Partite Gironi'.$M$50])+SUMIF([$'Partite Gironi'.$F$3:$'Partite Gironi'.$F$50];[.D45];[$'Partite Gironi'.$S$3:$'Partite Gironi'.$S$50])" office:value-type="float" office:value="31" calcext:value-type="float">
            <text:p>31</text:p>
          </table:table-cell>
          <table:table-cell table:style-name="ce51" table:formula="of:=[.I45]+(500+0)*10^-3+(500+[.L45])*10^-6" office:value-type="float" office:value="5.500531" calcext:value-type="float">
            <text:p>5,500531</text:p>
          </table:table-cell>
          <table:table-cell table:number-columns-repeated="41"/>
        </table:table-row>
        <table:table-row table:style-name="ro2">
          <table:table-cell table:style-name="ce43" table:formula="of:=COUNTIF([.$M$44:.$M$47];&quot;&gt;=&quot;&amp;[.M46])" office:value-type="float" office:value="3" calcext:value-type="float">
            <text:p>3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IF(FIND([.$B46];&quot;ABCDEFGH&quot;;1)&gt;0;INDEX([$Squadre.A$3:$Squadre.D$34];MATCH(1;([$Squadre.C$3:$Squadre.C$34]=[.$B46])*([$Squadre.D$3:$Squadre.D$34]=[.$C46]);0);2)&amp;&quot; (&quot;&amp;INDEX([$Squadre.A$3:$Squadre.D$34];MATCH(1;([$Squadre.C$3:$Squadre.C$34]=[.$B46])*([$Squadre.D$3:$Squadre.D$34]=[.$C46]);0);1)&amp;&quot;)&quot;;&quot;DA SISTEMARE&quot;)" office:value-type="string" office:string-value="Tonni (31)" calcext:value-type="string">
            <text:p>Tonni (31)</text:p>
          </table:table-cell>
          <table:table-cell table:style-name="ce50" table:formula="of:=[.F46]+[.G46]+[.H46]" office:value-type="float" office:value="3" calcext:value-type="float">
            <text:p>3</text:p>
          </table:table-cell>
          <table:table-cell table:style-name="ce50" table:formula="of:=SUMIF([$'Partite Gironi'.$D$3:$'Partite Gironi'.$D$50];[.D46];[$'Partite Gironi'.$H$3:$'Partite Gironi'.$H$50])+SUMIF([$'Partite Gironi'.$F$3:$'Partite Gironi'.$F$50];[.D46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46];[$'Partite Gironi'.$I$3:$'Partite Gironi'.$I$50])+SUMIF([$'Partite Gironi'.$F$3:$'Partite Gironi'.$F$50];[.D46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46];[$'Partite Gironi'.$J$3:$'Partite Gironi'.$J$50])+SUMIF([$'Partite Gironi'.$F$3:$'Partite Gironi'.$F$50];[.D46];[$'Partite Gironi'.$P$3:$'Partite Gironi'.$P$50])" office:value-type="float" office:value="0" calcext:value-type="float">
            <text:p>0</text:p>
          </table:table-cell>
          <table:table-cell table:style-name="ce50" table:formula="of:=2*[.F46]+1*[.G46]+0*[.H46]" office:value-type="float" office:value="4" calcext:value-type="float">
            <text:p>4</text:p>
          </table:table-cell>
          <table:table-cell table:style-name="ce50" table:formula="of:=SUMIF([$'Partite Gironi'.$D$3:$'Partite Gironi'.$D$50];[.D46];[$'Partite Gironi'.$K$3:$'Partite Gironi'.$K$50])+SUMIF([$'Partite Gironi'.$F$3:$'Partite Gironi'.$F$50];[.D46];[$'Partite Gironi'.$Q$3:$'Partite Gironi'.$Q$50])" office:value-type="float" office:value="185" calcext:value-type="float">
            <text:p>185</text:p>
          </table:table-cell>
          <table:table-cell table:style-name="ce50" table:formula="of:=SUMIF([$'Partite Gironi'.$D$3:$'Partite Gironi'.$D$50];[.D46];[$'Partite Gironi'.$L$3:$'Partite Gironi'.$L$50])+SUMIF([$'Partite Gironi'.$F$3:$'Partite Gironi'.$F$50];[.D46];[$'Partite Gironi'.$R$3:$'Partite Gironi'.$R$50])" office:value-type="float" office:value="183" calcext:value-type="float">
            <text:p>183</text:p>
          </table:table-cell>
          <table:table-cell table:style-name="ce50" table:formula="of:=SUMIF([$'Partite Gironi'.$D$3:$'Partite Gironi'.$D$50];[.D46];[$'Partite Gironi'.$M$3:$'Partite Gironi'.$M$50])+SUMIF([$'Partite Gironi'.$F$3:$'Partite Gironi'.$F$50];[.D46];[$'Partite Gironi'.$S$3:$'Partite Gironi'.$S$50])" office:value-type="float" office:value="2" calcext:value-type="float">
            <text:p>2</text:p>
          </table:table-cell>
          <table:table-cell table:style-name="ce51" table:formula="of:=[.I46]+(500+0)*10^-3+(500+[.L46])*10^-6" office:value-type="float" office:value="4.500502" calcext:value-type="float">
            <text:p>4,500502</text:p>
          </table:table-cell>
          <table:table-cell table:number-columns-repeated="41"/>
        </table:table-row>
        <table:table-row table:style-name="ro2">
          <table:table-cell table:style-name="ce43" table:formula="of:=COUNTIF([.$M$44:.$M$47];&quot;&gt;=&quot;&amp;[.M47])" office:value-type="float" office:value="4" calcext:value-type="float">
            <text:p>4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formula="of:=IF(FIND([.$B47];&quot;ABCDEFGH&quot;;1)&gt;0;INDEX([$Squadre.A$3:$Squadre.D$34];MATCH(1;([$Squadre.C$3:$Squadre.C$34]=[.$B47])*([$Squadre.D$3:$Squadre.D$34]=[.$C47]);0);2)&amp;&quot; (&quot;&amp;INDEX([$Squadre.A$3:$Squadre.D$34];MATCH(1;([$Squadre.C$3:$Squadre.C$34]=[.$B47])*([$Squadre.D$3:$Squadre.D$34]=[.$C47]);0);1)&amp;&quot;)&quot;;&quot;DA SISTEMARE&quot;)" office:value-type="string" office:string-value="Zebre (32)" calcext:value-type="string">
            <text:p>Zebre (32)</text:p>
          </table:table-cell>
          <table:table-cell table:style-name="ce50" table:formula="of:=[.F47]+[.G47]+[.H47]" office:value-type="float" office:value="3" calcext:value-type="float">
            <text:p>3</text:p>
          </table:table-cell>
          <table:table-cell table:style-name="ce50" table:formula="of:=SUMIF([$'Partite Gironi'.$D$3:$'Partite Gironi'.$D$50];[.D47];[$'Partite Gironi'.$H$3:$'Partite Gironi'.$H$50])+SUMIF([$'Partite Gironi'.$F$3:$'Partite Gironi'.$F$50];[.D47];[$'Partite Gironi'.$N$3:$'Partite Gironi'.$N$50])" office:value-type="float" office:value="1" calcext:value-type="float">
            <text:p>1</text:p>
          </table:table-cell>
          <table:table-cell table:style-name="ce50" table:formula="of:=SUMIF([$'Partite Gironi'.$D$3:$'Partite Gironi'.$D$50];[.D47];[$'Partite Gironi'.$I$3:$'Partite Gironi'.$I$50])+SUMIF([$'Partite Gironi'.$F$3:$'Partite Gironi'.$F$50];[.D47];[$'Partite Gironi'.$O$3:$'Partite Gironi'.$O$50])" office:value-type="float" office:value="2" calcext:value-type="float">
            <text:p>2</text:p>
          </table:table-cell>
          <table:table-cell table:style-name="ce50" table:formula="of:=SUMIF([$'Partite Gironi'.$D$3:$'Partite Gironi'.$D$50];[.D47];[$'Partite Gironi'.$J$3:$'Partite Gironi'.$J$50])+SUMIF([$'Partite Gironi'.$F$3:$'Partite Gironi'.$F$50];[.D47];[$'Partite Gironi'.$P$3:$'Partite Gironi'.$P$50])" office:value-type="float" office:value="0" calcext:value-type="float">
            <text:p>0</text:p>
          </table:table-cell>
          <table:table-cell table:style-name="ce50" table:formula="of:=2*[.F47]+1*[.G47]+0*[.H47]" office:value-type="float" office:value="4" calcext:value-type="float">
            <text:p>4</text:p>
          </table:table-cell>
          <table:table-cell table:style-name="ce50" table:formula="of:=SUMIF([$'Partite Gironi'.$D$3:$'Partite Gironi'.$D$50];[.D47];[$'Partite Gironi'.$K$3:$'Partite Gironi'.$K$50])+SUMIF([$'Partite Gironi'.$F$3:$'Partite Gironi'.$F$50];[.D47];[$'Partite Gironi'.$Q$3:$'Partite Gironi'.$Q$50])" office:value-type="float" office:value="216" calcext:value-type="float">
            <text:p>216</text:p>
          </table:table-cell>
          <table:table-cell table:style-name="ce50" table:formula="of:=SUMIF([$'Partite Gironi'.$D$3:$'Partite Gironi'.$D$50];[.D47];[$'Partite Gironi'.$L$3:$'Partite Gironi'.$L$50])+SUMIF([$'Partite Gironi'.$F$3:$'Partite Gironi'.$F$50];[.D47];[$'Partite Gironi'.$R$3:$'Partite Gironi'.$R$50])" office:value-type="float" office:value="223" calcext:value-type="float">
            <text:p>223</text:p>
          </table:table-cell>
          <table:table-cell table:style-name="ce50" table:formula="of:=SUMIF([$'Partite Gironi'.$D$3:$'Partite Gironi'.$D$50];[.D47];[$'Partite Gironi'.$M$3:$'Partite Gironi'.$M$50])+SUMIF([$'Partite Gironi'.$F$3:$'Partite Gironi'.$F$50];[.D47];[$'Partite Gironi'.$S$3:$'Partite Gironi'.$S$50])" office:value-type="float" office:value="-7" calcext:value-type="float">
            <text:p>-7</text:p>
          </table:table-cell>
          <table:table-cell table:style-name="ce51" table:formula="of:=[.I47]+(500+0)*10^-3+(500+[.L47])*10^-6" office:value-type="float" office:value="4.500493" calcext:value-type="float">
            <text:p>4,500493</text:p>
          </table:table-cell>
          <table:table-cell table:number-columns-repeated="41"/>
        </table:table-row>
        <table:table-row table:style-name="ro1" table:number-rows-repeated="1048528">
          <table:table-cell table:number-columns-repeated="54"/>
        </table:table-row>
        <table:table-row table:style-name="ro1">
          <table:table-cell table:number-columns-repeated="54"/>
        </table:table-row>
        <calcext:conditional-formats>
          <calcext:conditional-format calcext:target-range-address="'Classifiche Gironi'.E1:'Classifiche Gironi'.L1 'Classifiche Gironi'.E7:'Classifiche Gironi'.L7 'Classifiche Gironi'.E13:'Classifiche Gironi'.L13 'Classifiche Gironi'.E19:'Classifiche Gironi'.L19 'Classifiche Gironi'.E25:'Classifiche Gironi'.L25 'Classifiche Gironi'.E31:'Classifiche Gironi'.L31 'Classifiche Gironi'.E37:'Classifiche Gironi'.L37 'Classifiche Gironi'.E43:'Classifiche Gironi'.L43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M1:'Classifiche Gironi'.M1 'Classifiche Gironi'.M7:'Classifiche Gironi'.M7 'Classifiche Gironi'.M13:'Classifiche Gironi'.M13 'Classifiche Gironi'.M19:'Classifiche Gironi'.M19 'Classifiche Gironi'.M25:'Classifiche Gironi'.M25 'Classifiche Gironi'.M31:'Classifiche Gironi'.M31 'Classifiche Gironi'.M37:'Classifiche Gironi'.M37 'Classifiche Gironi'.M43:'Classifiche Gironi'.M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B2:'Classifiche Gironi'.D5 'Classifiche Gironi'.B8:'Classifiche Gironi'.D11 'Classifiche Gironi'.B14:'Classifiche Gironi'.D17 'Classifiche Gironi'.B20:'Classifiche Gironi'.D23 'Classifiche Gironi'.B26:'Classifiche Gironi'.D29 'Classifiche Gironi'.B32:'Classifiche Gironi'.D35 'Classifiche Gironi'.B38:'Classifiche Gironi'.D41 'Classifiche Gironi'.B44:'Classifiche Gironi'.D47">
            <calcext:condition calcext:apply-style-name="ConditionalStyle_182" calcext:value="formula-is([.$E$2]=&quot;Black and White&quot;)" calcext:base-cell-address="'Classifiche Gironi'.B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L5 'Classifiche Gironi'.E8:'Classifiche Gironi'.L11 'Classifiche Gironi'.E14:'Classifiche Gironi'.L17 'Classifiche Gironi'.E20:'Classifiche Gironi'.L23 'Classifiche Gironi'.E26:'Classifiche Gironi'.L29 'Classifiche Gironi'.E32:'Classifiche Gironi'.L35 'Classifiche Gironi'.E38:'Classifiche Gironi'.L41 'Classifiche Gironi'.E44:'Classifiche Gironi'.L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9" table:default-cell-style-name="ce62"/>
        <table:table-column table:style-name="co30" table:default-cell-style-name="ce62"/>
        <table:table-column table:style-name="co30" table:default-cell-style-name="ce74"/>
        <table:table-column table:style-name="co31" table:default-cell-style-name="ce86"/>
        <table:table-column table:style-name="co32" table:default-cell-style-name="ce86"/>
        <table:table-column table:style-name="co33" table:number-columns-repeated="2" table:default-cell-style-name="ce100"/>
        <table:table-column table:style-name="co32" table:default-cell-style-name="ce100"/>
        <table:table-column table:style-name="co31" table:default-cell-style-name="ce117"/>
        <table:table-column table:style-name="co34" table:default-cell-style-name="ce100"/>
        <table:table-column table:style-name="co35" table:default-cell-style-name="ce125"/>
        <table:table-column table:style-name="co36" table:default-cell-style-name="ce124"/>
        <table:table-column table:style-name="co37" table:default-cell-style-name="ce124"/>
        <table:table-column table:style-name="co38" table:default-cell-style-name="ce100"/>
        <table:table-column table:style-name="co37" table:default-cell-style-name="ce100"/>
        <table:table-column table:style-name="co39" table:default-cell-style-name="ce100"/>
        <table:table-column table:style-name="co40" table:default-cell-style-name="ce100"/>
        <table:table-column table:style-name="co41" table:number-columns-repeated="2" table:default-cell-style-name="ce100"/>
        <table:table-column table:style-name="co22" table:default-cell-style-name="ce100"/>
        <table:table-column table:style-name="co42" table:default-cell-style-name="ce124"/>
        <table:table-column table:style-name="co43" table:default-cell-style-name="ce124"/>
        <table:table-column table:style-name="co44" table:default-cell-style-name="ce125"/>
        <table:table-column table:style-name="co45" table:default-cell-style-name="ce272"/>
        <table:table-column table:style-name="co46" table:number-columns-repeated="3" table:default-cell-style-name="ce125"/>
        <table:table-column table:style-name="co44" table:default-cell-style-name="ce125"/>
        <table:table-column table:style-name="co31" table:default-cell-style-name="ce125"/>
        <table:table-column table:style-name="co46" table:number-columns-repeated="3" table:default-cell-style-name="ce125"/>
        <table:table-column table:style-name="co44" table:default-cell-style-name="ce125"/>
        <table:table-column table:style-name="co31" table:default-cell-style-name="ce125"/>
        <table:table-column table:style-name="co46" table:number-columns-repeated="3" table:default-cell-style-name="ce125"/>
        <table:table-column table:style-name="co44" table:default-cell-style-name="ce125"/>
        <table:table-column table:style-name="co31" table:default-cell-style-name="ce125"/>
        <table:table-column table:style-name="co46" table:default-cell-style-name="ce125"/>
        <table:table-column table:style-name="co47" table:number-columns-repeated="13" table:default-cell-style-name="ce125"/>
        <table:table-column table:style-name="co48" table:number-columns-repeated="49" table:default-cell-style-name="ce124"/>
        <table:table-column table:style-name="co49" table:default-cell-style-name="ce124"/>
        <table:table-column table:style-name="co50" table:default-cell-style-name="ce124"/>
        <table:table-column table:style-name="co50" table:number-columns-repeated="8" table:default-cell-style-name="ce100"/>
        <table:table-column table:style-name="co48" table:number-columns-repeated="2" table:default-cell-style-name="ce124"/>
        <table:table-row table:style-name="ro3">
          <table:table-cell table:style-name="ce52" office:value-type="string" calcext:value-type="string" table:number-columns-spanned="21" table:number-rows-spanned="2">
            <text:p>Calendario Euro 2016</text:p>
          </table:table-cell>
          <table:covered-table-cell table:number-columns-repeated="20" table:style-name="ce53"/>
          <table:table-cell table:style-name="ce246"/>
          <table:table-cell table:style-name="ce250" office:value-type="string" calcext:value-type="string" table:number-columns-spanned="11" table:number-rows-spanned="2">
            <text:p>Campione d'Europa 2016 :::::</text:p>
          </table:table-cell>
          <table:covered-table-cell table:number-columns-repeated="10" table:style-name="ce250"/>
          <table:table-cell table:style-name="ce311" table:number-columns-spanned="7" table:number-rows-spanned="2"/>
          <table:covered-table-cell table:number-columns-repeated="6" table:style-name="ce311"/>
          <table:table-cell table:style-name="ce123" table:number-columns-repeated="13"/>
          <table:table-cell table:style-name="ce249" table:number-columns-repeated="61"/>
        </table:table-row>
        <table:table-row table:style-name="ro4">
          <table:covered-table-cell table:number-columns-repeated="21" table:style-name="ce53"/>
          <table:table-cell table:style-name="ce246"/>
          <table:covered-table-cell table:number-columns-repeated="11" table:style-name="ce250"/>
          <table:covered-table-cell table:number-columns-repeated="7" table:style-name="ce311"/>
          <table:table-cell table:style-name="ce123" table:number-columns-repeated="13"/>
          <table:table-cell table:style-name="ce249" table:number-columns-repeated="49"/>
          <table:table-cell table:style-name="ce123" table:number-columns-repeated="10"/>
          <table:table-cell table:style-name="ce249" table:number-columns-repeated="2"/>
        </table:table-row>
        <table:table-row table:style-name="ro5">
          <table:table-cell table:style-name="ce54" office:value-type="string" calcext:value-type="string" table:number-columns-spanned="10" table:number-rows-spanned="1">
            <text:p>Fase a Gironi</text:p>
          </table:table-cell>
          <table:covered-table-cell table:number-columns-repeated="8" table:style-name="ce63"/>
          <table:covered-table-cell table:style-name="ce54"/>
          <table:table-cell table:style-name="ce123"/>
          <table:table-cell table:style-name="ce126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156"/>
          <table:covered-table-cell table:style-name="ce242"/>
          <table:table-cell table:style-name="ce247"/>
          <table:table-cell table:style-name="ce251" office:value-type="string" calcext:value-type="string" table:number-columns-spanned="3" table:number-rows-spanned="2">
            <text:p>Ottavi di finale</text:p>
          </table:table-cell>
          <table:covered-table-cell table:style-name="ce257"/>
          <table:covered-table-cell table:style-name="ce273"/>
          <table:table-cell table:style-name="ce123"/>
          <table:table-cell table:style-name="ce286"/>
          <table:table-cell table:style-name="ce251" office:value-type="string" calcext:value-type="string" table:number-columns-spanned="3" table:number-rows-spanned="2">
            <text:p>Quarti di finale</text:p>
          </table:table-cell>
          <table:covered-table-cell table:style-name="ce257"/>
          <table:covered-table-cell table:style-name="ce273"/>
          <table:table-cell table:style-name="ce286" table:number-columns-repeated="2"/>
          <table:table-cell table:style-name="ce251" office:value-type="string" calcext:value-type="string" table:number-columns-spanned="3" table:number-rows-spanned="2">
            <text:p>Semifinali</text:p>
          </table:table-cell>
          <table:covered-table-cell table:style-name="ce257"/>
          <table:covered-table-cell table:style-name="ce273"/>
          <table:table-cell table:style-name="ce249" table:number-columns-repeated="2"/>
          <table:table-cell table:style-name="ce251" office:value-type="string" calcext:value-type="string" table:number-columns-spanned="3" table:number-rows-spanned="2">
            <text:p>Finale</text:p>
          </table:table-cell>
          <table:covered-table-cell table:style-name="ce257"/>
          <table:covered-table-cell table:style-name="ce273"/>
          <table:table-cell table:style-name="ce123" table:number-columns-repeated="13"/>
          <table:table-cell table:style-name="ce249" table:number-columns-repeated="61"/>
        </table:table-row>
        <table:table-row table:style-name="ro6">
          <table:table-cell table:style-name="ce55" office:value-type="string" calcext:value-type="string" table:number-columns-spanned="2" table:number-rows-spanned="1">
            <text:p>Data</text:p>
          </table:table-cell>
          <table:covered-table-cell table:style-name="ce64"/>
          <table:table-cell table:style-name="ce67" office:value-type="string" calcext:value-type="string">
            <text:p>Ora</text:p>
          </table:table-cell>
          <table:table-cell table:style-name="ce67" office:value-type="string" calcext:value-type="string">
            <text:p>Squadra A</text:p>
          </table:table-cell>
          <table:table-cell table:style-name="ce67"/>
          <table:table-cell table:style-name="ce55" office:value-type="string" calcext:value-type="string" table:number-columns-spanned="2" table:number-rows-spanned="1">
            <text:p>Risult.</text:p>
          </table:table-cell>
          <table:covered-table-cell table:style-name="ce64"/>
          <table:table-cell table:style-name="ce67"/>
          <table:table-cell table:style-name="ce67" office:value-type="string" calcext:value-type="string">
            <text:p>Squadra B</text:p>
          </table:table-cell>
          <table:table-cell table:style-name="ce67" office:value-type="string" calcext:value-type="string">
            <text:p>Gp</text:p>
          </table:table-cell>
          <table:table-cell table:style-name="ce123"/>
          <table:table-cell table:style-name="ce127" office:value-type="string" calcext:value-type="string">
            <text:p>Gruppo A</text:p>
          </table:table-cell>
          <table:table-cell table:style-name="ce157" office:value-type="string" calcext:value-type="string">
            <text:p>G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P</text:p>
          </table:table-cell>
          <table:table-cell table:style-name="ce157" office:value-type="string" calcext:value-type="string">
            <text:p>F</text:p>
          </table:table-cell>
          <table:table-cell table:style-name="ce157" office:value-type="string" calcext:value-type="string">
            <text:p>PC</text:p>
          </table:table-cell>
          <table:table-cell table:style-name="ce157" office:value-type="string" calcext:value-type="string">
            <text:p>PGF</text:p>
          </table:table-cell>
          <table:table-cell table:style-name="ce157" office:value-type="string" calcext:value-type="string">
            <text:p>PGS</text:p>
          </table:table-cell>
          <table:table-cell table:style-name="ce157" office:value-type="string" calcext:value-type="string">
            <text:p>DPG</text:p>
          </table:table-cell>
          <table:table-cell table:style-name="ce243"/>
          <table:table-cell table:style-name="ce248"/>
          <table:covered-table-cell table:style-name="ce252"/>
          <table:covered-table-cell table:style-name="ce258"/>
          <table:covered-table-cell table:style-name="ce274"/>
          <table:table-cell table:style-name="ce123"/>
          <table:table-cell table:style-name="ce286"/>
          <table:covered-table-cell table:style-name="ce252"/>
          <table:covered-table-cell table:style-name="ce258"/>
          <table:covered-table-cell table:style-name="ce274"/>
          <table:table-cell table:style-name="ce286" table:number-columns-repeated="2"/>
          <table:covered-table-cell table:style-name="ce252"/>
          <table:covered-table-cell table:style-name="ce258"/>
          <table:covered-table-cell table:style-name="ce274"/>
          <table:table-cell table:style-name="ce249" table:number-columns-repeated="2"/>
          <table:covered-table-cell table:style-name="ce252"/>
          <table:covered-table-cell table:style-name="ce258"/>
          <table:covered-table-cell table:style-name="ce274"/>
          <table:table-cell table:style-name="ce123" table:number-columns-repeated="13"/>
          <table:table-cell table:style-name="ce249" table:number-columns-repeated="49"/>
          <table:table-cell table:style-name="ce329" office:value-type="string" calcext:value-type="string">
            <text:p>Gruppo A</text:p>
          </table:table-cell>
          <table:table-cell table:style-name="ce329" office:value-type="string" calcext:value-type="string">
            <text:p>G</text:p>
          </table:table-cell>
          <table:table-cell table:style-name="ce329" office:value-type="string" calcext:value-type="string">
            <text:p>V</text:p>
          </table:table-cell>
          <table:table-cell table:style-name="ce329" office:value-type="string" calcext:value-type="string">
            <text:p>N</text:p>
          </table:table-cell>
          <table:table-cell table:style-name="ce329" office:value-type="string" calcext:value-type="string">
            <text:p>P</text:p>
          </table:table-cell>
          <table:table-cell table:style-name="ce329" office:value-type="string" calcext:value-type="string">
            <text:p>GF</text:p>
          </table:table-cell>
          <table:table-cell table:style-name="ce329" office:value-type="string" calcext:value-type="string">
            <text:p>GS</text:p>
          </table:table-cell>
          <table:table-cell table:style-name="ce329" office:value-type="string" calcext:value-type="string">
            <text:p>DR</text:p>
          </table:table-cell>
          <table:table-cell table:style-name="ce329" office:value-type="string" calcext:value-type="string">
            <text:p>P.ti</text:p>
          </table:table-cell>
          <table:table-cell table:style-name="ce329"/>
          <table:table-cell table:style-name="ce329" office:value-type="string" calcext:value-type="string">
            <text:p>Rank</text:p>
          </table:table-cell>
          <table:table-cell table:style-name="ce249"/>
        </table:table-row>
        <table:table-row table:style-name="ro6">
          <table:table-cell table:style-name="ce56" office:value-type="string" calcext:value-type="string">
            <text:p>Ven</text:p>
          </table:table-cell>
          <table:table-cell table:style-name="ce65" office:value-type="string" calcext:value-type="string">
            <text:p>10 Giu</text:p>
          </table:table-cell>
          <table:table-cell table:style-name="ce68" office:value-type="string" calcext:value-type="string">
            <text:p>21:00</text:p>
          </table:table-cell>
          <table:table-cell table:style-name="ce75" office:value-type="string" calcext:value-type="string">
            <text:p>Francia</text:p>
          </table:table-cell>
          <table:table-cell table:style-name="ce87"/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02"/>
          <table:table-cell table:style-name="ce106" office:value-type="string" calcext:value-type="string">
            <text:p>Romania</text:p>
          </table:table-cell>
          <table:table-cell table:style-name="ce118" office:value-type="string" calcext:value-type="string">
            <text:p>A</text:p>
          </table:table-cell>
          <table:table-cell table:style-name="ce123"/>
          <table:table-cell table:style-name="ce128" table:formula="of:=VLOOKUP(ROW()-4;[$'Classifiche Gironi'.$A$2:.$M$5];4;0)" office:value-type="string" office:string-value="Pantere (2)" calcext:value-type="string">
            <text:p>Pantere (2)</text:p>
          </table:table-cell>
          <table:table-cell table:style-name="ce158" table:formula="of:=VLOOKUP(ROW()-4;[$'Classifiche Gironi'.$A$2:.$M$5];5;0)" office:value-type="float" office:value="3" calcext:value-type="float">
            <text:p>3</text:p>
          </table:table-cell>
          <table:table-cell table:style-name="ce158" table:formula="of:=VLOOKUP(ROW()-4;[$'Classifiche Gironi'.$A$2:.$N$5];6;0)" office:value-type="float" office:value="2" calcext:value-type="float">
            <text:p>2</text:p>
          </table:table-cell>
          <table:table-cell table:style-name="ce158" table:formula="of:=VLOOKUP(ROW()-4;[$'Classifiche Gironi'.$A$2:.$N$5];7;0)" office:value-type="float" office:value="1" calcext:value-type="float">
            <text:p>1</text:p>
          </table:table-cell>
          <table:table-cell table:style-name="ce158" table:formula="of:=VLOOKUP(ROW()-4;[$'Classifiche Gironi'.$A$2:.$N$5];8;0)" office:value-type="float" office:value="0" calcext:value-type="float">
            <text:p>0</text:p>
          </table:table-cell>
          <table:table-cell table:style-name="ce158" table:formula="of:=VLOOKUP(ROW()-4;[$'Classifiche Gironi'.$A$2:.$N$5];9;0)" office:value-type="float" office:value="5" calcext:value-type="float">
            <text:p>5</text:p>
          </table:table-cell>
          <table:table-cell table:style-name="ce158" table:formula="of:=VLOOKUP(ROW()-4;[$'Classifiche Gironi'.$A$2:.$N$5];10;0)" office:value-type="float" office:value="199" calcext:value-type="float">
            <text:p>199</text:p>
          </table:table-cell>
          <table:table-cell table:style-name="ce158" table:formula="of:=VLOOKUP(ROW()-4;[$'Classifiche Gironi'.$A$2:.$N$5];11;0)" office:value-type="float" office:value="123" calcext:value-type="float">
            <text:p>123</text:p>
          </table:table-cell>
          <table:table-cell table:style-name="ce221" table:formula="of:=VLOOKUP(ROW()-4;[$'Classifiche Gironi'.$A$2:.$N$5];12;0)" office:value-type="float" office:value="76" calcext:value-type="float">
            <text:p>+76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49"/>
          <table:table-cell table:style-name="ce123"/>
          <table:table-cell table:style-name="ce286"/>
          <table:table-cell table:style-name="ce249" table:number-columns-repeated="4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Franc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4" calcext:value-type="float">
            <text:p>4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7.0003" calcext:value-type="float">
            <text:p>7,0003</text:p>
          </table:table-cell>
          <table:table-cell table:style-name="ce337"/>
          <table:table-cell table:style-name="ce343" office:value-type="float" office:value="70307" calcext:value-type="float">
            <text:p>70307</text:p>
          </table:table-cell>
          <table:table-cell table:style-name="ce249" office:value-type="float" office:value="1" calcext:value-type="float">
            <text:p>1</text:p>
          </table:table-cell>
        </table:table-row>
        <table:table-row table:style-name="ro6">
          <table:table-cell table:style-name="ce57" office:value-type="string" calcext:value-type="string">
            <text:p>Sab</text:p>
          </table:table-cell>
          <table:table-cell table:style-name="ce57" office:value-type="string" calcext:value-type="string">
            <text:p>11 Giu</text:p>
          </table:table-cell>
          <table:table-cell table:style-name="ce69" office:value-type="time" office:time-value="PT15H00M00S" calcext:value-type="time">
            <text:p>15:00</text:p>
          </table:table-cell>
          <table:table-cell table:style-name="ce76" office:value-type="string" calcext:value-type="string">
            <text:p>Albania</text:p>
          </table:table-cell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3"/>
          <table:table-cell table:style-name="ce107" office:value-type="string" calcext:value-type="string">
            <text:p>Svizzera</text:p>
          </table:table-cell>
          <table:table-cell table:style-name="ce119" office:value-type="string" calcext:value-type="string">
            <text:p>A</text:p>
          </table:table-cell>
          <table:table-cell table:style-name="ce123"/>
          <table:table-cell table:style-name="ce129" table:formula="of:=VLOOKUP(ROW()-4;[$'Classifiche Gironi'.$A$2:.$M$5];4;0)" office:value-type="string" office:string-value="Leoni (1)" calcext:value-type="string">
            <text:p>Leoni (1)</text:p>
          </table:table-cell>
          <table:table-cell table:style-name="ce159" table:formula="of:=VLOOKUP(ROW()-4;[$'Classifiche Gironi'.$A$2:.$M$5];5;0)" office:value-type="float" office:value="3" calcext:value-type="float">
            <text:p>3</text:p>
          </table:table-cell>
          <table:table-cell table:style-name="ce191" table:formula="of:=VLOOKUP(ROW()-4;[$'Classifiche Gironi'.$A$2:.$N$5];6;0)" office:value-type="float" office:value="2" calcext:value-type="float">
            <text:p>2</text:p>
          </table:table-cell>
          <table:table-cell table:style-name="ce191" table:formula="of:=VLOOKUP(ROW()-4;[$'Classifiche Gironi'.$A$2:.$N$5];7;0)" office:value-type="float" office:value="1" calcext:value-type="float">
            <text:p>1</text:p>
          </table:table-cell>
          <table:table-cell table:style-name="ce191" table:formula="of:=VLOOKUP(ROW()-4;[$'Classifiche Gironi'.$A$2:.$N$5];8;0)" office:value-type="float" office:value="0" calcext:value-type="float">
            <text:p>0</text:p>
          </table:table-cell>
          <table:table-cell table:style-name="ce191" table:formula="of:=VLOOKUP(ROW()-4;[$'Classifiche Gironi'.$A$2:.$N$5];9;0)" office:value-type="float" office:value="5" calcext:value-type="float">
            <text:p>5</text:p>
          </table:table-cell>
          <table:table-cell table:style-name="ce191" table:formula="of:=VLOOKUP(ROW()-4;[$'Classifiche Gironi'.$A$2:.$N$5];10;0)" office:value-type="float" office:value="187" calcext:value-type="float">
            <text:p>187</text:p>
          </table:table-cell>
          <table:table-cell table:style-name="ce191" table:formula="of:=VLOOKUP(ROW()-4;[$'Classifiche Gironi'.$A$2:.$N$5];11;0)" office:value-type="float" office:value="153" calcext:value-type="float">
            <text:p>153</text:p>
          </table:table-cell>
          <table:table-cell table:style-name="ce222" table:formula="of:=VLOOKUP(ROW()-4;[$'Classifiche Gironi'.$A$2:.$N$5];12;0)" office:value-type="float" office:value="34" calcext:value-type="float">
            <text:p>+34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5 Giu <text:s/>h. 15</text:p>
          </table:table-cell>
          <table:table-cell table:style-name="ce122"/>
          <table:table-cell table:style-name="ce275"/>
          <table:table-cell table:style-name="ce249"/>
          <table:table-cell table:style-name="ce286"/>
          <table:table-cell table:style-name="ce249" table:number-columns-repeated="4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Alban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-2" calcext:value-type="float">
            <text:p>-2</text:p>
          </table:table-cell>
          <table:table-cell table:style-name="ce337" office:value-type="float" office:value="2.9998" calcext:value-type="float">
            <text:p>2,9998</text:p>
          </table:table-cell>
          <table:table-cell table:style-name="ce337"/>
          <table:table-cell table:style-name="ce343" office:value-type="float" office:value="29799" calcext:value-type="float">
            <text:p>29799</text:p>
          </table:table-cell>
          <table:table-cell table:style-name="ce249" office:value-type="float" office:value="2" calcext:value-type="float">
            <text:p>2</text:p>
          </table:table-cell>
        </table:table-row>
        <table:table-row table:style-name="ro6">
          <table:table-cell table:style-name="ce57" office:value-type="string" calcext:value-type="string">
            <text:p>Sab</text:p>
          </table:table-cell>
          <table:table-cell table:style-name="ce57" office:value-type="string" calcext:value-type="string">
            <text:p>11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7" office:value-type="string" calcext:value-type="string">
            <text:p>Galles</text:p>
          </table:table-cell>
          <table:table-cell table:style-name="ce88"/>
          <table:table-cell table:style-name="ce96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Slovacchia</text:p>
          </table:table-cell>
          <table:table-cell table:style-name="ce119" office:value-type="string" calcext:value-type="string">
            <text:p>B</text:p>
          </table:table-cell>
          <table:table-cell table:style-name="ce123"/>
          <table:table-cell table:style-name="ce130" table:formula="of:=VLOOKUP(ROW()-4;[$'Classifiche Gironi'.$A$2:.$M$5];4;0)" office:value-type="string" office:string-value="Ghepardi (4)" calcext:value-type="string">
            <text:p>Ghepardi (4)</text:p>
          </table:table-cell>
          <table:table-cell table:style-name="ce160" table:formula="of:=VLOOKUP(ROW()-4;[$'Classifiche Gironi'.$A$2:.$M$5];5;0)" office:value-type="float" office:value="3" calcext:value-type="float">
            <text:p>3</text:p>
          </table:table-cell>
          <table:table-cell table:style-name="ce192" table:formula="of:=VLOOKUP(ROW()-4;[$'Classifiche Gironi'.$A$2:.$N$5];6;0)" office:value-type="float" office:value="1" calcext:value-type="float">
            <text:p>1</text:p>
          </table:table-cell>
          <table:table-cell table:style-name="ce211" table:formula="of:=VLOOKUP(ROW()-4;[$'Classifiche Gironi'.$A$2:.$N$5];7;0)" office:value-type="float" office:value="2" calcext:value-type="float">
            <text:p>2</text:p>
          </table:table-cell>
          <table:table-cell table:style-name="ce216" table:formula="of:=VLOOKUP(ROW()-4;[$'Classifiche Gironi'.$A$2:.$N$5];8;0)" office:value-type="float" office:value="0" calcext:value-type="float">
            <text:p>0</text:p>
          </table:table-cell>
          <table:table-cell table:style-name="ce216" table:formula="of:=VLOOKUP(ROW()-4;[$'Classifiche Gironi'.$A$2:.$N$5];9;0)" office:value-type="float" office:value="4" calcext:value-type="float">
            <text:p>4</text:p>
          </table:table-cell>
          <table:table-cell table:style-name="ce216" table:formula="of:=VLOOKUP(ROW()-4;[$'Classifiche Gironi'.$A$2:.$N$5];10;0)" office:value-type="float" office:value="151" calcext:value-type="float">
            <text:p>151</text:p>
          </table:table-cell>
          <table:table-cell table:style-name="ce216" table:formula="of:=VLOOKUP(ROW()-4;[$'Classifiche Gironi'.$A$2:.$N$5];11;0)" office:value-type="float" office:value="161" calcext:value-type="float">
            <text:p>161</text:p>
          </table:table-cell>
          <table:table-cell table:style-name="ce223" table:formula="of:=VLOOKUP(ROW()-4;[$'Classifiche Gironi'.$A$2:.$N$5];12;0)" office:value-type="float" office:value="-10" calcext:value-type="float">
            <text:p>-10</text:p>
          </table:table-cell>
          <table:table-cell table:style-name="ce244"/>
          <table:table-cell table:style-name="ce248"/>
          <table:table-cell table:style-name="ce255" office:value-type="float" office:value="37" calcext:value-type="float" table:number-columns-spanned="1" table:number-rows-spanned="2">
            <text:p>37</text:p>
          </table:table-cell>
          <table:table-cell table:style-name="ce259" office:value-type="string" calcext:value-type="string">
            <text:p>Svizzera</text:p>
          </table:table-cell>
          <table:table-cell table:style-name="ce276" office:value-type="float" office:value="5" calcext:value-type="float">
            <text:p>5</text:p>
          </table:table-cell>
          <table:table-cell table:style-name="ce281" office:value-type="string" calcext:value-type="string">
            <text:p>2A</text:p>
          </table:table-cell>
          <table:table-cell table:style-name="ce286"/>
          <table:table-cell table:style-name="ce249" table:number-columns-repeated="4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Svizzera</text:p>
          </table:table-cell>
          <table:table-cell table:style-name="ce337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41" office:value-type="float" office:value="5.0001" calcext:value-type="float">
            <text:p>5</text:p>
          </table:table-cell>
          <table:table-cell table:style-name="ce341"/>
          <table:table-cell table:style-name="ce343" office:value-type="float" office:value="50103" calcext:value-type="float">
            <text:p>50103</text:p>
          </table:table-cell>
          <table:table-cell table:style-name="ce249" office:value-type="float" office:value="2" calcext:value-type="float">
            <text:p>2</text:p>
          </table:table-cell>
        </table:table-row>
        <table:table-row table:style-name="ro6">
          <table:table-cell table:style-name="ce57" office:value-type="string" calcext:value-type="string">
            <text:p>Sab</text:p>
          </table:table-cell>
          <table:table-cell table:style-name="ce57" office:value-type="string" calcext:value-type="string">
            <text:p>11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7" office:value-type="string" calcext:value-type="string">
            <text:p>Inghilterra</text:p>
          </table:table-cell>
          <table:table-cell table:style-name="ce89"/>
          <table:table-cell table:number-columns-repeated="2" table:style-name="ce97" office:value-type="float" office:value="1" calcext:value-type="float">
            <text:p>1</text:p>
          </table:table-cell>
          <table:table-cell table:style-name="ce103"/>
          <table:table-cell table:style-name="ce107" office:value-type="string" calcext:value-type="string">
            <text:p>Russia</text:p>
          </table:table-cell>
          <table:table-cell table:style-name="ce119" office:value-type="string" calcext:value-type="string">
            <text:p>B</text:p>
          </table:table-cell>
          <table:table-cell table:style-name="ce123"/>
          <table:table-cell table:style-name="ce130" table:formula="of:=VLOOKUP(ROW()-4;[$'Classifiche Gironi'.$A$2:.$M$5];4;0)" office:value-type="string" office:string-value="Tigri (3)" calcext:value-type="string">
            <text:p>Tigri (3)</text:p>
          </table:table-cell>
          <table:table-cell table:style-name="ce161" table:formula="of:=VLOOKUP(ROW()-4;[$'Classifiche Gironi'.$A$2:.$M$5];5;0)" office:value-type="float" office:value="3" calcext:value-type="float">
            <text:p>3</text:p>
          </table:table-cell>
          <table:table-cell table:style-name="ce193" table:formula="of:=VLOOKUP(ROW()-4;[$'Classifiche Gironi'.$A$2:.$N$5];6;0)" office:value-type="float" office:value="1" calcext:value-type="float">
            <text:p>1</text:p>
          </table:table-cell>
          <table:table-cell table:style-name="ce211" table:formula="of:=VLOOKUP(ROW()-4;[$'Classifiche Gironi'.$A$2:.$N$5];7;0)" office:value-type="float" office:value="2" calcext:value-type="float">
            <text:p>2</text:p>
          </table:table-cell>
          <table:table-cell table:style-name="ce216" table:formula="of:=VLOOKUP(ROW()-4;[$'Classifiche Gironi'.$A$2:.$N$5];8;0)" office:value-type="float" office:value="0" calcext:value-type="float">
            <text:p>0</text:p>
          </table:table-cell>
          <table:table-cell table:style-name="ce216" table:formula="of:=VLOOKUP(ROW()-4;[$'Classifiche Gironi'.$A$2:.$N$5];9;0)" office:value-type="float" office:value="4" calcext:value-type="float">
            <text:p>4</text:p>
          </table:table-cell>
          <table:table-cell table:style-name="ce216" table:formula="of:=VLOOKUP(ROW()-4;[$'Classifiche Gironi'.$A$2:.$N$5];10;0)" office:value-type="float" office:value="131" calcext:value-type="float">
            <text:p>131</text:p>
          </table:table-cell>
          <table:table-cell table:style-name="ce216" table:formula="of:=VLOOKUP(ROW()-4;[$'Classifiche Gironi'.$A$2:.$N$5];11;0)" office:value-type="float" office:value="231" calcext:value-type="float">
            <text:p>231</text:p>
          </table:table-cell>
          <table:table-cell table:style-name="ce223" table:formula="of:=VLOOKUP(ROW()-4;[$'Classifiche Gironi'.$A$2:.$N$5];12;0)" office:value-type="float" office:value="-100" calcext:value-type="float">
            <text:p>-100</text:p>
          </table:table-cell>
          <table:table-cell table:style-name="ce244"/>
          <table:table-cell table:style-name="ce248"/>
          <table:covered-table-cell table:style-name="ce256"/>
          <table:table-cell table:style-name="ce260" office:value-type="string" calcext:value-type="string">
            <text:p>Polonia</text:p>
          </table:table-cell>
          <table:table-cell table:style-name="ce277" office:value-type="float" office:value="6" calcext:value-type="float">
            <text:p>6</text:p>
          </table:table-cell>
          <table:table-cell table:style-name="ce282" office:value-type="string" calcext:value-type="string">
            <text:p>2C</text:p>
          </table:table-cell>
          <table:table-cell table:style-name="ce286"/>
          <table:table-cell table:style-name="ce254" office:value-type="string" calcext:value-type="string">
            <text:p>30 Giu <text:s/>h. 21</text:p>
          </table:table-cell>
          <table:table-cell table:style-name="ce249"/>
          <table:table-cell table:style-name="ce275"/>
          <table:table-cell table:style-name="ce249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Roman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2" table:style-name="ce337" office:value-type="float" office:value="2" calcext:value-type="float">
            <text:p>2</text:p>
          </table:table-cell>
          <table:table-cell table:style-name="ce337" office:value-type="float" office:value="4" calcext:value-type="float">
            <text:p>4</text:p>
          </table:table-cell>
          <table:table-cell table:style-name="ce337" office:value-type="float" office:value="-2" calcext:value-type="float">
            <text:p>-2</text:p>
          </table:table-cell>
          <table:table-cell table:style-name="ce337" office:value-type="float" office:value="0.9998" calcext:value-type="float">
            <text:p>0,9998</text:p>
          </table:table-cell>
          <table:table-cell table:style-name="ce337"/>
          <table:table-cell table:style-name="ce343" office:value-type="float" office:value="9800" calcext:value-type="float">
            <text:p>9800</text:p>
          </table:table-cell>
          <table:table-cell table:style-name="ce249" office:value-type="float" office:value="3" calcext:value-type="float">
            <text:p>3</text:p>
          </table:table-cell>
        </table:table-row>
        <table:table-row table:style-name="ro6">
          <table:table-cell table:style-name="ce57" office:value-type="string" calcext:value-type="string">
            <text:p>Dom</text:p>
          </table:table-cell>
          <table:table-cell table:style-name="ce57" office:value-type="string" calcext:value-type="string">
            <text:p>12 Giu</text:p>
          </table:table-cell>
          <table:table-cell table:style-name="ce69" office:value-type="time" office:time-value="PT15H00M00S" calcext:value-type="time">
            <text:p>15:00</text:p>
          </table:table-cell>
          <table:table-cell table:style-name="ce77" office:value-type="string" calcext:value-type="string">
            <text:p>Turchia</text:p>
          </table:table-cell>
          <table:table-cell table:style-name="ce90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Croazia</text:p>
          </table:table-cell>
          <table:table-cell table:style-name="ce119" office:value-type="string" calcext:value-type="string">
            <text:p>D</text:p>
          </table:table-cell>
          <table:table-cell table:style-name="ce123"/>
          <table:table-cell table:style-name="ce131" office:value-type="string" calcext:value-type="string">
            <text:p>Gruppo B</text:p>
          </table:table-cell>
          <table:table-cell table:style-name="ce162" office:value-type="string" calcext:value-type="string">
            <text:p>G</text:p>
          </table:table-cell>
          <table:table-cell table:style-name="ce162" office:value-type="string" calcext:value-type="string">
            <text:p>V</text:p>
          </table:table-cell>
          <table:table-cell table:style-name="ce162" office:value-type="string" calcext:value-type="string">
            <text:p>P</text:p>
          </table:table-cell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PC</text:p>
          </table:table-cell>
          <table:table-cell table:style-name="ce162" office:value-type="string" calcext:value-type="string">
            <text:p>PGF</text:p>
          </table:table-cell>
          <table:table-cell table:style-name="ce162" office:value-type="string" calcext:value-type="string">
            <text:p>PGS</text:p>
          </table:table-cell>
          <table:table-cell table:style-name="ce162" office:value-type="string" calcext:value-type="string">
            <text:p>DPG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78"/>
          <table:table-cell table:style-name="ce283"/>
          <table:table-cell table:style-name="ce249"/>
          <table:table-cell table:style-name="ce288" office:value-type="float" office:value="45" calcext:value-type="float" table:number-columns-spanned="1" table:number-rows-spanned="2">
            <text:p>45</text:p>
          </table:table-cell>
          <table:table-cell table:style-name="ce290" office:value-type="string" calcext:value-type="string">
            <text:p>Polonia</text:p>
          </table:table-cell>
          <table:table-cell table:style-name="ce298"/>
          <table:table-cell table:style-name="ce249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1" office:value-type="string" calcext:value-type="string">
            <text:p>Gruppo B</text:p>
          </table:table-cell>
          <table:table-cell table:style-name="ce331" office:value-type="string" calcext:value-type="string">
            <text:p>G</text:p>
          </table:table-cell>
          <table:table-cell table:style-name="ce331" office:value-type="string" calcext:value-type="string">
            <text:p>V</text:p>
          </table:table-cell>
          <table:table-cell table:style-name="ce331" office:value-type="string" calcext:value-type="string">
            <text:p>N</text:p>
          </table:table-cell>
          <table:table-cell table:style-name="ce331" office:value-type="string" calcext:value-type="string">
            <text:p>P</text:p>
          </table:table-cell>
          <table:table-cell table:style-name="ce331" office:value-type="string" calcext:value-type="string">
            <text:p>GF</text:p>
          </table:table-cell>
          <table:table-cell table:style-name="ce331" office:value-type="string" calcext:value-type="string">
            <text:p>GS</text:p>
          </table:table-cell>
          <table:table-cell table:style-name="ce331"/>
          <table:table-cell table:style-name="ce331" office:value-type="string" calcext:value-type="string">
            <text:p>P.ti</text:p>
          </table:table-cell>
          <table:table-cell table:style-name="ce331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Dom</text:p>
          </table:table-cell>
          <table:table-cell table:style-name="ce57" office:value-type="string" calcext:value-type="string">
            <text:p>12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7" office:value-type="string" calcext:value-type="string">
            <text:p>Polonia</text:p>
          </table:table-cell>
          <table:table-cell table:style-name="ce90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Irlanda</text:p>
          </table:table-cell>
          <table:table-cell table:style-name="ce119" office:value-type="string" calcext:value-type="string">
            <text:p>C</text:p>
          </table:table-cell>
          <table:table-cell table:style-name="ce123"/>
          <table:table-cell table:style-name="ce132" table:formula="of:=VLOOKUP(ROW()-9;[$'Classifiche Gironi'.$A$8:.$M$11];4;0)" office:value-type="string" office:string-value="Linci (7)" calcext:value-type="string">
            <text:p>Linci (7)</text:p>
          </table:table-cell>
          <table:table-cell table:style-name="ce163" table:formula="of:=VLOOKUP(ROW()-9;[$'Classifiche Gironi'.$A$8:.$M$11];5;0)" office:value-type="float" office:value="3" calcext:value-type="float">
            <text:p>3</text:p>
          </table:table-cell>
          <table:table-cell table:style-name="ce163" table:formula="of:=VLOOKUP(ROW()-9;[$'Classifiche Gironi'.$A$8:.$M$11];6;0)" office:value-type="float" office:value="3" calcext:value-type="float">
            <text:p>3</text:p>
          </table:table-cell>
          <table:table-cell table:style-name="ce163" table:formula="of:=VLOOKUP(ROW()-9;[$'Classifiche Gironi'.$A$8:.$M$11];7;0)" office:value-type="float" office:value="0" calcext:value-type="float">
            <text:p>0</text:p>
          </table:table-cell>
          <table:table-cell table:style-name="ce163" table:formula="of:=VLOOKUP(ROW()-9;[$'Classifiche Gironi'.$A$8:.$M$11];8;0)" office:value-type="float" office:value="0" calcext:value-type="float">
            <text:p>0</text:p>
          </table:table-cell>
          <table:table-cell table:style-name="ce163" table:formula="of:=VLOOKUP(ROW()-9;[$'Classifiche Gironi'.$A$8:.$M$11];9;0)" office:value-type="float" office:value="6" calcext:value-type="float">
            <text:p>6</text:p>
          </table:table-cell>
          <table:table-cell table:style-name="ce163" table:formula="of:=VLOOKUP(ROW()-9;[$'Classifiche Gironi'.$A$8:.$M$11];10;0)" office:value-type="float" office:value="241" calcext:value-type="float">
            <text:p>241</text:p>
          </table:table-cell>
          <table:table-cell table:style-name="ce163" table:formula="of:=VLOOKUP(ROW()-9;[$'Classifiche Gironi'.$A$8:.$M$11];11;0)" office:value-type="float" office:value="181" calcext:value-type="float">
            <text:p>181</text:p>
          </table:table-cell>
          <table:table-cell table:style-name="ce224" table:formula="of:=VLOOKUP(ROW()-9;[$'Classifiche Gironi'.$A$8:.$M$11];12;0)" office:value-type="float" office:value="60" calcext:value-type="float">
            <text:p>+60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5 Giu <text:s/>h. 21</text:p>
          </table:table-cell>
          <table:table-cell table:style-name="ce122"/>
          <table:table-cell table:style-name="ce279"/>
          <table:table-cell table:style-name="ce283"/>
          <table:table-cell table:style-name="ce287"/>
          <table:covered-table-cell table:style-name="ce289"/>
          <table:table-cell table:style-name="ce291"/>
          <table:table-cell table:style-name="ce299"/>
          <table:table-cell table:style-name="ce306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Inghilterr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 table:style-name="ce337"/>
          <table:table-cell table:style-name="ce337" office:value-type="float" office:value="5.0001" calcext:value-type="float">
            <text:p>5,0001</text:p>
          </table:table-cell>
          <table:table-cell table:style-name="ce337"/>
          <table:table-cell table:style-name="ce343" office:value-type="float" office:value="50104" calcext:value-type="float">
            <text:p>50104</text:p>
          </table:table-cell>
          <table:table-cell table:style-name="ce249"/>
        </table:table-row>
        <table:table-row table:style-name="ro6">
          <table:table-cell table:style-name="ce57" office:value-type="string" calcext:value-type="string">
            <text:p>Dom</text:p>
          </table:table-cell>
          <table:table-cell table:style-name="ce57" office:value-type="string" calcext:value-type="string">
            <text:p>12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Germania</text:p>
          </table:table-cell>
          <table:table-cell table:style-name="ce88"/>
          <table:table-cell table:style-name="ce96" office:value-type="float" office:value="2" calcext:value-type="float">
            <text:p>2</text:p>
          </table:table-cell>
          <table:table-cell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Ucraina</text:p>
          </table:table-cell>
          <table:table-cell table:style-name="ce119" office:value-type="string" calcext:value-type="string">
            <text:p>C</text:p>
          </table:table-cell>
          <table:table-cell table:style-name="ce123"/>
          <table:table-cell table:style-name="ce133" table:formula="of:=VLOOKUP(ROW()-9;[$'Classifiche Gironi'.$A$8:.$M$11];4;0)" office:value-type="string" office:string-value="Serval (8)" calcext:value-type="string">
            <text:p>Serval (8)</text:p>
          </table:table-cell>
          <table:table-cell table:style-name="ce164" table:formula="of:=VLOOKUP(ROW()-9;[$'Classifiche Gironi'.$A$8:.$M$11];5;0)" office:value-type="float" office:value="3" calcext:value-type="float">
            <text:p>3</text:p>
          </table:table-cell>
          <table:table-cell table:style-name="ce194" table:formula="of:=VLOOKUP(ROW()-9;[$'Classifiche Gironi'.$A$8:.$M$11];6;0)" office:value-type="float" office:value="2" calcext:value-type="float">
            <text:p>2</text:p>
          </table:table-cell>
          <table:table-cell table:style-name="ce194" table:formula="of:=VLOOKUP(ROW()-9;[$'Classifiche Gironi'.$A$8:.$M$11];7;0)" office:value-type="float" office:value="1" calcext:value-type="float">
            <text:p>1</text:p>
          </table:table-cell>
          <table:table-cell table:style-name="ce194" table:formula="of:=VLOOKUP(ROW()-9;[$'Classifiche Gironi'.$A$8:.$M$11];8;0)" office:value-type="float" office:value="0" calcext:value-type="float">
            <text:p>0</text:p>
          </table:table-cell>
          <table:table-cell table:style-name="ce194" table:formula="of:=VLOOKUP(ROW()-9;[$'Classifiche Gironi'.$A$8:.$M$11];9;0)" office:value-type="float" office:value="5" calcext:value-type="float">
            <text:p>5</text:p>
          </table:table-cell>
          <table:table-cell table:style-name="ce194" table:formula="of:=VLOOKUP(ROW()-9;[$'Classifiche Gironi'.$A$8:.$M$11];10;0)" office:value-type="float" office:value="224" calcext:value-type="float">
            <text:p>224</text:p>
          </table:table-cell>
          <table:table-cell table:style-name="ce194" table:formula="of:=VLOOKUP(ROW()-9;[$'Classifiche Gironi'.$A$8:.$M$11];11;0)" office:value-type="float" office:value="209" calcext:value-type="float">
            <text:p>209</text:p>
          </table:table-cell>
          <table:table-cell table:style-name="ce225" table:formula="of:=VLOOKUP(ROW()-9;[$'Classifiche Gironi'.$A$8:.$M$11];12;0)" office:value-type="float" office:value="15" calcext:value-type="float">
            <text:p>+15</text:p>
          </table:table-cell>
          <table:table-cell table:style-name="ce244"/>
          <table:table-cell table:style-name="ce248"/>
          <table:table-cell table:style-name="ce255" office:value-type="float" office:value="39" calcext:value-type="float" table:number-columns-spanned="1" table:number-rows-spanned="2">
            <text:p>39</text:p>
          </table:table-cell>
          <table:table-cell table:style-name="ce261" office:value-type="string" calcext:value-type="string">
            <text:p>Croazia</text:p>
          </table:table-cell>
          <table:table-cell table:style-name="ce276" office:value-type="float" office:value="0" calcext:value-type="float">
            <text:p>0</text:p>
          </table:table-cell>
          <table:table-cell table:style-name="ce284" office:value-type="string" calcext:value-type="string">
            <text:p>1D</text:p>
          </table:table-cell>
          <table:table-cell table:style-name="ce249" table:number-columns-repeated="3"/>
          <table:table-cell table:style-name="ce278"/>
          <table:table-cell table:style-name="ce283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Galles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6" calcext:value-type="float">
            <text:p>6</text:p>
          </table:table-cell>
          <table:table-cell table:style-name="ce337" office:value-type="float" office:value="3" calcext:value-type="float">
            <text:p>3</text:p>
          </table:table-cell>
          <table:table-cell table:style-name="ce337"/>
          <table:table-cell table:style-name="ce337" office:value-type="float" office:value="6.0003" calcext:value-type="float">
            <text:p>6,0003</text:p>
          </table:table-cell>
          <table:table-cell table:style-name="ce337"/>
          <table:table-cell table:style-name="ce343" office:value-type="float" office:value="60309" calcext:value-type="float">
            <text:p>60309</text:p>
          </table:table-cell>
          <table:table-cell table:style-name="ce249"/>
        </table:table-row>
        <table:table-row table:style-name="ro6">
          <table:table-cell table:style-name="ce57" office:value-type="string" calcext:value-type="string">
            <text:p>Lun</text:p>
          </table:table-cell>
          <table:table-cell table:style-name="ce57" office:value-type="string" calcext:value-type="string">
            <text:p>13 Giu</text:p>
          </table:table-cell>
          <table:table-cell table:style-name="ce69" office:value-type="time" office:time-value="PT15H00M00S" calcext:value-type="time">
            <text:p>15:00</text:p>
          </table:table-cell>
          <table:table-cell table:style-name="ce78" office:value-type="string" calcext:value-type="string">
            <text:p>Spagna</text:p>
          </table:table-cell>
          <table:table-cell table:style-name="ce88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03"/>
          <table:table-cell table:style-name="ce109" office:value-type="string" calcext:value-type="string">
            <text:p>Rep. Ceca</text:p>
          </table:table-cell>
          <table:table-cell table:style-name="ce119" office:value-type="string" calcext:value-type="string">
            <text:p>D</text:p>
          </table:table-cell>
          <table:table-cell table:style-name="ce123"/>
          <table:table-cell table:style-name="ce134" table:formula="of:=VLOOKUP(ROW()-9;[$'Classifiche Gironi'.$A$8:.$M$11];4;0)" office:value-type="string" office:string-value="Puma (6)" calcext:value-type="string">
            <text:p>Puma (6)</text:p>
          </table:table-cell>
          <table:table-cell table:style-name="ce165" table:formula="of:=VLOOKUP(ROW()-9;[$'Classifiche Gironi'.$A$8:.$M$11];5;0)" office:value-type="float" office:value="3" calcext:value-type="float">
            <text:p>3</text:p>
          </table:table-cell>
          <table:table-cell table:style-name="ce195" table:formula="of:=VLOOKUP(ROW()-9;[$'Classifiche Gironi'.$A$8:.$M$11];6;0)" office:value-type="float" office:value="1" calcext:value-type="float">
            <text:p>1</text:p>
          </table:table-cell>
          <table:table-cell table:style-name="ce212" table:formula="of:=VLOOKUP(ROW()-9;[$'Classifiche Gironi'.$A$8:.$M$11];7;0)" office:value-type="float" office:value="2" calcext:value-type="float">
            <text:p>2</text:p>
          </table:table-cell>
          <table:table-cell table:style-name="ce217" table:formula="of:=VLOOKUP(ROW()-9;[$'Classifiche Gironi'.$A$8:.$M$11];8;0)" office:value-type="float" office:value="0" calcext:value-type="float">
            <text:p>0</text:p>
          </table:table-cell>
          <table:table-cell table:style-name="ce217" table:formula="of:=VLOOKUP(ROW()-9;[$'Classifiche Gironi'.$A$8:.$M$11];9;0)" office:value-type="float" office:value="4" calcext:value-type="float">
            <text:p>4</text:p>
          </table:table-cell>
          <table:table-cell table:style-name="ce217" table:formula="of:=VLOOKUP(ROW()-9;[$'Classifiche Gironi'.$A$8:.$M$11];10;0)" office:value-type="float" office:value="184" calcext:value-type="float">
            <text:p>184</text:p>
          </table:table-cell>
          <table:table-cell table:style-name="ce217" table:formula="of:=VLOOKUP(ROW()-9;[$'Classifiche Gironi'.$A$8:.$M$11];11;0)" office:value-type="float" office:value="216" calcext:value-type="float">
            <text:p>216</text:p>
          </table:table-cell>
          <table:table-cell table:style-name="ce226" table:formula="of:=VLOOKUP(ROW()-9;[$'Classifiche Gironi'.$A$8:.$M$11];12;0)" office:value-type="float" office:value="-32" calcext:value-type="float">
            <text:p>-32</text:p>
          </table:table-cell>
          <table:table-cell table:style-name="ce244"/>
          <table:table-cell table:style-name="ce248"/>
          <table:covered-table-cell table:style-name="ce256"/>
          <table:table-cell table:style-name="ce262"/>
          <table:table-cell table:style-name="ce277" office:value-type="float" office:value="1" calcext:value-type="float">
            <text:p>1</text:p>
          </table:table-cell>
          <table:table-cell table:style-name="ce281" office:value-type="string" calcext:value-type="string">
            <text:p>3B</text:p>
          </table:table-cell>
          <table:table-cell table:style-name="ce249" office:value-type="float" office:value="0" calcext:value-type="float">
            <text:p>0</text:p>
          </table:table-cell>
          <table:table-cell table:style-name="ce249" table:number-columns-repeated="2"/>
          <table:table-cell table:style-name="ce278"/>
          <table:table-cell table:style-name="ce283"/>
          <table:table-cell table:style-name="ce286"/>
          <table:table-cell table:style-name="ce254" office:value-type="string" calcext:value-type="string">
            <text:p>06 Lug <text:s/>h. 21</text:p>
          </table:table-cell>
          <table:table-cell table:style-name="ce249" table:number-columns-repeated="7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Slovacchia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3" table:style-name="ce341" office:value-type="float" office:value="1" calcext:value-type="float">
            <text:p>1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/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3" office:value-type="float" office:value="40003" calcext:value-type="float">
            <text:p>40003</text:p>
          </table:table-cell>
          <table:table-cell table:style-name="ce249"/>
        </table:table-row>
        <table:table-row table:style-name="ro6">
          <table:table-cell table:style-name="ce57" office:value-type="string" calcext:value-type="string">
            <text:p>Lun</text:p>
          </table:table-cell>
          <table:table-cell table:style-name="ce57" office:value-type="string" calcext:value-type="string">
            <text:p>13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9" office:value-type="string" calcext:value-type="string">
            <text:p>Rep. d'Irlanda</text:p>
          </table:table-cell>
          <table:table-cell table:style-name="ce88"/>
          <table:table-cell table:number-columns-repeated="2" table:style-name="ce96" office:value-type="float" office:value="1" calcext:value-type="float">
            <text:p>1</text:p>
          </table:table-cell>
          <table:table-cell table:style-name="ce103"/>
          <table:table-cell table:style-name="ce109" office:value-type="string" calcext:value-type="string">
            <text:p>Svezia</text:p>
          </table:table-cell>
          <table:table-cell table:style-name="ce119" office:value-type="string" calcext:value-type="string">
            <text:p>E</text:p>
          </table:table-cell>
          <table:table-cell table:style-name="ce123"/>
          <table:table-cell table:style-name="ce134" table:formula="of:=VLOOKUP(ROW()-9;[$'Classifiche Gironi'.$A$8:.$M$11];4;0)" office:value-type="string" office:string-value="Giaguari (5)" calcext:value-type="string">
            <text:p>Giaguari (5)</text:p>
          </table:table-cell>
          <table:table-cell table:style-name="ce166" table:formula="of:=VLOOKUP(ROW()-9;[$'Classifiche Gironi'.$A$8:.$M$11];5;0)" office:value-type="float" office:value="3" calcext:value-type="float">
            <text:p>3</text:p>
          </table:table-cell>
          <table:table-cell table:style-name="ce196" table:formula="of:=VLOOKUP(ROW()-9;[$'Classifiche Gironi'.$A$8:.$M$11];6;0)" office:value-type="float" office:value="0" calcext:value-type="float">
            <text:p>0</text:p>
          </table:table-cell>
          <table:table-cell table:style-name="ce212" table:formula="of:=VLOOKUP(ROW()-9;[$'Classifiche Gironi'.$A$8:.$M$11];7;0)" office:value-type="float" office:value="3" calcext:value-type="float">
            <text:p>3</text:p>
          </table:table-cell>
          <table:table-cell table:style-name="ce217" table:formula="of:=VLOOKUP(ROW()-9;[$'Classifiche Gironi'.$A$8:.$M$11];8;0)" office:value-type="float" office:value="0" calcext:value-type="float">
            <text:p>0</text:p>
          </table:table-cell>
          <table:table-cell table:style-name="ce217" table:formula="of:=VLOOKUP(ROW()-9;[$'Classifiche Gironi'.$A$8:.$M$11];9;0)" office:value-type="float" office:value="3" calcext:value-type="float">
            <text:p>3</text:p>
          </table:table-cell>
          <table:table-cell table:style-name="ce217" table:formula="of:=VLOOKUP(ROW()-9;[$'Classifiche Gironi'.$A$8:.$M$11];10;0)" office:value-type="float" office:value="174" calcext:value-type="float">
            <text:p>174</text:p>
          </table:table-cell>
          <table:table-cell table:style-name="ce217" table:formula="of:=VLOOKUP(ROW()-9;[$'Classifiche Gironi'.$A$8:.$M$11];11;0)" office:value-type="float" office:value="217" calcext:value-type="float">
            <text:p>217</text:p>
          </table:table-cell>
          <table:table-cell table:style-name="ce226" table:formula="of:=VLOOKUP(ROW()-9;[$'Classifiche Gironi'.$A$8:.$M$11];12;0)" office:value-type="float" office:value="-43" calcext:value-type="float">
            <text:p>-43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78"/>
          <table:table-cell table:style-name="ce249" table:number-columns-repeated="4"/>
          <table:table-cell table:style-name="ce278"/>
          <table:table-cell table:style-name="ce283"/>
          <table:table-cell table:style-name="ce286"/>
          <table:table-cell table:style-name="ce309" office:value-type="float" office:value="49" calcext:value-type="float" table:number-columns-spanned="1" table:number-rows-spanned="2">
            <text:p>49</text:p>
          </table:table-cell>
          <table:table-cell table:style-name="ce312" office:value-type="string" calcext:value-type="string">
            <text:p>Vincente 45</text:p>
          </table:table-cell>
          <table:table-cell table:style-name="ce316"/>
          <table:table-cell table:style-name="ce249"/>
          <table:table-cell table:style-name="ce320"/>
          <table:table-cell table:style-name="ce249" table:number-columns-repeated="3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Russ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2" table:style-name="ce337" office:value-type="float" office:value="2" calcext:value-type="float">
            <text:p>2</text:p>
          </table:table-cell>
          <table:table-cell table:style-name="ce337" office:value-type="float" office:value="6" calcext:value-type="float">
            <text:p>6</text:p>
          </table:table-cell>
          <table:table-cell table:style-name="ce337"/>
          <table:table-cell table:style-name="ce337" office:value-type="float" office:value="0.9996" calcext:value-type="float">
            <text:p>0,9996</text:p>
          </table:table-cell>
          <table:table-cell table:style-name="ce337"/>
          <table:table-cell table:style-name="ce343" office:value-type="float" office:value="9598" calcext:value-type="float">
            <text:p>9598</text:p>
          </table:table-cell>
          <table:table-cell table:style-name="ce249"/>
        </table:table-row>
        <table:table-row table:style-name="ro6">
          <table:table-cell table:style-name="ce58" office:value-type="string" calcext:value-type="string">
            <text:p>Lun</text:p>
          </table:table-cell>
          <table:table-cell table:style-name="ce58" office:value-type="string" calcext:value-type="string">
            <text:p>13 Giu</text:p>
          </table:table-cell>
          <table:table-cell table:style-name="ce70" office:value-type="time" office:time-value="PT21H00M00S" calcext:value-type="time">
            <text:p>21:00</text:p>
          </table:table-cell>
          <table:table-cell table:style-name="ce80" office:value-type="string" calcext:value-type="string">
            <text:p>Belgio</text:p>
          </table:table-cell>
          <table:table-cell table:style-name="ce91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104"/>
          <table:table-cell table:style-name="ce110" office:value-type="string" calcext:value-type="string">
            <text:p>Italia</text:p>
          </table:table-cell>
          <table:table-cell table:style-name="ce120" office:value-type="string" calcext:value-type="string">
            <text:p>E</text:p>
          </table:table-cell>
          <table:table-cell table:style-name="ce123"/>
          <table:table-cell table:style-name="ce135" office:value-type="string" calcext:value-type="string">
            <text:p>Gruppo C</text:p>
          </table:table-cell>
          <table:table-cell table:style-name="ce167" office:value-type="string" calcext:value-type="string">
            <text:p>G</text:p>
          </table:table-cell>
          <table:table-cell table:style-name="ce167" office:value-type="string" calcext:value-type="string">
            <text:p>V</text:p>
          </table:table-cell>
          <table:table-cell table:style-name="ce167" office:value-type="string" calcext:value-type="string">
            <text:p>P</text:p>
          </table:table-cell>
          <table:table-cell table:style-name="ce167" office:value-type="string" calcext:value-type="string">
            <text:p>F</text:p>
          </table:table-cell>
          <table:table-cell table:style-name="ce167" office:value-type="string" calcext:value-type="string">
            <text:p>PC</text:p>
          </table:table-cell>
          <table:table-cell table:style-name="ce167" office:value-type="string" calcext:value-type="string">
            <text:p>PGF</text:p>
          </table:table-cell>
          <table:table-cell table:style-name="ce167" office:value-type="string" calcext:value-type="string">
            <text:p>PGS</text:p>
          </table:table-cell>
          <table:table-cell table:style-name="ce167" office:value-type="string" calcext:value-type="string">
            <text:p>DPG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5 Giu <text:s/>h. 18</text:p>
          </table:table-cell>
          <table:table-cell table:style-name="ce122"/>
          <table:table-cell table:style-name="ce279"/>
          <table:table-cell table:style-name="ce249" table:number-columns-repeated="4"/>
          <table:table-cell table:style-name="ce279"/>
          <table:table-cell table:style-name="ce283"/>
          <table:table-cell table:style-name="ce308"/>
          <table:covered-table-cell table:style-name="ce310"/>
          <table:table-cell table:style-name="ce313" office:value-type="string" calcext:value-type="string">
            <text:p>Vincente 46</text:p>
          </table:table-cell>
          <table:table-cell table:style-name="ce317"/>
          <table:table-cell table:style-name="ce306"/>
          <table:table-cell table:style-name="ce321"/>
          <table:table-cell table:style-name="ce249" table:number-columns-repeated="3"/>
          <table:table-cell table:style-name="ce123" table:number-columns-repeated="13"/>
          <table:table-cell table:style-name="ce249" table:number-columns-repeated="49"/>
          <table:table-cell table:style-name="ce332" office:value-type="string" calcext:value-type="string">
            <text:p>Gruppo C</text:p>
          </table:table-cell>
          <table:table-cell table:style-name="ce332" office:value-type="string" calcext:value-type="string">
            <text:p>G</text:p>
          </table:table-cell>
          <table:table-cell table:style-name="ce332" office:value-type="string" calcext:value-type="string">
            <text:p>V</text:p>
          </table:table-cell>
          <table:table-cell table:style-name="ce332" office:value-type="string" calcext:value-type="string">
            <text:p>N</text:p>
          </table:table-cell>
          <table:table-cell table:style-name="ce332" office:value-type="string" calcext:value-type="string">
            <text:p>P</text:p>
          </table:table-cell>
          <table:table-cell table:style-name="ce332" office:value-type="string" calcext:value-type="string">
            <text:p>GF</text:p>
          </table:table-cell>
          <table:table-cell table:style-name="ce332" office:value-type="string" calcext:value-type="string">
            <text:p>GS</text:p>
          </table:table-cell>
          <table:table-cell table:style-name="ce332"/>
          <table:table-cell table:style-name="ce332" office:value-type="string" calcext:value-type="string">
            <text:p>P.ti</text:p>
          </table:table-cell>
          <table:table-cell table:style-name="ce332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Mar</text:p>
          </table:table-cell>
          <table:table-cell table:style-name="ce57" office:value-type="string" calcext:value-type="string">
            <text:p>14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8" office:value-type="string" calcext:value-type="string">
            <text:p>Austria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103"/>
          <table:table-cell table:style-name="ce108" office:value-type="string" calcext:value-type="string">
            <text:p>Ungheria</text:p>
          </table:table-cell>
          <table:table-cell table:style-name="ce119" office:value-type="string" calcext:value-type="string">
            <text:p>F</text:p>
          </table:table-cell>
          <table:table-cell table:style-name="ce123"/>
          <table:table-cell table:style-name="ce136" table:formula="of:=VLOOKUP(ROW()-14;[$'Classifiche Gironi'.$A$14:.$M$17];4;0)" office:value-type="string" office:string-value="Giraffe (10)" calcext:value-type="string">
            <text:p>Giraffe (10)</text:p>
          </table:table-cell>
          <table:table-cell table:style-name="ce168" table:formula="of:=VLOOKUP(ROW()-14;[$'Classifiche Gironi'.$A$14:.$M$17];5;0)" office:value-type="float" office:value="3" calcext:value-type="float">
            <text:p>3</text:p>
          </table:table-cell>
          <table:table-cell table:style-name="ce168" table:formula="of:=VLOOKUP(ROW()-14;[$'Classifiche Gironi'.$A$14:.$M$17];6;0)" office:value-type="float" office:value="3" calcext:value-type="float">
            <text:p>3</text:p>
          </table:table-cell>
          <table:table-cell table:style-name="ce168" table:formula="of:=VLOOKUP(ROW()-14;[$'Classifiche Gironi'.$A$14:.$M$17];7;0)" office:value-type="float" office:value="0" calcext:value-type="float">
            <text:p>0</text:p>
          </table:table-cell>
          <table:table-cell table:style-name="ce168" table:formula="of:=VLOOKUP(ROW()-14;[$'Classifiche Gironi'.$A$14:.$M$17];8;0)" office:value-type="float" office:value="0" calcext:value-type="float">
            <text:p>0</text:p>
          </table:table-cell>
          <table:table-cell table:style-name="ce168" table:formula="of:=VLOOKUP(ROW()-14;[$'Classifiche Gironi'.$A$14:.$M$17];9;0)" office:value-type="float" office:value="6" calcext:value-type="float">
            <text:p>6</text:p>
          </table:table-cell>
          <table:table-cell table:style-name="ce168" table:formula="of:=VLOOKUP(ROW()-14;[$'Classifiche Gironi'.$A$14:.$M$17];10;0)" office:value-type="float" office:value="258" calcext:value-type="float">
            <text:p>258</text:p>
          </table:table-cell>
          <table:table-cell table:style-name="ce168" table:formula="of:=VLOOKUP(ROW()-14;[$'Classifiche Gironi'.$A$14:.$M$17];11;0)" office:value-type="float" office:value="154" calcext:value-type="float">
            <text:p>154</text:p>
          </table:table-cell>
          <table:table-cell table:style-name="ce227" table:formula="of:=VLOOKUP(ROW()-14;[$'Classifiche Gironi'.$A$14:.$M$17];12;0)" office:value-type="float" office:value="104" calcext:value-type="float">
            <text:p>+104</text:p>
          </table:table-cell>
          <table:table-cell table:style-name="ce244"/>
          <table:table-cell table:style-name="ce248"/>
          <table:table-cell table:style-name="ce255" office:value-type="float" office:value="38" calcext:value-type="float" table:number-columns-spanned="1" table:number-rows-spanned="2">
            <text:p>38</text:p>
          </table:table-cell>
          <table:table-cell table:style-name="ce261" office:value-type="string" calcext:value-type="string">
            <text:p>Galles</text:p>
          </table:table-cell>
          <table:table-cell table:style-name="ce276" office:value-type="float" office:value="1" calcext:value-type="float">
            <text:p>1</text:p>
          </table:table-cell>
          <table:table-cell table:style-name="ce281" office:value-type="string" calcext:value-type="string">
            <text:p>1B</text:p>
          </table:table-cell>
          <table:table-cell table:style-name="ce249" table:number-columns-repeated="3"/>
          <table:table-cell table:style-name="ce279"/>
          <table:table-cell table:style-name="ce283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Irland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3" table:style-name="ce337" office:value-type="float" office:value="2" calcext:value-type="float">
            <text:p>2</text:p>
          </table:table-cell>
          <table:table-cell table:style-name="ce337"/>
          <table:table-cell table:style-name="ce337" office:value-type="float" office:value="3" calcext:value-type="float">
            <text:p>3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Mar</text:p>
          </table:table-cell>
          <table:table-cell table:style-name="ce57" office:value-type="string" calcext:value-type="string">
            <text:p>14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Portogallo</text:p>
          </table:table-cell>
          <table:table-cell table:style-name="ce88"/>
          <table:table-cell table:number-columns-repeated="2"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Islanda</text:p>
          </table:table-cell>
          <table:table-cell table:style-name="ce119" office:value-type="string" calcext:value-type="string">
            <text:p>F</text:p>
          </table:table-cell>
          <table:table-cell table:style-name="ce123"/>
          <table:table-cell table:style-name="ce137" table:formula="of:=VLOOKUP(ROW()-14;[$'Classifiche Gironi'.$A$14:.$M$17];4;0)" office:value-type="string" office:string-value="Ippopotami (11)" calcext:value-type="string">
            <text:p>Ippopotami (11)</text:p>
          </table:table-cell>
          <table:table-cell table:style-name="ce169" table:formula="of:=VLOOKUP(ROW()-14;[$'Classifiche Gironi'.$A$14:.$M$17];5;0)" office:value-type="float" office:value="3" calcext:value-type="float">
            <text:p>3</text:p>
          </table:table-cell>
          <table:table-cell table:style-name="ce197" table:formula="of:=VLOOKUP(ROW()-14;[$'Classifiche Gironi'.$A$14:.$M$17];6;0)" office:value-type="float" office:value="2" calcext:value-type="float">
            <text:p>2</text:p>
          </table:table-cell>
          <table:table-cell table:style-name="ce197" table:formula="of:=VLOOKUP(ROW()-14;[$'Classifiche Gironi'.$A$14:.$M$17];7;0)" office:value-type="float" office:value="1" calcext:value-type="float">
            <text:p>1</text:p>
          </table:table-cell>
          <table:table-cell table:style-name="ce197" table:formula="of:=VLOOKUP(ROW()-14;[$'Classifiche Gironi'.$A$14:.$M$17];8;0)" office:value-type="float" office:value="0" calcext:value-type="float">
            <text:p>0</text:p>
          </table:table-cell>
          <table:table-cell table:style-name="ce197" table:formula="of:=VLOOKUP(ROW()-14;[$'Classifiche Gironi'.$A$14:.$M$17];9;0)" office:value-type="float" office:value="5" calcext:value-type="float">
            <text:p>5</text:p>
          </table:table-cell>
          <table:table-cell table:style-name="ce197" table:formula="of:=VLOOKUP(ROW()-14;[$'Classifiche Gironi'.$A$14:.$M$17];10;0)" office:value-type="float" office:value="280" calcext:value-type="float">
            <text:p>280</text:p>
          </table:table-cell>
          <table:table-cell table:style-name="ce197" table:formula="of:=VLOOKUP(ROW()-14;[$'Classifiche Gironi'.$A$14:.$M$17];11;0)" office:value-type="float" office:value="189" calcext:value-type="float">
            <text:p>189</text:p>
          </table:table-cell>
          <table:table-cell table:style-name="ce228" table:formula="of:=VLOOKUP(ROW()-14;[$'Classifiche Gironi'.$A$14:.$M$17];12;0)" office:value-type="float" office:value="91" calcext:value-type="float">
            <text:p>+91</text:p>
          </table:table-cell>
          <table:table-cell table:style-name="ce244"/>
          <table:table-cell table:style-name="ce248"/>
          <table:covered-table-cell table:style-name="ce256"/>
          <table:table-cell table:style-name="ce263"/>
          <table:table-cell table:style-name="ce277" office:value-type="float" office:value="0" calcext:value-type="float">
            <text:p>0</text:p>
          </table:table-cell>
          <table:table-cell table:style-name="ce282" office:value-type="string" calcext:value-type="string">
            <text:p>3D</text:p>
          </table:table-cell>
          <table:table-cell table:style-name="ce249"/>
          <table:table-cell table:style-name="ce254" office:value-type="string" calcext:value-type="string">
            <text:p>01 Lug <text:s/>h. 21</text:p>
          </table:table-cell>
          <table:table-cell table:style-name="ce249"/>
          <table:table-cell table:style-name="ce279"/>
          <table:table-cell table:style-name="ce283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German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style-name="ce337"/>
          <table:table-cell table:style-name="ce337" office:value-type="float" office:value="7.0003" calcext:value-type="float">
            <text:p>7,0003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Mer</text:p>
          </table:table-cell>
          <table:table-cell table:style-name="ce57" office:value-type="string" calcext:value-type="string">
            <text:p>15 Giu</text:p>
          </table:table-cell>
          <table:table-cell table:style-name="ce69" office:value-type="time" office:time-value="PT15H00M00S" calcext:value-type="time">
            <text:p>15:00</text:p>
          </table:table-cell>
          <table:table-cell table:style-name="ce78" office:value-type="string" calcext:value-type="string">
            <text:p>Russia</text:p>
          </table:table-cell>
          <table:table-cell table:style-name="ce88"/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3"/>
          <table:table-cell table:style-name="ce108" office:value-type="string" calcext:value-type="string">
            <text:p>Slovacchia</text:p>
          </table:table-cell>
          <table:table-cell table:style-name="ce119" office:value-type="string" calcext:value-type="string">
            <text:p>B</text:p>
          </table:table-cell>
          <table:table-cell table:style-name="ce123"/>
          <table:table-cell table:style-name="ce138" table:formula="of:=VLOOKUP(ROW()-14;[$'Classifiche Gironi'.$A$14:.$M$17];4;0)" office:value-type="string" office:string-value="Elefanti (9)" calcext:value-type="string">
            <text:p>Elefanti (9)</text:p>
          </table:table-cell>
          <table:table-cell table:style-name="ce170" table:formula="of:=VLOOKUP(ROW()-14;[$'Classifiche Gironi'.$A$14:.$M$17];5;0)" office:value-type="float" office:value="3" calcext:value-type="float">
            <text:p>3</text:p>
          </table:table-cell>
          <table:table-cell table:style-name="ce198" table:formula="of:=VLOOKUP(ROW()-14;[$'Classifiche Gironi'.$A$14:.$M$17];6;0)" office:value-type="float" office:value="1" calcext:value-type="float">
            <text:p>1</text:p>
          </table:table-cell>
          <table:table-cell table:style-name="ce213" table:formula="of:=VLOOKUP(ROW()-14;[$'Classifiche Gironi'.$A$14:.$M$17];7;0)" office:value-type="float" office:value="2" calcext:value-type="float">
            <text:p>2</text:p>
          </table:table-cell>
          <table:table-cell table:style-name="ce218" table:formula="of:=VLOOKUP(ROW()-14;[$'Classifiche Gironi'.$A$14:.$M$17];8;0)" office:value-type="float" office:value="0" calcext:value-type="float">
            <text:p>0</text:p>
          </table:table-cell>
          <table:table-cell table:style-name="ce218" table:formula="of:=VLOOKUP(ROW()-14;[$'Classifiche Gironi'.$A$14:.$M$17];9;0)" office:value-type="float" office:value="4" calcext:value-type="float">
            <text:p>4</text:p>
          </table:table-cell>
          <table:table-cell table:style-name="ce218" table:formula="of:=VLOOKUP(ROW()-14;[$'Classifiche Gironi'.$A$14:.$M$17];10;0)" office:value-type="float" office:value="154" calcext:value-type="float">
            <text:p>154</text:p>
          </table:table-cell>
          <table:table-cell table:style-name="ce218" table:formula="of:=VLOOKUP(ROW()-14;[$'Classifiche Gironi'.$A$14:.$M$17];11;0)" office:value-type="float" office:value="237" calcext:value-type="float">
            <text:p>237</text:p>
          </table:table-cell>
          <table:table-cell table:style-name="ce229" table:formula="of:=VLOOKUP(ROW()-14;[$'Classifiche Gironi'.$A$14:.$M$17];12;0)" office:value-type="float" office:value="-83" calcext:value-type="float">
            <text:p>-83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78"/>
          <table:table-cell table:style-name="ce285"/>
          <table:table-cell table:style-name="ce249"/>
          <table:table-cell table:style-name="ce288" office:value-type="float" office:value="46" calcext:value-type="float" table:number-columns-spanned="1" table:number-rows-spanned="2">
            <text:p>46</text:p>
          </table:table-cell>
          <table:table-cell table:style-name="ce292" office:value-type="string" calcext:value-type="string">
            <text:p>Galles</text:p>
          </table:table-cell>
          <table:table-cell table:style-name="ce300"/>
          <table:table-cell table:style-name="ce307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Polonia</text:p>
          </table:table-cell>
          <table:table-cell table:style-name="ce337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style-name="ce341"/>
          <table:table-cell table:style-name="ce341" office:value-type="float" office:value="7.0002" calcext:value-type="float">
            <text:p>7</text:p>
          </table:table-cell>
          <table:table-cell table:style-name="ce341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Mer</text:p>
          </table:table-cell>
          <table:table-cell table:style-name="ce57" office:value-type="string" calcext:value-type="string">
            <text:p>15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8" office:value-type="string" calcext:value-type="string">
            <text:p>Romania</text:p>
          </table:table-cell>
          <table:table-cell table:style-name="ce88"/>
          <table:table-cell table:number-columns-repeated="2"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Svizzera</text:p>
          </table:table-cell>
          <table:table-cell table:style-name="ce119" office:value-type="string" calcext:value-type="string">
            <text:p>A</text:p>
          </table:table-cell>
          <table:table-cell table:style-name="ce123"/>
          <table:table-cell table:style-name="ce138" table:formula="of:=VLOOKUP(ROW()-14;[$'Classifiche Gironi'.$A$14:.$M$17];4;0)" office:value-type="string" office:string-value="Iguane (12)" calcext:value-type="string">
            <text:p>Iguane (12)</text:p>
          </table:table-cell>
          <table:table-cell table:style-name="ce171" table:formula="of:=VLOOKUP(ROW()-14;[$'Classifiche Gironi'.$A$14:.$M$17];5;0)" office:value-type="float" office:value="3" calcext:value-type="float">
            <text:p>3</text:p>
          </table:table-cell>
          <table:table-cell table:style-name="ce199" table:formula="of:=VLOOKUP(ROW()-14;[$'Classifiche Gironi'.$A$14:.$M$17];6;0)" office:value-type="float" office:value="0" calcext:value-type="float">
            <text:p>0</text:p>
          </table:table-cell>
          <table:table-cell table:style-name="ce213" table:formula="of:=VLOOKUP(ROW()-14;[$'Classifiche Gironi'.$A$14:.$M$17];7;0)" office:value-type="float" office:value="3" calcext:value-type="float">
            <text:p>3</text:p>
          </table:table-cell>
          <table:table-cell table:style-name="ce218" table:formula="of:=VLOOKUP(ROW()-14;[$'Classifiche Gironi'.$A$14:.$M$17];8;0)" office:value-type="float" office:value="0" calcext:value-type="float">
            <text:p>0</text:p>
          </table:table-cell>
          <table:table-cell table:style-name="ce218" table:formula="of:=VLOOKUP(ROW()-14;[$'Classifiche Gironi'.$A$14:.$M$17];9;0)" office:value-type="float" office:value="3" calcext:value-type="float">
            <text:p>3</text:p>
          </table:table-cell>
          <table:table-cell table:style-name="ce218" table:formula="of:=VLOOKUP(ROW()-14;[$'Classifiche Gironi'.$A$14:.$M$17];10;0)" office:value-type="float" office:value="101" calcext:value-type="float">
            <text:p>101</text:p>
          </table:table-cell>
          <table:table-cell table:style-name="ce218" table:formula="of:=VLOOKUP(ROW()-14;[$'Classifiche Gironi'.$A$14:.$M$17];11;0)" office:value-type="float" office:value="213" calcext:value-type="float">
            <text:p>213</text:p>
          </table:table-cell>
          <table:table-cell table:style-name="ce229" table:formula="of:=VLOOKUP(ROW()-14;[$'Classifiche Gironi'.$A$14:.$M$17];12;0)" office:value-type="float" office:value="-112" calcext:value-type="float">
            <text:p>-112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6 Giu <text:s/>h. 21</text:p>
          </table:table-cell>
          <table:table-cell table:style-name="ce122"/>
          <table:table-cell table:style-name="ce279"/>
          <table:table-cell table:style-name="ce285"/>
          <table:table-cell table:style-name="ce287"/>
          <table:covered-table-cell table:style-name="ce289"/>
          <table:table-cell table:style-name="ce293" office:value-type="string" calcext:value-type="string">
            <text:p>Vincente 42</text:p>
          </table:table-cell>
          <table:table-cell table:style-name="ce301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Ucraina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2" table:style-name="ce337" office:value-type="float" office:value="0" calcext:value-type="float">
            <text:p>0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5" calcext:value-type="float">
            <text:p>5</text:p>
          </table:table-cell>
          <table:table-cell table:style-name="ce337"/>
          <table:table-cell table:style-name="ce337" office:value-type="float" office:value="-0.0005" calcext:value-type="float">
            <text:p>-0,0005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Mer</text:p>
          </table:table-cell>
          <table:table-cell table:style-name="ce57" office:value-type="string" calcext:value-type="string">
            <text:p>15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Francia</text:p>
          </table:table-cell>
          <table:table-cell table:style-name="ce88"/>
          <table:table-cell table:style-name="ce96" office:value-type="float" office:value="2" calcext:value-type="float">
            <text:p>2</text:p>
          </table:table-cell>
          <table:table-cell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Albania</text:p>
          </table:table-cell>
          <table:table-cell table:style-name="ce119" office:value-type="string" calcext:value-type="string">
            <text:p>A</text:p>
          </table:table-cell>
          <table:table-cell table:style-name="ce123"/>
          <table:table-cell table:style-name="ce139" office:value-type="string" calcext:value-type="string">
            <text:p>Gruppo D</text:p>
          </table:table-cell>
          <table:table-cell table:style-name="ce172" office:value-type="string" calcext:value-type="string">
            <text:p>G</text:p>
          </table:table-cell>
          <table:table-cell table:style-name="ce172" office:value-type="string" calcext:value-type="string">
            <text:p>V</text:p>
          </table:table-cell>
          <table:table-cell table:style-name="ce172" office:value-type="string" calcext:value-type="string">
            <text:p>P</text:p>
          </table:table-cell>
          <table:table-cell table:style-name="ce172" office:value-type="string" calcext:value-type="string">
            <text:p>F</text:p>
          </table:table-cell>
          <table:table-cell table:style-name="ce172" office:value-type="string" calcext:value-type="string">
            <text:p>PC</text:p>
          </table:table-cell>
          <table:table-cell table:style-name="ce172" office:value-type="string" calcext:value-type="string">
            <text:p>PGF</text:p>
          </table:table-cell>
          <table:table-cell table:style-name="ce172" office:value-type="string" calcext:value-type="string">
            <text:p>PGS</text:p>
          </table:table-cell>
          <table:table-cell table:style-name="ce172" office:value-type="string" calcext:value-type="string">
            <text:p>DPG</text:p>
          </table:table-cell>
          <table:table-cell table:style-name="ce244"/>
          <table:table-cell table:style-name="ce248"/>
          <table:table-cell table:style-name="ce255" office:value-type="float" office:value="42" calcext:value-type="float" table:number-columns-spanned="1" table:number-rows-spanned="2">
            <text:p>42</text:p>
          </table:table-cell>
          <table:table-cell table:style-name="ce261" office:value-type="string" calcext:value-type="string">
            <text:p>Ungheria</text:p>
          </table:table-cell>
          <table:table-cell table:style-name="ce276"/>
          <table:table-cell table:style-name="ce284" office:value-type="string" calcext:value-type="string">
            <text:p>1F</text:p>
          </table:table-cell>
          <table:table-cell table:style-name="ce249" table:number-columns-repeated="3"/>
          <table:table-cell table:style-name="ce278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/>
          <table:table-cell table:style-name="ce254" office:value-type="string" calcext:value-type="string">
            <text:p>10 Lug <text:s/>h. 21</text:p>
          </table:table-cell>
          <table:table-cell table:style-name="ce249" table:number-columns-repeated="2"/>
          <table:table-cell table:style-name="ce123" table:number-columns-repeated="13"/>
          <table:table-cell table:style-name="ce249" table:number-columns-repeated="49"/>
          <table:table-cell table:style-name="ce333" office:value-type="string" calcext:value-type="string">
            <text:p>Gruppo D</text:p>
          </table:table-cell>
          <table:table-cell table:style-name="ce339" office:value-type="string" calcext:value-type="string">
            <text:p>G</text:p>
          </table:table-cell>
          <table:table-cell table:style-name="ce333" office:value-type="string" calcext:value-type="string">
            <text:p>V</text:p>
          </table:table-cell>
          <table:table-cell table:style-name="ce333" office:value-type="string" calcext:value-type="string">
            <text:p>N</text:p>
          </table:table-cell>
          <table:table-cell table:style-name="ce333" office:value-type="string" calcext:value-type="string">
            <text:p>P</text:p>
          </table:table-cell>
          <table:table-cell table:style-name="ce333" office:value-type="string" calcext:value-type="string">
            <text:p>GF</text:p>
          </table:table-cell>
          <table:table-cell table:style-name="ce333" office:value-type="string" calcext:value-type="string">
            <text:p>GS</text:p>
          </table:table-cell>
          <table:table-cell table:style-name="ce333"/>
          <table:table-cell table:style-name="ce333" office:value-type="string" calcext:value-type="string">
            <text:p>P.ti</text:p>
          </table:table-cell>
          <table:table-cell table:style-name="ce333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Gio</text:p>
          </table:table-cell>
          <table:table-cell table:style-name="ce57" office:value-type="string" calcext:value-type="string">
            <text:p>16 Giu</text:p>
          </table:table-cell>
          <table:table-cell table:style-name="ce69" office:value-type="time" office:time-value="PT15H00M00S" calcext:value-type="time">
            <text:p>15:00</text:p>
          </table:table-cell>
          <table:table-cell table:style-name="ce78" office:value-type="string" calcext:value-type="string">
            <text:p>Inghilterra</text:p>
          </table:table-cell>
          <table:table-cell table:style-name="ce88"/>
          <table:table-cell table:style-name="ce96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Galles</text:p>
          </table:table-cell>
          <table:table-cell table:style-name="ce119" office:value-type="string" calcext:value-type="string">
            <text:p>B</text:p>
          </table:table-cell>
          <table:table-cell table:style-name="ce123"/>
          <table:table-cell table:style-name="ce140" table:formula="of:=VLOOKUP(ROW()-19;[$'Classifiche Gironi'.$A$20:.$M$23];4;0)" office:value-type="string" office:string-value="Aquile (15)" calcext:value-type="string">
            <text:p>Aquile (15)</text:p>
          </table:table-cell>
          <table:table-cell table:style-name="ce173" table:formula="of:=VLOOKUP(ROW()-19;[$'Classifiche Gironi'.$A$20:.$M$23];5;0)" office:value-type="float" office:value="3" calcext:value-type="float">
            <text:p>3</text:p>
          </table:table-cell>
          <table:table-cell table:style-name="ce173" table:formula="of:=VLOOKUP(ROW()-19;[$'Classifiche Gironi'.$A$20:.$M$23];6;0)" office:value-type="float" office:value="2" calcext:value-type="float">
            <text:p>2</text:p>
          </table:table-cell>
          <table:table-cell table:style-name="ce173" table:formula="of:=VLOOKUP(ROW()-19;[$'Classifiche Gironi'.$A$20:.$M$23];7;0)" office:value-type="float" office:value="1" calcext:value-type="float">
            <text:p>1</text:p>
          </table:table-cell>
          <table:table-cell table:style-name="ce173" table:formula="of:=VLOOKUP(ROW()-19;[$'Classifiche Gironi'.$A$20:.$M$23];8;0)" office:value-type="float" office:value="0" calcext:value-type="float">
            <text:p>0</text:p>
          </table:table-cell>
          <table:table-cell table:style-name="ce173" table:formula="of:=VLOOKUP(ROW()-19;[$'Classifiche Gironi'.$A$20:.$M$23];9;0)" office:value-type="float" office:value="5" calcext:value-type="float">
            <text:p>5</text:p>
          </table:table-cell>
          <table:table-cell table:style-name="ce173" table:formula="of:=VLOOKUP(ROW()-19;[$'Classifiche Gironi'.$A$20:.$M$23];10;0)" office:value-type="float" office:value="154" calcext:value-type="float">
            <text:p>154</text:p>
          </table:table-cell>
          <table:table-cell table:style-name="ce173" table:formula="of:=VLOOKUP(ROW()-19;[$'Classifiche Gironi'.$A$20:.$M$23];11;0)" office:value-type="float" office:value="140" calcext:value-type="float">
            <text:p>140</text:p>
          </table:table-cell>
          <table:table-cell table:style-name="ce230" table:formula="of:=VLOOKUP(ROW()-19;[$'Classifiche Gironi'.$A$20:.$M$23];12;0)" office:value-type="float" office:value="14" calcext:value-type="float">
            <text:p>+14</text:p>
          </table:table-cell>
          <table:table-cell table:style-name="ce244"/>
          <table:table-cell table:style-name="ce248"/>
          <table:covered-table-cell table:style-name="ce256"/>
          <table:table-cell table:style-name="ce264" office:value-type="string" calcext:value-type="string">
            <text:p>Belgio</text:p>
          </table:table-cell>
          <table:table-cell table:style-name="ce277"/>
          <table:table-cell table:style-name="ce281" office:value-type="string" calcext:value-type="string">
            <text:p>2E</text:p>
          </table:table-cell>
          <table:table-cell table:style-name="ce249" table:number-columns-repeated="3"/>
          <table:table-cell table:style-name="ce278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/>
          <table:table-cell table:style-name="ce322" office:value-type="float" office:value="51" calcext:value-type="float" table:number-columns-spanned="1" table:number-rows-spanned="2">
            <text:p>51</text:p>
          </table:table-cell>
          <table:table-cell table:style-name="ce324" office:value-type="string" calcext:value-type="string">
            <text:p>Vincente 49</text:p>
          </table:table-cell>
          <table:table-cell table:style-name="ce326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Turch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2" table:style-name="ce337" office:value-type="float" office:value="2" calcext:value-type="float">
            <text:p>2</text:p>
          </table:table-cell>
          <table:table-cell table:style-name="ce337" office:value-type="float" office:value="4" calcext:value-type="float">
            <text:p>4</text:p>
          </table:table-cell>
          <table:table-cell table:style-name="ce337"/>
          <table:table-cell table:style-name="ce337" office:value-type="float" office:value="2.9998" calcext:value-type="float">
            <text:p>2,9998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Gio</text:p>
          </table:table-cell>
          <table:table-cell table:style-name="ce57" office:value-type="string" calcext:value-type="string">
            <text:p>16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81" office:value-type="string" calcext:value-type="string">
            <text:p>Ucraina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103"/>
          <table:table-cell table:style-name="ce108" office:value-type="string" calcext:value-type="string">
            <text:p>Irlanda</text:p>
          </table:table-cell>
          <table:table-cell table:style-name="ce119" office:value-type="string" calcext:value-type="string">
            <text:p>C</text:p>
          </table:table-cell>
          <table:table-cell table:style-name="ce123"/>
          <table:table-cell table:style-name="ce141" table:formula="of:=VLOOKUP(ROW()-19;[$'Classifiche Gironi'.$A$20:.$M$23];4;0)" office:value-type="string" office:string-value="Pitoni (14)" calcext:value-type="string">
            <text:p>Pitoni (14)</text:p>
          </table:table-cell>
          <table:table-cell table:style-name="ce174" table:formula="of:=VLOOKUP(ROW()-19;[$'Classifiche Gironi'.$A$20:.$M$23];5;0)" office:value-type="float" office:value="3" calcext:value-type="float">
            <text:p>3</text:p>
          </table:table-cell>
          <table:table-cell table:style-name="ce200" table:formula="of:=VLOOKUP(ROW()-19;[$'Classifiche Gironi'.$A$20:.$M$23];6;0)" office:value-type="float" office:value="2" calcext:value-type="float">
            <text:p>2</text:p>
          </table:table-cell>
          <table:table-cell table:style-name="ce200" table:formula="of:=VLOOKUP(ROW()-19;[$'Classifiche Gironi'.$A$20:.$M$23];7;0)" office:value-type="float" office:value="1" calcext:value-type="float">
            <text:p>1</text:p>
          </table:table-cell>
          <table:table-cell table:style-name="ce200" table:formula="of:=VLOOKUP(ROW()-19;[$'Classifiche Gironi'.$A$20:.$M$23];8;0)" office:value-type="float" office:value="0" calcext:value-type="float">
            <text:p>0</text:p>
          </table:table-cell>
          <table:table-cell table:style-name="ce200" table:formula="of:=VLOOKUP(ROW()-19;[$'Classifiche Gironi'.$A$20:.$M$23];9;0)" office:value-type="float" office:value="5" calcext:value-type="float">
            <text:p>5</text:p>
          </table:table-cell>
          <table:table-cell table:style-name="ce200" table:formula="of:=VLOOKUP(ROW()-19;[$'Classifiche Gironi'.$A$20:.$M$23];10;0)" office:value-type="float" office:value="218" calcext:value-type="float">
            <text:p>218</text:p>
          </table:table-cell>
          <table:table-cell table:style-name="ce200" table:formula="of:=VLOOKUP(ROW()-19;[$'Classifiche Gironi'.$A$20:.$M$23];11;0)" office:value-type="float" office:value="206" calcext:value-type="float">
            <text:p>206</text:p>
          </table:table-cell>
          <table:table-cell table:style-name="ce231" table:formula="of:=VLOOKUP(ROW()-19;[$'Classifiche Gironi'.$A$20:.$M$23];12;0)" office:value-type="float" office:value="12" calcext:value-type="float">
            <text:p>+12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78"/>
          <table:table-cell table:style-name="ce281"/>
          <table:table-cell table:style-name="ce249" table:number-columns-repeated="3"/>
          <table:table-cell table:style-name="ce278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87"/>
          <table:covered-table-cell table:style-name="ce323"/>
          <table:table-cell table:style-name="ce325" office:value-type="string" calcext:value-type="string">
            <text:p>Vincente 50</text:p>
          </table:table-cell>
          <table:table-cell table:style-name="ce327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Croaz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5" calcext:value-type="float">
            <text:p>5</text:p>
          </table:table-cell>
          <table:table-cell table:style-name="ce337" office:value-type="float" office:value="3" calcext:value-type="float">
            <text:p>3</text:p>
          </table:table-cell>
          <table:table-cell table:style-name="ce337"/>
          <table:table-cell table:style-name="ce337" office:value-type="float" office:value="7.0002" calcext:value-type="float">
            <text:p>7,0002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Gio</text:p>
          </table:table-cell>
          <table:table-cell table:style-name="ce57" office:value-type="string" calcext:value-type="string">
            <text:p>16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Germania</text:p>
          </table:table-cell>
          <table:table-cell table:style-name="ce88"/>
          <table:table-cell table:number-columns-repeated="2"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Polonia</text:p>
          </table:table-cell>
          <table:table-cell table:style-name="ce119" office:value-type="string" calcext:value-type="string">
            <text:p>C</text:p>
          </table:table-cell>
          <table:table-cell table:style-name="ce123"/>
          <table:table-cell table:style-name="ce142" table:formula="of:=VLOOKUP(ROW()-19;[$'Classifiche Gironi'.$A$20:.$M$23];4;0)" office:value-type="string" office:string-value="Coccodrilli (13)" calcext:value-type="string">
            <text:p>Coccodrilli (13)</text:p>
          </table:table-cell>
          <table:table-cell table:style-name="ce175" table:formula="of:=VLOOKUP(ROW()-19;[$'Classifiche Gironi'.$A$20:.$M$23];5;0)" office:value-type="float" office:value="3" calcext:value-type="float">
            <text:p>3</text:p>
          </table:table-cell>
          <table:table-cell table:style-name="ce201" table:formula="of:=VLOOKUP(ROW()-19;[$'Classifiche Gironi'.$A$20:.$M$23];6;0)" office:value-type="float" office:value="1" calcext:value-type="float">
            <text:p>1</text:p>
          </table:table-cell>
          <table:table-cell table:style-name="ce214" table:formula="of:=VLOOKUP(ROW()-19;[$'Classifiche Gironi'.$A$20:.$M$23];7;0)" office:value-type="float" office:value="2" calcext:value-type="float">
            <text:p>2</text:p>
          </table:table-cell>
          <table:table-cell table:style-name="ce219" table:formula="of:=VLOOKUP(ROW()-19;[$'Classifiche Gironi'.$A$20:.$M$23];8;0)" office:value-type="float" office:value="0" calcext:value-type="float">
            <text:p>0</text:p>
          </table:table-cell>
          <table:table-cell table:style-name="ce219" table:formula="of:=VLOOKUP(ROW()-19;[$'Classifiche Gironi'.$A$20:.$M$23];9;0)" office:value-type="float" office:value="4" calcext:value-type="float">
            <text:p>4</text:p>
          </table:table-cell>
          <table:table-cell table:style-name="ce219" table:formula="of:=VLOOKUP(ROW()-19;[$'Classifiche Gironi'.$A$20:.$M$23];10;0)" office:value-type="float" office:value="171" calcext:value-type="float">
            <text:p>171</text:p>
          </table:table-cell>
          <table:table-cell table:style-name="ce219" table:formula="of:=VLOOKUP(ROW()-19;[$'Classifiche Gironi'.$A$20:.$M$23];11;0)" office:value-type="float" office:value="161" calcext:value-type="float">
            <text:p>161</text:p>
          </table:table-cell>
          <table:table-cell table:style-name="ce232" table:formula="of:=VLOOKUP(ROW()-19;[$'Classifiche Gironi'.$A$20:.$M$23];12;0)" office:value-type="float" office:value="10" calcext:value-type="float">
            <text:p>+10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6 Giu <text:s/>h. 18</text:p>
          </table:table-cell>
          <table:table-cell table:style-name="ce122"/>
          <table:table-cell table:style-name="ce280"/>
          <table:table-cell table:style-name="ce281"/>
          <table:table-cell table:style-name="ce249" table:number-columns-repeated="3"/>
          <table:table-cell table:style-name="ce278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Spagna</text:p>
          </table:table-cell>
          <table:table-cell table:style-name="ce337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5" calcext:value-type="float">
            <text:p>5</text:p>
          </table:table-cell>
          <table:table-cell table:style-name="ce341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6.0003" calcext:value-type="float">
            <text:p>6</text:p>
          </table:table-cell>
          <table:table-cell table:style-name="ce341"/>
          <table:table-cell table:style-name="ce343"/>
          <table:table-cell table:style-name="ce249"/>
        </table:table-row>
        <table:table-row table:style-name="ro6">
          <table:table-cell table:style-name="ce58" office:value-type="string" calcext:value-type="string">
            <text:p>Ven</text:p>
          </table:table-cell>
          <table:table-cell table:style-name="ce58" office:value-type="string" calcext:value-type="string">
            <text:p>17 Giu</text:p>
          </table:table-cell>
          <table:table-cell table:style-name="ce70" office:value-type="time" office:time-value="PT15H00M00S" calcext:value-type="time">
            <text:p>15:00</text:p>
          </table:table-cell>
          <table:table-cell table:style-name="ce82" office:value-type="string" calcext:value-type="string">
            <text:p>Italia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111" office:value-type="string" calcext:value-type="string">
            <text:p>Svezia</text:p>
          </table:table-cell>
          <table:table-cell table:style-name="ce120" office:value-type="string" calcext:value-type="string">
            <text:p>E</text:p>
          </table:table-cell>
          <table:table-cell table:style-name="ce123"/>
          <table:table-cell table:style-name="ce142" table:formula="of:=VLOOKUP(ROW()-19;[$'Classifiche Gironi'.$A$20:.$M$23];4;0)" office:value-type="string" office:string-value="Falchi (16)" calcext:value-type="string">
            <text:p>Falchi (16)</text:p>
          </table:table-cell>
          <table:table-cell table:style-name="ce176" table:formula="of:=VLOOKUP(ROW()-19;[$'Classifiche Gironi'.$A$20:.$M$23];5;0)" office:value-type="float" office:value="3" calcext:value-type="float">
            <text:p>3</text:p>
          </table:table-cell>
          <table:table-cell table:style-name="ce202" table:formula="of:=VLOOKUP(ROW()-19;[$'Classifiche Gironi'.$A$20:.$M$23];6;0)" office:value-type="float" office:value="1" calcext:value-type="float">
            <text:p>1</text:p>
          </table:table-cell>
          <table:table-cell table:style-name="ce214" table:formula="of:=VLOOKUP(ROW()-19;[$'Classifiche Gironi'.$A$20:.$M$23];7;0)" office:value-type="float" office:value="2" calcext:value-type="float">
            <text:p>2</text:p>
          </table:table-cell>
          <table:table-cell table:style-name="ce219" table:formula="of:=VLOOKUP(ROW()-19;[$'Classifiche Gironi'.$A$20:.$M$23];8;0)" office:value-type="float" office:value="0" calcext:value-type="float">
            <text:p>0</text:p>
          </table:table-cell>
          <table:table-cell table:style-name="ce219" table:formula="of:=VLOOKUP(ROW()-19;[$'Classifiche Gironi'.$A$20:.$M$23];9;0)" office:value-type="float" office:value="4" calcext:value-type="float">
            <text:p>4</text:p>
          </table:table-cell>
          <table:table-cell table:style-name="ce219" table:formula="of:=VLOOKUP(ROW()-19;[$'Classifiche Gironi'.$A$20:.$M$23];10;0)" office:value-type="float" office:value="173" calcext:value-type="float">
            <text:p>173</text:p>
          </table:table-cell>
          <table:table-cell table:style-name="ce219" table:formula="of:=VLOOKUP(ROW()-19;[$'Classifiche Gironi'.$A$20:.$M$23];11;0)" office:value-type="float" office:value="209" calcext:value-type="float">
            <text:p>209</text:p>
          </table:table-cell>
          <table:table-cell table:style-name="ce232" table:formula="of:=VLOOKUP(ROW()-19;[$'Classifiche Gironi'.$A$20:.$M$23];12;0)" office:value-type="float" office:value="-36" calcext:value-type="float">
            <text:p>-36</text:p>
          </table:table-cell>
          <table:table-cell table:style-name="ce244"/>
          <table:table-cell table:style-name="ce248"/>
          <table:table-cell table:style-name="ce255" office:value-type="float" office:value="41" calcext:value-type="float" table:number-columns-spanned="1" table:number-rows-spanned="2">
            <text:p>41</text:p>
          </table:table-cell>
          <table:table-cell table:style-name="ce261" office:value-type="string" calcext:value-type="string">
            <text:p>Germania</text:p>
          </table:table-cell>
          <table:table-cell table:style-name="ce276"/>
          <table:table-cell table:style-name="ce281" office:value-type="string" calcext:value-type="string">
            <text:p>1C</text:p>
          </table:table-cell>
          <table:table-cell table:style-name="ce249" table:number-columns-repeated="3"/>
          <table:table-cell table:style-name="ce278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Rep. Cec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2" table:style-name="ce337" office:value-type="float" office:value="2" calcext:value-type="float">
            <text:p>2</text:p>
          </table:table-cell>
          <table:table-cell table:style-name="ce337" office:value-type="float" office:value="5" calcext:value-type="float">
            <text:p>5</text:p>
          </table:table-cell>
          <table:table-cell table:style-name="ce337"/>
          <table:table-cell table:style-name="ce337" office:value-type="float" office:value="0.9997" calcext:value-type="float">
            <text:p>0,9997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Ven</text:p>
          </table:table-cell>
          <table:table-cell table:style-name="ce57" office:value-type="string" calcext:value-type="string">
            <text:p>17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8" office:value-type="string" calcext:value-type="string">
            <text:p>Rep. Ceca</text:p>
          </table:table-cell>
          <table:table-cell table:style-name="ce88"/>
          <table:table-cell table:number-columns-repeated="2" table:style-name="ce96" office:value-type="float" office:value="2" calcext:value-type="float">
            <text:p>2</text:p>
          </table:table-cell>
          <table:table-cell table:style-name="ce103"/>
          <table:table-cell table:style-name="ce108" office:value-type="string" calcext:value-type="string">
            <text:p>Croazia</text:p>
          </table:table-cell>
          <table:table-cell table:style-name="ce119" office:value-type="string" calcext:value-type="string">
            <text:p>D</text:p>
          </table:table-cell>
          <table:table-cell table:style-name="ce123"/>
          <table:table-cell table:style-name="ce143" office:value-type="string" calcext:value-type="string">
            <text:p>Gruppo E</text:p>
          </table:table-cell>
          <table:table-cell table:style-name="ce177" office:value-type="string" calcext:value-type="string">
            <text:p>G</text:p>
          </table:table-cell>
          <table:table-cell table:style-name="ce203" office:value-type="string" calcext:value-type="string">
            <text:p>V</text:p>
          </table:table-cell>
          <table:table-cell table:style-name="ce203" office:value-type="string" calcext:value-type="string">
            <text:p>P</text:p>
          </table:table-cell>
          <table:table-cell table:style-name="ce203" office:value-type="string" calcext:value-type="string">
            <text:p>F</text:p>
          </table:table-cell>
          <table:table-cell table:style-name="ce203" office:value-type="string" calcext:value-type="string">
            <text:p>PC</text:p>
          </table:table-cell>
          <table:table-cell table:style-name="ce203" office:value-type="string" calcext:value-type="string">
            <text:p>PGF</text:p>
          </table:table-cell>
          <table:table-cell table:style-name="ce203" office:value-type="string" calcext:value-type="string">
            <text:p>PGS</text:p>
          </table:table-cell>
          <table:table-cell table:style-name="ce233" office:value-type="string" calcext:value-type="string">
            <text:p>DPG</text:p>
          </table:table-cell>
          <table:table-cell table:style-name="ce244"/>
          <table:table-cell table:style-name="ce248"/>
          <table:covered-table-cell table:style-name="ce256"/>
          <table:table-cell table:style-name="ce265"/>
          <table:table-cell table:style-name="ce277"/>
          <table:table-cell table:style-name="ce282" office:value-type="string" calcext:value-type="string">
            <text:p>3A</text:p>
          </table:table-cell>
          <table:table-cell table:style-name="ce249"/>
          <table:table-cell table:style-name="ce254" office:value-type="string" calcext:value-type="string">
            <text:p>02 Lug <text:s/>h. 21</text:p>
          </table:table-cell>
          <table:table-cell table:style-name="ce249"/>
          <table:table-cell table:style-name="ce278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4" office:value-type="string" calcext:value-type="string">
            <text:p>Gruppo E</text:p>
          </table:table-cell>
          <table:table-cell table:style-name="ce340" office:value-type="string" calcext:value-type="string">
            <text:p>G</text:p>
          </table:table-cell>
          <table:table-cell table:style-name="ce334" office:value-type="string" calcext:value-type="string">
            <text:p>V</text:p>
          </table:table-cell>
          <table:table-cell table:style-name="ce334" office:value-type="string" calcext:value-type="string">
            <text:p>N</text:p>
          </table:table-cell>
          <table:table-cell table:style-name="ce334" office:value-type="string" calcext:value-type="string">
            <text:p>P</text:p>
          </table:table-cell>
          <table:table-cell table:style-name="ce334" office:value-type="string" calcext:value-type="string">
            <text:p>GF</text:p>
          </table:table-cell>
          <table:table-cell table:style-name="ce334" office:value-type="string" calcext:value-type="string">
            <text:p>GS</text:p>
          </table:table-cell>
          <table:table-cell table:style-name="ce334"/>
          <table:table-cell table:style-name="ce334" office:value-type="string" calcext:value-type="string">
            <text:p>P.ti</text:p>
          </table:table-cell>
          <table:table-cell table:style-name="ce334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Ven</text:p>
          </table:table-cell>
          <table:table-cell table:style-name="ce57" office:value-type="string" calcext:value-type="string">
            <text:p>17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Spagna</text:p>
          </table:table-cell>
          <table:table-cell table:style-name="ce88"/>
          <table:table-cell table:style-name="ce96" office:value-type="float" office:value="3" calcext:value-type="float">
            <text:p>3</text:p>
          </table:table-cell>
          <table:table-cell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Turchia</text:p>
          </table:table-cell>
          <table:table-cell table:style-name="ce119" office:value-type="string" calcext:value-type="string">
            <text:p>D</text:p>
          </table:table-cell>
          <table:table-cell table:style-name="ce123"/>
          <table:table-cell table:style-name="ce144" table:formula="of:=VLOOKUP(ROW()-24;[$'Classifiche Gironi'.$A$26:.$M$29];4;0)" office:value-type="string" office:string-value="Cinghiali (20)" calcext:value-type="string">
            <text:p>Cinghiali (20)</text:p>
          </table:table-cell>
          <table:table-cell table:style-name="ce178" table:formula="of:=VLOOKUP(ROW()-24;[$'Classifiche Gironi'.$A$26:.$M$29];5;0)" office:value-type="float" office:value="3" calcext:value-type="float">
            <text:p>3</text:p>
          </table:table-cell>
          <table:table-cell table:style-name="ce178" table:formula="of:=VLOOKUP(ROW()-24;[$'Classifiche Gironi'.$A$26:.$M$29];6;0)" office:value-type="float" office:value="3" calcext:value-type="float">
            <text:p>3</text:p>
          </table:table-cell>
          <table:table-cell table:style-name="ce178" table:formula="of:=VLOOKUP(ROW()-24;[$'Classifiche Gironi'.$A$26:.$M$29];7;0)" office:value-type="float" office:value="0" calcext:value-type="float">
            <text:p>0</text:p>
          </table:table-cell>
          <table:table-cell table:style-name="ce178" table:formula="of:=VLOOKUP(ROW()-24;[$'Classifiche Gironi'.$A$26:.$M$29];8;0)" office:value-type="float" office:value="0" calcext:value-type="float">
            <text:p>0</text:p>
          </table:table-cell>
          <table:table-cell table:style-name="ce178" table:formula="of:=VLOOKUP(ROW()-24;[$'Classifiche Gironi'.$A$26:.$M$29];9;0)" office:value-type="float" office:value="6" calcext:value-type="float">
            <text:p>6</text:p>
          </table:table-cell>
          <table:table-cell table:style-name="ce178" table:formula="of:=VLOOKUP(ROW()-24;[$'Classifiche Gironi'.$A$26:.$M$29];10;0)" office:value-type="float" office:value="122" calcext:value-type="float">
            <text:p>122</text:p>
          </table:table-cell>
          <table:table-cell table:style-name="ce178" table:formula="of:=VLOOKUP(ROW()-24;[$'Classifiche Gironi'.$A$26:.$M$29];11;0)" office:value-type="float" office:value="42" calcext:value-type="float">
            <text:p>42</text:p>
          </table:table-cell>
          <table:table-cell table:style-name="ce234" table:formula="of:=VLOOKUP(ROW()-24;[$'Classifiche Gironi'.$A$26:.$M$29];12;0)" office:value-type="float" office:value="80" calcext:value-type="float">
            <text:p>+80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78"/>
          <table:table-cell table:style-name="ce285"/>
          <table:table-cell table:style-name="ce249"/>
          <table:table-cell table:style-name="ce288" office:value-type="float" office:value="47" calcext:value-type="float" table:number-columns-spanned="1" table:number-rows-spanned="2">
            <text:p>47</text:p>
          </table:table-cell>
          <table:table-cell table:style-name="ce294" office:value-type="string" calcext:value-type="string">
            <text:p>Vincente 41</text:p>
          </table:table-cell>
          <table:table-cell table:style-name="ce302"/>
          <table:table-cell table:style-name="ce249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Ital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ce337"/>
          <table:table-cell table:style-name="ce337" office:value-type="float" office:value="6.0002" calcext:value-type="float">
            <text:p>6,0002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Sab</text:p>
          </table:table-cell>
          <table:table-cell table:style-name="ce57" office:value-type="string" calcext:value-type="string">
            <text:p>18 Giu</text:p>
          </table:table-cell>
          <table:table-cell table:style-name="ce69" office:value-type="time" office:time-value="PT15H00M00S" calcext:value-type="time">
            <text:p>15:00</text:p>
          </table:table-cell>
          <table:table-cell table:style-name="ce78" office:value-type="string" calcext:value-type="string">
            <text:p>Belgio</text:p>
          </table:table-cell>
          <table:table-cell table:style-name="ce88"/>
          <table:table-cell table:style-name="ce96" office:value-type="float" office:value="3" calcext:value-type="float">
            <text:p>3</text:p>
          </table:table-cell>
          <table:table-cell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Rep. d'Irlanda</text:p>
          </table:table-cell>
          <table:table-cell table:style-name="ce119" office:value-type="string" calcext:value-type="string">
            <text:p>E</text:p>
          </table:table-cell>
          <table:table-cell table:style-name="ce123"/>
          <table:table-cell table:style-name="ce145" table:formula="of:=VLOOKUP(ROW()-24;[$'Classifiche Gironi'.$A$26:.$M$29];4;0)" office:value-type="string" office:string-value="Bufali (18)" calcext:value-type="string">
            <text:p>Bufali (18)</text:p>
          </table:table-cell>
          <table:table-cell table:style-name="ce179" table:formula="of:=VLOOKUP(ROW()-24;[$'Classifiche Gironi'.$A$26:.$M$29];5;0)" office:value-type="float" office:value="3" calcext:value-type="float">
            <text:p>3</text:p>
          </table:table-cell>
          <table:table-cell table:style-name="ce204" table:formula="of:=VLOOKUP(ROW()-24;[$'Classifiche Gironi'.$A$26:.$M$29];6;0)" office:value-type="float" office:value="2" calcext:value-type="float">
            <text:p>2</text:p>
          </table:table-cell>
          <table:table-cell table:style-name="ce204" table:formula="of:=VLOOKUP(ROW()-24;[$'Classifiche Gironi'.$A$26:.$M$29];7;0)" office:value-type="float" office:value="0" calcext:value-type="float">
            <text:p>0</text:p>
          </table:table-cell>
          <table:table-cell table:style-name="ce204" table:formula="of:=VLOOKUP(ROW()-24;[$'Classifiche Gironi'.$A$26:.$M$29];8;0)" office:value-type="float" office:value="1" calcext:value-type="float">
            <text:p>1</text:p>
          </table:table-cell>
          <table:table-cell table:style-name="ce204" table:formula="of:=VLOOKUP(ROW()-24;[$'Classifiche Gironi'.$A$26:.$M$29];9;0)" office:value-type="float" office:value="4" calcext:value-type="float">
            <text:p>4</text:p>
          </table:table-cell>
          <table:table-cell table:style-name="ce204" table:formula="of:=VLOOKUP(ROW()-24;[$'Classifiche Gironi'.$A$26:.$M$29];10;0)" office:value-type="float" office:value="163" calcext:value-type="float">
            <text:p>163</text:p>
          </table:table-cell>
          <table:table-cell table:style-name="ce204" table:formula="of:=VLOOKUP(ROW()-24;[$'Classifiche Gironi'.$A$26:.$M$29];11;0)" office:value-type="float" office:value="155" calcext:value-type="float">
            <text:p>155</text:p>
          </table:table-cell>
          <table:table-cell table:style-name="ce235" table:formula="of:=VLOOKUP(ROW()-24;[$'Classifiche Gironi'.$A$26:.$M$29];12;0)" office:value-type="float" office:value="8" calcext:value-type="float">
            <text:p>+8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7 Giu <text:s/>h. 18</text:p>
          </table:table-cell>
          <table:table-cell table:style-name="ce122"/>
          <table:table-cell table:style-name="ce279"/>
          <table:table-cell table:style-name="ce285"/>
          <table:table-cell table:style-name="ce287"/>
          <table:covered-table-cell table:style-name="ce289"/>
          <table:table-cell table:style-name="ce295" office:value-type="string" calcext:value-type="string">
            <text:p>Vincente 43</text:p>
          </table:table-cell>
          <table:table-cell table:style-name="ce303"/>
          <table:table-cell table:style-name="ce306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328" table:number-columns-repeated="13"/>
          <table:table-cell table:style-name="ce249" table:number-columns-repeated="49"/>
          <table:table-cell table:style-name="ce330" office:value-type="string" calcext:value-type="string">
            <text:p>Belgio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4" calcext:value-type="float">
            <text:p>4</text:p>
          </table:table-cell>
          <table:table-cell table:style-name="ce337" office:value-type="float" office:value="2" calcext:value-type="float">
            <text:p>2</text:p>
          </table:table-cell>
          <table:table-cell table:style-name="ce337"/>
          <table:table-cell table:style-name="ce337" office:value-type="float" office:value="6.0002" calcext:value-type="float">
            <text:p>6,0002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Sab</text:p>
          </table:table-cell>
          <table:table-cell table:style-name="ce57" office:value-type="string" calcext:value-type="string">
            <text:p>18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8" office:value-type="string" calcext:value-type="string">
            <text:p>Islanda</text:p>
          </table:table-cell>
          <table:table-cell table:style-name="ce88"/>
          <table:table-cell table:number-columns-repeated="2"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Ungheria</text:p>
          </table:table-cell>
          <table:table-cell table:style-name="ce119" office:value-type="string" calcext:value-type="string">
            <text:p>F</text:p>
          </table:table-cell>
          <table:table-cell table:style-name="ce123"/>
          <table:table-cell table:style-name="ce146" table:formula="of:=VLOOKUP(ROW()-24;[$'Classifiche Gironi'.$A$26:.$M$29];4;0)" office:value-type="string" office:string-value="Bisonti (17)" calcext:value-type="string">
            <text:p>Bisonti (17)</text:p>
          </table:table-cell>
          <table:table-cell table:style-name="ce180" table:formula="of:=VLOOKUP(ROW()-24;[$'Classifiche Gironi'.$A$26:.$M$29];5;0)" office:value-type="float" office:value="3" calcext:value-type="float">
            <text:p>3</text:p>
          </table:table-cell>
          <table:table-cell table:style-name="ce205" table:formula="of:=VLOOKUP(ROW()-24;[$'Classifiche Gironi'.$A$26:.$M$29];6;0)" office:value-type="float" office:value="1" calcext:value-type="float">
            <text:p>1</text:p>
          </table:table-cell>
          <table:table-cell table:style-name="ce215" table:formula="of:=VLOOKUP(ROW()-24;[$'Classifiche Gironi'.$A$26:.$M$29];7;0)" office:value-type="float" office:value="2" calcext:value-type="float">
            <text:p>2</text:p>
          </table:table-cell>
          <table:table-cell table:style-name="ce220" table:formula="of:=VLOOKUP(ROW()-24;[$'Classifiche Gironi'.$A$26:.$M$29];8;0)" office:value-type="float" office:value="0" calcext:value-type="float">
            <text:p>0</text:p>
          </table:table-cell>
          <table:table-cell table:style-name="ce220" table:formula="of:=VLOOKUP(ROW()-24;[$'Classifiche Gironi'.$A$26:.$M$29];9;0)" office:value-type="float" office:value="4" calcext:value-type="float">
            <text:p>4</text:p>
          </table:table-cell>
          <table:table-cell table:style-name="ce220" table:formula="of:=VLOOKUP(ROW()-24;[$'Classifiche Gironi'.$A$26:.$M$29];10;0)" office:value-type="float" office:value="148" calcext:value-type="float">
            <text:p>148</text:p>
          </table:table-cell>
          <table:table-cell table:style-name="ce220" table:formula="of:=VLOOKUP(ROW()-24;[$'Classifiche Gironi'.$A$26:.$M$29];11;0)" office:value-type="float" office:value="179" calcext:value-type="float">
            <text:p>179</text:p>
          </table:table-cell>
          <table:table-cell table:style-name="ce236" table:formula="of:=VLOOKUP(ROW()-24;[$'Classifiche Gironi'.$A$26:.$M$29];12;0)" office:value-type="float" office:value="-31" calcext:value-type="float">
            <text:p>-31</text:p>
          </table:table-cell>
          <table:table-cell table:style-name="ce244"/>
          <table:table-cell table:style-name="ce248"/>
          <table:table-cell table:style-name="ce255" office:value-type="float" office:value="43" calcext:value-type="float" table:number-columns-spanned="1" table:number-rows-spanned="2">
            <text:p>43</text:p>
          </table:table-cell>
          <table:table-cell table:style-name="ce266" office:value-type="string" calcext:value-type="string">
            <text:p>Italia</text:p>
          </table:table-cell>
          <table:table-cell table:style-name="ce276"/>
          <table:table-cell table:style-name="ce284" office:value-type="string" calcext:value-type="string">
            <text:p>1E</text:p>
          </table:table-cell>
          <table:table-cell table:style-name="ce249" table:number-columns-repeated="3"/>
          <table:table-cell table:style-name="ce278"/>
          <table:table-cell table:style-name="ce283"/>
          <table:table-cell table:style-name="ce286"/>
          <table:table-cell table:style-name="ce249" table:number-columns-repeated="2"/>
          <table:table-cell table:style-name="ce278"/>
          <table:table-cell table:style-name="ce283"/>
          <table:table-cell table:style-name="ce249" table:number-columns-repeated="4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Svezia</text:p>
          </table:table-cell>
          <table:table-cell table:style-name="ce337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3" calcext:value-type="float">
            <text:p>3</text:p>
          </table:table-cell>
          <table:table-cell table:style-name="ce341"/>
          <table:table-cell table:style-name="ce341" office:value-type="float" office:value="0.9998" calcext:value-type="float">
            <text:p>1</text:p>
          </table:table-cell>
          <table:table-cell table:style-name="ce341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Sab</text:p>
          </table:table-cell>
          <table:table-cell table:style-name="ce57" office:value-type="string" calcext:value-type="string">
            <text:p>18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Portogallo</text:p>
          </table:table-cell>
          <table:table-cell table:style-name="ce88"/>
          <table:table-cell table:number-columns-repeated="2"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Austria</text:p>
          </table:table-cell>
          <table:table-cell table:style-name="ce119" office:value-type="string" calcext:value-type="string">
            <text:p>F</text:p>
          </table:table-cell>
          <table:table-cell table:style-name="ce123"/>
          <table:table-cell table:style-name="ce146" table:formula="of:=VLOOKUP(ROW()-24;[$'Classifiche Gironi'.$A$26:.$M$29];4;0)" office:value-type="string" office:string-value="Cervi (19)" calcext:value-type="string">
            <text:p>Cervi (19)</text:p>
          </table:table-cell>
          <table:table-cell table:style-name="ce181" table:formula="of:=VLOOKUP(ROW()-24;[$'Classifiche Gironi'.$A$26:.$M$29];5;0)" office:value-type="float" office:value="3" calcext:value-type="float">
            <text:p>3</text:p>
          </table:table-cell>
          <table:table-cell table:style-name="ce206" table:formula="of:=VLOOKUP(ROW()-24;[$'Classifiche Gironi'.$A$26:.$M$29];6;0)" office:value-type="float" office:value="0" calcext:value-type="float">
            <text:p>0</text:p>
          </table:table-cell>
          <table:table-cell table:style-name="ce215" table:formula="of:=VLOOKUP(ROW()-24;[$'Classifiche Gironi'.$A$26:.$M$29];7;0)" office:value-type="float" office:value="1" calcext:value-type="float">
            <text:p>1</text:p>
          </table:table-cell>
          <table:table-cell table:style-name="ce220" table:formula="of:=VLOOKUP(ROW()-24;[$'Classifiche Gironi'.$A$26:.$M$29];8;0)" office:value-type="float" office:value="2" calcext:value-type="float">
            <text:p>2</text:p>
          </table:table-cell>
          <table:table-cell table:style-name="ce220" table:formula="of:=VLOOKUP(ROW()-24;[$'Classifiche Gironi'.$A$26:.$M$29];9;0)" office:value-type="float" office:value="1" calcext:value-type="float">
            <text:p>1</text:p>
          </table:table-cell>
          <table:table-cell table:style-name="ce220" table:formula="of:=VLOOKUP(ROW()-24;[$'Classifiche Gironi'.$A$26:.$M$29];10;0)" office:value-type="float" office:value="49" calcext:value-type="float">
            <text:p>49</text:p>
          </table:table-cell>
          <table:table-cell table:style-name="ce220" table:formula="of:=VLOOKUP(ROW()-24;[$'Classifiche Gironi'.$A$26:.$M$29];11;0)" office:value-type="float" office:value="106" calcext:value-type="float">
            <text:p>106</text:p>
          </table:table-cell>
          <table:table-cell table:style-name="ce236" table:formula="of:=VLOOKUP(ROW()-24;[$'Classifiche Gironi'.$A$26:.$M$29];12;0)" office:value-type="float" office:value="-57" calcext:value-type="float">
            <text:p>-57</text:p>
          </table:table-cell>
          <table:table-cell table:style-name="ce244"/>
          <table:table-cell table:style-name="ce248"/>
          <table:covered-table-cell table:style-name="ce256"/>
          <table:table-cell table:style-name="ce267" office:value-type="string" calcext:value-type="string">
            <text:p>Spagna</text:p>
          </table:table-cell>
          <table:table-cell table:style-name="ce277"/>
          <table:table-cell table:style-name="ce281" office:value-type="string" calcext:value-type="string">
            <text:p>2D</text:p>
          </table:table-cell>
          <table:table-cell table:style-name="ce249" table:number-columns-repeated="3"/>
          <table:table-cell table:style-name="ce278"/>
          <table:table-cell table:style-name="ce283"/>
          <table:table-cell table:style-name="ce286"/>
          <table:table-cell table:style-name="ce254" office:value-type="string" calcext:value-type="string">
            <text:p>07 Lug <text:s/>h. 21</text:p>
          </table:table-cell>
          <table:table-cell table:style-name="ce249"/>
          <table:table-cell table:style-name="ce278"/>
          <table:table-cell table:style-name="ce283"/>
          <table:table-cell table:style-name="ce320"/>
          <table:table-cell table:style-name="ce249" table:number-columns-repeated="3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Rep. d'Irlanda</text:p>
          </table:table-cell>
          <table:table-cell table:style-name="ce337" office:value-type="float" office:value="3" calcext:value-type="float">
            <text:p>3</text:p>
          </table:table-cell>
          <table:table-cell table:number-columns-repeated="3" table:style-name="ce337" office:value-type="float" office:value="1" calcext:value-type="float">
            <text:p>1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4" calcext:value-type="float">
            <text:p>4</text:p>
          </table:table-cell>
          <table:table-cell table:style-name="ce337"/>
          <table:table-cell table:style-name="ce337" office:value-type="float" office:value="3.9998" calcext:value-type="float">
            <text:p>3,9998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Dom</text:p>
          </table:table-cell>
          <table:table-cell table:style-name="ce57" office:value-type="string" calcext:value-type="string">
            <text:p>19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Romania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Albania</text:p>
          </table:table-cell>
          <table:table-cell table:style-name="ce119" office:value-type="string" calcext:value-type="string">
            <text:p>A</text:p>
          </table:table-cell>
          <table:table-cell table:style-name="ce123"/>
          <table:table-cell table:style-name="ce147" office:value-type="string" calcext:value-type="string">
            <text:p>Gruppo F</text:p>
          </table:table-cell>
          <table:table-cell table:style-name="ce182" office:value-type="string" calcext:value-type="string">
            <text:p>G</text:p>
          </table:table-cell>
          <table:table-cell table:style-name="ce182" office:value-type="string" calcext:value-type="string">
            <text:p>V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F</text:p>
          </table:table-cell>
          <table:table-cell table:style-name="ce182" office:value-type="string" calcext:value-type="string">
            <text:p>PC</text:p>
          </table:table-cell>
          <table:table-cell table:style-name="ce182" office:value-type="string" calcext:value-type="string">
            <text:p>PGF</text:p>
          </table:table-cell>
          <table:table-cell table:style-name="ce182" office:value-type="string" calcext:value-type="string">
            <text:p>PGS</text:p>
          </table:table-cell>
          <table:table-cell table:style-name="ce237" office:value-type="string" calcext:value-type="string">
            <text:p>DPG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78"/>
          <table:table-cell table:style-name="ce281"/>
          <table:table-cell table:style-name="ce249" table:number-columns-repeated="3"/>
          <table:table-cell table:style-name="ce278"/>
          <table:table-cell table:style-name="ce283"/>
          <table:table-cell table:style-name="ce286"/>
          <table:table-cell table:style-name="ce309" office:value-type="float" office:value="50" calcext:value-type="float" table:number-columns-spanned="1" table:number-rows-spanned="2">
            <text:p>50</text:p>
          </table:table-cell>
          <table:table-cell table:style-name="ce314" office:value-type="string" calcext:value-type="string">
            <text:p>Vincente 47</text:p>
          </table:table-cell>
          <table:table-cell table:style-name="ce318"/>
          <table:table-cell table:style-name="ce307"/>
          <table:table-cell table:style-name="ce320"/>
          <table:table-cell table:style-name="ce249" table:number-columns-repeated="3"/>
          <table:table-cell table:style-name="ce123" table:number-columns-repeated="13"/>
          <table:table-cell table:style-name="ce249" table:number-columns-repeated="49"/>
          <table:table-cell table:style-name="ce335" office:value-type="string" calcext:value-type="string">
            <text:p>Gruppo F</text:p>
          </table:table-cell>
          <table:table-cell table:style-name="ce335" office:value-type="string" calcext:value-type="string">
            <text:p>G</text:p>
          </table:table-cell>
          <table:table-cell table:style-name="ce335" office:value-type="string" calcext:value-type="string">
            <text:p>V</text:p>
          </table:table-cell>
          <table:table-cell table:style-name="ce335" office:value-type="string" calcext:value-type="string">
            <text:p>N</text:p>
          </table:table-cell>
          <table:table-cell table:style-name="ce335" office:value-type="string" calcext:value-type="string">
            <text:p>P</text:p>
          </table:table-cell>
          <table:table-cell table:style-name="ce335" office:value-type="string" calcext:value-type="string">
            <text:p>GF</text:p>
          </table:table-cell>
          <table:table-cell table:style-name="ce335" office:value-type="string" calcext:value-type="string">
            <text:p>GS</text:p>
          </table:table-cell>
          <table:table-cell table:style-name="ce335"/>
          <table:table-cell table:style-name="ce335" office:value-type="string" calcext:value-type="string">
            <text:p>P.ti</text:p>
          </table:table-cell>
          <table:table-cell table:style-name="ce335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Dom</text:p>
          </table:table-cell>
          <table:table-cell table:style-name="ce57" office:value-type="string" calcext:value-type="string">
            <text:p>19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Svizzera</text:p>
          </table:table-cell>
          <table:table-cell table:style-name="ce88"/>
          <table:table-cell table:number-columns-repeated="2"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Francia</text:p>
          </table:table-cell>
          <table:table-cell table:style-name="ce119" office:value-type="string" calcext:value-type="string">
            <text:p>A</text:p>
          </table:table-cell>
          <table:table-cell table:style-name="ce123"/>
          <table:table-cell table:style-name="ce148" table:formula="of:=VLOOKUP(ROW()-29;[$'Classifiche Gironi'.$A$32:.$M$35];4;0)" office:value-type="string" office:string-value="Balene (21)" calcext:value-type="string">
            <text:p>Balene (21)</text:p>
          </table:table-cell>
          <table:table-cell table:style-name="ce183" table:formula="of:=VLOOKUP(ROW()-29;[$'Classifiche Gironi'.$A$32:.$M$35];5;0)" office:value-type="float" office:value="3" calcext:value-type="float">
            <text:p>3</text:p>
          </table:table-cell>
          <table:table-cell table:style-name="ce183" table:formula="of:=VLOOKUP(ROW()-29;[$'Classifiche Gironi'.$A$32:.$M$35];6;0)" office:value-type="float" office:value="3" calcext:value-type="float">
            <text:p>3</text:p>
          </table:table-cell>
          <table:table-cell table:style-name="ce183" table:formula="of:=VLOOKUP(ROW()-29;[$'Classifiche Gironi'.$A$32:.$M$35];7;0)" office:value-type="float" office:value="0" calcext:value-type="float">
            <text:p>0</text:p>
          </table:table-cell>
          <table:table-cell table:style-name="ce183" table:formula="of:=VLOOKUP(ROW()-29;[$'Classifiche Gironi'.$A$32:.$M$35];8;0)" office:value-type="float" office:value="0" calcext:value-type="float">
            <text:p>0</text:p>
          </table:table-cell>
          <table:table-cell table:style-name="ce183" table:formula="of:=VLOOKUP(ROW()-29;[$'Classifiche Gironi'.$A$32:.$M$35];9;0)" office:value-type="float" office:value="6" calcext:value-type="float">
            <text:p>6</text:p>
          </table:table-cell>
          <table:table-cell table:style-name="ce183" table:formula="of:=VLOOKUP(ROW()-29;[$'Classifiche Gironi'.$A$32:.$M$35];10;0)" office:value-type="float" office:value="149" calcext:value-type="float">
            <text:p>149</text:p>
          </table:table-cell>
          <table:table-cell table:style-name="ce183" table:formula="of:=VLOOKUP(ROW()-29;[$'Classifiche Gironi'.$A$32:.$M$35];11;0)" office:value-type="float" office:value="88" calcext:value-type="float">
            <text:p>88</text:p>
          </table:table-cell>
          <table:table-cell table:style-name="ce238" table:formula="of:=VLOOKUP(ROW()-29;[$'Classifiche Gironi'.$A$32:.$M$35];12;0)" office:value-type="float" office:value="61" calcext:value-type="float">
            <text:p>+61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6 Giu <text:s/>h. 15</text:p>
          </table:table-cell>
          <table:table-cell table:style-name="ce122"/>
          <table:table-cell table:style-name="ce279"/>
          <table:table-cell table:style-name="ce281"/>
          <table:table-cell table:style-name="ce249" table:number-columns-repeated="3"/>
          <table:table-cell table:style-name="ce279"/>
          <table:table-cell table:style-name="ce283"/>
          <table:table-cell table:style-name="ce308"/>
          <table:covered-table-cell table:style-name="ce310"/>
          <table:table-cell table:style-name="ce315" office:value-type="string" calcext:value-type="string">
            <text:p>Vincente 48</text:p>
          </table:table-cell>
          <table:table-cell table:style-name="ce319"/>
          <table:table-cell table:style-name="ce320" table:number-columns-repeated="2"/>
          <table:table-cell table:style-name="ce249" table:number-columns-repeated="3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Portogallo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2" table:style-name="ce337" office:value-type="float" office:value="4" calcext:value-type="float">
            <text:p>4</text:p>
          </table:table-cell>
          <table:table-cell table:style-name="ce337"/>
          <table:table-cell table:style-name="ce337" office:value-type="float" office:value="3" calcext:value-type="float">
            <text:p>3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Lun</text:p>
          </table:table-cell>
          <table:table-cell table:style-name="ce57" office:value-type="string" calcext:value-type="string">
            <text:p>20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Russia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" calcext:value-type="float">
            <text:p>3</text:p>
          </table:table-cell>
          <table:table-cell table:style-name="ce103"/>
          <table:table-cell table:style-name="ce108" office:value-type="string" calcext:value-type="string">
            <text:p>Galles</text:p>
          </table:table-cell>
          <table:table-cell table:style-name="ce119" office:value-type="string" calcext:value-type="string">
            <text:p>B</text:p>
          </table:table-cell>
          <table:table-cell table:style-name="ce123"/>
          <table:table-cell table:style-name="ce149" table:formula="of:=VLOOKUP(ROW()-29;[$'Classifiche Gironi'.$A$32:.$M$35];4;0)" office:value-type="string" office:string-value="Gabbiani (22)" calcext:value-type="string">
            <text:p>Gabbiani (22)</text:p>
          </table:table-cell>
          <table:table-cell table:style-name="ce184" table:formula="of:=VLOOKUP(ROW()-29;[$'Classifiche Gironi'.$A$32:.$M$35];5;0)" office:value-type="float" office:value="3" calcext:value-type="float">
            <text:p>3</text:p>
          </table:table-cell>
          <table:table-cell table:style-name="ce184" table:formula="of:=VLOOKUP(ROW()-29;[$'Classifiche Gironi'.$A$32:.$M$35];6;0)" office:value-type="float" office:value="2" calcext:value-type="float">
            <text:p>2</text:p>
          </table:table-cell>
          <table:table-cell table:style-name="ce184" table:formula="of:=VLOOKUP(ROW()-29;[$'Classifiche Gironi'.$A$32:.$M$35];7;0)" office:value-type="float" office:value="1" calcext:value-type="float">
            <text:p>1</text:p>
          </table:table-cell>
          <table:table-cell table:style-name="ce184" table:formula="of:=VLOOKUP(ROW()-29;[$'Classifiche Gironi'.$A$32:.$M$35];8;0)" office:value-type="float" office:value="0" calcext:value-type="float">
            <text:p>0</text:p>
          </table:table-cell>
          <table:table-cell table:style-name="ce184" table:formula="of:=VLOOKUP(ROW()-29;[$'Classifiche Gironi'.$A$32:.$M$35];9;0)" office:value-type="float" office:value="5" calcext:value-type="float">
            <text:p>5</text:p>
          </table:table-cell>
          <table:table-cell table:style-name="ce184" table:formula="of:=VLOOKUP(ROW()-29;[$'Classifiche Gironi'.$A$32:.$M$35];10;0)" office:value-type="float" office:value="176" calcext:value-type="float">
            <text:p>176</text:p>
          </table:table-cell>
          <table:table-cell table:style-name="ce184" table:formula="of:=VLOOKUP(ROW()-29;[$'Classifiche Gironi'.$A$32:.$M$35];11;0)" office:value-type="float" office:value="134" calcext:value-type="float">
            <text:p>134</text:p>
          </table:table-cell>
          <table:table-cell table:style-name="ce239" table:formula="of:=VLOOKUP(ROW()-29;[$'Classifiche Gironi'.$A$32:.$M$35];12;0)" office:value-type="float" office:value="42" calcext:value-type="float">
            <text:p>+42</text:p>
          </table:table-cell>
          <table:table-cell table:style-name="ce244"/>
          <table:table-cell table:style-name="ce248"/>
          <table:table-cell table:style-name="ce255" office:value-type="float" office:value="40" calcext:value-type="float" table:number-columns-spanned="1" table:number-rows-spanned="2">
            <text:p>40</text:p>
          </table:table-cell>
          <table:table-cell table:style-name="ce261" office:value-type="string" calcext:value-type="string">
            <text:p>Francia</text:p>
          </table:table-cell>
          <table:table-cell table:style-name="ce276"/>
          <table:table-cell table:style-name="ce281" office:value-type="string" calcext:value-type="string">
            <text:p>1A</text:p>
          </table:table-cell>
          <table:table-cell table:style-name="ce249" table:number-columns-repeated="3"/>
          <table:table-cell table:style-name="ce279"/>
          <table:table-cell table:style-name="ce283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Austri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4" calcext:value-type="float">
            <text:p>4</text:p>
          </table:table-cell>
          <table:table-cell table:style-name="ce337"/>
          <table:table-cell table:style-name="ce337" office:value-type="float" office:value="0.9997" calcext:value-type="float">
            <text:p>0,9997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Lun</text:p>
          </table:table-cell>
          <table:table-cell table:style-name="ce57" office:value-type="string" calcext:value-type="string">
            <text:p>20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Slovacchia</text:p>
          </table:table-cell>
          <table:table-cell table:style-name="ce88"/>
          <table:table-cell table:number-columns-repeated="2" table:style-name="ce96" office:value-type="float" office:value="0" calcext:value-type="float">
            <text:p>0</text:p>
          </table:table-cell>
          <table:table-cell table:style-name="ce103"/>
          <table:table-cell table:style-name="ce108" office:value-type="string" calcext:value-type="string">
            <text:p>Inghilterra</text:p>
          </table:table-cell>
          <table:table-cell table:style-name="ce119" office:value-type="string" calcext:value-type="string">
            <text:p>B</text:p>
          </table:table-cell>
          <table:table-cell table:style-name="ce123"/>
          <table:table-cell table:style-name="ce150" table:formula="of:=VLOOKUP(ROW()-29;[$'Classifiche Gironi'.$A$32:.$M$35];4;0)" office:value-type="string" office:string-value="Delfini (23)" calcext:value-type="string">
            <text:p>Delfini (23)</text:p>
          </table:table-cell>
          <table:table-cell table:style-name="ce185" table:formula="of:=VLOOKUP(ROW()-29;[$'Classifiche Gironi'.$A$32:.$M$35];5;0)" office:value-type="float" office:value="3" calcext:value-type="float">
            <text:p>3</text:p>
          </table:table-cell>
          <table:table-cell table:style-name="ce207" table:formula="of:=VLOOKUP(ROW()-29;[$'Classifiche Gironi'.$A$32:.$M$35];6;0)" office:value-type="float" office:value="1" calcext:value-type="float">
            <text:p>1</text:p>
          </table:table-cell>
          <table:table-cell table:style-name="ce207" table:formula="of:=VLOOKUP(ROW()-29;[$'Classifiche Gironi'.$A$32:.$M$35];7;0)" office:value-type="float" office:value="2" calcext:value-type="float">
            <text:p>2</text:p>
          </table:table-cell>
          <table:table-cell table:style-name="ce207" table:formula="of:=VLOOKUP(ROW()-29;[$'Classifiche Gironi'.$A$32:.$M$35];8;0)" office:value-type="float" office:value="0" calcext:value-type="float">
            <text:p>0</text:p>
          </table:table-cell>
          <table:table-cell table:style-name="ce207" table:formula="of:=VLOOKUP(ROW()-29;[$'Classifiche Gironi'.$A$32:.$M$35];9;0)" office:value-type="float" office:value="4" calcext:value-type="float">
            <text:p>4</text:p>
          </table:table-cell>
          <table:table-cell table:style-name="ce207" table:formula="of:=VLOOKUP(ROW()-29;[$'Classifiche Gironi'.$A$32:.$M$35];10;0)" office:value-type="float" office:value="134" calcext:value-type="float">
            <text:p>134</text:p>
          </table:table-cell>
          <table:table-cell table:style-name="ce207" table:formula="of:=VLOOKUP(ROW()-29;[$'Classifiche Gironi'.$A$32:.$M$35];11;0)" office:value-type="float" office:value="204" calcext:value-type="float">
            <text:p>204</text:p>
          </table:table-cell>
          <table:table-cell table:style-name="ce240" table:formula="of:=VLOOKUP(ROW()-29;[$'Classifiche Gironi'.$A$32:.$M$35];12;0)" office:value-type="float" office:value="-70" calcext:value-type="float">
            <text:p>-70</text:p>
          </table:table-cell>
          <table:table-cell table:style-name="ce244"/>
          <table:table-cell table:style-name="ce248"/>
          <table:covered-table-cell table:style-name="ce256"/>
          <table:table-cell table:style-name="ce268"/>
          <table:table-cell table:style-name="ce277"/>
          <table:table-cell table:style-name="ce282" office:value-type="string" calcext:value-type="string">
            <text:p>3C</text:p>
          </table:table-cell>
          <table:table-cell table:style-name="ce249"/>
          <table:table-cell table:style-name="ce254" office:value-type="string" calcext:value-type="string">
            <text:p>03 Lug <text:s/>h. 21</text:p>
          </table:table-cell>
          <table:table-cell table:style-name="ce249"/>
          <table:table-cell table:style-name="ce279"/>
          <table:table-cell table:style-name="ce283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Ungheria</text:p>
          </table:table-cell>
          <table:table-cell table:style-name="ce337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5.0002" calcext:value-type="float">
            <text:p>5</text:p>
          </table:table-cell>
          <table:table-cell table:style-name="ce341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Mar</text:p>
          </table:table-cell>
          <table:table-cell table:style-name="ce57" office:value-type="string" calcext:value-type="string">
            <text:p>21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8" office:value-type="string" calcext:value-type="string">
            <text:p>Ucraina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Polonia</text:p>
          </table:table-cell>
          <table:table-cell table:style-name="ce119" office:value-type="string" calcext:value-type="string">
            <text:p>C</text:p>
          </table:table-cell>
          <table:table-cell table:style-name="ce123"/>
          <table:table-cell table:style-name="ce150" table:formula="of:=VLOOKUP(ROW()-29;[$'Classifiche Gironi'.$A$32:.$M$35];4;0)" office:value-type="string" office:string-value="Fenicotteri (24)" calcext:value-type="string">
            <text:p>Fenicotteri (24)</text:p>
          </table:table-cell>
          <table:table-cell table:style-name="ce186" table:formula="of:=VLOOKUP(ROW()-29;[$'Classifiche Gironi'.$A$32:.$M$35];5;0)" office:value-type="float" office:value="3" calcext:value-type="float">
            <text:p>3</text:p>
          </table:table-cell>
          <table:table-cell table:style-name="ce207" table:formula="of:=VLOOKUP(ROW()-29;[$'Classifiche Gironi'.$A$32:.$M$35];6;0)" office:value-type="float" office:value="0" calcext:value-type="float">
            <text:p>0</text:p>
          </table:table-cell>
          <table:table-cell table:style-name="ce207" table:formula="of:=VLOOKUP(ROW()-29;[$'Classifiche Gironi'.$A$32:.$M$35];7;0)" office:value-type="float" office:value="3" calcext:value-type="float">
            <text:p>3</text:p>
          </table:table-cell>
          <table:table-cell table:style-name="ce207" table:formula="of:=VLOOKUP(ROW()-29;[$'Classifiche Gironi'.$A$32:.$M$35];8;0)" office:value-type="float" office:value="0" calcext:value-type="float">
            <text:p>0</text:p>
          </table:table-cell>
          <table:table-cell table:style-name="ce207" table:formula="of:=VLOOKUP(ROW()-29;[$'Classifiche Gironi'.$A$32:.$M$35];9;0)" office:value-type="float" office:value="3" calcext:value-type="float">
            <text:p>3</text:p>
          </table:table-cell>
          <table:table-cell table:style-name="ce207" table:formula="of:=VLOOKUP(ROW()-29;[$'Classifiche Gironi'.$A$32:.$M$35];10;0)" office:value-type="float" office:value="104" calcext:value-type="float">
            <text:p>104</text:p>
          </table:table-cell>
          <table:table-cell table:style-name="ce207" table:formula="of:=VLOOKUP(ROW()-29;[$'Classifiche Gironi'.$A$32:.$M$35];11;0)" office:value-type="float" office:value="137" calcext:value-type="float">
            <text:p>137</text:p>
          </table:table-cell>
          <table:table-cell table:style-name="ce240" table:formula="of:=VLOOKUP(ROW()-29;[$'Classifiche Gironi'.$A$32:.$M$35];12;0)" office:value-type="float" office:value="-33" calcext:value-type="float">
            <text:p>-33</text:p>
          </table:table-cell>
          <table:table-cell table:style-name="ce244"/>
          <table:table-cell table:style-name="ce248"/>
          <table:table-cell table:style-name="ce253"/>
          <table:table-cell table:style-name="ce122"/>
          <table:table-cell table:style-name="ce278"/>
          <table:table-cell table:style-name="ce285"/>
          <table:table-cell table:style-name="ce249"/>
          <table:table-cell table:style-name="ce288" office:value-type="float" office:value="48" calcext:value-type="float" table:number-columns-spanned="1" table:number-rows-spanned="2">
            <text:p>48</text:p>
          </table:table-cell>
          <table:table-cell table:style-name="ce296" office:value-type="string" calcext:value-type="string">
            <text:p>Vincente 40</text:p>
          </table:table-cell>
          <table:table-cell table:style-name="ce304"/>
          <table:table-cell table:style-name="ce307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Islanda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4" calcext:value-type="float">
            <text:p>4</text:p>
          </table:table-cell>
          <table:table-cell table:style-name="ce337" office:value-type="float" office:value="3" calcext:value-type="float">
            <text:p>3</text:p>
          </table:table-cell>
          <table:table-cell table:style-name="ce337"/>
          <table:table-cell table:style-name="ce337" office:value-type="float" office:value="5.0001" calcext:value-type="float">
            <text:p>5,0001</text:p>
          </table:table-cell>
          <table:table-cell table:style-name="ce337"/>
          <table:table-cell table:style-name="ce343"/>
          <table:table-cell table:style-name="ce249"/>
        </table:table-row>
        <table:table-row table:style-name="ro6">
          <table:table-cell table:style-name="ce57" office:value-type="string" calcext:value-type="string">
            <text:p>Mar</text:p>
          </table:table-cell>
          <table:table-cell table:style-name="ce57" office:value-type="string" calcext:value-type="string">
            <text:p>21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8" office:value-type="string" calcext:value-type="string">
            <text:p>Irlanda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Germania</text:p>
          </table:table-cell>
          <table:table-cell table:style-name="ce119" office:value-type="string" calcext:value-type="string">
            <text:p>C</text:p>
          </table:table-cell>
          <table:table-cell table:style-name="ce123"/>
          <table:table-cell table:style-name="ce151" office:value-type="string" calcext:value-type="string">
            <text:p>Gruppo G</text:p>
          </table:table-cell>
          <table:table-cell table:style-name="ce187" office:value-type="string" calcext:value-type="string">
            <text:p>G</text:p>
          </table:table-cell>
          <table:table-cell table:style-name="ce208" office:value-type="string" calcext:value-type="string">
            <text:p>V</text:p>
          </table:table-cell>
          <table:table-cell table:style-name="ce208" office:value-type="string" calcext:value-type="string">
            <text:p>P</text:p>
          </table:table-cell>
          <table:table-cell table:style-name="ce208" office:value-type="string" calcext:value-type="string">
            <text:p>F</text:p>
          </table:table-cell>
          <table:table-cell table:style-name="ce208" office:value-type="string" calcext:value-type="string">
            <text:p>PC</text:p>
          </table:table-cell>
          <table:table-cell table:style-name="ce208" office:value-type="string" calcext:value-type="string">
            <text:p>PGF</text:p>
          </table:table-cell>
          <table:table-cell table:style-name="ce208" office:value-type="string" calcext:value-type="string">
            <text:p>PGS</text:p>
          </table:table-cell>
          <table:table-cell table:style-name="ce208" office:value-type="string" calcext:value-type="string">
            <text:p>DPG</text:p>
          </table:table-cell>
          <table:table-cell table:style-name="ce244"/>
          <table:table-cell table:style-name="ce248"/>
          <table:table-cell table:style-name="ce254" office:value-type="string" calcext:value-type="string">
            <text:p>27 Giu <text:s/>h. 21</text:p>
          </table:table-cell>
          <table:table-cell table:style-name="ce122"/>
          <table:table-cell table:style-name="ce279"/>
          <table:table-cell table:style-name="ce285"/>
          <table:table-cell table:style-name="ce287"/>
          <table:covered-table-cell table:style-name="ce289"/>
          <table:table-cell table:style-name="ce297" office:value-type="string" calcext:value-type="string">
            <text:p>Vincente 44</text:p>
          </table:table-cell>
          <table:table-cell table:style-name="ce305"/>
          <table:table-cell table:style-name="ce249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6" office:value-type="string" calcext:value-type="string">
            <text:p>Gruppo Terze</text:p>
          </table:table-cell>
          <table:table-cell table:style-name="ce336" office:value-type="string" calcext:value-type="string">
            <text:p>G</text:p>
          </table:table-cell>
          <table:table-cell table:style-name="ce336" office:value-type="string" calcext:value-type="string">
            <text:p>V</text:p>
          </table:table-cell>
          <table:table-cell table:style-name="ce336" office:value-type="string" calcext:value-type="string">
            <text:p>N</text:p>
          </table:table-cell>
          <table:table-cell table:style-name="ce336" office:value-type="string" calcext:value-type="string">
            <text:p>P</text:p>
          </table:table-cell>
          <table:table-cell table:style-name="ce336" office:value-type="string" calcext:value-type="string">
            <text:p>GF</text:p>
          </table:table-cell>
          <table:table-cell table:style-name="ce336" office:value-type="string" calcext:value-type="string">
            <text:p>GS</text:p>
          </table:table-cell>
          <table:table-cell table:style-name="ce336"/>
          <table:table-cell table:style-name="ce336" office:value-type="string" calcext:value-type="string">
            <text:p>P.ti</text:p>
          </table:table-cell>
          <table:table-cell table:style-name="ce336"/>
          <table:table-cell table:style-name="ce249" table:number-columns-repeated="2"/>
        </table:table-row>
        <table:table-row table:style-name="ro6">
          <table:table-cell table:style-name="ce57" office:value-type="string" calcext:value-type="string">
            <text:p>Mar</text:p>
          </table:table-cell>
          <table:table-cell table:style-name="ce57" office:value-type="string" calcext:value-type="string">
            <text:p>21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Rep. Ceca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103"/>
          <table:table-cell table:style-name="ce108" office:value-type="string" calcext:value-type="string">
            <text:p>Turchia</text:p>
          </table:table-cell>
          <table:table-cell table:style-name="ce119" office:value-type="string" calcext:value-type="string">
            <text:p>D</text:p>
          </table:table-cell>
          <table:table-cell table:style-name="ce123"/>
          <table:table-cell table:style-name="ce148" table:formula="of:=VLOOKUP(ROW()-34;[$'Classifiche Gironi'.$A$38:.$M$41];4;0)" office:value-type="string" office:string-value="Orche (28)" calcext:value-type="string">
            <text:p>Orche (28)</text:p>
          </table:table-cell>
          <table:table-cell table:style-name="ce183" table:formula="of:=VLOOKUP(ROW()-34;[$'Classifiche Gironi'.$A$38:.$M$41];5;0)" office:value-type="float" office:value="3" calcext:value-type="float">
            <text:p>3</text:p>
          </table:table-cell>
          <table:table-cell table:style-name="ce183" table:formula="of:=VLOOKUP(ROW()-34;[$'Classifiche Gironi'.$A$38:.$M$41];6;0)" office:value-type="float" office:value="2" calcext:value-type="float">
            <text:p>2</text:p>
          </table:table-cell>
          <table:table-cell table:style-name="ce183" table:formula="of:=VLOOKUP(ROW()-34;[$'Classifiche Gironi'.$A$38:.$M$41];7;0)" office:value-type="float" office:value="1" calcext:value-type="float">
            <text:p>1</text:p>
          </table:table-cell>
          <table:table-cell table:style-name="ce183" table:formula="of:=VLOOKUP(ROW()-34;[$'Classifiche Gironi'.$A$38:.$M$41];8;0)" office:value-type="float" office:value="0" calcext:value-type="float">
            <text:p>0</text:p>
          </table:table-cell>
          <table:table-cell table:style-name="ce183" table:formula="of:=VLOOKUP(ROW()-34;[$'Classifiche Gironi'.$A$38:.$M$41];9;0)" office:value-type="float" office:value="5" calcext:value-type="float">
            <text:p>5</text:p>
          </table:table-cell>
          <table:table-cell table:style-name="ce183" table:formula="of:=VLOOKUP(ROW()-34;[$'Classifiche Gironi'.$A$38:.$M$41];10;0)" office:value-type="float" office:value="196" calcext:value-type="float">
            <text:p>196</text:p>
          </table:table-cell>
          <table:table-cell table:style-name="ce183" table:formula="of:=VLOOKUP(ROW()-34;[$'Classifiche Gironi'.$A$38:.$M$41];11;0)" office:value-type="float" office:value="131" calcext:value-type="float">
            <text:p>131</text:p>
          </table:table-cell>
          <table:table-cell table:style-name="ce183" table:formula="of:=VLOOKUP(ROW()-34;[$'Classifiche Gironi'.$A$38:.$M$41];12;0)" office:value-type="float" office:value="52" calcext:value-type="float">
            <text:p>52</text:p>
          </table:table-cell>
          <table:table-cell table:style-name="ce244" office:value-type="float" office:value="1" calcext:value-type="float">
            <text:p>1</text:p>
          </table:table-cell>
          <table:table-cell table:style-name="ce248"/>
          <table:table-cell table:style-name="ce255" office:value-type="float" office:value="44" calcext:value-type="float" table:number-columns-spanned="1" table:number-rows-spanned="2">
            <text:p>44</text:p>
          </table:table-cell>
          <table:table-cell table:style-name="ce269" office:value-type="string" calcext:value-type="string">
            <text:p>Inghilterra</text:p>
          </table:table-cell>
          <table:table-cell table:style-name="ce276"/>
          <table:table-cell table:style-name="ce284" office:value-type="string" calcext:value-type="string">
            <text:p>2B</text:p>
          </table:table-cell>
          <table:table-cell table:style-name="ce249" table:number-columns-repeated="3"/>
          <table:table-cell table:style-name="ce123"/>
          <table:table-cell table:style-name="ce249"/>
          <table:table-cell table:style-name="ce286"/>
          <table:table-cell table:style-name="ce249" table:number-columns-repeated="8"/>
          <table:table-cell table:style-name="ce123" table:number-columns-repeated="13"/>
          <table:table-cell table:style-name="ce249" table:number-columns-repeated="49"/>
          <table:table-cell table:style-name="ce337" office:value-type="string" calcext:value-type="string">
            <text:p>Gruppo D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5" table:style-name="ce341" office:value-type="float" office:value="0" calcext:value-type="float">
            <text:p>0</text:p>
          </table:table-cell>
          <table:table-cell table:style-name="ce341"/>
          <table:table-cell table:style-name="ce341" office:value-type="float" office:value="0" calcext:value-type="float">
            <text:p>0</text:p>
          </table:table-cell>
          <table:table-cell table:style-name="ce341"/>
          <table:table-cell table:style-name="ce249" table:number-columns-repeated="2"/>
        </table:table-row>
        <table:table-row table:style-name="ro6">
          <table:table-cell table:style-name="ce57" office:value-type="string" calcext:value-type="string">
            <text:p>Mar</text:p>
          </table:table-cell>
          <table:table-cell table:style-name="ce57" office:value-type="string" calcext:value-type="string">
            <text:p>21 Giu</text:p>
          </table:table-cell>
          <table:table-cell table:style-name="ce69" office:value-type="time" office:time-value="PT21H00M00S" calcext:value-type="time">
            <text:p>21:00</text:p>
          </table:table-cell>
          <table:table-cell table:style-name="ce78" office:value-type="string" calcext:value-type="string">
            <text:p>Croazia</text:p>
          </table:table-cell>
          <table:table-cell table:style-name="ce88"/>
          <table:table-cell table:style-name="ce96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12" office:value-type="string" calcext:value-type="string">
            <text:p>Spagna</text:p>
          </table:table-cell>
          <table:table-cell table:style-name="ce119" office:value-type="string" calcext:value-type="string">
            <text:p>D</text:p>
          </table:table-cell>
          <table:table-cell table:style-name="ce123"/>
          <table:table-cell table:style-name="ce149" table:formula="of:=VLOOKUP(ROW()-34;[$'Classifiche Gironi'.$A$38:.$M$41];4;0)" office:value-type="string" office:string-value="Istrici (25)" calcext:value-type="string">
            <text:p>Istrici (25)</text:p>
          </table:table-cell>
          <table:table-cell table:style-name="ce184" table:formula="of:=VLOOKUP(ROW()-34;[$'Classifiche Gironi'.$A$38:.$M$41];5;0)" office:value-type="float" office:value="2" calcext:value-type="float">
            <text:p>2</text:p>
          </table:table-cell>
          <table:table-cell table:style-name="ce184" table:formula="of:=VLOOKUP(ROW()-34;[$'Classifiche Gironi'.$A$38:.$M$41];6;0)" office:value-type="float" office:value="2" calcext:value-type="float">
            <text:p>2</text:p>
          </table:table-cell>
          <table:table-cell table:style-name="ce184" table:formula="of:=VLOOKUP(ROW()-34;[$'Classifiche Gironi'.$A$38:.$M$41];7;0)" office:value-type="float" office:value="0" calcext:value-type="float">
            <text:p>0</text:p>
          </table:table-cell>
          <table:table-cell table:style-name="ce184" table:formula="of:=VLOOKUP(ROW()-34;[$'Classifiche Gironi'.$A$38:.$M$41];8;0)" office:value-type="float" office:value="0" calcext:value-type="float">
            <text:p>0</text:p>
          </table:table-cell>
          <table:table-cell table:style-name="ce184" table:formula="of:=VLOOKUP(ROW()-34;[$'Classifiche Gironi'.$A$38:.$M$41];9;0)" office:value-type="float" office:value="4" calcext:value-type="float">
            <text:p>4</text:p>
          </table:table-cell>
          <table:table-cell table:style-name="ce184" table:formula="of:=VLOOKUP(ROW()-34;[$'Classifiche Gironi'.$A$38:.$M$41];10;0)" office:value-type="float" office:value="149" calcext:value-type="float">
            <text:p>149</text:p>
          </table:table-cell>
          <table:table-cell table:style-name="ce184" table:formula="of:=VLOOKUP(ROW()-34;[$'Classifiche Gironi'.$A$38:.$M$41];11;0)" office:value-type="float" office:value="122" calcext:value-type="float">
            <text:p>122</text:p>
          </table:table-cell>
          <table:table-cell table:style-name="ce184" table:formula="of:=VLOOKUP(ROW()-34;[$'Classifiche Gironi'.$A$38:.$M$41];12;0)" office:value-type="float" office:value="15" calcext:value-type="float">
            <text:p>15</text:p>
          </table:table-cell>
          <table:table-cell table:style-name="ce244" office:value-type="float" office:value="2" calcext:value-type="float">
            <text:p>2</text:p>
          </table:table-cell>
          <table:table-cell table:style-name="ce248"/>
          <table:covered-table-cell table:style-name="ce256"/>
          <table:table-cell table:style-name="ce270" office:value-type="string" calcext:value-type="string">
            <text:p>Islanda</text:p>
          </table:table-cell>
          <table:table-cell table:style-name="ce277"/>
          <table:table-cell table:style-name="ce281" office:value-type="string" calcext:value-type="string">
            <text:p>2F</text:p>
          </table:table-cell>
          <table:table-cell table:style-name="ce249" table:number-columns-repeated="3"/>
          <table:table-cell table:style-name="ce123"/>
          <table:table-cell table:style-name="ce249"/>
          <table:table-cell table:style-name="ce286" table:number-columns-repeated="9"/>
          <table:table-cell table:style-name="ce123" table:number-columns-repeated="13"/>
          <table:table-cell table:style-name="ce249" table:number-columns-repeated="49"/>
          <table:table-cell table:style-name="ce330" office:value-type="string" calcext:value-type="string">
            <text:p>Svizzera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41"/>
          <table:table-cell table:style-name="ce341" office:value-type="float" office:value="5.0001" calcext:value-type="float">
            <text:p>5</text:p>
          </table:table-cell>
          <table:table-cell table:style-name="ce341"/>
          <table:table-cell table:style-name="ce249" table:number-columns-repeated="2"/>
        </table:table-row>
        <table:table-row table:style-name="ro6">
          <table:table-cell table:style-name="ce57" office:value-type="string" calcext:value-type="string">
            <text:p>Mer</text:p>
          </table:table-cell>
          <table:table-cell table:style-name="ce57" office:value-type="string" calcext:value-type="string">
            <text:p>22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81" office:value-type="string" calcext:value-type="string">
            <text:p>Islanda</text:p>
          </table:table-cell>
          <table:table-cell table:style-name="ce92"/>
          <table:table-cell table:style-name="ce96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103"/>
          <table:table-cell table:style-name="ce108" office:value-type="string" calcext:value-type="string">
            <text:p>Austria</text:p>
          </table:table-cell>
          <table:table-cell table:style-name="ce119" office:value-type="string" calcext:value-type="string">
            <text:p>F</text:p>
          </table:table-cell>
          <table:table-cell table:style-name="ce123"/>
          <table:table-cell table:style-name="ce150" table:formula="of:=VLOOKUP(ROW()-34;[$'Classifiche Gironi'.$A$38:.$M$41];4;0)" office:value-type="string" office:string-value="Muli (27)" calcext:value-type="string">
            <text:p>Muli (27)</text:p>
          </table:table-cell>
          <table:table-cell table:style-name="ce185" table:formula="of:=VLOOKUP(ROW()-34;[$'Classifiche Gironi'.$A$38:.$M$41];5;0)" office:value-type="float" office:value="3" calcext:value-type="float">
            <text:p>3</text:p>
          </table:table-cell>
          <table:table-cell table:style-name="ce207" table:formula="of:=VLOOKUP(ROW()-34;[$'Classifiche Gironi'.$A$38:.$M$41];6;0)" office:value-type="float" office:value="1" calcext:value-type="float">
            <text:p>1</text:p>
          </table:table-cell>
          <table:table-cell table:style-name="ce207" table:formula="of:=VLOOKUP(ROW()-34;[$'Classifiche Gironi'.$A$38:.$M$41];7;0)" office:value-type="float" office:value="2" calcext:value-type="float">
            <text:p>2</text:p>
          </table:table-cell>
          <table:table-cell table:style-name="ce207" table:formula="of:=VLOOKUP(ROW()-34;[$'Classifiche Gironi'.$A$38:.$M$41];8;0)" office:value-type="float" office:value="0" calcext:value-type="float">
            <text:p>0</text:p>
          </table:table-cell>
          <table:table-cell table:style-name="ce207" table:formula="of:=VLOOKUP(ROW()-34;[$'Classifiche Gironi'.$A$38:.$M$41];9;0)" office:value-type="float" office:value="4" calcext:value-type="float">
            <text:p>4</text:p>
          </table:table-cell>
          <table:table-cell table:style-name="ce207" table:formula="of:=VLOOKUP(ROW()-34;[$'Classifiche Gironi'.$A$38:.$M$41];10;0)" office:value-type="float" office:value="143" calcext:value-type="float">
            <text:p>143</text:p>
          </table:table-cell>
          <table:table-cell table:style-name="ce207" table:formula="of:=VLOOKUP(ROW()-34;[$'Classifiche Gironi'.$A$38:.$M$41];11;0)" office:value-type="float" office:value="192" calcext:value-type="float">
            <text:p>192</text:p>
          </table:table-cell>
          <table:table-cell table:style-name="ce207" table:formula="of:=VLOOKUP(ROW()-34;[$'Classifiche Gironi'.$A$38:.$M$41];12;0)" office:value-type="float" office:value="-49" calcext:value-type="float">
            <text:p>-49</text:p>
          </table:table-cell>
          <table:table-cell table:style-name="ce244" office:value-type="float" office:value="3" calcext:value-type="float">
            <text:p>3</text:p>
          </table:table-cell>
          <table:table-cell table:style-name="ce248"/>
          <table:table-cell table:style-name="ce123"/>
          <table:table-cell table:style-name="ce271"/>
          <table:table-cell table:style-name="ce123" table:number-columns-repeated="3"/>
          <table:table-cell table:style-name="ce249" table:number-columns-repeated="2"/>
          <table:table-cell table:style-name="ce123" table:number-columns-repeated="24"/>
          <table:table-cell table:style-name="ce249" table:number-columns-repeated="49"/>
          <table:table-cell table:style-name="ce330" office:value-type="string" calcext:value-type="string">
            <text:p>Polonia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style-name="ce341"/>
          <table:table-cell table:style-name="ce341" office:value-type="float" office:value="7.0002" calcext:value-type="float">
            <text:p>7</text:p>
          </table:table-cell>
          <table:table-cell table:style-name="ce341"/>
          <table:table-cell table:style-name="ce249" table:number-columns-repeated="2"/>
        </table:table-row>
        <table:table-row table:style-name="ro6">
          <table:table-cell table:style-name="ce57" office:value-type="string" calcext:value-type="string">
            <text:p>Mer</text:p>
          </table:table-cell>
          <table:table-cell table:style-name="ce57" office:value-type="string" calcext:value-type="string">
            <text:p>22 Giu</text:p>
          </table:table-cell>
          <table:table-cell table:style-name="ce69" office:value-type="time" office:time-value="PT18H00M00S" calcext:value-type="time">
            <text:p>18:00</text:p>
          </table:table-cell>
          <table:table-cell table:style-name="ce78" office:value-type="string" calcext:value-type="string">
            <text:p>Ungheria</text:p>
          </table:table-cell>
          <table:table-cell table:style-name="ce88"/>
          <table:table-cell table:number-columns-repeated="2" table:style-name="ce96" office:value-type="float" office:value="3" calcext:value-type="float">
            <text:p>3</text:p>
          </table:table-cell>
          <table:table-cell table:style-name="ce103"/>
          <table:table-cell table:style-name="ce108" office:value-type="string" calcext:value-type="string">
            <text:p>Portogallo</text:p>
          </table:table-cell>
          <table:table-cell table:style-name="ce119" office:value-type="string" calcext:value-type="string">
            <text:p>F</text:p>
          </table:table-cell>
          <table:table-cell table:style-name="ce123"/>
          <table:table-cell table:style-name="ce150" table:formula="of:=VLOOKUP(ROW()-34;[$'Classifiche Gironi'.$A$38:.$M$41];4;0)" office:value-type="string" office:string-value="Gorilla (26)" calcext:value-type="string">
            <text:p>Gorilla (26)</text:p>
          </table:table-cell>
          <table:table-cell table:style-name="ce186" table:formula="of:=VLOOKUP(ROW()-34;[$'Classifiche Gironi'.$A$38:.$M$41];5;0)" office:value-type="float" office:value="3" calcext:value-type="float">
            <text:p>3</text:p>
          </table:table-cell>
          <table:table-cell table:style-name="ce207" table:formula="of:=VLOOKUP(ROW()-34;[$'Classifiche Gironi'.$A$38:.$M$41];6;0)" office:value-type="float" office:value="0" calcext:value-type="float">
            <text:p>0</text:p>
          </table:table-cell>
          <table:table-cell table:style-name="ce207" table:formula="of:=VLOOKUP(ROW()-34;[$'Classifiche Gironi'.$A$38:.$M$41];7;0)" office:value-type="float" office:value="3" calcext:value-type="float">
            <text:p>3</text:p>
          </table:table-cell>
          <table:table-cell table:style-name="ce207" table:formula="of:=VLOOKUP(ROW()-34;[$'Classifiche Gironi'.$A$38:.$M$41];8;0)" office:value-type="float" office:value="0" calcext:value-type="float">
            <text:p>0</text:p>
          </table:table-cell>
          <table:table-cell table:style-name="ce207" table:formula="of:=VLOOKUP(ROW()-34;[$'Classifiche Gironi'.$A$38:.$M$41];9;0)" office:value-type="float" office:value="3" calcext:value-type="float">
            <text:p>3</text:p>
          </table:table-cell>
          <table:table-cell table:style-name="ce207" table:formula="of:=VLOOKUP(ROW()-34;[$'Classifiche Gironi'.$A$38:.$M$41];10;0)" office:value-type="float" office:value="161" calcext:value-type="float">
            <text:p>161</text:p>
          </table:table-cell>
          <table:table-cell table:style-name="ce207" table:formula="of:=VLOOKUP(ROW()-34;[$'Classifiche Gironi'.$A$38:.$M$41];11;0)" office:value-type="float" office:value="179" calcext:value-type="float">
            <text:p>179</text:p>
          </table:table-cell>
          <table:table-cell table:style-name="ce207" table:formula="of:=VLOOKUP(ROW()-34;[$'Classifiche Gironi'.$A$38:.$M$41];12;0)" office:value-type="float" office:value="-18" calcext:value-type="float">
            <text:p>-18</text:p>
          </table:table-cell>
          <table:table-cell table:style-name="ce244" office:value-type="float" office:value="4" calcext:value-type="float">
            <text:p>4</text:p>
          </table:table-cell>
          <table:table-cell table:style-name="ce248"/>
          <table:table-cell table:style-name="ce123"/>
          <table:table-cell table:style-name="ce271"/>
          <table:table-cell table:style-name="ce123" table:number-columns-repeated="3"/>
          <table:table-cell table:style-name="ce249" table:number-columns-repeated="2"/>
          <table:table-cell table:style-name="ce123" table:number-columns-repeated="24"/>
          <table:table-cell table:style-name="ce249" table:number-columns-repeated="49"/>
          <table:table-cell table:style-name="ce330" office:value-type="string" calcext:value-type="string">
            <text:p>Belgio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6.0002" calcext:value-type="float">
            <text:p>6</text:p>
          </table:table-cell>
          <table:table-cell table:style-name="ce341"/>
          <table:table-cell table:style-name="ce249" table:number-columns-repeated="2"/>
        </table:table-row>
        <table:table-row table:style-name="ro6">
          <table:table-cell table:style-name="ce58" office:value-type="string" calcext:value-type="string">
            <text:p>Mer</text:p>
          </table:table-cell>
          <table:table-cell table:style-name="ce58" office:value-type="string" calcext:value-type="string">
            <text:p>22 Giu</text:p>
          </table:table-cell>
          <table:table-cell table:style-name="ce70" office:value-type="time" office:time-value="PT21H00M00S" calcext:value-type="time">
            <text:p>21:00</text:p>
          </table:table-cell>
          <table:table-cell table:style-name="ce82" office:value-type="string" calcext:value-type="string">
            <text:p>Italia</text:p>
          </table:table-cell>
          <table:table-cell table:style-name="ce91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/>
          <table:table-cell table:style-name="ce113" office:value-type="string" calcext:value-type="string">
            <text:p>Rep. d'Irlanda</text:p>
          </table:table-cell>
          <table:table-cell table:style-name="ce120" office:value-type="string" calcext:value-type="string">
            <text:p>E</text:p>
          </table:table-cell>
          <table:table-cell table:style-name="ce123"/>
          <table:table-cell table:style-name="ce152" office:value-type="string" calcext:value-type="string">
            <text:p>Gruppo H</text:p>
          </table:table-cell>
          <table:table-cell table:style-name="ce188" office:value-type="string" calcext:value-type="string">
            <text:p>G</text:p>
          </table:table-cell>
          <table:table-cell table:style-name="ce188" office:value-type="string" calcext:value-type="string">
            <text:p>V</text:p>
          </table:table-cell>
          <table:table-cell table:style-name="ce188" office:value-type="string" calcext:value-type="string">
            <text:p>P</text:p>
          </table:table-cell>
          <table:table-cell table:style-name="ce188" office:value-type="string" calcext:value-type="string">
            <text:p>F</text:p>
          </table:table-cell>
          <table:table-cell table:style-name="ce188" office:value-type="string" calcext:value-type="string">
            <text:p>PC</text:p>
          </table:table-cell>
          <table:table-cell table:style-name="ce188" office:value-type="string" calcext:value-type="string">
            <text:p>PGF</text:p>
          </table:table-cell>
          <table:table-cell table:style-name="ce188" office:value-type="string" calcext:value-type="string">
            <text:p>PGS</text:p>
          </table:table-cell>
          <table:table-cell table:style-name="ce241" office:value-type="string" calcext:value-type="string">
            <text:p>DPG</text:p>
          </table:table-cell>
          <table:table-cell table:style-name="ce244"/>
          <table:table-cell table:style-name="ce248"/>
          <table:table-cell table:style-name="ce123"/>
          <table:table-cell table:style-name="ce271"/>
          <table:table-cell table:style-name="ce123" table:number-columns-repeated="29"/>
          <table:table-cell table:style-name="ce249" table:number-columns-repeated="49"/>
          <table:table-cell table:style-name="ce330" office:value-type="string" calcext:value-type="string">
            <text:p>Austria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0.9997" calcext:value-type="float">
            <text:p>1</text:p>
          </table:table-cell>
          <table:table-cell table:style-name="ce341"/>
          <table:table-cell table:style-name="ce249" table:number-columns-repeated="2"/>
        </table:table-row>
        <table:table-row table:style-name="ro6">
          <table:table-cell table:style-name="ce59" office:value-type="string" calcext:value-type="string">
            <text:p>Mer</text:p>
          </table:table-cell>
          <table:table-cell table:style-name="ce66" office:value-type="string" calcext:value-type="string">
            <text:p>22 Giu</text:p>
          </table:table-cell>
          <table:table-cell table:style-name="ce71" office:value-type="time" office:time-value="PT21H00M00S" calcext:value-type="time">
            <text:p>21:00</text:p>
          </table:table-cell>
          <table:table-cell table:style-name="ce83" office:value-type="string" calcext:value-type="string">
            <text:p>Svezia</text:p>
          </table:table-cell>
          <table:table-cell table:style-name="ce93"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5"/>
          <table:table-cell table:style-name="ce114" office:value-type="string" calcext:value-type="string">
            <text:p>Belgio</text:p>
          </table:table-cell>
          <table:table-cell table:style-name="ce121" office:value-type="string" calcext:value-type="string">
            <text:p>E</text:p>
          </table:table-cell>
          <table:table-cell table:style-name="ce123"/>
          <table:table-cell table:style-name="ce148" office:value-type="string" calcext:value-type="string">
            <text:p>Ungheria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6" calcext:value-type="float">
            <text:p>6</text:p>
          </table:table-cell>
          <table:table-cell table:style-name="ce183" table:number-columns-repeated="2"/>
          <table:table-cell table:style-name="ce183" office:value-type="float" office:value="5" calcext:value-type="float">
            <text:p>5</text:p>
          </table:table-cell>
          <table:table-cell table:style-name="ce244"/>
          <table:table-cell table:style-name="ce248"/>
          <table:table-cell table:style-name="ce123"/>
          <table:table-cell table:style-name="ce271"/>
          <table:table-cell table:style-name="ce123" table:number-columns-repeated="29"/>
          <table:table-cell table:style-name="ce249" table:number-columns-repeated="49"/>
          <table:table-cell table:style-name="ce330" office:value-type="string" calcext:value-type="string">
            <text:p>Germania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style-name="ce341"/>
          <table:table-cell table:style-name="ce341" office:value-type="float" office:value="7.0003" calcext:value-type="float">
            <text:p>7</text:p>
          </table:table-cell>
          <table:table-cell table:style-name="ce341"/>
          <table:table-cell table:style-name="ce249" table:number-columns-repeated="2"/>
        </table:table-row>
        <table:table-row table:style-name="ro6">
          <table:table-cell table:style-name="ce60" table:number-columns-repeated="2"/>
          <table:table-cell table:style-name="ce72"/>
          <table:table-cell table:style-name="ce84" table:number-columns-repeated="5"/>
          <table:table-cell table:style-name="ce115"/>
          <table:table-cell table:style-name="ce122"/>
          <table:table-cell table:style-name="ce123"/>
          <table:table-cell table:style-name="ce149" office:value-type="string" calcext:value-type="string">
            <text:p>Islanda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number-columns-repeated="2"/>
          <table:table-cell table:style-name="ce184" office:value-type="float" office:value="5" calcext:value-type="float">
            <text:p>5</text:p>
          </table:table-cell>
          <table:table-cell table:style-name="ce244"/>
          <table:table-cell table:style-name="ce249"/>
          <table:table-cell table:style-name="ce123"/>
          <table:table-cell table:style-name="ce271"/>
          <table:table-cell table:style-name="ce123" table:number-columns-repeated="29"/>
          <table:table-cell table:style-name="ce249" table:number-columns-repeated="49"/>
          <table:table-cell table:style-name="ce338" table:number-columns-repeated="2"/>
          <table:table-cell table:style-name="ce342" table:number-columns-repeated="8"/>
          <table:table-cell table:style-name="ce249" table:number-columns-repeated="2"/>
        </table:table-row>
        <table:table-row table:style-name="ro6">
          <table:table-cell table:style-name="ce61" table:number-columns-repeated="2"/>
          <table:table-cell table:style-name="ce73"/>
          <table:table-cell table:style-name="ce85" table:number-columns-repeated="5"/>
          <table:table-cell table:style-name="ce116"/>
          <table:table-cell/>
          <table:table-cell table:style-name="ce123"/>
          <table:table-cell table:style-name="ce153" office:value-type="string" calcext:value-type="string">
            <text:p>Portogallo</text:p>
          </table:table-cell>
          <table:table-cell table:style-name="ce189" office:value-type="float" office:value="3" calcext:value-type="float">
            <text:p>3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4" calcext:value-type="float">
            <text:p>4</text:p>
          </table:table-cell>
          <table:table-cell table:style-name="ce209" table:number-columns-repeated="2"/>
          <table:table-cell table:style-name="ce209" office:value-type="float" office:value="3" calcext:value-type="float">
            <text:p>3</text:p>
          </table:table-cell>
          <table:table-cell table:style-name="ce244"/>
          <table:table-cell/>
          <table:table-cell table:style-name="ce123"/>
          <table:table-cell table:style-name="ce271"/>
          <table:table-cell table:style-name="ce123" table:number-columns-repeated="6"/>
          <table:table-cell table:style-name="ce124" table:number-columns-repeated="23"/>
          <table:table-cell table:number-columns-repeated="49"/>
          <table:table-cell table:style-name="ce155"/>
          <table:table-cell table:number-columns-repeated="11"/>
        </table:table-row>
        <table:table-row table:style-name="ro6">
          <table:table-cell table:style-name="ce61" table:number-columns-repeated="2"/>
          <table:table-cell table:style-name="ce73"/>
          <table:table-cell table:style-name="ce85" table:number-columns-repeated="5"/>
          <table:table-cell table:style-name="ce116"/>
          <table:table-cell/>
          <table:table-cell table:style-name="ce123"/>
          <table:table-cell table:style-name="ce154" office:value-type="string" calcext:value-type="string">
            <text:p>Austria</text:p>
          </table:table-cell>
          <table:table-cell table:style-name="ce190" office:value-type="float" office:value="3" calcext:value-type="float">
            <text:p>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45"/>
          <table:table-cell/>
          <table:table-cell table:style-name="ce123"/>
          <table:table-cell table:style-name="ce271"/>
          <table:table-cell table:style-name="ce123" table:number-columns-repeated="6"/>
          <table:table-cell table:style-name="ce124" table:number-columns-repeated="23"/>
          <table:table-cell table:number-columns-repeated="49"/>
          <table:table-cell table:style-name="ce155"/>
          <table:table-cell table:number-columns-repeated="11"/>
        </table:table-row>
        <table:table-row table:style-name="ro6" table:number-rows-repeated="2">
          <table:table-cell table:style-name="ce61" table:number-columns-repeated="2"/>
          <table:table-cell table:style-name="ce73"/>
          <table:table-cell table:style-name="ce85" table:number-columns-repeated="5"/>
          <table:table-cell table:style-name="ce116"/>
          <table:table-cell/>
          <table:table-cell table:style-name="ce123"/>
          <table:table-cell table:style-name="ce155"/>
          <table:table-cell table:number-columns-repeated="10"/>
          <table:table-cell table:style-name="ce123"/>
          <table:table-cell table:style-name="ce271"/>
          <table:table-cell table:style-name="ce123" table:number-columns-repeated="6"/>
          <table:table-cell table:style-name="ce124" table:number-columns-repeated="23"/>
          <table:table-cell table:number-columns-repeated="49"/>
          <table:table-cell table:style-name="ce155"/>
          <table:table-cell table:number-columns-repeated="11"/>
        </table:table-row>
        <table:table-row table:style-name="ro6">
          <table:table-cell table:style-name="ce61" table:number-columns-repeated="2"/>
          <table:table-cell table:style-name="ce73"/>
          <table:table-cell table:style-name="ce85" table:number-columns-repeated="5"/>
          <table:table-cell table:style-name="ce116"/>
          <table:table-cell/>
          <table:table-cell table:style-name="ce123"/>
          <table:table-cell table:style-name="ce155"/>
          <table:table-cell table:number-columns-repeated="10"/>
          <table:table-cell table:style-name="ce124"/>
          <table:table-cell table:style-name="ce271"/>
          <table:table-cell table:style-name="ce124" table:number-columns-repeated="29"/>
          <table:table-cell table:number-columns-repeated="49"/>
          <table:table-cell table:style-name="ce155"/>
          <table:table-cell table:number-columns-repeated="11"/>
        </table:table-row>
        <table:table-row table:style-name="ro6" table:number-rows-repeated="3">
          <table:table-cell table:number-columns-repeated="10"/>
          <table:table-cell table:style-name="ce124"/>
          <table:table-cell table:number-columns-repeated="11"/>
          <table:table-cell table:style-name="ce124"/>
          <table:table-cell table:style-name="ce100"/>
          <table:table-cell table:style-name="ce124" table:number-columns-repeated="29"/>
          <table:table-cell table:number-columns-repeated="61"/>
        </table:table-row>
        <table:table-row table:style-name="ro1" table:number-rows-repeated="855">
          <table:table-cell table:number-columns-repeated="10"/>
          <table:table-cell table:style-name="ce124"/>
          <table:table-cell table:number-columns-repeated="11"/>
          <table:table-cell table:style-name="ce124"/>
          <table:table-cell table:style-name="ce100"/>
          <table:table-cell table:style-name="ce124" table:number-columns-repeated="29"/>
          <table:table-cell table:number-columns-repeated="61"/>
        </table:table-row>
        <table:table-row table:style-name="ro1" table:number-rows-repeated="1047671">
          <table:table-cell table:number-columns-repeated="114"/>
        </table:table-row>
        <table:table-row table:style-name="ro1">
          <table:table-cell table:number-columns-repeated="114"/>
        </table:table-row>
        <calcext:conditional-formats>
          <calcext:conditional-format calcext:target-range-address="'Calendario e Tabellone'.AO26:'Calendario e Tabellone'.BA26">
            <calcext:condition calcext:apply-style-name="ConditionalStyle_228" calcext:value="formula-is(IF(#REF!=#REF!;1;IF(#REF!=#REF!;1;0)))" calcext:base-cell-address="'Calendario e Tabellone'.AO26"/>
          </calcext:conditional-format>
          <calcext:conditional-format calcext:target-range-address="'Calendario e Tabellone'.E5:'Calendario e Tabellone'.E6 'Calendario e Tabellone'.D41:'Calendario e Tabellone'.H46 'Calendario e Tabellone'.D6:'Calendario e Tabellone'.E10 'Calendario e Tabellone'.D11:'Calendario e Tabellone'.D12 'Calendario e Tabellone'.E11:'Calendario e Tabellone'.E13 'Calendario e Tabellone'.D14:'Calendario e Tabellone'.E41">
            <calcext:condition calcext:apply-style-name="ConditionalStyle_227" calcext:value="formula-is(IF(#REF!=CONCATENATE([.$D4];&quot;_win&quot;);1;0))" calcext:base-cell-address="'Calendario e Tabellone'.D5"/>
          </calcext:conditional-format>
          <calcext:conditional-format calcext:target-range-address="'Calendario e Tabellone'.D5:'Calendario e Tabellone'.D6 'Calendario e Tabellone'.D13:'Calendario e Tabellone'.D13 'Calendario e Tabellone'.I24:'Calendario e Tabellone'.I35 'Calendario e Tabellone'.I5:'Calendario e Tabellone'.I22 'Calendario e Tabellone'.I37:'Calendario e Tabellone'.I46">
            <calcext:condition calcext:apply-style-name="ConditionalStyle_226" calcext:value="formula-is(IF(#REF!=CONCATENATE([.$I5];&quot;_win&quot;);1;0))" calcext:base-cell-address="'Calendario e Tabellone'.D5"/>
          </calcext:conditional-format>
          <calcext:conditional-format calcext:target-range-address="'Calendario e Tabellone'.I23:'Calendario e Tabellone'.I23">
            <calcext:condition calcext:apply-style-name="ConditionalStyle_224" calcext:value="formula-is(IF(#REF!=CONCATENATE([.$I23];&quot;_win&quot;);1;0))" calcext:base-cell-address="'Calendario e Tabellone'.I23"/>
          </calcext:conditional-format>
          <calcext:conditional-format calcext:target-range-address="'Calendario e Tabellone'.L24:'Calendario e Tabellone'.L24 'Calendario e Tabellone'.N24:'Calendario e Tabellone'.T24">
            <calcext:condition calcext:apply-style-name="ConditionalStyle_223" calcext:value="formula-is(IF(#REF!=#REF!;1;IF(#REF!=#REF!;1;0)))" calcext:base-cell-address="'Calendario e Tabellone'.L24"/>
          </calcext:conditional-format>
          <calcext:conditional-format calcext:target-range-address="'Calendario e Tabellone'.CY41:'Calendario e Tabellone'.DH41">
            <calcext:condition calcext:apply-style-name="ConditionalStyle_222" calcext:value="formula-is(IF(#REF!=#REF!;1;IF(#REF!=#REF!;1;0)))" calcext:base-cell-address="'Calendario e Tabellone'.CY41"/>
          </calcext:conditional-format>
          <calcext:conditional-format calcext:target-range-address="'Calendario e Tabellone'.CY19:'Calendario e Tabellone'.CY19 'Calendario e Tabellone'.DA19:'Calendario e Tabellone'.DH19">
            <calcext:condition calcext:apply-style-name="ConditionalStyle_221" calcext:value="formula-is(IF(#REF!=#REF!;1;IF(#REF!=#REF!;1;0)))" calcext:base-cell-address="'Calendario e Tabellone'.CY19"/>
          </calcext:conditional-format>
          <calcext:conditional-format calcext:target-range-address="'Calendario e Tabellone'.CY24:'Calendario e Tabellone'.CY24 'Calendario e Tabellone'.DA24:'Calendario e Tabellone'.DH24">
            <calcext:condition calcext:apply-style-name="ConditionalStyle_220" calcext:value="formula-is(IF(#REF!=#REF!;1;IF(#REF!=#REF!;1;0)))" calcext:base-cell-address="'Calendario e Tabellone'.CY24"/>
          </calcext:conditional-format>
          <calcext:conditional-format calcext:target-range-address="'Calendario e Tabellone'.X12:'Calendario e Tabellone'.X12">
            <calcext:condition calcext:apply-style-name="ConditionalStyle_219" calcext:value="formula-is(IF([.$AX12]=#REF!;1;0))" calcext:base-cell-address="'Calendario e Tabellone'.X12"/>
            <calcext:condition calcext:apply-style-name="ConditionalStyle_218" calcext:value="formula-is(IF([.$AX11]=#REF!;1;0))" calcext:base-cell-address="'Calendario e Tabellone'.X12"/>
          </calcext:conditional-format>
          <calcext:conditional-format calcext:target-range-address="'Calendario e Tabellone'.X32:'Calendario e Tabellone'.X32">
            <calcext:condition calcext:apply-style-name="ConditionalStyle_217" calcext:value="formula-is(IF([.$AX32]=#REF!;1;0))" calcext:base-cell-address="'Calendario e Tabellone'.X32"/>
            <calcext:condition calcext:apply-style-name="ConditionalStyle_216" calcext:value="formula-is(IF([.$AX31]=#REF!;1;0))" calcext:base-cell-address="'Calendario e Tabellone'.X32"/>
          </calcext:conditional-format>
          <calcext:conditional-format calcext:target-range-address="'Calendario e Tabellone'.X24:'Calendario e Tabellone'.X24">
            <calcext:condition calcext:apply-style-name="ConditionalStyle_215" calcext:value="formula-is(IF([.$AX24]=#REF!;1;0))" calcext:base-cell-address="'Calendario e Tabellone'.X24"/>
            <calcext:condition calcext:apply-style-name="ConditionalStyle_214" calcext:value="formula-is(IF([.$AX23]=#REF!;1;0))" calcext:base-cell-address="'Calendario e Tabellone'.X24"/>
          </calcext:conditional-format>
          <calcext:conditional-format calcext:target-range-address="'Calendario e Tabellone'.X15:'Calendario e Tabellone'.X15 'Calendario e Tabellone'.X11:'Calendario e Tabellone'.X11 'Calendario e Tabellone'.X23:'Calendario e Tabellone'.X23 'Calendario e Tabellone'.X31:'Calendario e Tabellone'.X31 'Calendario e Tabellone'.X27:'Calendario e Tabellone'.X28 'Calendario e Tabellone'.X19:'Calendario e Tabellone'.X19">
            <calcext:condition calcext:apply-style-name="ConditionalStyle_213" calcext:value="formula-is(IF([.$AX11]=#REF!;1;0))" calcext:base-cell-address="'Calendario e Tabellone'.X11"/>
            <calcext:condition calcext:apply-style-name="ConditionalStyle_212" calcext:value="formula-is(IF([.$AX12]=#REF!;1;0))" calcext:base-cell-address="'Calendario e Tabellone'.X11"/>
          </calcext:conditional-format>
          <calcext:conditional-format calcext:target-range-address="'Calendario e Tabellone'.X16:'Calendario e Tabellone'.X16">
            <calcext:condition calcext:apply-style-name="ConditionalStyle_211" calcext:value="formula-is(IF([.$AX16]=#REF!;1;0))" calcext:base-cell-address="'Calendario e Tabellone'.X16"/>
            <calcext:condition calcext:apply-style-name="ConditionalStyle_210" calcext:value="formula-is(IF([.$AX15]=#REF!;1;0))" calcext:base-cell-address="'Calendario e Tabellone'.X16"/>
          </calcext:conditional-format>
          <calcext:conditional-format calcext:target-range-address="'Calendario e Tabellone'.A4:'Calendario e Tabellone'.A4 'Calendario e Tabellone'.C4:'Calendario e Tabellone'.F4 'Calendario e Tabellone'.H4:'Calendario e Tabellone'.J4">
            <calcext:condition calcext:apply-style-name="ConditionalStyle_209" calcext:value="formula-is([.$Q$5]=&quot;Black and White&quot;)" calcext:base-cell-address="'Calendario e Tabellone'.A4"/>
          </calcext:conditional-format>
          <calcext:conditional-format calcext:target-range-address="'Calendario e Tabellone'.L9:'Calendario e Tabellone'.T9 'Calendario e Tabellone'.L19:'Calendario e Tabellone'.T19 'Calendario e Tabellone'.L14:'Calendario e Tabellone'.T14">
            <calcext:condition calcext:apply-style-name="ConditionalStyle_208" calcext:value="formula-is([.$Q$5]=&quot;Black and White&quot;)" calcext:base-cell-address="'Calendario e Tabellone'.L9"/>
          </calcext:conditional-format>
          <calcext:conditional-format calcext:target-range-address="'Calendario e Tabellone'.L4:'Calendario e Tabellone'.T4">
            <calcext:condition calcext:apply-style-name="ConditionalStyle_206" calcext:value="formula-is([.$Q$5]=&quot;Black and White&quot;)" calcext:base-cell-address="'Calendario e Tabellone'.L4"/>
          </calcext:conditional-format>
          <calcext:conditional-format calcext:target-range-address="'Calendario e Tabellone'.A1:'Calendario e Tabellone'.A1">
            <calcext:condition calcext:apply-style-name="ConditionalStyle_204" calcext:value="formula-is([.$Q$5]=&quot;Black and White&quot;)" calcext:base-cell-address="'Calendario e Tabellone'.A1"/>
          </calcext:conditional-format>
          <calcext:conditional-format calcext:target-range-address="'Calendario e Tabellone'.D7:'Calendario e Tabellone'.D10">
            <calcext:condition calcext:apply-style-name="ConditionalStyle_203" calcext:value="formula-is(IF(#REF!=CONCATENATE([.$I7];&quot;_win&quot;);1;0))" calcext:base-cell-address="'Calendario e Tabellone'.D7"/>
          </calcext:conditional-format>
          <calcext:conditional-format calcext:target-range-address="'Calendario e Tabellone'.Y7:'Calendario e Tabellone'.Y7 'Calendario e Tabellone'.Y11:'Calendario e Tabellone'.Y11 'Calendario e Tabellone'.Y31:'Calendario e Tabellone'.Y31 'Calendario e Tabellone'.Y35:'Calendario e Tabellone'.Y35 'Calendario e Tabellone'.Y23:'Calendario e Tabellone'.Y23 'Calendario e Tabellone'.Y27:'Calendario e Tabellone'.Y27 'Calendario e Tabellone'.Y15:'Calendario e Tabellone'.Y15 'Calendario e Tabellone'.Y19:'Calendario e Tabellone'.Y19">
            <calcext:condition calcext:apply-style-name="ConditionalStyle_202" calcext:value="formula-is(IF(AND(#REF!&gt;#REF!;ISNUMBER(#REF!);ISNUMBER(#REF!));1;0))" calcext:base-cell-address="'Calendario e Tabellone'.Y7"/>
          </calcext:conditional-format>
          <calcext:conditional-format calcext:target-range-address="'Calendario e Tabellone'.Y8:'Calendario e Tabellone'.Y8 'Calendario e Tabellone'.Y12:'Calendario e Tabellone'.Y12 'Calendario e Tabellone'.Y32:'Calendario e Tabellone'.Y32 'Calendario e Tabellone'.Y36:'Calendario e Tabellone'.Y36 'Calendario e Tabellone'.Y24:'Calendario e Tabellone'.Y24 'Calendario e Tabellone'.Y28:'Calendario e Tabellone'.Y28 'Calendario e Tabellone'.Y16:'Calendario e Tabellone'.Y16 'Calendario e Tabellone'.Y20:'Calendario e Tabellone'.Y20">
            <calcext:condition calcext:apply-style-name="ConditionalStyle_201" calcext:value="formula-is(IF(AND(#REF!&lt;#REF!;ISNUMBER(#REF!);ISNUMBER(#REF!));1;0))" calcext:base-cell-address="'Calendario e Tabellone'.Y8"/>
          </calcext:conditional-format>
          <calcext:conditional-format calcext:target-range-address="'Calendario e Tabellone'.X7:'Calendario e Tabellone'.X7">
            <calcext:condition calcext:apply-style-name="ConditionalStyle_200" calcext:value="formula-is([.$Q$5]=&quot;Black and White&quot;)" calcext:base-cell-address="'Calendario e Tabellone'.X7"/>
          </calcext:conditional-format>
          <calcext:conditional-format calcext:target-range-address="'Calendario e Tabellone'.X8:'Calendario e Tabellone'.X8">
            <calcext:condition calcext:apply-style-name="ConditionalStyle_199" calcext:value="formula-is([.$Q$5]=&quot;Black and White&quot;)" calcext:base-cell-address="'Calendario e Tabellone'.X8"/>
          </calcext:conditional-format>
          <calcext:conditional-format calcext:target-range-address="'Calendario e Tabellone'.X20:'Calendario e Tabellone'.X20">
            <calcext:condition calcext:apply-style-name="ConditionalStyle_198" calcext:value="formula-is(IF([.$AX20]=#REF!;1;0))" calcext:base-cell-address="'Calendario e Tabellone'.X20"/>
            <calcext:condition calcext:apply-style-name="ConditionalStyle_197" calcext:value="formula-is(IF([.$AX19]=#REF!;1;0))" calcext:base-cell-address="'Calendario e Tabellone'.X20"/>
          </calcext:conditional-format>
          <calcext:conditional-format calcext:target-range-address="'Calendario e Tabellone'.X35:'Calendario e Tabellone'.X35">
            <calcext:condition calcext:apply-style-name="ConditionalStyle_196" calcext:value="formula-is(IF([.$AX35]=#REF!;1;0))" calcext:base-cell-address="'Calendario e Tabellone'.X35"/>
            <calcext:condition calcext:apply-style-name="ConditionalStyle_195" calcext:value="formula-is(IF([.$AX36]=#REF!;1;0))" calcext:base-cell-address="'Calendario e Tabellone'.X35"/>
          </calcext:conditional-format>
          <calcext:conditional-format calcext:target-range-address="'Calendario e Tabellone'.X36:'Calendario e Tabellone'.X36">
            <calcext:condition calcext:apply-style-name="ConditionalStyle_194" calcext:value="formula-is(IF([.$AX36]=#REF!;1;0))" calcext:base-cell-address="'Calendario e Tabellone'.X36"/>
            <calcext:condition calcext:apply-style-name="ConditionalStyle_193" calcext:value="formula-is(IF([.$AX35]=#REF!;1;0))" calcext:base-cell-address="'Calendario e Tabellone'.X36"/>
          </calcext:conditional-format>
          <calcext:conditional-format calcext:target-range-address="'Calendario e Tabellone'.L25:'Calendario e Tabellone'.T25">
            <calcext:condition calcext:apply-style-name="ConditionalStyle_192" calcext:value="formula-is([.$Q$5]=&quot;Black and White&quot;)" calcext:base-cell-address="'Calendario e Tabellone'.L25"/>
          </calcext:conditional-format>
          <calcext:conditional-format calcext:target-range-address="'Calendario e Tabellone'.L34:'Calendario e Tabellone'.L34">
            <calcext:condition calcext:apply-style-name="ConditionalStyle_191" calcext:value="formula-is([.$Q$5]=&quot;Black and White&quot;)" calcext:base-cell-address="'Calendario e Tabellone'.L34"/>
          </calcext:conditional-format>
          <calcext:conditional-format calcext:target-range-address="'Calendario e Tabellone'.M34:'Calendario e Tabellone'.M34">
            <calcext:condition calcext:apply-style-name="ConditionalStyle_190" calcext:value="formula-is([.$Q$5]=&quot;Black and White&quot;)" calcext:base-cell-address="'Calendario e Tabellone'.M34"/>
          </calcext:conditional-format>
          <calcext:conditional-format calcext:target-range-address="'Calendario e Tabellone'.N34:'Calendario e Tabellone'.T34">
            <calcext:condition calcext:apply-style-name="ConditionalStyle_189" calcext:value="formula-is([.$Q$5]=&quot;Black and White&quot;)" calcext:base-cell-address="'Calendario e Tabellone'.N34"/>
          </calcext:conditional-format>
          <calcext:conditional-format calcext:target-range-address="'Calendario e Tabellone'.I36:'Calendario e Tabellone'.I36">
            <calcext:condition calcext:apply-style-name="ConditionalStyle_186" calcext:value="formula-is(IF(#REF!=CONCATENATE([.$D36];&quot;_win&quot;);1;0))" calcext:base-cell-address="'Calendario e Tabellone'.I36"/>
          </calcext:conditional-format>
          <calcext:conditional-format calcext:target-range-address="'Calendario e Tabellone'.L27:'Calendario e Tabellone'.L28">
            <calcext:condition calcext:apply-style-name="ConditionalStyle_135" calcext:value="formula-is([.$Q$5]=&quot;Black and White&quot;)" calcext:base-cell-address="'Calendario e Tabellone'.L27"/>
          </calcext:conditional-format>
          <calcext:conditional-format calcext:target-range-address="'Calendario e Tabellone'.L26:'Calendario e Tabellone'.L26">
            <calcext:condition calcext:apply-style-name="ConditionalStyle_134" calcext:value="formula-is([.$Q$5]=&quot;Black and White&quot;)" calcext:base-cell-address="'Calendario e Tabellone'.L26"/>
          </calcext:conditional-format>
          <calcext:conditional-format calcext:target-range-address="'Calendario e Tabellone'.N27:'Calendario e Tabellone'.N27">
            <calcext:condition calcext:apply-style-name="ConditionalStyle_133" calcext:value="formula-is([.$Q$5]=&quot;Black and White&quot;)" calcext:base-cell-address="'Calendario e Tabellone'.N27"/>
          </calcext:conditional-format>
          <calcext:conditional-format calcext:target-range-address="'Calendario e Tabellone'.N28:'Calendario e Tabellone'.N28">
            <calcext:condition calcext:apply-style-name="ConditionalStyle_132" calcext:value="formula-is([.$Q$5]=&quot;Black and White&quot;)" calcext:base-cell-address="'Calendario e Tabellone'.N28"/>
          </calcext:conditional-format>
          <calcext:conditional-format calcext:target-range-address="'Calendario e Tabellone'.O27:'Calendario e Tabellone'.O28">
            <calcext:condition calcext:apply-style-name="ConditionalStyle_131" calcext:value="formula-is([.$Q$5]=&quot;Black and White&quot;)" calcext:base-cell-address="'Calendario e Tabellone'.O27"/>
          </calcext:conditional-format>
          <calcext:conditional-format calcext:target-range-address="'Calendario e Tabellone'.P27:'Calendario e Tabellone'.T28">
            <calcext:condition calcext:apply-style-name="ConditionalStyle_130" calcext:value="formula-is([.$Q$5]=&quot;Black and White&quot;)" calcext:base-cell-address="'Calendario e Tabellone'.P27"/>
          </calcext:conditional-format>
          <calcext:conditional-format calcext:target-range-address="'Calendario e Tabellone'.N26:'Calendario e Tabellone'.T26">
            <calcext:condition calcext:apply-style-name="ConditionalStyle_129" calcext:value="formula-is([.$Q$5]=&quot;Black and White&quot;)" calcext:base-cell-address="'Calendario e Tabellone'.N26"/>
          </calcext:conditional-format>
          <calcext:conditional-format calcext:target-range-address="'Calendario e Tabellone'.AD9:'Calendario e Tabellone'.AD9">
            <calcext:condition calcext:apply-style-name="ConditionalStyle_128" calcext:value="formula-is(IF(AND(#REF!&gt;#REF!;ISNUMBER(#REF!);ISNUMBER(#REF!));1;0))" calcext:base-cell-address="'Calendario e Tabellone'.AD9"/>
          </calcext:conditional-format>
          <calcext:conditional-format calcext:target-range-address="'Calendario e Tabellone'.AD10:'Calendario e Tabellone'.AD10">
            <calcext:condition calcext:apply-style-name="ConditionalStyle_127" calcext:value="formula-is(IF(AND(#REF!&lt;#REF!;ISNUMBER(#REF!);ISNUMBER(#REF!));1;0))" calcext:base-cell-address="'Calendario e Tabellone'.AD10"/>
          </calcext:conditional-format>
          <calcext:conditional-format calcext:target-range-address="'Calendario e Tabellone'.AD17:'Calendario e Tabellone'.AD17">
            <calcext:condition calcext:apply-style-name="ConditionalStyle_126" calcext:value="formula-is(IF(AND(#REF!&gt;#REF!;ISNUMBER(#REF!);ISNUMBER(#REF!));1;0))" calcext:base-cell-address="'Calendario e Tabellone'.AD17"/>
          </calcext:conditional-format>
          <calcext:conditional-format calcext:target-range-address="'Calendario e Tabellone'.AD18:'Calendario e Tabellone'.AD18">
            <calcext:condition calcext:apply-style-name="ConditionalStyle_125" calcext:value="formula-is(IF(AND(#REF!&lt;#REF!;ISNUMBER(#REF!);ISNUMBER(#REF!));1;0))" calcext:base-cell-address="'Calendario e Tabellone'.AD18"/>
          </calcext:conditional-format>
          <calcext:conditional-format calcext:target-range-address="'Calendario e Tabellone'.AD25:'Calendario e Tabellone'.AD25">
            <calcext:condition calcext:apply-style-name="ConditionalStyle_124" calcext:value="formula-is(IF(AND(#REF!&gt;#REF!;ISNUMBER(#REF!);ISNUMBER(#REF!));1;0))" calcext:base-cell-address="'Calendario e Tabellone'.AD25"/>
          </calcext:conditional-format>
          <calcext:conditional-format calcext:target-range-address="'Calendario e Tabellone'.AD26:'Calendario e Tabellone'.AD26">
            <calcext:condition calcext:apply-style-name="ConditionalStyle_123" calcext:value="formula-is(IF(AND(#REF!&lt;#REF!;ISNUMBER(#REF!);ISNUMBER(#REF!));1;0))" calcext:base-cell-address="'Calendario e Tabellone'.AD26"/>
          </calcext:conditional-format>
          <calcext:conditional-format calcext:target-range-address="'Calendario e Tabellone'.AD33:'Calendario e Tabellone'.AD33">
            <calcext:condition calcext:apply-style-name="ConditionalStyle_122" calcext:value="formula-is(IF(AND(#REF!&gt;#REF!;ISNUMBER(#REF!);ISNUMBER(#REF!));1;0))" calcext:base-cell-address="'Calendario e Tabellone'.AD33"/>
          </calcext:conditional-format>
          <calcext:conditional-format calcext:target-range-address="'Calendario e Tabellone'.AD34:'Calendario e Tabellone'.AD34">
            <calcext:condition calcext:apply-style-name="ConditionalStyle_121" calcext:value="formula-is(IF(AND(#REF!&lt;#REF!;ISNUMBER(#REF!);ISNUMBER(#REF!));1;0))" calcext:base-cell-address="'Calendario e Tabellone'.AD34"/>
          </calcext:conditional-format>
          <calcext:conditional-format calcext:target-range-address="'Calendario e Tabellone'.AI13:'Calendario e Tabellone'.AI13">
            <calcext:condition calcext:apply-style-name="ConditionalStyle_120" calcext:value="formula-is(IF(AND(#REF!&gt;#REF!;ISNUMBER(#REF!);ISNUMBER(#REF!));1;0))" calcext:base-cell-address="'Calendario e Tabellone'.AI13"/>
          </calcext:conditional-format>
          <calcext:conditional-format calcext:target-range-address="'Calendario e Tabellone'.AI14:'Calendario e Tabellone'.AI14">
            <calcext:condition calcext:apply-style-name="ConditionalStyle_119" calcext:value="formula-is(IF(AND(#REF!&lt;#REF!;ISNUMBER(#REF!);ISNUMBER(#REF!));1;0))" calcext:base-cell-address="'Calendario e Tabellone'.AI14"/>
          </calcext:conditional-format>
          <calcext:conditional-format calcext:target-range-address="'Calendario e Tabellone'.AI29:'Calendario e Tabellone'.AI29">
            <calcext:condition calcext:apply-style-name="ConditionalStyle_118" calcext:value="formula-is(IF(AND(#REF!&gt;#REF!;ISNUMBER(#REF!);ISNUMBER(#REF!));1;0))" calcext:base-cell-address="'Calendario e Tabellone'.AI29"/>
          </calcext:conditional-format>
          <calcext:conditional-format calcext:target-range-address="'Calendario e Tabellone'.AI30:'Calendario e Tabellone'.AI30">
            <calcext:condition calcext:apply-style-name="ConditionalStyle_117" calcext:value="formula-is(IF(AND(#REF!&lt;#REF!;ISNUMBER(#REF!);ISNUMBER(#REF!));1;0))" calcext:base-cell-address="'Calendario e Tabellone'.AI30"/>
          </calcext:conditional-format>
          <calcext:conditional-format calcext:target-range-address="'Calendario e Tabellone'.AN20:'Calendario e Tabellone'.AN20">
            <calcext:condition calcext:apply-style-name="ConditionalStyle_116" calcext:value="formula-is(IF(AND(#REF!&gt;#REF!;ISNUMBER(#REF!);ISNUMBER(#REF!));1;0))" calcext:base-cell-address="'Calendario e Tabellone'.AN20"/>
          </calcext:conditional-format>
          <calcext:conditional-format calcext:target-range-address="'Calendario e Tabellone'.AN21:'Calendario e Tabellone'.AN21">
            <calcext:condition calcext:apply-style-name="ConditionalStyle_115" calcext:value="formula-is(IF(AND(#REF!&lt;#REF!;ISNUMBER(#REF!);ISNUMBER(#REF!));1;0))" calcext:base-cell-address="'Calendario e Tabellone'.AN21"/>
          </calcext:conditional-format>
          <calcext:conditional-format calcext:target-range-address="'Calendario e Tabellone'.AC9:'Calendario e Tabellone'.AC9">
            <calcext:condition calcext:apply-style-name="ConditionalStyle_114" calcext:value="formula-is([.$Q$5]=&quot;Black and White&quot;)" calcext:base-cell-address="'Calendario e Tabellone'.AC9"/>
          </calcext:conditional-format>
          <calcext:conditional-format calcext:target-range-address="'Calendario e Tabellone'.AC10:'Calendario e Tabellone'.AC10">
            <calcext:condition calcext:apply-style-name="ConditionalStyle_113" calcext:value="formula-is([.$Q$5]=&quot;Black and White&quot;)" calcext:base-cell-address="'Calendario e Tabellone'.AC10"/>
          </calcext:conditional-format>
          <calcext:conditional-format calcext:target-range-address="'Calendario e Tabellone'.AC17:'Calendario e Tabellone'.AC17">
            <calcext:condition calcext:apply-style-name="ConditionalStyle_112" calcext:value="formula-is([.$Q$5]=&quot;Black and White&quot;)" calcext:base-cell-address="'Calendario e Tabellone'.AC17"/>
          </calcext:conditional-format>
          <calcext:conditional-format calcext:target-range-address="'Calendario e Tabellone'.AC18:'Calendario e Tabellone'.AC18">
            <calcext:condition calcext:apply-style-name="ConditionalStyle_111" calcext:value="formula-is([.$Q$5]=&quot;Black and White&quot;)" calcext:base-cell-address="'Calendario e Tabellone'.AC18"/>
          </calcext:conditional-format>
          <calcext:conditional-format calcext:target-range-address="'Calendario e Tabellone'.AC25:'Calendario e Tabellone'.AC25">
            <calcext:condition calcext:apply-style-name="ConditionalStyle_110" calcext:value="formula-is([.$Q$5]=&quot;Black and White&quot;)" calcext:base-cell-address="'Calendario e Tabellone'.AC25"/>
          </calcext:conditional-format>
          <calcext:conditional-format calcext:target-range-address="'Calendario e Tabellone'.AC26:'Calendario e Tabellone'.AC26">
            <calcext:condition calcext:apply-style-name="ConditionalStyle_109" calcext:value="formula-is([.$Q$5]=&quot;Black and White&quot;)" calcext:base-cell-address="'Calendario e Tabellone'.AC26"/>
          </calcext:conditional-format>
          <calcext:conditional-format calcext:target-range-address="'Calendario e Tabellone'.AC33:'Calendario e Tabellone'.AC33">
            <calcext:condition calcext:apply-style-name="ConditionalStyle_108" calcext:value="formula-is([.$Q$5]=&quot;Black and White&quot;)" calcext:base-cell-address="'Calendario e Tabellone'.AC33"/>
          </calcext:conditional-format>
          <calcext:conditional-format calcext:target-range-address="'Calendario e Tabellone'.AC34:'Calendario e Tabellone'.AC34">
            <calcext:condition calcext:apply-style-name="ConditionalStyle_107" calcext:value="formula-is([.$Q$5]=&quot;Black and White&quot;)" calcext:base-cell-address="'Calendario e Tabellone'.AC34"/>
          </calcext:conditional-format>
          <calcext:conditional-format calcext:target-range-address="'Calendario e Tabellone'.AH13:'Calendario e Tabellone'.AH13">
            <calcext:condition calcext:apply-style-name="ConditionalStyle_106" calcext:value="formula-is([.$Q$5]=&quot;Black and White&quot;)" calcext:base-cell-address="'Calendario e Tabellone'.AH13"/>
          </calcext:conditional-format>
          <calcext:conditional-format calcext:target-range-address="'Calendario e Tabellone'.AH14:'Calendario e Tabellone'.AH14">
            <calcext:condition calcext:apply-style-name="ConditionalStyle_105" calcext:value="formula-is([.$Q$5]=&quot;Black and White&quot;)" calcext:base-cell-address="'Calendario e Tabellone'.AH14"/>
          </calcext:conditional-format>
          <calcext:conditional-format calcext:target-range-address="'Calendario e Tabellone'.AH29:'Calendario e Tabellone'.AH29">
            <calcext:condition calcext:apply-style-name="ConditionalStyle_104" calcext:value="formula-is([.$Q$5]=&quot;Black and White&quot;)" calcext:base-cell-address="'Calendario e Tabellone'.AH29"/>
          </calcext:conditional-format>
          <calcext:conditional-format calcext:target-range-address="'Calendario e Tabellone'.AH30:'Calendario e Tabellone'.AH30">
            <calcext:condition calcext:apply-style-name="ConditionalStyle_103" calcext:value="formula-is([.$Q$5]=&quot;Black and White&quot;)" calcext:base-cell-address="'Calendario e Tabellone'.AH30"/>
          </calcext:conditional-format>
          <calcext:conditional-format calcext:target-range-address="'Calendario e Tabellone'.AM20:'Calendario e Tabellone'.AM20">
            <calcext:condition calcext:apply-style-name="ConditionalStyle_102" calcext:value="formula-is([.$Q$5]=&quot;Black and White&quot;)" calcext:base-cell-address="'Calendario e Tabellone'.AM20"/>
          </calcext:conditional-format>
          <calcext:conditional-format calcext:target-range-address="'Calendario e Tabellone'.AM21:'Calendario e Tabellone'.AM21">
            <calcext:condition calcext:apply-style-name="ConditionalStyle_101" calcext:value="formula-is([.$Q$5]=&quot;Black and White&quot;)" calcext:base-cell-address="'Calendario e Tabellone'.AM21"/>
          </calcext:conditional-format>
          <calcext:conditional-format calcext:target-range-address="'Calendario e Tabellone'.M28:'Calendario e Tabellone'.M28">
            <calcext:condition calcext:apply-style-name="ConditionalStyle_85" calcext:value="formula-is([.$Q$5]=&quot;Black and White&quot;)" calcext:base-cell-address="'Calendario e Tabellone'.M28"/>
          </calcext:conditional-format>
          <calcext:conditional-format calcext:target-range-address="'Calendario e Tabellone'.M27:'Calendario e Tabellone'.M27">
            <calcext:condition calcext:apply-style-name="ConditionalStyle_84" calcext:value="formula-is([.$Q$5]=&quot;Black and White&quot;)" calcext:base-cell-address="'Calendario e Tabellone'.M27"/>
          </calcext:conditional-format>
          <calcext:conditional-format calcext:target-range-address="'Calendario e Tabellone'.M30:'Calendario e Tabellone'.T30 'Calendario e Tabellone'.M35:'Calendario e Tabellone'.T35 'Calendario e Tabellone'.M40:'Calendario e Tabellone'.T40">
            <calcext:condition calcext:apply-style-name="ConditionalStyle_83" calcext:value="formula-is([.$Q$5]=&quot;Black and White&quot;)" calcext:base-cell-address="'Calendario e Tabellone'.M30"/>
          </calcext:conditional-format>
          <calcext:conditional-format calcext:target-range-address="'Calendario e Tabellone'.M33:'Calendario e Tabellone'.M33 'Calendario e Tabellone'.M38:'Calendario e Tabellone'.M38">
            <calcext:condition calcext:apply-style-name="ConditionalStyle_82" calcext:value="formula-is([.$Q$5]=&quot;Black and White&quot;)" calcext:base-cell-address="'Calendario e Tabellone'.M33"/>
          </calcext:conditional-format>
          <calcext:conditional-format calcext:target-range-address="'Calendario e Tabellone'.M32:'Calendario e Tabellone'.M32 'Calendario e Tabellone'.M37:'Calendario e Tabellone'.M37">
            <calcext:condition calcext:apply-style-name="ConditionalStyle_81" calcext:value="formula-is([.$Q$5]=&quot;Black and White&quot;)" calcext:base-cell-address="'Calendario e Tabellone'.M32"/>
          </calcext:conditional-format>
          <calcext:conditional-format calcext:target-range-address="'Calendario e Tabellone'.L35:'Calendario e Tabellone'.L35 'Calendario e Tabellone'.L40:'Calendario e Tabellone'.L40 'Calendario e Tabellone'.L30:'Calendario e Tabellone'.L30">
            <calcext:condition calcext:apply-style-name="ConditionalStyle_80" calcext:value="formula-is([.$Q$5]=&quot;Black and White&quot;)" calcext:base-cell-address="'Calendario e Tabellone'.L30"/>
          </calcext:conditional-format>
          <calcext:conditional-format calcext:target-range-address="'Calendario e Tabellone'.L31:'Calendario e Tabellone'.L31 'Calendario e Tabellone'.L36:'Calendario e Tabellone'.L36 'Calendario e Tabellone'.L41:'Calendario e Tabellone'.L41">
            <calcext:condition calcext:apply-style-name="ConditionalStyle_79" calcext:value="formula-is([.$Q$5]=&quot;Black and White&quot;)" calcext:base-cell-address="'Calendario e Tabellone'.L31"/>
          </calcext:conditional-format>
          <calcext:conditional-format calcext:target-range-address="'Calendario e Tabellone'.L32:'Calendario e Tabellone'.L33 'Calendario e Tabellone'.L37:'Calendario e Tabellone'.L38">
            <calcext:condition calcext:apply-style-name="ConditionalStyle_78" calcext:value="formula-is([.$Q$5]=&quot;Black and White&quot;)" calcext:base-cell-address="'Calendario e Tabellone'.L32"/>
          </calcext:conditional-format>
          <calcext:conditional-format calcext:target-range-address="'Calendario e Tabellone'.L20:'Calendario e Tabellone'.L20">
            <calcext:condition calcext:apply-style-name="ConditionalStyle_77" calcext:value="formula-is([.$Q$5]=&quot;Black and White&quot;)" calcext:base-cell-address="'Calendario e Tabellone'.L20"/>
          </calcext:conditional-format>
          <calcext:conditional-format calcext:target-range-address="'Calendario e Tabellone'.L22:'Calendario e Tabellone'.L23">
            <calcext:condition calcext:apply-style-name="ConditionalStyle_76" calcext:value="formula-is([.$Q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75" calcext:value="formula-is([.$Q$5]=&quot;Black and White&quot;)" calcext:base-cell-address="'Calendario e Tabellone'.L21"/>
          </calcext:conditional-format>
          <calcext:conditional-format calcext:target-range-address="'Calendario e Tabellone'.L15:'Calendario e Tabellone'.L15">
            <calcext:condition calcext:apply-style-name="ConditionalStyle_74" calcext:value="formula-is([.$Q$5]=&quot;Black and White&quot;)" calcext:base-cell-address="'Calendario e Tabellone'.L15"/>
          </calcext:conditional-format>
          <calcext:conditional-format calcext:target-range-address="'Calendario e Tabellone'.L17:'Calendario e Tabellone'.L18">
            <calcext:condition calcext:apply-style-name="ConditionalStyle_73" calcext:value="formula-is([.$Q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72" calcext:value="formula-is([.$Q$5]=&quot;Black and White&quot;)" calcext:base-cell-address="'Calendario e Tabellone'.L16"/>
          </calcext:conditional-format>
          <calcext:conditional-format calcext:target-range-address="'Calendario e Tabellone'.L10:'Calendario e Tabellone'.L10">
            <calcext:condition calcext:apply-style-name="ConditionalStyle_71" calcext:value="formula-is([.$Q$5]=&quot;Black and White&quot;)" calcext:base-cell-address="'Calendario e Tabellone'.L10"/>
          </calcext:conditional-format>
          <calcext:conditional-format calcext:target-range-address="'Calendario e Tabellone'.L12:'Calendario e Tabellone'.L13">
            <calcext:condition calcext:apply-style-name="ConditionalStyle_70" calcext:value="formula-is([.$Q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69" calcext:value="formula-is([.$Q$5]=&quot;Black and White&quot;)" calcext:base-cell-address="'Calendario e Tabellone'.L11"/>
          </calcext:conditional-format>
          <calcext:conditional-format calcext:target-range-address="'Calendario e Tabellone'.L5:'Calendario e Tabellone'.L5">
            <calcext:condition calcext:apply-style-name="ConditionalStyle_68" calcext:value="formula-is([.$Q$5]=&quot;Black and White&quot;)" calcext:base-cell-address="'Calendario e Tabellone'.L5"/>
          </calcext:conditional-format>
          <calcext:conditional-format calcext:target-range-address="'Calendario e Tabellone'.L7:'Calendario e Tabellone'.L8">
            <calcext:condition calcext:apply-style-name="ConditionalStyle_67" calcext:value="formula-is([.$Q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66" calcext:value="formula-is([.$Q$5]=&quot;Black and White&quot;)" calcext:base-cell-address="'Calendario e Tabellone'.L6"/>
          </calcext:conditional-format>
          <calcext:conditional-format calcext:target-range-address="'Calendario e Tabellone'.M26:'Calendario e Tabellone'.M26">
            <calcext:condition calcext:apply-style-name="ConditionalStyle_65" calcext:value="formula-is([.$Q$5]=&quot;Black and White&quot;)" calcext:base-cell-address="'Calendario e Tabellone'.M26"/>
          </calcext:conditional-format>
          <calcext:conditional-format calcext:target-range-address="'Calendario e Tabellone'.M31:'Calendario e Tabellone'.T31 'Calendario e Tabellone'.M36:'Calendario e Tabellone'.T36 'Calendario e Tabellone'.M41:'Calendario e Tabellone'.T41">
            <calcext:condition calcext:apply-style-name="ConditionalStyle_64" calcext:value="formula-is([.$Q$5]=&quot;Black and White&quot;)" calcext:base-cell-address="'Calendario e Tabellone'.M31"/>
          </calcext:conditional-format>
          <calcext:conditional-format calcext:target-range-address="'Calendario e Tabellone'.N32:'Calendario e Tabellone'.T33 'Calendario e Tabellone'.N37:'Calendario e Tabellone'.T38">
            <calcext:condition calcext:apply-style-name="ConditionalStyle_63" calcext:value="formula-is([.$Q$5]=&quot;Black and White&quot;)" calcext:base-cell-address="'Calendario e Tabellone'.N32"/>
          </calcext:conditional-format>
          <calcext:conditional-format calcext:target-range-address="'Calendario e Tabellone'.M20:'Calendario e Tabellone'.T20">
            <calcext:condition calcext:apply-style-name="ConditionalStyle_62" calcext:value="formula-is([.$Q$5]=&quot;Black and White&quot;)" calcext:base-cell-address="'Calendario e Tabellone'.M20"/>
          </calcext:conditional-format>
          <calcext:conditional-format calcext:target-range-address="'Calendario e Tabellone'.N22:'Calendario e Tabellone'.N22">
            <calcext:condition calcext:apply-style-name="ConditionalStyle_61" calcext:value="formula-is([.$Q$5]=&quot;Black and White&quot;)" calcext:base-cell-address="'Calendario e Tabellone'.N22"/>
          </calcext:conditional-format>
          <calcext:conditional-format calcext:target-range-address="'Calendario e Tabellone'.N23:'Calendario e Tabellone'.N23">
            <calcext:condition calcext:apply-style-name="ConditionalStyle_60" calcext:value="formula-is([.$Q$5]=&quot;Black and White&quot;)" calcext:base-cell-address="'Calendario e Tabellone'.N23"/>
          </calcext:conditional-format>
          <calcext:conditional-format calcext:target-range-address="'Calendario e Tabellone'.O22:'Calendario e Tabellone'.O23">
            <calcext:condition calcext:apply-style-name="ConditionalStyle_59" calcext:value="formula-is([.$Q$5]=&quot;Black and White&quot;)" calcext:base-cell-address="'Calendario e Tabellone'.O22"/>
          </calcext:conditional-format>
          <calcext:conditional-format calcext:target-range-address="'Calendario e Tabellone'.P22:'Calendario e Tabellone'.T23">
            <calcext:condition calcext:apply-style-name="ConditionalStyle_58" calcext:value="formula-is([.$Q$5]=&quot;Black and White&quot;)" calcext:base-cell-address="'Calendario e Tabellone'.P22"/>
          </calcext:conditional-format>
          <calcext:conditional-format calcext:target-range-address="'Calendario e Tabellone'.N21:'Calendario e Tabellone'.T21">
            <calcext:condition calcext:apply-style-name="ConditionalStyle_57" calcext:value="formula-is([.$Q$5]=&quot;Black and White&quot;)" calcext:base-cell-address="'Calendario e Tabellone'.N21"/>
          </calcext:conditional-format>
          <calcext:conditional-format calcext:target-range-address="'Calendario e Tabellone'.M23:'Calendario e Tabellone'.M23">
            <calcext:condition calcext:apply-style-name="ConditionalStyle_56" calcext:value="formula-is([.$Q$5]=&quot;Black and White&quot;)" calcext:base-cell-address="'Calendario e Tabellone'.M23"/>
          </calcext:conditional-format>
          <calcext:conditional-format calcext:target-range-address="'Calendario e Tabellone'.M22:'Calendario e Tabellone'.M22">
            <calcext:condition calcext:apply-style-name="ConditionalStyle_55" calcext:value="formula-is([.$Q$5]=&quot;Black and White&quot;)" calcext:base-cell-address="'Calendario e Tabellone'.M22"/>
          </calcext:conditional-format>
          <calcext:conditional-format calcext:target-range-address="'Calendario e Tabellone'.M21:'Calendario e Tabellone'.M21">
            <calcext:condition calcext:apply-style-name="ConditionalStyle_54" calcext:value="formula-is([.$Q$5]=&quot;Black and White&quot;)" calcext:base-cell-address="'Calendario e Tabellone'.M21"/>
          </calcext:conditional-format>
          <calcext:conditional-format calcext:target-range-address="'Calendario e Tabellone'.M15:'Calendario e Tabellone'.T15">
            <calcext:condition calcext:apply-style-name="ConditionalStyle_53" calcext:value="formula-is([.$Q$5]=&quot;Black and White&quot;)" calcext:base-cell-address="'Calendario e Tabellone'.M15"/>
          </calcext:conditional-format>
          <calcext:conditional-format calcext:target-range-address="'Calendario e Tabellone'.N17:'Calendario e Tabellone'.N17">
            <calcext:condition calcext:apply-style-name="ConditionalStyle_52" calcext:value="formula-is([.$Q$5]=&quot;Black and White&quot;)" calcext:base-cell-address="'Calendario e Tabellone'.N17"/>
          </calcext:conditional-format>
          <calcext:conditional-format calcext:target-range-address="'Calendario e Tabellone'.N18:'Calendario e Tabellone'.N18">
            <calcext:condition calcext:apply-style-name="ConditionalStyle_51" calcext:value="formula-is([.$Q$5]=&quot;Black and White&quot;)" calcext:base-cell-address="'Calendario e Tabellone'.N18"/>
          </calcext:conditional-format>
          <calcext:conditional-format calcext:target-range-address="'Calendario e Tabellone'.O17:'Calendario e Tabellone'.O18">
            <calcext:condition calcext:apply-style-name="ConditionalStyle_50" calcext:value="formula-is([.$Q$5]=&quot;Black and White&quot;)" calcext:base-cell-address="'Calendario e Tabellone'.O17"/>
          </calcext:conditional-format>
          <calcext:conditional-format calcext:target-range-address="'Calendario e Tabellone'.P17:'Calendario e Tabellone'.T18">
            <calcext:condition calcext:apply-style-name="ConditionalStyle_49" calcext:value="formula-is([.$Q$5]=&quot;Black and White&quot;)" calcext:base-cell-address="'Calendario e Tabellone'.P17"/>
          </calcext:conditional-format>
          <calcext:conditional-format calcext:target-range-address="'Calendario e Tabellone'.N16:'Calendario e Tabellone'.T16">
            <calcext:condition calcext:apply-style-name="ConditionalStyle_48" calcext:value="formula-is([.$Q$5]=&quot;Black and White&quot;)" calcext:base-cell-address="'Calendario e Tabellone'.N16"/>
          </calcext:conditional-format>
          <calcext:conditional-format calcext:target-range-address="'Calendario e Tabellone'.M18:'Calendario e Tabellone'.M18">
            <calcext:condition calcext:apply-style-name="ConditionalStyle_47" calcext:value="formula-is([.$Q$5]=&quot;Black and White&quot;)" calcext:base-cell-address="'Calendario e Tabellone'.M18"/>
          </calcext:conditional-format>
          <calcext:conditional-format calcext:target-range-address="'Calendario e Tabellone'.M17:'Calendario e Tabellone'.M17">
            <calcext:condition calcext:apply-style-name="ConditionalStyle_46" calcext:value="formula-is([.$Q$5]=&quot;Black and White&quot;)" calcext:base-cell-address="'Calendario e Tabellone'.M17"/>
          </calcext:conditional-format>
          <calcext:conditional-format calcext:target-range-address="'Calendario e Tabellone'.M16:'Calendario e Tabellone'.M16">
            <calcext:condition calcext:apply-style-name="ConditionalStyle_45" calcext:value="formula-is([.$Q$5]=&quot;Black and White&quot;)" calcext:base-cell-address="'Calendario e Tabellone'.M16"/>
          </calcext:conditional-format>
          <calcext:conditional-format calcext:target-range-address="'Calendario e Tabellone'.M10:'Calendario e Tabellone'.T10">
            <calcext:condition calcext:apply-style-name="ConditionalStyle_44" calcext:value="formula-is([.$Q$5]=&quot;Black and White&quot;)" calcext:base-cell-address="'Calendario e Tabellone'.M10"/>
          </calcext:conditional-format>
          <calcext:conditional-format calcext:target-range-address="'Calendario e Tabellone'.N12:'Calendario e Tabellone'.N12">
            <calcext:condition calcext:apply-style-name="ConditionalStyle_43" calcext:value="formula-is([.$Q$5]=&quot;Black and White&quot;)" calcext:base-cell-address="'Calendario e Tabellone'.N12"/>
          </calcext:conditional-format>
          <calcext:conditional-format calcext:target-range-address="'Calendario e Tabellone'.N13:'Calendario e Tabellone'.N13">
            <calcext:condition calcext:apply-style-name="ConditionalStyle_42" calcext:value="formula-is([.$Q$5]=&quot;Black and White&quot;)" calcext:base-cell-address="'Calendario e Tabellone'.N13"/>
          </calcext:conditional-format>
          <calcext:conditional-format calcext:target-range-address="'Calendario e Tabellone'.O12:'Calendario e Tabellone'.O13">
            <calcext:condition calcext:apply-style-name="ConditionalStyle_41" calcext:value="formula-is([.$Q$5]=&quot;Black and White&quot;)" calcext:base-cell-address="'Calendario e Tabellone'.O12"/>
          </calcext:conditional-format>
          <calcext:conditional-format calcext:target-range-address="'Calendario e Tabellone'.P12:'Calendario e Tabellone'.T13">
            <calcext:condition calcext:apply-style-name="ConditionalStyle_40" calcext:value="formula-is([.$Q$5]=&quot;Black and White&quot;)" calcext:base-cell-address="'Calendario e Tabellone'.P12"/>
          </calcext:conditional-format>
          <calcext:conditional-format calcext:target-range-address="'Calendario e Tabellone'.N11:'Calendario e Tabellone'.T11">
            <calcext:condition calcext:apply-style-name="ConditionalStyle_39" calcext:value="formula-is([.$Q$5]=&quot;Black and White&quot;)" calcext:base-cell-address="'Calendario e Tabellone'.N11"/>
          </calcext:conditional-format>
          <calcext:conditional-format calcext:target-range-address="'Calendario e Tabellone'.M13:'Calendario e Tabellone'.M13">
            <calcext:condition calcext:apply-style-name="ConditionalStyle_38" calcext:value="formula-is([.$Q$5]=&quot;Black and White&quot;)" calcext:base-cell-address="'Calendario e Tabellone'.M13"/>
          </calcext:conditional-format>
          <calcext:conditional-format calcext:target-range-address="'Calendario e Tabellone'.M12:'Calendario e Tabellone'.M12">
            <calcext:condition calcext:apply-style-name="ConditionalStyle_37" calcext:value="formula-is([.$Q$5]=&quot;Black and White&quot;)" calcext:base-cell-address="'Calendario e Tabellone'.M12"/>
          </calcext:conditional-format>
          <calcext:conditional-format calcext:target-range-address="'Calendario e Tabellone'.M11:'Calendario e Tabellone'.M11">
            <calcext:condition calcext:apply-style-name="ConditionalStyle_36" calcext:value="formula-is([.$Q$5]=&quot;Black and White&quot;)" calcext:base-cell-address="'Calendario e Tabellone'.M11"/>
          </calcext:conditional-format>
          <calcext:conditional-format calcext:target-range-address="'Calendario e Tabellone'.M5:'Calendario e Tabellone'.T5">
            <calcext:condition calcext:apply-style-name="ConditionalStyle_35" calcext:value="formula-is([.$Q$5]=&quot;Black and White&quot;)" calcext:base-cell-address="'Calendario e Tabellone'.M5"/>
          </calcext:conditional-format>
          <calcext:conditional-format calcext:target-range-address="'Calendario e Tabellone'.N7:'Calendario e Tabellone'.N7">
            <calcext:condition calcext:apply-style-name="ConditionalStyle_34" calcext:value="formula-is([.$Q$5]=&quot;Black and White&quot;)" calcext:base-cell-address="'Calendario e Tabellone'.N7"/>
          </calcext:conditional-format>
          <calcext:conditional-format calcext:target-range-address="'Calendario e Tabellone'.N8:'Calendario e Tabellone'.N8">
            <calcext:condition calcext:apply-style-name="ConditionalStyle_33" calcext:value="formula-is([.$Q$5]=&quot;Black and White&quot;)" calcext:base-cell-address="'Calendario e Tabellone'.N8"/>
          </calcext:conditional-format>
          <calcext:conditional-format calcext:target-range-address="'Calendario e Tabellone'.O7:'Calendario e Tabellone'.O8">
            <calcext:condition calcext:apply-style-name="ConditionalStyle_32" calcext:value="formula-is([.$Q$5]=&quot;Black and White&quot;)" calcext:base-cell-address="'Calendario e Tabellone'.O7"/>
          </calcext:conditional-format>
          <calcext:conditional-format calcext:target-range-address="'Calendario e Tabellone'.P7:'Calendario e Tabellone'.T8">
            <calcext:condition calcext:apply-style-name="ConditionalStyle_31" calcext:value="formula-is([.$Q$5]=&quot;Black and White&quot;)" calcext:base-cell-address="'Calendario e Tabellone'.P7"/>
          </calcext:conditional-format>
          <calcext:conditional-format calcext:target-range-address="'Calendario e Tabellone'.N6:'Calendario e Tabellone'.T6">
            <calcext:condition calcext:apply-style-name="ConditionalStyle_30" calcext:value="formula-is([.$Q$5]=&quot;Black and White&quot;)" calcext:base-cell-address="'Calendario e Tabellone'.N6"/>
          </calcext:conditional-format>
          <calcext:conditional-format calcext:target-range-address="'Calendario e Tabellone'.M8:'Calendario e Tabellone'.M8">
            <calcext:condition calcext:apply-style-name="ConditionalStyle_29" calcext:value="formula-is([.$Q$5]=&quot;Black and White&quot;)" calcext:base-cell-address="'Calendario e Tabellone'.M8"/>
          </calcext:conditional-format>
          <calcext:conditional-format calcext:target-range-address="'Calendario e Tabellone'.M7:'Calendario e Tabellone'.M7">
            <calcext:condition calcext:apply-style-name="ConditionalStyle_28" calcext:value="formula-is([.$Q$5]=&quot;Black and White&quot;)" calcext:base-cell-address="'Calendario e Tabellone'.M7"/>
          </calcext:conditional-format>
          <calcext:conditional-format calcext:target-range-address="'Calendario e Tabellone'.M6:'Calendario e Tabellone'.M6">
            <calcext:condition calcext:apply-style-name="ConditionalStyle_27" calcext:value="formula-is([.$Q$5]=&quot;Black and White&quot;)" calcext:base-cell-address="'Calendario e Tabellone'.M6"/>
          </calcext:conditional-format>
          <calcext:conditional-format calcext:target-range-address="'Calendario e Tabellone'.L42:'Calendario e Tabellone'.L42">
            <calcext:condition calcext:apply-style-name="ConditionalStyle_14" calcext:value="formula-is([.$Q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13" calcext:value="formula-is([.$Q$5]=&quot;Black and White&quot;)" calcext:base-cell-address="'Calendario e Tabellone'.L43"/>
          </calcext:conditional-format>
          <calcext:conditional-format calcext:target-range-address="'Calendario e Tabellone'.M42:'Calendario e Tabellone'.M42">
            <calcext:condition calcext:apply-style-name="ConditionalStyle_4" calcext:value="formula-is([.$Q$5]=&quot;Black and White&quot;)" calcext:base-cell-address="'Calendario e Tabellone'.M42"/>
          </calcext:conditional-format>
          <calcext:conditional-format calcext:target-range-address="'Calendario e Tabellone'.M43:'Calendario e Tabellone'.M43">
            <calcext:condition calcext:apply-style-name="ConditionalStyle_3" calcext:value="formula-is([.$Q$5]=&quot;Black and White&quot;)" calcext:base-cell-address="'Calendario e Tabellone'.M43"/>
          </calcext:conditional-format>
          <calcext:conditional-format calcext:target-range-address="'Calendario e Tabellone'.N43:'Calendario e Tabellone'.T43">
            <calcext:condition calcext:apply-style-name="ConditionalStyle_2" calcext:value="formula-is([.$Q$5]=&quot;Black and White&quot;)" calcext:base-cell-address="'Calendario e Tabellone'.N43"/>
          </calcext:conditional-format>
          <calcext:conditional-format calcext:target-range-address="'Calendario e Tabellone'.N42:'Calendario e Tabellone'.T42">
            <calcext:condition calcext:apply-style-name="ConditionalStyle_1" calcext:value="formula-is([.$Q$5]=&quot;Black and White&quot;)" calcext:base-cell-address="'Calendario e Tabellone'.N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3P0" style:volatile="true">
      <number:day/>
      <number:text> </number:text>
      <number:month number:textual="true"/>
    </number:date-style>
    <number:text-style style:name="N113">
      <number:text-content/>
      <style:map style:condition="value()&lt;=1.79769313486232E+308" style:apply-style-name="N113P0"/>
    </number:text-style>
    <number:time-style style:name="N114P0" style:volatile="true">
      <number:hours/>
      <number:text>:</number:text>
      <number:minutes number:style="long"/>
    </number:time-style>
    <number:text-style style:name="N114">
      <number:text-content/>
      <style:map style:condition="value()&lt;=1.79769313486232E+308" style:apply-style-name="N114P0"/>
    </number:text-style>
    <number:date-style style:name="N115P0" style:volatile="true">
      <number:day/>
      <number:text>-</number:text>
      <number:month number:textual="true"/>
    </number:date-style>
    <number:text-style style:name="N115">
      <number:text-content/>
      <style:map style:condition="value()&lt;=1.79769313486232E+308" style:apply-style-name="N115P0"/>
    </number:text-style>
    <number:number-style style:name="N116">
      <number:number number:decimal-places="6" loext:min-decimal-places="6" number:min-integer-digits="0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17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18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18P0"/>
    </number:currency-style>
    <number:number-style style:name="N119P0" style:volatile="true">
      <number:text>+</number:text>
      <number:number number:decimal-places="0" loext:min-decimal-places="0" number:min-integer-digits="1"/>
    </number:number-style>
    <number:number-style style:name="N119">
      <number:text>-</number:text>
      <number:number number:decimal-places="0" loext:min-decimal-places="0" number:min-integer-digits="1"/>
      <style:map style:condition="value()&gt;=0" style:apply-style-name="N119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7:00:47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0T18:20:17.933000000</dc:date>
    <meta:editing-duration>PT1H18M50S</meta:editing-duration>
    <meta:editing-cycles>17</meta:editing-cycles>
    <meta:document-statistic meta:table-count="5" meta:cell-count="3215" meta:object-count="0"/>
  </office:meta>
</office:document-meta>
</file>